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884cm"/>
    </style:style>
    <style:style style:name="co7" style:family="table-column">
      <style:table-column-properties fo:break-before="auto" style:column-width="5.7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style:rotation-angle="90" style:rotation-align="none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0">
      <style:table-cell-properties style:rotation-angle="90" style:rotation-align="none"/>
    </style:style>
    <style:style style:name="ce9" style:family="table-cell" style:parent-style-name="Default" style:data-style-name="N37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2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2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middle"/>
      <style:paragraph-properties fo:text-align="center" fo:margin-left="0cm"/>
      <style:text-properties fo:color="#c9211e"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0">
      <style:table-cell-properties fo:border-bottom="0.06pt solid #ccccff" fo:background-color="#666699" style:text-align-source="fix" style:repeat-content="false" fo:wrap-option="wrap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ce1"/>
        <table:table-column table:style-name="co4" table:default-cell-style-name="ce1"/>
        <table:table-column table:style-name="co5" table:default-cell-style-name="ce10"/>
        <table:table-column table:style-name="co2" table:visibility="collapse" table:default-cell-style-name="ce1"/>
        <table:table-column table:style-name="co6" table:default-cell-style-name="ce1"/>
        <table:table-column table:style-name="co2" table:visibility="collapse" table:default-cell-style-name="ce1"/>
        <table:table-column table:style-name="co7" table:default-cell-style-name="ce1"/>
        <table:table-column table:style-name="co2" table:default-cell-style-name="ce13"/>
        <table:table-column table:style-name="co2" table:default-cell-style-name="ce15"/>
        <table:table-column table:style-name="co2" table:number-columns-repeated="1013" table:default-cell-style-name="ce1"/>
        <table:table-row table:style-name="ro1">
          <table:table-cell table:style-name="ce2"/>
          <table:table-cell table:style-name="ce7"/>
          <table:table-cell table:style-name="ce2" table:number-columns-repeated="2"/>
          <table:table-cell table:style-name="ce9"/>
          <table:table-cell table:style-name="ce2" table:number-columns-repeated="4"/>
          <table:table-cell table:style-name="ce11"/>
          <table:table-cell table:style-name="ce14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2" table:number-columns-repeated="2"/>
          <table:table-cell table:style-name="ce9"/>
          <table:table-cell table:style-name="ce2" table:number-columns-repeated="4"/>
          <table:table-cell table:style-name="ce12" office:value-type="string" calcext:value-type="string" table:number-columns-spanned="2" table:number-rows-spanned="1">
            <text:p>Résultats</text:p>
          </table:table-cell>
          <table:covered-table-cell table:style-name="ce14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style-name="ce9"/>
          <table:table-cell table:style-name="ce2" table:number-columns-repeated="4"/>
          <table:table-cell table:style-name="ce11"/>
          <table:table-cell table:style-name="ce14"/>
          <table:table-cell table:style-name="ce2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Code Etudiant</text:p>
          </table:table-cell>
          <table:table-cell table:style-name="ce7" office:value-type="string" calcext:value-type="string">
            <text:p>Sexe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9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style-name="ce2" office:value-type="string" calcext:value-type="string">
            <text:p>Nationalité (lib.)</text:p>
          </table:table-cell>
          <table:table-cell table:style-name="ce2" office:value-type="string" calcext:value-type="string">
            <text:p>IAE - Etape (code)</text:p>
          </table:table-cell>
          <table:table-cell table:style-name="ce2" office:value-type="string" calcext:value-type="string">
            <office:annotation draw:style-name="gr1" draw:text-style-name="P2" svg:width="2.899cm" svg:height="1.799cm" svg:x="24.954cm" svg:y="1.515cm" draw:caption-point-x="-0.61cm" draw:caption-point-y="0.01cm">
              <dc:date>2023-09-11T00:00:00</dc:date>
              <text:p text:style-name="P1">Nom du diplôme par année</text:p>
            </office:annotation>
            <text:p>IAE - Etape (lib.)</text:p>
          </table:table-cell>
          <table:table-cell table:style-name="ce11" office:value-type="string" calcext:value-type="string">
            <text:p>VET - Note</text:p>
          </table:table-cell>
          <table:table-cell table:style-name="ce14" office:value-type="string" calcext:value-type="string">
            <text:p>VET - Résultat (code)</text:p>
          </table:table-cell>
          <table:table-cell table:style-name="ce2" office:value-type="string" calcext:value-type="string">
            <text:p>VET - Rang de classement</text:p>
          </table:table-cell>
          <table:table-cell table:style-name="ce2"/>
          <table:table-cell table:number-columns-repeated="1011"/>
        </table:table-row>
        <table:table-row table:style-name="ro4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833" calcext:value-type="float">
            <text:p>9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55" calcext:value-type="float">
            <text:p>15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3</text:p>
          </table:table-cell>
          <table:table-cell office:value-type="string" calcext:value-type="string">
            <text:p>Master1 Educat sante (FC)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588" calcext:value-type="float">
            <text:p>10,59</text:p>
          </table:table-cell>
          <table:table-cell office:value-type="string" calcext:value-type="string">
            <text:p>ADM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4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3</text:p>
          </table:table-cell>
          <table:table-cell office:value-type="string" calcext:value-type="string">
            <text:p>Master2Pro CCT PDD (FC)</text:p>
          </table:table-cell>
          <table:table-cell office:value-type="float" office:value="12.063" calcext:value-type="float">
            <text:p>12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8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TALIEN(NE)</text:p>
          </table:table-cell>
          <table:table-cell office:value-type="string" calcext:value-type="string">
            <text:p>L5PSO</text:p>
          </table:table-cell>
          <table:table-cell office:value-type="string" calcext:value-type="string">
            <text:p>Master2 Politiques social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3</text:p>
          </table:table-cell>
          <table:table-cell office:value-type="string" calcext:value-type="string">
            <text:p>DUT INFORMATIQUE (FC)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62009" calcext:value-type="float">
            <text:p>98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VAABC</text:p>
          </table:table-cell>
          <table:table-cell office:value-type="string" calcext:value-type="string">
            <text:p>GILBERT</text:p>
          </table:table-cell>
          <table:table-cell office:value-type="date" office:date-value="1980-12-05" calcext:value-type="date">
            <text:p>05/1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06135" calcext:value-type="float">
            <text:p>9106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COABC</text:p>
          </table:table-cell>
          <table:table-cell office:value-type="string" calcext:value-type="string">
            <text:p>SANDRA</text:p>
          </table:table-cell>
          <table:table-cell office:value-type="date" office:date-value="1969-04-03" calcext:value-type="date">
            <text:p>03/04/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4.74" calcext:value-type="float">
            <text:p>14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09558" calcext:value-type="float">
            <text:p>11009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RICABC</text:p>
          </table:table-cell>
          <table:table-cell office:value-type="string" calcext:value-type="string">
            <text:p>GUILLAUME</text:p>
          </table:table-cell>
          <table:table-cell office:value-type="date" office:date-value="1975-10-15" calcext:value-type="date">
            <text:p>15/10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1</text:p>
          </table:table-cell>
          <table:table-cell office:value-type="string" calcext:value-type="string">
            <text:p>DIU MED MANUELLE an1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97682" calcext:value-type="float">
            <text:p>10997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FATIMA</text:p>
          </table:table-cell>
          <table:table-cell office:value-type="date" office:date-value="1982-06-04" calcext:value-type="date">
            <text:p>04/06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91589" calcext:value-type="float">
            <text:p>9491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EABC</text:p>
          </table:table-cell>
          <table:table-cell office:value-type="string" calcext:value-type="string">
            <text:p>NATHALIE</text:p>
          </table:table-cell>
          <table:table-cell office:value-type="date" office:date-value="1975-09-08" calcext:value-type="date">
            <text:p>08/09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28910" calcext:value-type="float">
            <text:p>9028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TABC</text:p>
          </table:table-cell>
          <table:table-cell office:value-type="string" calcext:value-type="string">
            <text:p>STEEVE</text:p>
          </table:table-cell>
          <table:table-cell office:value-type="date" office:date-value="1977-10-10" calcext:value-type="date">
            <text:p>10/10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58367" calcext:value-type="float">
            <text:p>89583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MABC</text:p>
          </table:table-cell>
          <table:table-cell office:value-type="string" calcext:value-type="string">
            <text:p>REBECCA</text:p>
          </table:table-cell>
          <table:table-cell office:value-type="date" office:date-value="1975-08-30" calcext:value-type="date">
            <text:p>30/08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36030" calcext:value-type="float">
            <text:p>9136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TSIPORA</text:p>
          </table:table-cell>
          <table:table-cell office:value-type="date" office:date-value="1968-12-17" calcext:value-type="date">
            <text:p>17/12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9863447" calcext:value-type="float">
            <text:p>9863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AABC</text:p>
          </table:table-cell>
          <table:table-cell office:value-type="string" calcext:value-type="string">
            <text:p>MURIEL</text:p>
          </table:table-cell>
          <table:table-cell office:value-type="date" office:date-value="1975-05-25" calcext:value-type="date">
            <text:p>25/05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MOS6</text:p>
          </table:table-cell>
          <table:table-cell office:value-type="string" calcext:value-type="string">
            <text:p>Master1 MOSS (IRTS)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28947" calcext:value-type="float">
            <text:p>8928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MOSTEFA</text:p>
          </table:table-cell>
          <table:table-cell office:value-type="date" office:date-value="1968-02-24" calcext:value-type="date">
            <text:p>24/02/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HO3</text:p>
          </table:table-cell>
          <table:table-cell office:value-type="string" calcext:value-type="string">
            <text:p>DIU HOMEOPATHIE an3</text:p>
          </table:table-cell>
          <table:table-cell office:value-type="float" office:value="10.5" calcext:value-type="float">
            <text:p>10,50</text:p>
          </table:table-cell>
          <table:table-cell table:number-columns-repeated="1014"/>
        </table:table-row>
        <table:table-row table:style-name="ro4">
          <table:table-cell office:value-type="float" office:value="9554535" calcext:value-type="float">
            <text:p>9554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LIABC</text:p>
          </table:table-cell>
          <table:table-cell office:value-type="string" calcext:value-type="string">
            <text:p>PADIDEH</text:p>
          </table:table-cell>
          <table:table-cell office:value-type="date" office:date-value="1976-12-27" calcext:value-type="date">
            <text:p>27/12/76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4">
          <table:table-cell office:value-type="float" office:value="9248197" calcext:value-type="float">
            <text:p>924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LAUDETTE</text:p>
          </table:table-cell>
          <table:table-cell office:value-type="date" office:date-value="1966-09-06" calcext:value-type="date">
            <text:p>06/09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2</text:p>
          </table:table-cell>
          <table:table-cell office:value-type="string" calcext:value-type="string">
            <text:p>DIU AURICULOTHERAPIE an2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34245" calcext:value-type="float">
            <text:p>893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GALABC</text:p>
          </table:table-cell>
          <table:table-cell office:value-type="string" calcext:value-type="string">
            <text:p>NICOLAS</text:p>
          </table:table-cell>
          <table:table-cell office:value-type="date" office:date-value="1968-08-11" calcext:value-type="date">
            <text:p>11/08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40485" calcext:value-type="float">
            <text:p>11440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EABC</text:p>
          </table:table-cell>
          <table:table-cell office:value-type="string" calcext:value-type="string">
            <text:p>AURELIE</text:p>
          </table:table-cell>
          <table:table-cell office:value-type="date" office:date-value="1973-02-13" calcext:value-type="date">
            <text:p>13/0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9.4" calcext:value-type="float">
            <text:p>9,4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61866" calcext:value-type="float">
            <text:p>9661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NABC</text:p>
          </table:table-cell>
          <table:table-cell office:value-type="string" calcext:value-type="string">
            <text:p>NADIA</text:p>
          </table:table-cell>
          <table:table-cell office:value-type="date" office:date-value="1967-07-29" calcext:value-type="date">
            <text:p>29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15410" calcext:value-type="float">
            <text:p>10115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AABC</text:p>
          </table:table-cell>
          <table:table-cell office:value-type="string" calcext:value-type="string">
            <text:p>AICHA</text:p>
          </table:table-cell>
          <table:table-cell office:value-type="date" office:date-value="1984-06-27" calcext:value-type="date">
            <text:p>27/06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58974" calcext:value-type="float">
            <text:p>1025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ROUCHDI</text:p>
          </table:table-cell>
          <table:table-cell office:value-type="date" office:date-value="1984-05-24" calcext:value-type="date">
            <text:p>24/05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96" calcext:value-type="float">
            <text:p>10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4693" calcext:value-type="float">
            <text:p>9894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DAHBIA</text:p>
          </table:table-cell>
          <table:table-cell office:value-type="date" office:date-value="1972-11-11" calcext:value-type="date">
            <text:p>11/11/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76205" calcext:value-type="float">
            <text:p>10576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EABC</text:p>
          </table:table-cell>
          <table:table-cell office:value-type="string" calcext:value-type="string">
            <text:p>ZEACOUMAR</text:p>
          </table:table-cell>
          <table:table-cell office:value-type="date" office:date-value="1974-06-28" calcext:value-type="date">
            <text:p>28/06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42788" calcext:value-type="float">
            <text:p>96427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LABC</text:p>
          </table:table-cell>
          <table:table-cell office:value-type="string" calcext:value-type="string">
            <text:p>YANN</text:p>
          </table:table-cell>
          <table:table-cell office:value-type="date" office:date-value="1983-05-27" calcext:value-type="date">
            <text:p>27/05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634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47065" calcext:value-type="float">
            <text:p>10347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NATHALIE</text:p>
          </table:table-cell>
          <table:table-cell office:value-type="date" office:date-value="1973-12-09" calcext:value-type="date">
            <text:p>09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433" calcext:value-type="float">
            <text:p>14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43868" calcext:value-type="float">
            <text:p>91438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ANTHONY</text:p>
          </table:table-cell>
          <table:table-cell office:value-type="date" office:date-value="1980-03-03" calcext:value-type="date">
            <text:p>03/03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98402" calcext:value-type="float">
            <text:p>10998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HAKIM</text:p>
          </table:table-cell>
          <table:table-cell office:value-type="date" office:date-value="1985-09-07" calcext:value-type="date">
            <text:p>07/09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54671" calcext:value-type="float">
            <text:p>11354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ANTOINE</text:p>
          </table:table-cell>
          <table:table-cell office:value-type="date" office:date-value="1968-04-23" calcext:value-type="date">
            <text:p>23/04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07051" calcext:value-type="float">
            <text:p>10807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7-01-27" calcext:value-type="date">
            <text:p>27/01/7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767" calcext:value-type="float">
            <text:p>0,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44257" calcext:value-type="float">
            <text:p>934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8-12-29" calcext:value-type="date">
            <text:p>29/12/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234" calcext:value-type="float">
            <text:p>1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99770" calcext:value-type="float">
            <text:p>1109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OSABC</text:p>
          </table:table-cell>
          <table:table-cell office:value-type="string" calcext:value-type="string">
            <text:p>IOANA</text:p>
          </table:table-cell>
          <table:table-cell office:value-type="date" office:date-value="1976-02-28" calcext:value-type="date">
            <text:p>28/02/76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1.9" calcext:value-type="float">
            <text:p>11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60423" calcext:value-type="float">
            <text:p>9860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YAMINA</text:p>
          </table:table-cell>
          <table:table-cell office:value-type="date" office:date-value="1968-08-13" calcext:value-type="date">
            <text:p>13/08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03" calcext:value-type="float">
            <text:p>10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67836" calcext:value-type="float">
            <text:p>105678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JOCELYNE</text:p>
          </table:table-cell>
          <table:table-cell office:value-type="date" office:date-value="1966-03-30" calcext:value-type="date">
            <text:p>30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57750" calcext:value-type="float">
            <text:p>9957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MICHELE</text:p>
          </table:table-cell>
          <table:table-cell office:value-type="date" office:date-value="1972-11-06" calcext:value-type="date">
            <text:p>06/1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65256" calcext:value-type="float">
            <text:p>9565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SEVERINE</text:p>
          </table:table-cell>
          <table:table-cell office:value-type="date" office:date-value="1984-09-12" calcext:value-type="date">
            <text:p>12/09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0665160" calcext:value-type="float">
            <text:p>10665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RAFIK</text:p>
          </table:table-cell>
          <table:table-cell office:value-type="date" office:date-value="1978-01-07" calcext:value-type="date">
            <text:p>07/0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4">
          <table:table-cell office:value-type="float" office:value="9406253" calcext:value-type="float">
            <text:p>940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OABC</text:p>
          </table:table-cell>
          <table:table-cell office:value-type="string" calcext:value-type="string">
            <text:p>STEPHANE</text:p>
          </table:table-cell>
          <table:table-cell office:value-type="date" office:date-value="1987-08-03" calcext:value-type="date">
            <text:p>03/08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496" calcext:value-type="float">
            <text:p>12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79360" calcext:value-type="float">
            <text:p>8979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UABC</text:p>
          </table:table-cell>
          <table:table-cell office:value-type="string" calcext:value-type="string">
            <text:p>FARID</text:p>
          </table:table-cell>
          <table:table-cell office:value-type="date" office:date-value="1973-02-26" calcext:value-type="date">
            <text:p>26/0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4.714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38525" calcext:value-type="float">
            <text:p>1083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ZORABC</text:p>
          </table:table-cell>
          <table:table-cell office:value-type="string" calcext:value-type="string">
            <text:p>ERIC EDOUARD</text:p>
          </table:table-cell>
          <table:table-cell office:value-type="date" office:date-value="1974-02-26" calcext:value-type="date">
            <text:p>26/02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67122" calcext:value-type="float">
            <text:p>11267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OABC</text:p>
          </table:table-cell>
          <table:table-cell office:value-type="string" calcext:value-type="string">
            <text:p>GENEVIEVE</text:p>
          </table:table-cell>
          <table:table-cell office:value-type="date" office:date-value="1980-05-30" calcext:value-type="date">
            <text:p>30/05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3</text:p>
          </table:table-cell>
          <table:table-cell office:value-type="string" calcext:value-type="string">
            <text:p>Master2 Educat Sante (FC)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98661" calcext:value-type="float">
            <text:p>105986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AZABC</text:p>
          </table:table-cell>
          <table:table-cell office:value-type="string" calcext:value-type="string">
            <text:p>HAYAT</text:p>
          </table:table-cell>
          <table:table-cell office:value-type="date" office:date-value="1978-02-19" calcext:value-type="date">
            <text:p>19/0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5.21" calcext:value-type="float">
            <text:p>15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54868" calcext:value-type="float">
            <text:p>10054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IABC</text:p>
          </table:table-cell>
          <table:table-cell office:value-type="string" calcext:value-type="string">
            <text:p>FATMA</text:p>
          </table:table-cell>
          <table:table-cell office:value-type="date" office:date-value="1977-09-14" calcext:value-type="date">
            <text:p>14/09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40768" calcext:value-type="float">
            <text:p>9240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JABC</text:p>
          </table:table-cell>
          <table:table-cell office:value-type="string" calcext:value-type="string">
            <text:p>Manuel</text:p>
          </table:table-cell>
          <table:table-cell office:value-type="date" office:date-value="1984-12-19" calcext:value-type="date">
            <text:p>19/1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813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72474" calcext:value-type="float">
            <text:p>10572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GANABC</text:p>
          </table:table-cell>
          <table:table-cell office:value-type="string" calcext:value-type="string">
            <text:p>HENRI</text:p>
          </table:table-cell>
          <table:table-cell office:value-type="date" office:date-value="1965-12-14" calcext:value-type="date">
            <text:p>14/12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3</text:p>
          </table:table-cell>
          <table:table-cell office:value-type="string" calcext:value-type="string">
            <text:p>LIC PRO MDO - AUDIT (FC)</text:p>
          </table:table-cell>
          <table:table-cell office:value-type="float" office:value="7.406" calcext:value-type="float">
            <text:p>7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43575" calcext:value-type="float">
            <text:p>10243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HABC</text:p>
          </table:table-cell>
          <table:table-cell office:value-type="string" calcext:value-type="string">
            <text:p>EHSAN</text:p>
          </table:table-cell>
          <table:table-cell office:value-type="date" office:date-value="1969-08-17" calcext:value-type="date">
            <text:p>17/08/69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G5SIM</text:p>
          </table:table-cell>
          <table:table-cell office:value-type="string" calcext:value-type="string">
            <text:p>Master2 SIM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10470017" calcext:value-type="float">
            <text:p>10470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GUEABC</text:p>
          </table:table-cell>
          <table:table-cell office:value-type="string" calcext:value-type="string">
            <text:p>BADO</text:p>
          </table:table-cell>
          <table:table-cell office:value-type="date" office:date-value="1969-12-28" calcext:value-type="date">
            <text:p>28/1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F</text:p>
          </table:table-cell>
          <table:table-cell office:value-type="string" calcext:value-type="string">
            <text:p>Master2Rec DEI pa. Fisc</text:p>
          </table:table-cell>
          <table:table-cell office:value-type="float" office:value="10.413" calcext:value-type="float">
            <text:p>10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29823" calcext:value-type="float">
            <text:p>110298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72-03-19" calcext:value-type="date">
            <text:p>19/03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8.9" calcext:value-type="float">
            <text:p>8,9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80213" calcext:value-type="float">
            <text:p>104802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84-02-23" calcext:value-type="date">
            <text:p>23/0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9.1" calcext:value-type="float">
            <text:p>9,1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05699" calcext:value-type="float">
            <text:p>93056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72-01-12" calcext:value-type="date">
            <text:p>12/0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8.971" calcext:value-type="float">
            <text:p>8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56535" calcext:value-type="float">
            <text:p>1015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82-10-15" calcext:value-type="date">
            <text:p>15/10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10.927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76814" calcext:value-type="float">
            <text:p>11376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EABC</text:p>
          </table:table-cell>
          <table:table-cell office:value-type="string" calcext:value-type="string">
            <text:p>KEVEREN</text:p>
          </table:table-cell>
          <table:table-cell office:value-type="date" office:date-value="1966-03-15" calcext:value-type="date">
            <text:p>15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22097" calcext:value-type="float">
            <text:p>9322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MARIE - NOELLE</text:p>
          </table:table-cell>
          <table:table-cell office:value-type="date" office:date-value="1965-10-19" calcext:value-type="date">
            <text:p>19/10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93627" calcext:value-type="float">
            <text:p>1069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TIABC</text:p>
          </table:table-cell>
          <table:table-cell office:value-type="string" calcext:value-type="string">
            <text:p>DIDIER</text:p>
          </table:table-cell>
          <table:table-cell office:value-type="date" office:date-value="1985-05-21" calcext:value-type="date">
            <text:p>21/05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01553" calcext:value-type="float">
            <text:p>9301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BOABC</text:p>
          </table:table-cell>
          <table:table-cell office:value-type="string" calcext:value-type="string">
            <text:p>ANNE</text:p>
          </table:table-cell>
          <table:table-cell office:value-type="date" office:date-value="1972-08-15" calcext:value-type="date">
            <text:p>15/08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86476" calcext:value-type="float">
            <text:p>11486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03-19" calcext:value-type="date">
            <text:p>19/03/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425" calcext:value-type="float">
            <text:p>8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84499" calcext:value-type="float">
            <text:p>10484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12-10" calcext:value-type="date">
            <text:p>10/12/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85163" calcext:value-type="float">
            <text:p>10785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80-12-28" calcext:value-type="date">
            <text:p>28/1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7.459" calcext:value-type="float">
            <text:p>7,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09371" calcext:value-type="float">
            <text:p>10509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74-06-07" calcext:value-type="date">
            <text:p>07/06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8.823" calcext:value-type="float">
            <text:p>8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74864" calcext:value-type="float">
            <text:p>10574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69-10-24" calcext:value-type="date">
            <text:p>24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17438" calcext:value-type="float">
            <text:p>9317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79-07-01" calcext:value-type="date">
            <text:p>01/07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1" calcext:value-type="float">
            <text:p>5,10</text:p>
          </table:table-cell>
          <table:table-cell office:value-type="string" calcext:value-type="string">
            <text:p>AJ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4">
          <table:table-cell office:value-type="float" office:value="9689807" calcext:value-type="float">
            <text:p>96898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79-02-16" calcext:value-type="date">
            <text:p>16/0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office:value-type="float" office:value="9404393" calcext:value-type="float">
            <text:p>9404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80-04-20" calcext:value-type="date">
            <text:p>20/04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45609" calcext:value-type="float">
            <text:p>10645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SABEHA</text:p>
          </table:table-cell>
          <table:table-cell office:value-type="date" office:date-value="1979-05-08" calcext:value-type="date">
            <text:p>08/05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04839" calcext:value-type="float">
            <text:p>10804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TOBABC</text:p>
          </table:table-cell>
          <table:table-cell office:value-type="string" calcext:value-type="string">
            <text:p>RODRIGUE</text:p>
          </table:table-cell>
          <table:table-cell office:value-type="date" office:date-value="1974-02-04" calcext:value-type="date">
            <text:p>04/02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83637" calcext:value-type="float">
            <text:p>98836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DIABC</text:p>
          </table:table-cell>
          <table:table-cell office:value-type="string" calcext:value-type="string">
            <text:p>KARIMA</text:p>
          </table:table-cell>
          <table:table-cell office:value-type="date" office:date-value="1980-02-26" calcext:value-type="date">
            <text:p>26/0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84229" calcext:value-type="float">
            <text:p>9084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2-10-08" calcext:value-type="date">
            <text:p>08/10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5.26" calcext:value-type="float">
            <text:p>5,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office:value-type="float" office:value="11328334" calcext:value-type="float">
            <text:p>11328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5-02-09" calcext:value-type="date">
            <text:p>09/0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7.29" calcext:value-type="float">
            <text:p>7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74953" calcext:value-type="float">
            <text:p>1077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HEABC</text:p>
          </table:table-cell>
          <table:table-cell office:value-type="string" calcext:value-type="string">
            <text:p>FATHIA</text:p>
          </table:table-cell>
          <table:table-cell office:value-type="date" office:date-value="1979-12-02" calcext:value-type="date">
            <text:p>02/1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815" calcext:value-type="float">
            <text:p>12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93109" calcext:value-type="float">
            <text:p>9693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SONIA</text:p>
          </table:table-cell>
          <table:table-cell office:value-type="date" office:date-value="1975-02-07" calcext:value-type="date">
            <text:p>07/0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04942" calcext:value-type="float">
            <text:p>890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BABC</text:p>
          </table:table-cell>
          <table:table-cell office:value-type="string" calcext:value-type="string">
            <text:p>KARIMA</text:p>
          </table:table-cell>
          <table:table-cell office:value-type="date" office:date-value="1978-01-22" calcext:value-type="date">
            <text:p>22/0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71009" calcext:value-type="float">
            <text:p>10071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BIABC</text:p>
          </table:table-cell>
          <table:table-cell office:value-type="string" calcext:value-type="string">
            <text:p>KOUABIA CEDRIC</text:p>
          </table:table-cell>
          <table:table-cell office:value-type="date" office:date-value="1985-01-29" calcext:value-type="date">
            <text:p>29/0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96830" calcext:value-type="float">
            <text:p>109968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TAWFIK</text:p>
          </table:table-cell>
          <table:table-cell office:value-type="date" office:date-value="1967-07-11" calcext:value-type="date">
            <text:p>11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29" calcext:value-type="float">
            <text:p>3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73198" calcext:value-type="float">
            <text:p>10573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MOHAMED</text:p>
          </table:table-cell>
          <table:table-cell office:value-type="date" office:date-value="1987-07-26" calcext:value-type="date">
            <text:p>26/07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4.6" calcext:value-type="float">
            <text:p>4,6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12942" calcext:value-type="float">
            <text:p>9312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ICABC</text:p>
          </table:table-cell>
          <table:table-cell office:value-type="string" calcext:value-type="string">
            <text:p>MURAD</text:p>
          </table:table-cell>
          <table:table-cell office:value-type="date" office:date-value="1975-01-23" calcext:value-type="date">
            <text:p>23/0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204" calcext:value-type="float">
            <text:p>10,20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office:value-type="float" office:value="10505957" calcext:value-type="float">
            <text:p>10505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LSABC</text:p>
          </table:table-cell>
          <table:table-cell office:value-type="string" calcext:value-type="string">
            <text:p>PERRINE</text:p>
          </table:table-cell>
          <table:table-cell office:value-type="date" office:date-value="1968-07-04" calcext:value-type="date">
            <text:p>04/07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29646" calcext:value-type="float">
            <text:p>93296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CABC</text:p>
          </table:table-cell>
          <table:table-cell office:value-type="string" calcext:value-type="string">
            <text:p>SOUHILA</text:p>
          </table:table-cell>
          <table:table-cell office:value-type="date" office:date-value="1983-11-20" calcext:value-type="date">
            <text:p>20/11/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34" calcext:value-type="float">
            <text:p>1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89301" calcext:value-type="float">
            <text:p>91893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VABC</text:p>
          </table:table-cell>
          <table:table-cell office:value-type="string" calcext:value-type="string">
            <text:p>LORNA</text:p>
          </table:table-cell>
          <table:table-cell office:value-type="date" office:date-value="1974-10-06" calcext:value-type="date">
            <text:p>06/10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583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42000" calcext:value-type="float">
            <text:p>1074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IDIR</text:p>
          </table:table-cell>
          <table:table-cell office:value-type="date" office:date-value="1972-07-01" calcext:value-type="date">
            <text:p>01/07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4">
          <table:table-cell office:value-type="float" office:value="9394220" calcext:value-type="float">
            <text:p>9394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68-11-24" calcext:value-type="date">
            <text:p>24/11/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office:value-type="float" office:value="10226533" calcext:value-type="float">
            <text:p>102265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71-07-14" calcext:value-type="date">
            <text:p>14/07/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2945" calcext:value-type="float">
            <text:p>98929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ABC</text:p>
          </table:table-cell>
          <table:table-cell office:value-type="string" calcext:value-type="string">
            <text:p>ASSAGBAIN</text:p>
          </table:table-cell>
          <table:table-cell office:value-type="date" office:date-value="1972-09-14" calcext:value-type="date">
            <text:p>14/09/7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36826" calcext:value-type="float">
            <text:p>10736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TYABC</text:p>
          </table:table-cell>
          <table:table-cell office:value-type="string" calcext:value-type="string">
            <text:p>VIANNEY</text:p>
          </table:table-cell>
          <table:table-cell office:value-type="date" office:date-value="1974-08-14" calcext:value-type="date">
            <text:p>14/08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292" calcext:value-type="float">
            <text:p>8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60183" calcext:value-type="float">
            <text:p>10860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MABC</text:p>
          </table:table-cell>
          <table:table-cell office:value-type="string" calcext:value-type="string">
            <text:p>KOMLAN</text:p>
          </table:table-cell>
          <table:table-cell office:value-type="date" office:date-value="1971-01-15" calcext:value-type="date">
            <text:p>15/01/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V3EI3</text:p>
          </table:table-cell>
          <table:table-cell office:value-type="string" calcext:value-type="string">
            <text:p>LIC PRO EE sp EIIAIT (FC)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45249" calcext:value-type="float">
            <text:p>10545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970ABC</text:p>
          </table:table-cell>
          <table:table-cell office:value-type="string" calcext:value-type="string">
            <text:p>SAMEH</text:p>
          </table:table-cell>
          <table:table-cell office:value-type="date" office:date-value="1970-07-07" calcext:value-type="date">
            <text:p>07/07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54774" calcext:value-type="float">
            <text:p>10554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SAMUEL</text:p>
          </table:table-cell>
          <table:table-cell office:value-type="date" office:date-value="1970-08-02" calcext:value-type="date">
            <text:p>02/08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367" calcext:value-type="float">
            <text:p>15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98573" calcext:value-type="float">
            <text:p>9198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ROABC</text:p>
          </table:table-cell>
          <table:table-cell office:value-type="string" calcext:value-type="string">
            <text:p>RAHINATOU</text:p>
          </table:table-cell>
          <table:table-cell office:value-type="date" office:date-value="1979-01-18" calcext:value-type="date">
            <text:p>18/01/7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BURKINABE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087" calcext:value-type="float">
            <text:p>7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80851" calcext:value-type="float">
            <text:p>10980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ANNE MARIE</text:p>
          </table:table-cell>
          <table:table-cell office:value-type="date" office:date-value="1968-11-02" calcext:value-type="date">
            <text:p>02/1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64772" calcext:value-type="float">
            <text:p>9064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BABC</text:p>
          </table:table-cell>
          <table:table-cell office:value-type="string" calcext:value-type="string">
            <text:p>DOMINIQUE</text:p>
          </table:table-cell>
          <table:table-cell office:value-type="date" office:date-value="1986-01-09" calcext:value-type="date">
            <text:p>09/0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28297" calcext:value-type="float">
            <text:p>112282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ONABC</text:p>
          </table:table-cell>
          <table:table-cell office:value-type="string" calcext:value-type="string">
            <text:p>PASCALE</text:p>
          </table:table-cell>
          <table:table-cell office:value-type="date" office:date-value="1983-05-24" calcext:value-type="date">
            <text:p>24/05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65710" calcext:value-type="float">
            <text:p>9765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KAABC</text:p>
          </table:table-cell>
          <table:table-cell office:value-type="string" calcext:value-type="string">
            <text:p>JUNKO</text:p>
          </table:table-cell>
          <table:table-cell office:value-type="date" office:date-value="1973-04-05" calcext:value-type="date">
            <text:p>05/04/7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JAPON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0.6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48291" calcext:value-type="float">
            <text:p>10448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OUABC</text:p>
          </table:table-cell>
          <table:table-cell office:value-type="string" calcext:value-type="string">
            <text:p>NADIA</text:p>
          </table:table-cell>
          <table:table-cell office:value-type="date" office:date-value="1966-12-26" calcext:value-type="date">
            <text:p>26/1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354" calcext:value-type="float">
            <text:p>5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70591" calcext:value-type="float">
            <text:p>10770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ERABC</text:p>
          </table:table-cell>
          <table:table-cell office:value-type="string" calcext:value-type="string">
            <text:p>JOHANNA</text:p>
          </table:table-cell>
          <table:table-cell office:value-type="date" office:date-value="1977-09-10" calcext:value-type="date">
            <text:p>10/09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528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24841" calcext:value-type="float">
            <text:p>102248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6-08-18" calcext:value-type="date">
            <text:p>18/08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9.969" calcext:value-type="float">
            <text:p>9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99857" calcext:value-type="float">
            <text:p>949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1-05-10" calcext:value-type="date">
            <text:p>10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.188" calcext:value-type="float">
            <text:p>10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0634" calcext:value-type="float">
            <text:p>957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MIR</text:p>
          </table:table-cell>
          <table:table-cell office:value-type="date" office:date-value="1973-03-09" calcext:value-type="date">
            <text:p>09/03/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office:value-type="float" office:value="9254812" calcext:value-type="float">
            <text:p>9254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XABC</text:p>
          </table:table-cell>
          <table:table-cell office:value-type="string" calcext:value-type="string">
            <text:p>CATHERINE</text:p>
          </table:table-cell>
          <table:table-cell office:value-type="date" office:date-value="1981-12-14" calcext:value-type="date">
            <text:p>14/1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94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40909" calcext:value-type="float">
            <text:p>9940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0-10-26" calcext:value-type="date">
            <text:p>26/10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13639" calcext:value-type="float">
            <text:p>94136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3-05-25" calcext:value-type="date">
            <text:p>25/05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office:value-type="float" office:value="9540115" calcext:value-type="float">
            <text:p>9540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8-11-10" calcext:value-type="date">
            <text:p>10/1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817" calcext:value-type="float">
            <text:p>8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64766" calcext:value-type="float">
            <text:p>97647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7-07-21" calcext:value-type="date">
            <text:p>21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817" calcext:value-type="float">
            <text:p>11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15353" calcext:value-type="float">
            <text:p>11415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TAABC</text:p>
          </table:table-cell>
          <table:table-cell office:value-type="string" calcext:value-type="string">
            <text:p>MASUNGA</text:p>
          </table:table-cell>
          <table:table-cell office:value-type="date" office:date-value="1980-11-10" calcext:value-type="date">
            <text:p>10/11/8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56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18689" calcext:value-type="float">
            <text:p>9018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ABC</text:p>
          </table:table-cell>
          <table:table-cell office:value-type="string" calcext:value-type="string">
            <text:p>BATOTA</text:p>
          </table:table-cell>
          <table:table-cell office:value-type="date" office:date-value="1976-06-02" calcext:value-type="date">
            <text:p>02/06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036" calcext:value-type="float">
            <text:p>11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16721" calcext:value-type="float">
            <text:p>95167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MARIE ROLANDE</text:p>
          </table:table-cell>
          <table:table-cell office:value-type="date" office:date-value="1970-06-24" calcext:value-type="date">
            <text:p>24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83" calcext:value-type="float">
            <text:p>10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77684" calcext:value-type="float">
            <text:p>1097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76-12-28" calcext:value-type="date">
            <text:p>28/1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276" calcext:value-type="float">
            <text:p>11,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46434" calcext:value-type="float">
            <text:p>9346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83-01-07" calcext:value-type="date">
            <text:p>07/0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92" calcext:value-type="float">
            <text:p>11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00416" calcext:value-type="float">
            <text:p>10200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MOHAMED</text:p>
          </table:table-cell>
          <table:table-cell office:value-type="date" office:date-value="1971-03-22" calcext:value-type="date">
            <text:p>22/03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56952" calcext:value-type="float">
            <text:p>9456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IEABC</text:p>
          </table:table-cell>
          <table:table-cell office:value-type="string" calcext:value-type="string">
            <text:p>VANESSA</text:p>
          </table:table-cell>
          <table:table-cell office:value-type="date" office:date-value="1987-07-19" calcext:value-type="date">
            <text:p>19/07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1.796" calcext:value-type="float">
            <text:p>11,80</text:p>
          </table:table-cell>
          <table:table-cell office:value-type="string" calcext:value-type="string">
            <text:p>ADM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office:value-type="float" office:value="11417246" calcext:value-type="float">
            <text:p>11417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7-04-29" calcext:value-type="date">
            <text:p>29/04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office:value-type="float" office:value="10714968" calcext:value-type="float">
            <text:p>10714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6-11-18" calcext:value-type="date">
            <text:p>18/1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24393" calcext:value-type="float">
            <text:p>9524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PABC</text:p>
          </table:table-cell>
          <table:table-cell office:value-type="string" calcext:value-type="string">
            <text:p>ANUJA</text:p>
          </table:table-cell>
          <table:table-cell office:value-type="date" office:date-value="1968-08-19" calcext:value-type="date">
            <text:p>19/08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24265" calcext:value-type="float">
            <text:p>10824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MARIE THERESE</text:p>
          </table:table-cell>
          <table:table-cell office:value-type="date" office:date-value="1981-04-29" calcext:value-type="date">
            <text:p>29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8</text:p>
          </table:table-cell>
          <table:table-cell office:value-type="string" calcext:value-type="string">
            <text:p>Lic Droit an3 (CA)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67633" calcext:value-type="float">
            <text:p>9667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GABC</text:p>
          </table:table-cell>
          <table:table-cell office:value-type="string" calcext:value-type="string">
            <text:p>NANCYA</text:p>
          </table:table-cell>
          <table:table-cell office:value-type="date" office:date-value="1986-03-28" calcext:value-type="date">
            <text:p>28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7" calcext:value-type="float">
            <text:p>7,7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06590" calcext:value-type="float">
            <text:p>10306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NAIM</text:p>
          </table:table-cell>
          <table:table-cell office:value-type="date" office:date-value="1966-05-03" calcext:value-type="date">
            <text:p>03/05/6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29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23103" calcext:value-type="float">
            <text:p>9823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ZAABC</text:p>
          </table:table-cell>
          <table:table-cell office:value-type="string" calcext:value-type="string">
            <text:p>SORIA</text:p>
          </table:table-cell>
          <table:table-cell office:value-type="date" office:date-value="1981-06-24" calcext:value-type="date">
            <text:p>24/06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05607" calcext:value-type="float">
            <text:p>10005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DABC</text:p>
          </table:table-cell>
          <table:table-cell office:value-type="string" calcext:value-type="string">
            <text:p>DAVID</text:p>
          </table:table-cell>
          <table:table-cell office:value-type="date" office:date-value="1986-05-21" calcext:value-type="date">
            <text:p>21/05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85" calcext:value-type="float">
            <text:p>10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48496" calcext:value-type="float">
            <text:p>10248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HAABC</text:p>
          </table:table-cell>
          <table:table-cell office:value-type="string" calcext:value-type="string">
            <text:p>MAHER</text:p>
          </table:table-cell>
          <table:table-cell office:value-type="date" office:date-value="1976-04-15" calcext:value-type="date">
            <text:p>15/04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59631" calcext:value-type="float">
            <text:p>9359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1-11-19" calcext:value-type="date">
            <text:p>19/1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526" calcext:value-type="float">
            <text:p>12,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56526" calcext:value-type="float">
            <text:p>10256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0-03-18" calcext:value-type="date">
            <text:p>18/03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8" calcext:value-type="float">
            <text:p>12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86345" calcext:value-type="float">
            <text:p>9186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NABC</text:p>
          </table:table-cell>
          <table:table-cell office:value-type="string" calcext:value-type="string">
            <text:p>MOHAMMED</text:p>
          </table:table-cell>
          <table:table-cell office:value-type="date" office:date-value="1977-02-17" calcext:value-type="date">
            <text:p>17/02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98750" calcext:value-type="float">
            <text:p>11498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LABC</text:p>
          </table:table-cell>
          <table:table-cell office:value-type="string" calcext:value-type="string">
            <text:p>HAITHEM</text:p>
          </table:table-cell>
          <table:table-cell office:value-type="date" office:date-value="1972-07-17" calcext:value-type="date">
            <text:p>17/07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84999" calcext:value-type="float">
            <text:p>9784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ABC</text:p>
          </table:table-cell>
          <table:table-cell office:value-type="string" calcext:value-type="string">
            <text:p>CELIANE</text:p>
          </table:table-cell>
          <table:table-cell office:value-type="date" office:date-value="1969-01-01" calcext:value-type="date">
            <text:p>01/01/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02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06728" calcext:value-type="float">
            <text:p>8906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AMAR</text:p>
          </table:table-cell>
          <table:table-cell office:value-type="date" office:date-value="1978-03-27" calcext:value-type="date">
            <text:p>27/03/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44319" calcext:value-type="float">
            <text:p>10544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68-10-17" calcext:value-type="date">
            <text:p>17/10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6.417" calcext:value-type="float">
            <text:p>6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69583" calcext:value-type="float">
            <text:p>10269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80-07-30" calcext:value-type="date">
            <text:p>30/07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1.16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07991" calcext:value-type="float">
            <text:p>1120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EABC</text:p>
          </table:table-cell>
          <table:table-cell office:value-type="string" calcext:value-type="string">
            <text:p>MARIE-LAURE</text:p>
          </table:table-cell>
          <table:table-cell office:value-type="date" office:date-value="1967-10-20" calcext:value-type="date">
            <text:p>20/10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09304" calcext:value-type="float">
            <text:p>960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75-04-07" calcext:value-type="date">
            <text:p>07/04/75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077" calcext:value-type="float">
            <text:p>9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24205" calcext:value-type="float">
            <text:p>11024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67-01-10" calcext:value-type="date">
            <text:p>10/01/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21" calcext:value-type="float">
            <text:p>10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27441" calcext:value-type="float">
            <text:p>94274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6-07-29" calcext:value-type="date">
            <text:p>29/07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892" calcext:value-type="float">
            <text:p>8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15961" calcext:value-type="float">
            <text:p>107159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0-09-29" calcext:value-type="date">
            <text:p>29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09" calcext:value-type="float">
            <text:p>9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73778" calcext:value-type="float">
            <text:p>11373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JEAN- FRANCOIS</text:p>
          </table:table-cell>
          <table:table-cell office:value-type="date" office:date-value="1978-06-25" calcext:value-type="date">
            <text:p>25/06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IFS3</text:p>
          </table:table-cell>
          <table:table-cell office:value-type="string" calcext:value-type="string">
            <text:p>Master1 IFS (FC)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77442" calcext:value-type="float">
            <text:p>97774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86-07-05" calcext:value-type="date">
            <text:p>05/07/8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7.604" calcext:value-type="float">
            <text:p>7,6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05502" calcext:value-type="float">
            <text:p>11205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73-12-25" calcext:value-type="date">
            <text:p>25/12/73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54" calcext:value-type="float">
            <text:p>10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69971" calcext:value-type="float">
            <text:p>99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VINABC</text:p>
          </table:table-cell>
          <table:table-cell office:value-type="string" calcext:value-type="string">
            <text:p>SANDRINE</text:p>
          </table:table-cell>
          <table:table-cell office:value-type="date" office:date-value="1973-02-08" calcext:value-type="date">
            <text:p>08/0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1.606" calcext:value-type="float">
            <text:p>11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04921" calcext:value-type="float">
            <text:p>102049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LABC</text:p>
          </table:table-cell>
          <table:table-cell office:value-type="string" calcext:value-type="string">
            <text:p>HANA</text:p>
          </table:table-cell>
          <table:table-cell office:value-type="date" office:date-value="1987-01-27" calcext:value-type="date">
            <text:p>27/01/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UEPS</text:p>
          </table:table-cell>
          <table:table-cell office:value-type="string" calcext:value-type="string">
            <text:p>DU EDUCATION POUR LA SANT</text:p>
          </table:table-cell>
          <table:table-cell office:value-type="float" office:value="13.5" calcext:value-type="float">
            <text:p>13,50</text:p>
          </table:table-cell>
          <table:table-cell table:number-columns-repeated="1014"/>
        </table:table-row>
        <table:table-row table:style-name="ro4">
          <table:table-cell office:value-type="float" office:value="8905839" calcext:value-type="float">
            <text:p>8905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66-12-23" calcext:value-type="date">
            <text:p>23/12/6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office:value-type="float" office:value="11029989" calcext:value-type="float">
            <text:p>11029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83-02-01" calcext:value-type="date">
            <text:p>01/02/83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16475" calcext:value-type="float">
            <text:p>107164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NABC</text:p>
          </table:table-cell>
          <table:table-cell office:value-type="string" calcext:value-type="string">
            <text:p>EMINE</text:p>
          </table:table-cell>
          <table:table-cell office:value-type="date" office:date-value="1977-04-23" calcext:value-type="date">
            <text:p>23/04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512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64453" calcext:value-type="float">
            <text:p>9864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MOHAMED</text:p>
          </table:table-cell>
          <table:table-cell office:value-type="date" office:date-value="1974-05-03" calcext:value-type="date">
            <text:p>03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4.851" calcext:value-type="float">
            <text:p>14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91518" calcext:value-type="float">
            <text:p>10991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76-05-03" calcext:value-type="date">
            <text:p>03/05/7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82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32670" calcext:value-type="float">
            <text:p>114326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68-10-14" calcext:value-type="date">
            <text:p>14/10/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052" calcext:value-type="float">
            <text:p>9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16791" calcext:value-type="float">
            <text:p>10416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NGABC</text:p>
          </table:table-cell>
          <table:table-cell office:value-type="string" calcext:value-type="string">
            <text:p>ARNAUD</text:p>
          </table:table-cell>
          <table:table-cell office:value-type="date" office:date-value="1966-05-10" calcext:value-type="date">
            <text:p>10/05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30725" calcext:value-type="float">
            <text:p>9630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84-11-28" calcext:value-type="date">
            <text:p>28/11/8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4">
          <table:table-cell office:value-type="float" office:value="8951955" calcext:value-type="float">
            <text:p>8951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73-10-09" calcext:value-type="date">
            <text:p>09/10/7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87518" calcext:value-type="float">
            <text:p>10687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NOEMIE</text:p>
          </table:table-cell>
          <table:table-cell office:value-type="date" office:date-value="1982-10-14" calcext:value-type="date">
            <text:p>14/10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79890" calcext:value-type="float">
            <text:p>10579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SIHAM</text:p>
          </table:table-cell>
          <table:table-cell office:value-type="date" office:date-value="1966-02-02" calcext:value-type="date">
            <text:p>02/0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16760" calcext:value-type="float">
            <text:p>105167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CHRISTELLE</text:p>
          </table:table-cell>
          <table:table-cell office:value-type="date" office:date-value="1981-12-02" calcext:value-type="date">
            <text:p>02/1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188" calcext:value-type="float">
            <text:p>10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98050" calcext:value-type="float">
            <text:p>9498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DIADEL</text:p>
          </table:table-cell>
          <table:table-cell office:value-type="date" office:date-value="1981-06-23" calcext:value-type="date">
            <text:p>23/06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575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06659" calcext:value-type="float">
            <text:p>11006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ESABC</text:p>
          </table:table-cell>
          <table:table-cell office:value-type="string" calcext:value-type="string">
            <text:p>ABDELMADJID</text:p>
          </table:table-cell>
          <table:table-cell office:value-type="date" office:date-value="1982-11-02" calcext:value-type="date">
            <text:p>02/11/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483" calcext:value-type="float">
            <text:p>13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12729" calcext:value-type="float">
            <text:p>9212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MABC</text:p>
          </table:table-cell>
          <table:table-cell office:value-type="string" calcext:value-type="string">
            <text:p>ABDERRAHMANE</text:p>
          </table:table-cell>
          <table:table-cell office:value-type="date" office:date-value="1970-04-11" calcext:value-type="date">
            <text:p>11/04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416" calcext:value-type="float">
            <text:p>8,4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0056267" calcext:value-type="float">
            <text:p>10056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85-08-18" calcext:value-type="date">
            <text:p>18/08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678" calcext:value-type="float">
            <text:p>7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46157" calcext:value-type="float">
            <text:p>11446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71-09-15" calcext:value-type="date">
            <text:p>15/09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71" calcext:value-type="float">
            <text:p>9,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25307" calcext:value-type="float">
            <text:p>11425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4-12-01" calcext:value-type="date">
            <text:p>01/12/74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58" calcext:value-type="float">
            <text:p>9,58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0896163" calcext:value-type="float">
            <text:p>10896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2-10-03" calcext:value-type="date">
            <text:p>03/10/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60384" calcext:value-type="float">
            <text:p>92603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77-06-03" calcext:value-type="date">
            <text:p>03/06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office:value-type="float" office:value="8968693" calcext:value-type="float">
            <text:p>8968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86-03-29" calcext:value-type="date">
            <text:p>29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98862" calcext:value-type="float">
            <text:p>9398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SAMIA</text:p>
          </table:table-cell>
          <table:table-cell office:value-type="date" office:date-value="1976-04-20" calcext:value-type="date">
            <text:p>20/04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1.597" calcext:value-type="float">
            <text:p>11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34869" calcext:value-type="float">
            <text:p>10334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74-11-01" calcext:value-type="date">
            <text:p>01/1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office:value-type="float" office:value="11335076" calcext:value-type="float">
            <text:p>11335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80-10-12" calcext:value-type="date">
            <text:p>12/10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07514" calcext:value-type="float">
            <text:p>96075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9-04-02" calcext:value-type="date">
            <text:p>02/04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4">
          <table:table-cell office:value-type="float" office:value="9033694" calcext:value-type="float">
            <text:p>9033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0-04-26" calcext:value-type="date">
            <text:p>26/04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21516" calcext:value-type="float">
            <text:p>10421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BABC</text:p>
          </table:table-cell>
          <table:table-cell office:value-type="string" calcext:value-type="string">
            <text:p>PETRONIE, ALEXANDRE</text:p>
          </table:table-cell>
          <table:table-cell office:value-type="date" office:date-value="1968-03-05" calcext:value-type="date">
            <text:p>05/03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388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58378" calcext:value-type="float">
            <text:p>9558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MOHAMED</text:p>
          </table:table-cell>
          <table:table-cell office:value-type="date" office:date-value="1986-02-16" calcext:value-type="date">
            <text:p>16/0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22928" calcext:value-type="float">
            <text:p>92229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SMAHANE</text:p>
          </table:table-cell>
          <table:table-cell office:value-type="date" office:date-value="1968-07-19" calcext:value-type="date">
            <text:p>19/07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2.436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78185" calcext:value-type="float">
            <text:p>10278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ORABC</text:p>
          </table:table-cell>
          <table:table-cell office:value-type="string" calcext:value-type="string">
            <text:p>NATHALIE</text:p>
          </table:table-cell>
          <table:table-cell office:value-type="date" office:date-value="1981-03-24" calcext:value-type="date">
            <text:p>24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44906" calcext:value-type="float">
            <text:p>9644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ARABC</text:p>
          </table:table-cell>
          <table:table-cell office:value-type="string" calcext:value-type="string">
            <text:p>FLORENCE</text:p>
          </table:table-cell>
          <table:table-cell office:value-type="date" office:date-value="1985-09-25" calcext:value-type="date">
            <text:p>25/09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33" calcext:value-type="float">
            <text:p>13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32111" calcext:value-type="float">
            <text:p>9232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ALI</text:p>
          </table:table-cell>
          <table:table-cell office:value-type="date" office:date-value="1966-08-26" calcext:value-type="date">
            <text:p>26/08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.423" calcext:value-type="float">
            <text:p>0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60558" calcext:value-type="float">
            <text:p>10360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N-ABC</text:p>
          </table:table-cell>
          <table:table-cell office:value-type="string" calcext:value-type="string">
            <text:p>NADINE</text:p>
          </table:table-cell>
          <table:table-cell office:value-type="date" office:date-value="1976-02-24" calcext:value-type="date">
            <text:p>24/0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3</text:p>
          </table:table-cell>
          <table:table-cell office:value-type="string" calcext:value-type="string">
            <text:p>LIC PRO IS - TSCP (FC)</text:p>
          </table:table-cell>
          <table:table-cell office:value-type="float" office:value="12.739" calcext:value-type="float">
            <text:p>12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44917" calcext:value-type="float">
            <text:p>9244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MIABC</text:p>
          </table:table-cell>
          <table:table-cell office:value-type="string" calcext:value-type="string">
            <text:p>NOUR ELHOUDA</text:p>
          </table:table-cell>
          <table:table-cell office:value-type="date" office:date-value="1973-05-29" calcext:value-type="date">
            <text:p>29/05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68660" calcext:value-type="float">
            <text:p>9068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69-06-08" calcext:value-type="date">
            <text:p>08/06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78026" calcext:value-type="float">
            <text:p>1027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84-10-08" calcext:value-type="date">
            <text:p>08/10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.1" calcext:value-type="float">
            <text:p>1,1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74026" calcext:value-type="float">
            <text:p>967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DIABC</text:p>
          </table:table-cell>
          <table:table-cell office:value-type="string" calcext:value-type="string">
            <text:p>MOURAD</text:p>
          </table:table-cell>
          <table:table-cell office:value-type="date" office:date-value="1969-04-06" calcext:value-type="date">
            <text:p>06/04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004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17889" calcext:value-type="float">
            <text:p>9417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SAABC</text:p>
          </table:table-cell>
          <table:table-cell office:value-type="string" calcext:value-type="string">
            <text:p>HAYATE</text:p>
          </table:table-cell>
          <table:table-cell office:value-type="date" office:date-value="1986-01-03" calcext:value-type="date">
            <text:p>03/0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office:value-type="float" office:value="9626481" calcext:value-type="float">
            <text:p>96264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REDOUANE</text:p>
          </table:table-cell>
          <table:table-cell office:value-type="date" office:date-value="1972-10-30" calcext:value-type="date">
            <text:p>30/10/7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4">
          <table:table-cell office:value-type="float" office:value="10402035" calcext:value-type="float">
            <text:p>10402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68-09-06" calcext:value-type="date">
            <text:p>06/09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50082" calcext:value-type="float">
            <text:p>10650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72-08-07" calcext:value-type="date">
            <text:p>07/08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57" calcext:value-type="float">
            <text:p>11,57</text:p>
          </table:table-cell>
          <table:table-cell table:number-columns-repeated="1014"/>
        </table:table-row>
        <table:table-row table:style-name="ro4">
          <table:table-cell office:value-type="float" office:value="11118257" calcext:value-type="float">
            <text:p>11118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ISABC</text:p>
          </table:table-cell>
          <table:table-cell office:value-type="string" calcext:value-type="string">
            <text:p>GREGORY</text:p>
          </table:table-cell>
          <table:table-cell office:value-type="date" office:date-value="1966-01-05" calcext:value-type="date">
            <text:p>05/0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86369" calcext:value-type="float">
            <text:p>10586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BABC</text:p>
          </table:table-cell>
          <table:table-cell office:value-type="string" calcext:value-type="string">
            <text:p>CLAIRE</text:p>
          </table:table-cell>
          <table:table-cell office:value-type="date" office:date-value="1967-07-26" calcext:value-type="date">
            <text:p>26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32363" calcext:value-type="float">
            <text:p>1003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GENABC</text:p>
          </table:table-cell>
          <table:table-cell office:value-type="string" calcext:value-type="string">
            <text:p>MARIE PRICILLA</text:p>
          </table:table-cell>
          <table:table-cell office:value-type="date" office:date-value="1980-07-22" calcext:value-type="date">
            <text:p>22/07/8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2" calcext:value-type="float">
            <text:p>6,2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45148" calcext:value-type="float">
            <text:p>109451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OABC</text:p>
          </table:table-cell>
          <table:table-cell office:value-type="string" calcext:value-type="string">
            <text:p>CHRISTINA</text:p>
          </table:table-cell>
          <table:table-cell office:value-type="date" office:date-value="1969-06-13" calcext:value-type="date">
            <text:p>13/06/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54027" calcext:value-type="float">
            <text:p>10154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NABC</text:p>
          </table:table-cell>
          <table:table-cell office:value-type="string" calcext:value-type="string">
            <text:p>NATHALIE</text:p>
          </table:table-cell>
          <table:table-cell office:value-type="date" office:date-value="1966-01-30" calcext:value-type="date">
            <text:p>30/01/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60460" calcext:value-type="float">
            <text:p>9160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EABC</text:p>
          </table:table-cell>
          <table:table-cell office:value-type="string" calcext:value-type="string">
            <text:p>PATRICK</text:p>
          </table:table-cell>
          <table:table-cell office:value-type="date" office:date-value="1986-11-10" calcext:value-type="date">
            <text:p>10/1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" calcext:value-type="float">
            <text:p>10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75970" calcext:value-type="float">
            <text:p>9875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ALIMATA</text:p>
          </table:table-cell>
          <table:table-cell office:value-type="date" office:date-value="1967-04-10" calcext:value-type="date">
            <text:p>10/04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191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7379" calcext:value-type="float">
            <text:p>9577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FATIMA</text:p>
          </table:table-cell>
          <table:table-cell office:value-type="date" office:date-value="1968-04-23" calcext:value-type="date">
            <text:p>23/04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83590" calcext:value-type="float">
            <text:p>11383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AABC</text:p>
          </table:table-cell>
          <table:table-cell office:value-type="string" calcext:value-type="string">
            <text:p>SIHAM</text:p>
          </table:table-cell>
          <table:table-cell office:value-type="date" office:date-value="1986-12-18" calcext:value-type="date">
            <text:p>18/1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23979" calcext:value-type="float">
            <text:p>94239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SABC</text:p>
          </table:table-cell>
          <table:table-cell office:value-type="string" calcext:value-type="string">
            <text:p>SEVAN</text:p>
          </table:table-cell>
          <table:table-cell office:value-type="date" office:date-value="1970-06-15" calcext:value-type="date">
            <text:p>15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21310" calcext:value-type="float">
            <text:p>10221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KABC</text:p>
          </table:table-cell>
          <table:table-cell office:value-type="string" calcext:value-type="string">
            <text:p>ALMAMY</text:p>
          </table:table-cell>
          <table:table-cell office:value-type="date" office:date-value="1982-05-09" calcext:value-type="date">
            <text:p>09/05/8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731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84485" calcext:value-type="float">
            <text:p>11084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8-23" calcext:value-type="date">
            <text:p>23/08/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4">
          <table:table-cell office:value-type="float" office:value="9235104" calcext:value-type="float">
            <text:p>9235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3-24" calcext:value-type="date">
            <text:p>24/03/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23195" calcext:value-type="float">
            <text:p>972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NATHALIE</text:p>
          </table:table-cell>
          <table:table-cell office:value-type="date" office:date-value="1984-01-30" calcext:value-type="date">
            <text:p>30/0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707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15029" calcext:value-type="float">
            <text:p>9015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EAABC</text:p>
          </table:table-cell>
          <table:table-cell office:value-type="string" calcext:value-type="string">
            <text:p>PELAGIE</text:p>
          </table:table-cell>
          <table:table-cell office:value-type="date" office:date-value="1980-03-09" calcext:value-type="date">
            <text:p>09/03/80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CENTRAFRICAIN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10300152" calcext:value-type="float">
            <text:p>10300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JEAN YVES</text:p>
          </table:table-cell>
          <table:table-cell office:value-type="date" office:date-value="1969-02-07" calcext:value-type="date">
            <text:p>07/0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63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66220" calcext:value-type="float">
            <text:p>9866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70-10-21" calcext:value-type="date">
            <text:p>21/10/70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491" calcext:value-type="float">
            <text:p>6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34601" calcext:value-type="float">
            <text:p>9334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66-11-29" calcext:value-type="date">
            <text:p>29/11/66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512" calcext:value-type="float">
            <text:p>6,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51252" calcext:value-type="float">
            <text:p>96512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LYES</text:p>
          </table:table-cell>
          <table:table-cell office:value-type="date" office:date-value="1985-04-26" calcext:value-type="date">
            <text:p>26/04/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40022" calcext:value-type="float">
            <text:p>11340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83-01-23" calcext:value-type="date">
            <text:p>23/0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31" calcext:value-type="float">
            <text:p>8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19082" calcext:value-type="float">
            <text:p>10119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79-09-24" calcext:value-type="date">
            <text:p>24/09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8" calcext:value-type="float">
            <text:p>8,8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22909" calcext:value-type="float">
            <text:p>98229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77-01-23" calcext:value-type="date">
            <text:p>23/01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563" calcext:value-type="float">
            <text:p>5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97118" calcext:value-type="float">
            <text:p>1069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82-02-19" calcext:value-type="date">
            <text:p>19/0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76035" calcext:value-type="float">
            <text:p>11276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73-02-17" calcext:value-type="date">
            <text:p>17/0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76561" calcext:value-type="float">
            <text:p>10876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86-07-02" calcext:value-type="date">
            <text:p>02/07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48737" calcext:value-type="float">
            <text:p>954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IABC</text:p>
          </table:table-cell>
          <table:table-cell office:value-type="string" calcext:value-type="string">
            <text:p>ERIC</text:p>
          </table:table-cell>
          <table:table-cell office:value-type="date" office:date-value="1969-10-04" calcext:value-type="date">
            <text:p>04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59999" calcext:value-type="float">
            <text:p>9859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SUABC</text:p>
          </table:table-cell>
          <table:table-cell office:value-type="string" calcext:value-type="string">
            <text:p>IRIS</text:p>
          </table:table-cell>
          <table:table-cell office:value-type="date" office:date-value="1981-04-16" calcext:value-type="date">
            <text:p>16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232" calcext:value-type="float">
            <text:p>14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31504" calcext:value-type="float">
            <text:p>10231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BABC</text:p>
          </table:table-cell>
          <table:table-cell office:value-type="string" calcext:value-type="string">
            <text:p>EL MEHDI</text:p>
          </table:table-cell>
          <table:table-cell office:value-type="date" office:date-value="1973-04-15" calcext:value-type="date">
            <text:p>15/04/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1.3" calcext:value-type="float">
            <text:p>11,30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9756769" calcext:value-type="float">
            <text:p>9756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FRABC</text:p>
          </table:table-cell>
          <table:table-cell office:value-type="string" calcext:value-type="string">
            <text:p>PASCAL</text:p>
          </table:table-cell>
          <table:table-cell office:value-type="date" office:date-value="1969-10-06" calcext:value-type="date">
            <text:p>06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89564" calcext:value-type="float">
            <text:p>1058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9-11-27" calcext:value-type="date">
            <text:p>27/1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59" calcext:value-type="float">
            <text:p>9,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30416" calcext:value-type="float">
            <text:p>10430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7-03-14" calcext:value-type="date">
            <text:p>14/03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667" calcext:value-type="float">
            <text:p>9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98223" calcext:value-type="float">
            <text:p>11298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MOHAMED</text:p>
          </table:table-cell>
          <table:table-cell office:value-type="date" office:date-value="1978-03-12" calcext:value-type="date">
            <text:p>12/03/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13.58" calcext:value-type="float">
            <text:p>13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95726" calcext:value-type="float">
            <text:p>9395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LIABC</text:p>
          </table:table-cell>
          <table:table-cell office:value-type="string" calcext:value-type="string">
            <text:p>EVGUENII</text:p>
          </table:table-cell>
          <table:table-cell office:value-type="date" office:date-value="1969-03-25" calcext:value-type="date">
            <text:p>25/03/69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office:value-type="float" office:value="10041452" calcext:value-type="float">
            <text:p>100414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67-09-29" calcext:value-type="date">
            <text:p>29/09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922" calcext:value-type="float">
            <text:p>4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49259" calcext:value-type="float">
            <text:p>10449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85-08-18" calcext:value-type="date">
            <text:p>18/08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809" calcext:value-type="float">
            <text:p>8,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77829" calcext:value-type="float">
            <text:p>9777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UABC</text:p>
          </table:table-cell>
          <table:table-cell office:value-type="string" calcext:value-type="string">
            <text:p>HARRAG</text:p>
          </table:table-cell>
          <table:table-cell office:value-type="date" office:date-value="1986-10-20" calcext:value-type="date">
            <text:p>20/10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</text:p>
          </table:table-cell>
          <table:table-cell office:value-type="string" calcext:value-type="string">
            <text:p>DU CONTR VOIES AER(INT)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76740" calcext:value-type="float">
            <text:p>111767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IABC</text:p>
          </table:table-cell>
          <table:table-cell office:value-type="string" calcext:value-type="string">
            <text:p>ZINEB</text:p>
          </table:table-cell>
          <table:table-cell office:value-type="date" office:date-value="1983-12-25" calcext:value-type="date">
            <text:p>25/12/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41210" calcext:value-type="float">
            <text:p>89412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DIARIATOU</text:p>
          </table:table-cell>
          <table:table-cell office:value-type="date" office:date-value="1974-10-19" calcext:value-type="date">
            <text:p>19/10/7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2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48547" calcext:value-type="float">
            <text:p>107485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TUSABC</text:p>
          </table:table-cell>
          <table:table-cell office:value-type="string" calcext:value-type="string">
            <text:p>MANUELA</text:p>
          </table:table-cell>
          <table:table-cell office:value-type="date" office:date-value="1967-05-22" calcext:value-type="date">
            <text:p>22/05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23322" calcext:value-type="float">
            <text:p>922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9-02-06" calcext:value-type="date">
            <text:p>06/02/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9215217" calcext:value-type="float">
            <text:p>921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6-09-03" calcext:value-type="date">
            <text:p>03/09/6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72823" calcext:value-type="float">
            <text:p>112728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ABD ERRAZZAK</text:p>
          </table:table-cell>
          <table:table-cell office:value-type="date" office:date-value="1968-06-18" calcext:value-type="date">
            <text:p>18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office:value-type="float" office:value="9097099" calcext:value-type="float">
            <text:p>90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ZAKIA</text:p>
          </table:table-cell>
          <table:table-cell office:value-type="date" office:date-value="1986-10-08" calcext:value-type="date">
            <text:p>08/10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68" calcext:value-type="float">
            <text:p>12,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float" office:value="9191575" calcext:value-type="float">
            <text:p>9191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LABC</text:p>
          </table:table-cell>
          <table:table-cell office:value-type="string" calcext:value-type="string">
            <text:p>SEBASTIEN</text:p>
          </table:table-cell>
          <table:table-cell office:value-type="date" office:date-value="1985-05-01" calcext:value-type="date">
            <text:p>01/05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1INF</text:p>
          </table:table-cell>
          <table:table-cell office:value-type="string" calcext:value-type="string">
            <text:p>Lic Informatique an1</text:p>
          </table:table-cell>
          <table:table-cell office:value-type="float" office:value="12.26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76354" calcext:value-type="float">
            <text:p>10176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OABC</text:p>
          </table:table-cell>
          <table:table-cell office:value-type="string" calcext:value-type="string">
            <text:p>AUDREY</text:p>
          </table:table-cell>
          <table:table-cell office:value-type="date" office:date-value="1965-10-20" calcext:value-type="date">
            <text:p>20/10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83096" calcext:value-type="float">
            <text:p>9483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KARIMA</text:p>
          </table:table-cell>
          <table:table-cell office:value-type="date" office:date-value="1981-05-20" calcext:value-type="date">
            <text:p>20/05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236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00296" calcext:value-type="float">
            <text:p>10700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GHABC</text:p>
          </table:table-cell>
          <table:table-cell office:value-type="string" calcext:value-type="string">
            <text:p>LAILA</text:p>
          </table:table-cell>
          <table:table-cell office:value-type="date" office:date-value="1975-10-21" calcext:value-type="date">
            <text:p>21/10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6.434" calcext:value-type="float">
            <text:p>6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57042" calcext:value-type="float">
            <text:p>10657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HELENE</text:p>
          </table:table-cell>
          <table:table-cell office:value-type="date" office:date-value="1979-11-11" calcext:value-type="date">
            <text:p>11/1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307" calcext:value-type="float">
            <text:p>13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08091" calcext:value-type="float">
            <text:p>11308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NAABC</text:p>
          </table:table-cell>
          <table:table-cell office:value-type="string" calcext:value-type="string">
            <text:p>JEYAKASTAN</text:p>
          </table:table-cell>
          <table:table-cell office:value-type="date" office:date-value="1976-04-06" calcext:value-type="date">
            <text:p>06/04/76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SE</text:p>
          </table:table-cell>
          <table:table-cell office:value-type="string" calcext:value-type="string">
            <text:p>INGENIEUR ENERGETIQUE an3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96043" calcext:value-type="float">
            <text:p>10996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6-03-23" calcext:value-type="date">
            <text:p>23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40722" calcext:value-type="float">
            <text:p>964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9-02-09" calcext:value-type="date">
            <text:p>09/0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4.184" calcext:value-type="float">
            <text:p>4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96984" calcext:value-type="float">
            <text:p>99969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AABC</text:p>
          </table:table-cell>
          <table:table-cell office:value-type="string" calcext:value-type="string">
            <text:p>MATHIEU</text:p>
          </table:table-cell>
          <table:table-cell office:value-type="date" office:date-value="1986-03-30" calcext:value-type="date">
            <text:p>30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54226" calcext:value-type="float">
            <text:p>11254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IRABC</text:p>
          </table:table-cell>
          <table:table-cell office:value-type="string" calcext:value-type="string">
            <text:p>KAMEL</text:p>
          </table:table-cell>
          <table:table-cell office:value-type="date" office:date-value="1978-09-26" calcext:value-type="date">
            <text:p>26/09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984" calcext:value-type="float">
            <text:p>11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80158" calcext:value-type="float">
            <text:p>10980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SANDRA</text:p>
          </table:table-cell>
          <table:table-cell office:value-type="date" office:date-value="1977-08-05" calcext:value-type="date">
            <text:p>05/08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4.644" calcext:value-type="float">
            <text:p>14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41924" calcext:value-type="float">
            <text:p>10241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SEABC</text:p>
          </table:table-cell>
          <table:table-cell office:value-type="string" calcext:value-type="string">
            <text:p>LAURY</text:p>
          </table:table-cell>
          <table:table-cell office:value-type="date" office:date-value="1975-02-03" calcext:value-type="date">
            <text:p>03/0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.466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50005" calcext:value-type="float">
            <text:p>9050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EABC</text:p>
          </table:table-cell>
          <table:table-cell office:value-type="string" calcext:value-type="string">
            <text:p>ADELINE</text:p>
          </table:table-cell>
          <table:table-cell office:value-type="date" office:date-value="1980-06-16" calcext:value-type="date">
            <text:p>16/06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4.056" calcext:value-type="float">
            <text:p>14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26513" calcext:value-type="float">
            <text:p>9726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SAHRA</text:p>
          </table:table-cell>
          <table:table-cell office:value-type="date" office:date-value="1976-06-28" calcext:value-type="date">
            <text:p>28/06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316" calcext:value-type="float">
            <text:p>13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23796" calcext:value-type="float">
            <text:p>10623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JULIEN</text:p>
          </table:table-cell>
          <table:table-cell office:value-type="date" office:date-value="1979-08-06" calcext:value-type="date">
            <text:p>06/08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77" calcext:value-type="float">
            <text:p>10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28853" calcext:value-type="float">
            <text:p>10128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MABC</text:p>
          </table:table-cell>
          <table:table-cell office:value-type="string" calcext:value-type="string">
            <text:p>OUARDA</text:p>
          </table:table-cell>
          <table:table-cell office:value-type="date" office:date-value="1967-12-21" calcext:value-type="date">
            <text:p>21/1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6.484" calcext:value-type="float">
            <text:p>16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40779" calcext:value-type="float">
            <text:p>934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SEBASTIEN</text:p>
          </table:table-cell>
          <table:table-cell office:value-type="date" office:date-value="1984-04-24" calcext:value-type="date">
            <text:p>24/04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01366" calcext:value-type="float">
            <text:p>9301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YABC</text:p>
          </table:table-cell>
          <table:table-cell office:value-type="string" calcext:value-type="string">
            <text:p>CHRISTELLE</text:p>
          </table:table-cell>
          <table:table-cell office:value-type="date" office:date-value="1976-12-31" calcext:value-type="date">
            <text:p>31/1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926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73363" calcext:value-type="float">
            <text:p>10273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YAABC</text:p>
          </table:table-cell>
          <table:table-cell office:value-type="string" calcext:value-type="string">
            <text:p>NUVIN</text:p>
          </table:table-cell>
          <table:table-cell office:value-type="date" office:date-value="1984-09-30" calcext:value-type="date">
            <text:p>30/09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 office:value-type="float" office:value="10142695" calcext:value-type="float">
            <text:p>10142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LOABC</text:p>
          </table:table-cell>
          <table:table-cell office:value-type="string" calcext:value-type="string">
            <text:p>MARIE</text:p>
          </table:table-cell>
          <table:table-cell office:value-type="date" office:date-value="1980-10-24" calcext:value-type="date">
            <text:p>24/10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938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51856" calcext:value-type="float">
            <text:p>9251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75-03-06" calcext:value-type="date">
            <text:p>06/03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66194" calcext:value-type="float">
            <text:p>10566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87-08-05" calcext:value-type="date">
            <text:p>05/08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57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96821" calcext:value-type="float">
            <text:p>9196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68-01-04" calcext:value-type="date">
            <text:p>04/0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1.985" calcext:value-type="float">
            <text:p>11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84397" calcext:value-type="float">
            <text:p>95843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87-06-20" calcext:value-type="date">
            <text:p>20/06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2.535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44521" calcext:value-type="float">
            <text:p>9544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SAMIR</text:p>
          </table:table-cell>
          <table:table-cell office:value-type="date" office:date-value="1976-11-17" calcext:value-type="date">
            <text:p>17/1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1.509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09514" calcext:value-type="float">
            <text:p>10509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ZINEB</text:p>
          </table:table-cell>
          <table:table-cell office:value-type="date" office:date-value="1967-03-26" calcext:value-type="date">
            <text:p>26/03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2COM</text:p>
          </table:table-cell>
          <table:table-cell office:value-type="string" calcext:value-type="string">
            <text:p>Lic Info-Com an2</text:p>
          </table:table-cell>
          <table:table-cell office:value-type="float" office:value="11.297" calcext:value-type="float">
            <text:p>11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46099" calcext:value-type="float">
            <text:p>10646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DABC</text:p>
          </table:table-cell>
          <table:table-cell office:value-type="string" calcext:value-type="string">
            <text:p>OLFA</text:p>
          </table:table-cell>
          <table:table-cell office:value-type="date" office:date-value="1974-12-18" calcext:value-type="date">
            <text:p>18/12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7.862" calcext:value-type="float">
            <text:p>7,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77567" calcext:value-type="float">
            <text:p>9377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80-10-01" calcext:value-type="date">
            <text:p>01/10/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13" calcext:value-type="float">
            <text:p>9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92250" calcext:value-type="float">
            <text:p>1139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72-02-02" calcext:value-type="date">
            <text:p>02/02/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063" calcext:value-type="float">
            <text:p>10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34132" calcext:value-type="float">
            <text:p>10834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74-03-11" calcext:value-type="date">
            <text:p>11/03/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94193" calcext:value-type="float">
            <text:p>9594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81-06-10" calcext:value-type="date">
            <text:p>10/06/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06291" calcext:value-type="float">
            <text:p>11406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DABC</text:p>
          </table:table-cell>
          <table:table-cell office:value-type="string" calcext:value-type="string">
            <text:p>MYRIAM</text:p>
          </table:table-cell>
          <table:table-cell office:value-type="date" office:date-value="1980-12-24" calcext:value-type="date">
            <text:p>24/1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083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02803" calcext:value-type="float">
            <text:p>9202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ZABC</text:p>
          </table:table-cell>
          <table:table-cell office:value-type="string" calcext:value-type="string">
            <text:p>JIHANE</text:p>
          </table:table-cell>
          <table:table-cell office:value-type="date" office:date-value="1987-02-10" calcext:value-type="date">
            <text:p>10/02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934" calcext:value-type="float">
            <text:p>16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47789" calcext:value-type="float">
            <text:p>102477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SOLENN</text:p>
          </table:table-cell>
          <table:table-cell office:value-type="date" office:date-value="1986-12-03" calcext:value-type="date">
            <text:p>03/1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483" calcext:value-type="float">
            <text:p>13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03778" calcext:value-type="float">
            <text:p>10703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SABAH</text:p>
          </table:table-cell>
          <table:table-cell office:value-type="date" office:date-value="1987-05-04" calcext:value-type="date">
            <text:p>04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82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61196" calcext:value-type="float">
            <text:p>1016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MABC</text:p>
          </table:table-cell>
          <table:table-cell office:value-type="string" calcext:value-type="string">
            <text:p>JALILA</text:p>
          </table:table-cell>
          <table:table-cell office:value-type="date" office:date-value="1987-01-13" calcext:value-type="date">
            <text:p>13/01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0.9" calcext:value-type="float">
            <text:p>10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91006" calcext:value-type="float">
            <text:p>9291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UABC</text:p>
          </table:table-cell>
          <table:table-cell office:value-type="string" calcext:value-type="string">
            <text:p>CLELIA</text:p>
          </table:table-cell>
          <table:table-cell office:value-type="date" office:date-value="1987-05-28" calcext:value-type="date">
            <text:p>28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39010" calcext:value-type="float">
            <text:p>9639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1-12-07" calcext:value-type="date">
            <text:p>07/1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9.697" calcext:value-type="float">
            <text:p>9,7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81424" calcext:value-type="float">
            <text:p>1088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7-07-21" calcext:value-type="date">
            <text:p>21/07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732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94652" calcext:value-type="float">
            <text:p>101946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ARSENE</text:p>
          </table:table-cell>
          <table:table-cell office:value-type="date" office:date-value="1969-08-02" calcext:value-type="date">
            <text:p>02/08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0831158" calcext:value-type="float">
            <text:p>10831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HIABC</text:p>
          </table:table-cell>
          <table:table-cell office:value-type="string" calcext:value-type="string">
            <text:p>NITHIYA</text:p>
          </table:table-cell>
          <table:table-cell office:value-type="date" office:date-value="1977-12-13" calcext:value-type="date">
            <text:p>13/12/7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.647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60975" calcext:value-type="float">
            <text:p>1086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BOUTHAINA</text:p>
          </table:table-cell>
          <table:table-cell office:value-type="date" office:date-value="1979-01-08" calcext:value-type="date">
            <text:p>08/0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27401" calcext:value-type="float">
            <text:p>10727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SARRA</text:p>
          </table:table-cell>
          <table:table-cell office:value-type="date" office:date-value="1986-01-11" calcext:value-type="date">
            <text:p>11/0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4">
          <table:table-cell office:value-type="float" office:value="11298691" calcext:value-type="float">
            <text:p>11298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STEPHANIE</text:p>
          </table:table-cell>
          <table:table-cell office:value-type="date" office:date-value="1981-08-21" calcext:value-type="date">
            <text:p>21/08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437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67231" calcext:value-type="float">
            <text:p>112672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BOABC</text:p>
          </table:table-cell>
          <table:table-cell office:value-type="string" calcext:value-type="string">
            <text:p>SONIA</text:p>
          </table:table-cell>
          <table:table-cell office:value-type="date" office:date-value="1972-07-21" calcext:value-type="date">
            <text:p>21/07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926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12081" calcext:value-type="float">
            <text:p>9812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EABC</text:p>
          </table:table-cell>
          <table:table-cell office:value-type="string" calcext:value-type="string">
            <text:p>KANI-KARAMOGO</text:p>
          </table:table-cell>
          <table:table-cell office:value-type="date" office:date-value="1981-12-15" calcext:value-type="date">
            <text:p>15/1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09090" calcext:value-type="float">
            <text:p>10109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UNABC</text:p>
          </table:table-cell>
          <table:table-cell office:value-type="string" calcext:value-type="string">
            <text:p>PHILIPPE</text:p>
          </table:table-cell>
          <table:table-cell office:value-type="date" office:date-value="1975-12-29" calcext:value-type="date">
            <text:p>29/12/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19283" calcext:value-type="float">
            <text:p>10419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WADABC</text:p>
          </table:table-cell>
          <table:table-cell office:value-type="string" calcext:value-type="string">
            <text:p>MELANIE</text:p>
          </table:table-cell>
          <table:table-cell office:value-type="date" office:date-value="1984-09-03" calcext:value-type="date">
            <text:p>03/09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794" calcext:value-type="float">
            <text:p>12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66951" calcext:value-type="float">
            <text:p>10366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ELODIE</text:p>
          </table:table-cell>
          <table:table-cell office:value-type="date" office:date-value="1971-09-24" calcext:value-type="date">
            <text:p>24/09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4">
          <table:table-cell office:value-type="float" office:value="11427651" calcext:value-type="float">
            <text:p>11427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ALEXANDRA</text:p>
          </table:table-cell>
          <table:table-cell office:value-type="date" office:date-value="1971-04-27" calcext:value-type="date">
            <text:p>27/04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39773" calcext:value-type="float">
            <text:p>98397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ILHAM</text:p>
          </table:table-cell>
          <table:table-cell office:value-type="date" office:date-value="1977-11-25" calcext:value-type="date">
            <text:p>25/11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74190" calcext:value-type="float">
            <text:p>10774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GLABC</text:p>
          </table:table-cell>
          <table:table-cell office:value-type="string" calcext:value-type="string">
            <text:p>GILLES</text:p>
          </table:table-cell>
          <table:table-cell office:value-type="date" office:date-value="1977-04-25" calcext:value-type="date">
            <text:p>25/04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49532" calcext:value-type="float">
            <text:p>11449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SOABC</text:p>
          </table:table-cell>
          <table:table-cell office:value-type="string" calcext:value-type="string">
            <text:p>AURELIEN</text:p>
          </table:table-cell>
          <table:table-cell office:value-type="date" office:date-value="1973-06-13" calcext:value-type="date">
            <text:p>13/06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56758" calcext:value-type="float">
            <text:p>89567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LAURE</text:p>
          </table:table-cell>
          <table:table-cell office:value-type="date" office:date-value="1971-06-19" calcext:value-type="date">
            <text:p>19/06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61330" calcext:value-type="float">
            <text:p>10561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KAABC</text:p>
          </table:table-cell>
          <table:table-cell office:value-type="string" calcext:value-type="string">
            <text:p>CEREN</text:p>
          </table:table-cell>
          <table:table-cell office:value-type="date" office:date-value="1981-07-07" calcext:value-type="date">
            <text:p>07/07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06955" calcext:value-type="float">
            <text:p>9806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LABC</text:p>
          </table:table-cell>
          <table:table-cell office:value-type="string" calcext:value-type="string">
            <text:p>LAETITIA</text:p>
          </table:table-cell>
          <table:table-cell office:value-type="date" office:date-value="1985-07-12" calcext:value-type="date">
            <text:p>12/07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1.317" calcext:value-type="float">
            <text:p>11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41870" calcext:value-type="float">
            <text:p>93418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MAIABC</text:p>
          </table:table-cell>
          <table:table-cell office:value-type="string" calcext:value-type="string">
            <text:p>ANNE-STEPHANIE</text:p>
          </table:table-cell>
          <table:table-cell office:value-type="date" office:date-value="1971-01-16" calcext:value-type="date">
            <text:p>16/0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83650" calcext:value-type="float">
            <text:p>10283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THOMAS</text:p>
          </table:table-cell>
          <table:table-cell office:value-type="date" office:date-value="1978-09-06" calcext:value-type="date">
            <text:p>06/09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23757" calcext:value-type="float">
            <text:p>10323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ABRAHAM</text:p>
          </table:table-cell>
          <table:table-cell office:value-type="date" office:date-value="1978-05-29" calcext:value-type="date">
            <text:p>29/05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17243" calcext:value-type="float">
            <text:p>8917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REMY</text:p>
          </table:table-cell>
          <table:table-cell office:value-type="date" office:date-value="1981-03-07" calcext:value-type="date">
            <text:p>07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0688" calcext:value-type="float">
            <text:p>9570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USABC</text:p>
          </table:table-cell>
          <table:table-cell office:value-type="string" calcext:value-type="string">
            <text:p>MARION</text:p>
          </table:table-cell>
          <table:table-cell office:value-type="date" office:date-value="1985-05-28" calcext:value-type="date">
            <text:p>28/05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15134" calcext:value-type="float">
            <text:p>11215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JESSICA</text:p>
          </table:table-cell>
          <table:table-cell office:value-type="date" office:date-value="1977-09-14" calcext:value-type="date">
            <text:p>14/09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50097" calcext:value-type="float">
            <text:p>1005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XAABC</text:p>
          </table:table-cell>
          <table:table-cell office:value-type="string" calcext:value-type="string">
            <text:p>PRESSENA</text:p>
          </table:table-cell>
          <table:table-cell office:value-type="date" office:date-value="1966-11-29" calcext:value-type="date">
            <text:p>29/1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23090" calcext:value-type="float">
            <text:p>9823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4-10-01" calcext:value-type="date">
            <text:p>01/10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91976" calcext:value-type="float">
            <text:p>959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6-01-09" calcext:value-type="date">
            <text:p>09/0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44189" calcext:value-type="float">
            <text:p>9844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BENJAMIN</text:p>
          </table:table-cell>
          <table:table-cell office:value-type="date" office:date-value="1981-09-25" calcext:value-type="date">
            <text:p>25/09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41" calcext:value-type="float">
            <text:p>14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99314" calcext:value-type="float">
            <text:p>9699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LABC</text:p>
          </table:table-cell>
          <table:table-cell office:value-type="string" calcext:value-type="string">
            <text:p>YASMINE</text:p>
          </table:table-cell>
          <table:table-cell office:value-type="date" office:date-value="1973-05-27" calcext:value-type="date">
            <text:p>27/05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53016" calcext:value-type="float">
            <text:p>1145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CLAUDIA</text:p>
          </table:table-cell>
          <table:table-cell office:value-type="date" office:date-value="1973-07-02" calcext:value-type="date">
            <text:p>02/07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13697" calcext:value-type="float">
            <text:p>10113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68-09-13" calcext:value-type="date">
            <text:p>13/09/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office:value-type="float" office:value="9223949" calcext:value-type="float">
            <text:p>9223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77-05-15" calcext:value-type="date">
            <text:p>15/05/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69560" calcext:value-type="float">
            <text:p>102695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MAHAMADOU</text:p>
          </table:table-cell>
          <table:table-cell office:value-type="date" office:date-value="1979-10-04" calcext:value-type="date">
            <text:p>04/10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1461" calcext:value-type="float">
            <text:p>9571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OSCAR</text:p>
          </table:table-cell>
          <table:table-cell office:value-type="date" office:date-value="1983-08-09" calcext:value-type="date">
            <text:p>09/08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712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65046" calcext:value-type="float">
            <text:p>9965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NNE</text:p>
          </table:table-cell>
          <table:table-cell office:value-type="date" office:date-value="1980-02-03" calcext:value-type="date">
            <text:p>03/0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63273" calcext:value-type="float">
            <text:p>11363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YABC</text:p>
          </table:table-cell>
          <table:table-cell office:value-type="string" calcext:value-type="string">
            <text:p>CAMILLE</text:p>
          </table:table-cell>
          <table:table-cell office:value-type="date" office:date-value="1970-07-25" calcext:value-type="date">
            <text:p>25/07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30849" calcext:value-type="float">
            <text:p>10830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AMAZIGH</text:p>
          </table:table-cell>
          <table:table-cell office:value-type="date" office:date-value="1975-04-16" calcext:value-type="date">
            <text:p>16/04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2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57511" calcext:value-type="float">
            <text:p>98575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EHDI</text:p>
          </table:table-cell>
          <table:table-cell office:value-type="date" office:date-value="1980-11-13" calcext:value-type="date">
            <text:p>13/1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56188" calcext:value-type="float">
            <text:p>10656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82-11-12" calcext:value-type="date">
            <text:p>12/1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4">
          <table:table-cell office:value-type="float" office:value="9343654" calcext:value-type="float">
            <text:p>9343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67-01-22" calcext:value-type="date">
            <text:p>22/0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4">
          <table:table-cell office:value-type="float" office:value="11335365" calcext:value-type="float">
            <text:p>11335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67-04-14" calcext:value-type="date">
            <text:p>14/04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4">
          <table:table-cell office:value-type="float" office:value="9202664" calcext:value-type="float">
            <text:p>9202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87-02-04" calcext:value-type="date">
            <text:p>04/02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4">
          <table:table-cell office:value-type="float" office:value="9222571" calcext:value-type="float">
            <text:p>9222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YAEL</text:p>
          </table:table-cell>
          <table:table-cell office:value-type="date" office:date-value="1984-08-12" calcext:value-type="date">
            <text:p>12/08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99372" calcext:value-type="float">
            <text:p>9199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OUABC</text:p>
          </table:table-cell>
          <table:table-cell office:value-type="string" calcext:value-type="string">
            <text:p>MALIK</text:p>
          </table:table-cell>
          <table:table-cell office:value-type="date" office:date-value="1977-01-12" calcext:value-type="date">
            <text:p>12/01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34" calcext:value-type="float">
            <text:p>15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44740" calcext:value-type="float">
            <text:p>98447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ILAN</text:p>
          </table:table-cell>
          <table:table-cell office:value-type="date" office:date-value="1979-02-21" calcext:value-type="date">
            <text:p>21/0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42227" calcext:value-type="float">
            <text:p>11042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RABC</text:p>
          </table:table-cell>
          <table:table-cell office:value-type="string" calcext:value-type="string">
            <text:p>MEHDI</text:p>
          </table:table-cell>
          <table:table-cell office:value-type="date" office:date-value="1981-10-04" calcext:value-type="date">
            <text:p>04/10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10563" calcext:value-type="float">
            <text:p>10210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EAABC</text:p>
          </table:table-cell>
          <table:table-cell office:value-type="string" calcext:value-type="string">
            <text:p>DIANE</text:p>
          </table:table-cell>
          <table:table-cell office:value-type="date" office:date-value="1982-06-15" calcext:value-type="date">
            <text:p>15/06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1" calcext:value-type="float">
            <text:p>16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46439" calcext:value-type="float">
            <text:p>1124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JONATHAN</text:p>
          </table:table-cell>
          <table:table-cell office:value-type="date" office:date-value="1967-05-12" calcext:value-type="date">
            <text:p>12/05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31635" calcext:value-type="float">
            <text:p>9431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KAMEL</text:p>
          </table:table-cell>
          <table:table-cell office:value-type="date" office:date-value="1973-01-06" calcext:value-type="date">
            <text:p>06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" calcext:value-type="float">
            <text:p>11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32069" calcext:value-type="float">
            <text:p>10732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RZABC</text:p>
          </table:table-cell>
          <table:table-cell office:value-type="string" calcext:value-type="string">
            <text:p>PIERRE</text:p>
          </table:table-cell>
          <table:table-cell office:value-type="date" office:date-value="1974-06-19" calcext:value-type="date">
            <text:p>19/06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09742" calcext:value-type="float">
            <text:p>10409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MICHEL</text:p>
          </table:table-cell>
          <table:table-cell office:value-type="date" office:date-value="1970-05-28" calcext:value-type="date">
            <text:p>28/05/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77060" calcext:value-type="float">
            <text:p>105770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YASSINE</text:p>
          </table:table-cell>
          <table:table-cell office:value-type="date" office:date-value="1970-01-16" calcext:value-type="date">
            <text:p>16/0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05719" calcext:value-type="float">
            <text:p>10905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LEXANDRA</text:p>
          </table:table-cell>
          <table:table-cell office:value-type="date" office:date-value="1969-07-09" calcext:value-type="date">
            <text:p>09/07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87417" calcext:value-type="float">
            <text:p>9787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JONATHAN</text:p>
          </table:table-cell>
          <table:table-cell office:value-type="date" office:date-value="1967-12-07" calcext:value-type="date">
            <text:p>07/1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29214" calcext:value-type="float">
            <text:p>892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2-09" calcext:value-type="date">
            <text:p>09/02/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87" calcext:value-type="float">
            <text:p>8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52334" calcext:value-type="float">
            <text:p>9952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6-15" calcext:value-type="date">
            <text:p>15/06/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979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76693" calcext:value-type="float">
            <text:p>10676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AABC</text:p>
          </table:table-cell>
          <table:table-cell office:value-type="string" calcext:value-type="string">
            <text:p>NADIRA</text:p>
          </table:table-cell>
          <table:table-cell office:value-type="date" office:date-value="1966-11-10" calcext:value-type="date">
            <text:p>10/11/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84" calcext:value-type="float">
            <text:p>13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2764" calcext:value-type="float">
            <text:p>11472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HABC</text:p>
          </table:table-cell>
          <table:table-cell office:value-type="string" calcext:value-type="string">
            <text:p>SIRON MAN</text:p>
          </table:table-cell>
          <table:table-cell office:value-type="date" office:date-value="1977-02-16" calcext:value-type="date">
            <text:p>16/02/77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NEP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5.924" calcext:value-type="float">
            <text:p>5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28985" calcext:value-type="float">
            <text:p>10228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70-06-12" calcext:value-type="date">
            <text:p>12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08163" calcext:value-type="float">
            <text:p>10808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69-11-25" calcext:value-type="date">
            <text:p>25/1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.935" calcext:value-type="float">
            <text:p>1,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84490" calcext:value-type="float">
            <text:p>9484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76-12-08" calcext:value-type="date">
            <text:p>08/12/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9.705" calcext:value-type="float">
            <text:p>9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87815" calcext:value-type="float">
            <text:p>10387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86-02-06" calcext:value-type="date">
            <text:p>06/02/8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32426" calcext:value-type="float">
            <text:p>10032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83-03-20" calcext:value-type="date">
            <text:p>20/03/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258" calcext:value-type="float">
            <text:p>11,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09899" calcext:value-type="float">
            <text:p>109098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68-06-05" calcext:value-type="date">
            <text:p>05/06/6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028" calcext:value-type="float">
            <text:p>13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73054" calcext:value-type="float">
            <text:p>10173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NEABC</text:p>
          </table:table-cell>
          <table:table-cell office:value-type="string" calcext:value-type="string">
            <text:p>LINA</text:p>
          </table:table-cell>
          <table:table-cell office:value-type="date" office:date-value="1983-02-13" calcext:value-type="date">
            <text:p>13/02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55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12265" calcext:value-type="float">
            <text:p>9112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68-10-08" calcext:value-type="date">
            <text:p>08/10/68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80829" calcext:value-type="float">
            <text:p>9780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74-05-14" calcext:value-type="date">
            <text:p>14/05/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71" calcext:value-type="float">
            <text:p>9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32800" calcext:value-type="float">
            <text:p>10932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WILLIAM</text:p>
          </table:table-cell>
          <table:table-cell office:value-type="date" office:date-value="1980-02-12" calcext:value-type="date">
            <text:p>12/0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33610" calcext:value-type="float">
            <text:p>113336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ROSY</text:p>
          </table:table-cell>
          <table:table-cell office:value-type="date" office:date-value="1978-02-11" calcext:value-type="date">
            <text:p>11/0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41170" calcext:value-type="float">
            <text:p>9941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CEDRIC</text:p>
          </table:table-cell>
          <table:table-cell office:value-type="date" office:date-value="1972-08-11" calcext:value-type="date">
            <text:p>11/08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374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57604" calcext:value-type="float">
            <text:p>9957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CABC</text:p>
          </table:table-cell>
          <table:table-cell office:value-type="string" calcext:value-type="string">
            <text:p>FABRICE</text:p>
          </table:table-cell>
          <table:table-cell office:value-type="date" office:date-value="1965-10-14" calcext:value-type="date">
            <text:p>14/10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521" calcext:value-type="float">
            <text:p>8,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30837" calcext:value-type="float">
            <text:p>10330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TABC</text:p>
          </table:table-cell>
          <table:table-cell office:value-type="string" calcext:value-type="string">
            <text:p>ABDELHAKIM</text:p>
          </table:table-cell>
          <table:table-cell office:value-type="date" office:date-value="1984-08-30" calcext:value-type="date">
            <text:p>30/08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71" calcext:value-type="float">
            <text:p>3,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32343" calcext:value-type="float">
            <text:p>93323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UVABC</text:p>
          </table:table-cell>
          <table:table-cell office:value-type="string" calcext:value-type="string">
            <text:p>FAYCAL</text:p>
          </table:table-cell>
          <table:table-cell office:value-type="date" office:date-value="1969-03-21" calcext:value-type="date">
            <text:p>21/03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88788" calcext:value-type="float">
            <text:p>103887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NIABC</text:p>
          </table:table-cell>
          <table:table-cell office:value-type="string" calcext:value-type="string">
            <text:p>JENNIFER</text:p>
          </table:table-cell>
          <table:table-cell office:value-type="date" office:date-value="1986-04-20" calcext:value-type="date">
            <text:p>20/04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889" calcext:value-type="float">
            <text:p>13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33710" calcext:value-type="float">
            <text:p>11433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SOABC</text:p>
          </table:table-cell>
          <table:table-cell office:value-type="string" calcext:value-type="string">
            <text:p>BAPTISTE</text:p>
          </table:table-cell>
          <table:table-cell office:value-type="date" office:date-value="1967-01-04" calcext:value-type="date">
            <text:p>04/0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65811" calcext:value-type="float">
            <text:p>8965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KIABC</text:p>
          </table:table-cell>
          <table:table-cell office:value-type="string" calcext:value-type="string">
            <text:p>MOHAMED</text:p>
          </table:table-cell>
          <table:table-cell office:value-type="date" office:date-value="1980-11-12" calcext:value-type="date">
            <text:p>12/11/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0183760" calcext:value-type="float">
            <text:p>10183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84-08-05" calcext:value-type="date">
            <text:p>05/08/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396" calcext:value-type="float">
            <text:p>4,4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01365" calcext:value-type="float">
            <text:p>9701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76-11-13" calcext:value-type="date">
            <text:p>13/11/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771" calcext:value-type="float">
            <text:p>5,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03737" calcext:value-type="float">
            <text:p>9403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RIABC</text:p>
          </table:table-cell>
          <table:table-cell office:value-type="string" calcext:value-type="string">
            <text:p>RAMI</text:p>
          </table:table-cell>
          <table:table-cell office:value-type="date" office:date-value="1966-07-03" calcext:value-type="date">
            <text:p>03/07/6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SYRIEN(N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64955" calcext:value-type="float">
            <text:p>9364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MARC</text:p>
          </table:table-cell>
          <table:table-cell office:value-type="date" office:date-value="1972-10-08" calcext:value-type="date">
            <text:p>08/10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R2</text:p>
          </table:table-cell>
          <table:table-cell office:value-type="string" calcext:value-type="string">
            <text:p>DIU Chir du rachis an2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29448" calcext:value-type="float">
            <text:p>102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MABC</text:p>
          </table:table-cell>
          <table:table-cell office:value-type="string" calcext:value-type="string">
            <text:p>JEAN-CHARLES</text:p>
          </table:table-cell>
          <table:table-cell office:value-type="date" office:date-value="1970-10-08" calcext:value-type="date">
            <text:p>08/10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SO3</text:p>
          </table:table-cell>
          <table:table-cell office:value-type="string" calcext:value-type="string">
            <text:p>Master2Pro Polit Soc (FC)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12376" calcext:value-type="float">
            <text:p>10212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IRABC</text:p>
          </table:table-cell>
          <table:table-cell office:value-type="string" calcext:value-type="string">
            <text:p>HELA</text:p>
          </table:table-cell>
          <table:table-cell office:value-type="date" office:date-value="1984-03-09" calcext:value-type="date">
            <text:p>09/03/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163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94080" calcext:value-type="float">
            <text:p>11294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OUSMANE</text:p>
          </table:table-cell>
          <table:table-cell office:value-type="date" office:date-value="1985-02-27" calcext:value-type="date">
            <text:p>27/02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0.1" calcext:value-type="float">
            <text:p>10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52433" calcext:value-type="float">
            <text:p>11452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ERABC</text:p>
          </table:table-cell>
          <table:table-cell office:value-type="string" calcext:value-type="string">
            <text:p>CYRIL</text:p>
          </table:table-cell>
          <table:table-cell office:value-type="date" office:date-value="1974-05-25" calcext:value-type="date">
            <text:p>25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95254" calcext:value-type="float">
            <text:p>11495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HALID</text:p>
          </table:table-cell>
          <table:table-cell office:value-type="date" office:date-value="1966-08-21" calcext:value-type="date">
            <text:p>21/08/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4">
          <table:table-cell office:value-type="float" office:value="11089116" calcext:value-type="float">
            <text:p>11089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DANIEL</text:p>
          </table:table-cell>
          <table:table-cell office:value-type="date" office:date-value="1981-09-20" calcext:value-type="date">
            <text:p>20/09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1</text:p>
          </table:table-cell>
          <table:table-cell office:value-type="string" calcext:value-type="string">
            <text:p>DIU HOMEOPATHIE an1</text:p>
          </table:table-cell>
          <table:table-cell office:value-type="float" office:value="10" calcext:value-type="float">
            <text:p>10,00</text:p>
          </table:table-cell>
          <table:table-cell table:number-columns-repeated="1014"/>
        </table:table-row>
        <table:table-row table:style-name="ro4">
          <table:table-cell office:value-type="float" office:value="11213040" calcext:value-type="float">
            <text:p>112130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RIABC</text:p>
          </table:table-cell>
          <table:table-cell office:value-type="string" calcext:value-type="string">
            <text:p>STEPHANE</text:p>
          </table:table-cell>
          <table:table-cell office:value-type="date" office:date-value="1966-02-14" calcext:value-type="date">
            <text:p>14/0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85" calcext:value-type="float">
            <text:p>14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88243" calcext:value-type="float">
            <text:p>110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68-09-13" calcext:value-type="date">
            <text:p>13/09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6.413" calcext:value-type="float">
            <text:p>6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12197" calcext:value-type="float">
            <text:p>11212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84-08-29" calcext:value-type="date">
            <text:p>29/08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93468" calcext:value-type="float">
            <text:p>11393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MOABC</text:p>
          </table:table-cell>
          <table:table-cell office:value-type="string" calcext:value-type="string">
            <text:p>VINCENT</text:p>
          </table:table-cell>
          <table:table-cell office:value-type="date" office:date-value="1983-10-20" calcext:value-type="date">
            <text:p>20/10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office:value-type="float" office:value="10039775" calcext:value-type="float">
            <text:p>1003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70-04-22" calcext:value-type="date">
            <text:p>22/04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023" calcext:value-type="float">
            <text:p>12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04581" calcext:value-type="float">
            <text:p>110045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68-02-17" calcext:value-type="date">
            <text:p>17/02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623" calcext:value-type="float">
            <text:p>12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26045" calcext:value-type="float">
            <text:p>9226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NABC</text:p>
          </table:table-cell>
          <table:table-cell office:value-type="string" calcext:value-type="string">
            <text:p>VIRGINIE</text:p>
          </table:table-cell>
          <table:table-cell office:value-type="date" office:date-value="1969-06-28" calcext:value-type="date">
            <text:p>28/06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93724" calcext:value-type="float">
            <text:p>90937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IABC</text:p>
          </table:table-cell>
          <table:table-cell office:value-type="string" calcext:value-type="string">
            <text:p>OUIDADE</text:p>
          </table:table-cell>
          <table:table-cell office:value-type="date" office:date-value="1986-11-04" calcext:value-type="date">
            <text:p>04/1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91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99557" calcext:value-type="float">
            <text:p>10699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PHILIPPE</text:p>
          </table:table-cell>
          <table:table-cell office:value-type="date" office:date-value="1973-09-24" calcext:value-type="date">
            <text:p>24/09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11246108" calcext:value-type="float">
            <text:p>1124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7-03-03" calcext:value-type="date">
            <text:p>03/03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7.384" calcext:value-type="float">
            <text:p>7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87633" calcext:value-type="float">
            <text:p>948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6-08-23" calcext:value-type="date">
            <text:p>23/08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0.384" calcext:value-type="float">
            <text:p>10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61393" calcext:value-type="float">
            <text:p>9961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VEABC</text:p>
          </table:table-cell>
          <table:table-cell office:value-type="string" calcext:value-type="string">
            <text:p>RAFAEL</text:p>
          </table:table-cell>
          <table:table-cell office:value-type="date" office:date-value="1971-05-20" calcext:value-type="date">
            <text:p>20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966" calcext:value-type="float">
            <text:p>10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44813" calcext:value-type="float">
            <text:p>10544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67-08-29" calcext:value-type="date">
            <text:p>29/08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84303" calcext:value-type="float">
            <text:p>10984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77-02-28" calcext:value-type="date">
            <text:p>28/02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10312200" calcext:value-type="float">
            <text:p>10312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BOUZIANE</text:p>
          </table:table-cell>
          <table:table-cell office:value-type="date" office:date-value="1970-06-28" calcext:value-type="date">
            <text:p>28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office:value-type="float" office:value="10563619" calcext:value-type="float">
            <text:p>10563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67-12-23" calcext:value-type="date">
            <text:p>23/12/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96040" calcext:value-type="float">
            <text:p>10396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72-04-10" calcext:value-type="date">
            <text:p>10/04/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29790" calcext:value-type="float">
            <text:p>10929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6-06-18" calcext:value-type="date">
            <text:p>18/06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91552" calcext:value-type="float">
            <text:p>1009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2-09-23" calcext:value-type="date">
            <text:p>23/09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018" calcext:value-type="float">
            <text:p>10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73795" calcext:value-type="float">
            <text:p>9073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NABC</text:p>
          </table:table-cell>
          <table:table-cell office:value-type="string" calcext:value-type="string">
            <text:p>LUCIE</text:p>
          </table:table-cell>
          <table:table-cell office:value-type="date" office:date-value="1969-05-11" calcext:value-type="date">
            <text:p>11/05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9032267" calcext:value-type="float">
            <text:p>9032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GABC</text:p>
          </table:table-cell>
          <table:table-cell office:value-type="string" calcext:value-type="string">
            <text:p>ANGELINE</text:p>
          </table:table-cell>
          <table:table-cell office:value-type="date" office:date-value="1973-02-02" calcext:value-type="date">
            <text:p>02/0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06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10779" calcext:value-type="float">
            <text:p>991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86-06-19" calcext:value-type="date">
            <text:p>19/06/8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3</text:p>
          </table:table-cell>
          <table:table-cell office:value-type="string" calcext:value-type="string">
            <text:p>AJ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4">
          <table:table-cell office:value-type="float" office:value="9222074" calcext:value-type="float">
            <text:p>922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72-02-16" calcext:value-type="date">
            <text:p>16/02/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95480" calcext:value-type="float">
            <text:p>10295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MARION</text:p>
          </table:table-cell>
          <table:table-cell office:value-type="date" office:date-value="1973-10-07" calcext:value-type="date">
            <text:p>07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8931664" calcext:value-type="float">
            <text:p>8931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JULIE</text:p>
          </table:table-cell>
          <table:table-cell office:value-type="date" office:date-value="1972-12-03" calcext:value-type="date">
            <text:p>03/1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82075" calcext:value-type="float">
            <text:p>8982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OABC</text:p>
          </table:table-cell>
          <table:table-cell office:value-type="string" calcext:value-type="string">
            <text:p>HAKIM</text:p>
          </table:table-cell>
          <table:table-cell office:value-type="date" office:date-value="1975-07-22" calcext:value-type="date">
            <text:p>22/07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9.934" calcext:value-type="float">
            <text:p>9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76877" calcext:value-type="float">
            <text:p>9076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AABC</text:p>
          </table:table-cell>
          <table:table-cell office:value-type="string" calcext:value-type="string">
            <text:p>CELINE</text:p>
          </table:table-cell>
          <table:table-cell office:value-type="date" office:date-value="1982-10-23" calcext:value-type="date">
            <text:p>23/10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588" calcext:value-type="float">
            <text:p>11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73389" calcext:value-type="float">
            <text:p>9473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01-19" calcext:value-type="date">
            <text:p>19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501" calcext:value-type="float">
            <text:p>7,5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30045" calcext:value-type="float">
            <text:p>11030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10-05" calcext:value-type="date">
            <text:p>05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985" calcext:value-type="float">
            <text:p>7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23849" calcext:value-type="float">
            <text:p>11423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71-05-30" calcext:value-type="date">
            <text:p>30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05" calcext:value-type="float">
            <text:p>6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68885" calcext:value-type="float">
            <text:p>9968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85-06-26" calcext:value-type="date">
            <text:p>26/06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11553" calcext:value-type="float">
            <text:p>10211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EABC</text:p>
          </table:table-cell>
          <table:table-cell office:value-type="string" calcext:value-type="string">
            <text:p>JULIEN</text:p>
          </table:table-cell>
          <table:table-cell office:value-type="date" office:date-value="1972-12-12" calcext:value-type="date">
            <text:p>12/1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USI2</text:p>
          </table:table-cell>
          <table:table-cell office:value-type="string" calcext:value-type="string">
            <text:p>DU SYSTEME D'INFO an2(CP)</text:p>
          </table:table-cell>
          <table:table-cell office:value-type="float" office:value="14.13" calcext:value-type="float">
            <text:p>14,13</text:p>
          </table:table-cell>
          <table:table-cell table:number-columns-repeated="1014"/>
        </table:table-row>
        <table:table-row table:style-name="ro4">
          <table:table-cell office:value-type="float" office:value="10198723" calcext:value-type="float">
            <text:p>10198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NABC</text:p>
          </table:table-cell>
          <table:table-cell office:value-type="string" calcext:value-type="string">
            <text:p>YOANN</text:p>
          </table:table-cell>
          <table:table-cell office:value-type="date" office:date-value="1983-05-22" calcext:value-type="date">
            <text:p>22/05/8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AOUDIEN(N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5.8" calcext:value-type="float">
            <text:p>15,80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9755723" calcext:value-type="float">
            <text:p>9755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PONABC</text:p>
          </table:table-cell>
          <table:table-cell office:value-type="string" calcext:value-type="string">
            <text:p>CLEMENT</text:p>
          </table:table-cell>
          <table:table-cell office:value-type="date" office:date-value="1966-07-13" calcext:value-type="date">
            <text:p>13/07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243" calcext:value-type="float">
            <text:p>12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10847" calcext:value-type="float">
            <text:p>105108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IABC</text:p>
          </table:table-cell>
          <table:table-cell office:value-type="string" calcext:value-type="string">
            <text:p>ALEXANDRA</text:p>
          </table:table-cell>
          <table:table-cell office:value-type="date" office:date-value="1970-02-08" calcext:value-type="date">
            <text:p>08/02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office:value-type="float" office:value="9120429" calcext:value-type="float">
            <text:p>9120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SORAYA</text:p>
          </table:table-cell>
          <table:table-cell office:value-type="date" office:date-value="1965-10-21" calcext:value-type="date">
            <text:p>21/10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844" calcext:value-type="float">
            <text:p>12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06973" calcext:value-type="float">
            <text:p>9006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FABC</text:p>
          </table:table-cell>
          <table:table-cell office:value-type="string" calcext:value-type="string">
            <text:p>KARIMA</text:p>
          </table:table-cell>
          <table:table-cell office:value-type="date" office:date-value="1973-01-20" calcext:value-type="date">
            <text:p>20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P</text:p>
          </table:table-cell>
          <table:table-cell office:value-type="string" calcext:value-type="string">
            <text:p>Master2 Dyna Cultur : PEP</text:p>
          </table:table-cell>
          <table:table-cell office:value-type="float" office:value="12.521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30332" calcext:value-type="float">
            <text:p>9430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3-03-05" calcext:value-type="date">
            <text:p>05/03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7.742" calcext:value-type="float">
            <text:p>7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36127" calcext:value-type="float">
            <text:p>10136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1-03-07" calcext:value-type="date">
            <text:p>07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35072" calcext:value-type="float">
            <text:p>10835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81-09-27" calcext:value-type="date">
            <text:p>27/09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65" calcext:value-type="float">
            <text:p>9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72765" calcext:value-type="float">
            <text:p>10672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72-04-25" calcext:value-type="date">
            <text:p>25/04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4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36776" calcext:value-type="float">
            <text:p>10436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FRANCK</text:p>
          </table:table-cell>
          <table:table-cell office:value-type="date" office:date-value="1982-07-31" calcext:value-type="date">
            <text:p>31/07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9584155" calcext:value-type="float">
            <text:p>9584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TIMOTHEE</text:p>
          </table:table-cell>
          <table:table-cell office:value-type="date" office:date-value="1966-07-07" calcext:value-type="date">
            <text:p>07/07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13069" calcext:value-type="float">
            <text:p>891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HEABC</text:p>
          </table:table-cell>
          <table:table-cell office:value-type="string" calcext:value-type="string">
            <text:p>AUBIN</text:p>
          </table:table-cell>
          <table:table-cell office:value-type="date" office:date-value="1979-01-30" calcext:value-type="date">
            <text:p>30/0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9455801" calcext:value-type="float">
            <text:p>9455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CEDRIC</text:p>
          </table:table-cell>
          <table:table-cell office:value-type="date" office:date-value="1980-06-21" calcext:value-type="date">
            <text:p>21/06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513" calcext:value-type="float">
            <text:p>8,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98514" calcext:value-type="float">
            <text:p>9398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ENABC</text:p>
          </table:table-cell>
          <table:table-cell office:value-type="string" calcext:value-type="string">
            <text:p>JOYCE</text:p>
          </table:table-cell>
          <table:table-cell office:value-type="date" office:date-value="1986-04-14" calcext:value-type="date">
            <text:p>14/04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72633" calcext:value-type="float">
            <text:p>11172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CATHIA</text:p>
          </table:table-cell>
          <table:table-cell office:value-type="date" office:date-value="1966-06-14" calcext:value-type="date">
            <text:p>14/06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3.384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7717" calcext:value-type="float">
            <text:p>11477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DEABC</text:p>
          </table:table-cell>
          <table:table-cell office:value-type="string" calcext:value-type="string">
            <text:p>DOUGLAS</text:p>
          </table:table-cell>
          <table:table-cell office:value-type="date" office:date-value="1986-05-31" calcext:value-type="date">
            <text:p>31/05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2" calcext:value-type="float">
            <text:p>15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16120" calcext:value-type="float">
            <text:p>10416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RABC</text:p>
          </table:table-cell>
          <table:table-cell office:value-type="string" calcext:value-type="string">
            <text:p>NADIA</text:p>
          </table:table-cell>
          <table:table-cell office:value-type="date" office:date-value="1986-05-16" calcext:value-type="date">
            <text:p>16/05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3.463" calcext:value-type="float">
            <text:p>3,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92615" calcext:value-type="float">
            <text:p>10192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LESLIE</text:p>
          </table:table-cell>
          <table:table-cell office:value-type="date" office:date-value="1967-02-19" calcext:value-type="date">
            <text:p>19/0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4" calcext:value-type="float">
            <text:p>13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25520" calcext:value-type="float">
            <text:p>9225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UABC</text:p>
          </table:table-cell>
          <table:table-cell office:value-type="string" calcext:value-type="string">
            <text:p>IBTISEM</text:p>
          </table:table-cell>
          <table:table-cell office:value-type="date" office:date-value="1978-05-08" calcext:value-type="date">
            <text:p>08/05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3338" calcext:value-type="float">
            <text:p>98933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81-01-25" calcext:value-type="date">
            <text:p>25/0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9.51" calcext:value-type="float">
            <text:p>9,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office:value-type="float" office:value="11396864" calcext:value-type="float">
            <text:p>11396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69-04-12" calcext:value-type="date">
            <text:p>12/04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46482" calcext:value-type="float">
            <text:p>9446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IABC</text:p>
          </table:table-cell>
          <table:table-cell office:value-type="string" calcext:value-type="string">
            <text:p>RIDA</text:p>
          </table:table-cell>
          <table:table-cell office:value-type="date" office:date-value="1982-08-21" calcext:value-type="date">
            <text:p>21/08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83198" calcext:value-type="float">
            <text:p>9383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MTABC</text:p>
          </table:table-cell>
          <table:table-cell office:value-type="string" calcext:value-type="string">
            <text:p>EMNA</text:p>
          </table:table-cell>
          <table:table-cell office:value-type="date" office:date-value="1980-05-02" calcext:value-type="date">
            <text:p>02/05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89899" calcext:value-type="float">
            <text:p>110898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6-12-14" calcext:value-type="date">
            <text:p>14/1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13" calcext:value-type="float">
            <text:p>8,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69387" calcext:value-type="float">
            <text:p>9969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8-10-06" calcext:value-type="date">
            <text:p>06/10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29" calcext:value-type="float">
            <text:p>9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49843" calcext:value-type="float">
            <text:p>10649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67-11-11" calcext:value-type="date">
            <text:p>11/1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04289" calcext:value-type="float">
            <text:p>9504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70-10-07" calcext:value-type="date">
            <text:p>07/10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905" calcext:value-type="float">
            <text:p>3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24510" calcext:value-type="float">
            <text:p>113245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OABC</text:p>
          </table:table-cell>
          <table:table-cell office:value-type="string" calcext:value-type="string">
            <text:p>LYDIE</text:p>
          </table:table-cell>
          <table:table-cell office:value-type="date" office:date-value="1966-05-25" calcext:value-type="date">
            <text:p>25/05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163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09338" calcext:value-type="float">
            <text:p>950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MOHAMED</text:p>
          </table:table-cell>
          <table:table-cell office:value-type="date" office:date-value="1974-05-22" calcext:value-type="date">
            <text:p>22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12.719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79166" calcext:value-type="float">
            <text:p>9879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0-06-24" calcext:value-type="date">
            <text:p>24/06/80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67" calcext:value-type="float">
            <text:p>8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17111" calcext:value-type="float">
            <text:p>9517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6-12-29" calcext:value-type="date">
            <text:p>29/12/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71616" calcext:value-type="float">
            <text:p>9171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LOIC</text:p>
          </table:table-cell>
          <table:table-cell office:value-type="date" office:date-value="1977-03-10" calcext:value-type="date">
            <text:p>10/03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9143767" calcext:value-type="float">
            <text:p>9143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HBABC</text:p>
          </table:table-cell>
          <table:table-cell office:value-type="string" calcext:value-type="string">
            <text:p>FOUZIA</text:p>
          </table:table-cell>
          <table:table-cell office:value-type="date" office:date-value="1969-07-21" calcext:value-type="date">
            <text:p>21/07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571" calcext:value-type="float">
            <text:p>4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85793" calcext:value-type="float">
            <text:p>9185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AMANDINE</text:p>
          </table:table-cell>
          <table:table-cell office:value-type="date" office:date-value="1976-04-04" calcext:value-type="date">
            <text:p>04/04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1012016" calcext:value-type="float">
            <text:p>1101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66-09-17" calcext:value-type="date">
            <text:p>17/09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4">
          <table:table-cell office:value-type="float" office:value="11222963" calcext:value-type="float">
            <text:p>11222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73-07-29" calcext:value-type="date">
            <text:p>29/07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04980" calcext:value-type="float">
            <text:p>9104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DESIREE</text:p>
          </table:table-cell>
          <table:table-cell office:value-type="date" office:date-value="1986-10-17" calcext:value-type="date">
            <text:p>17/10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667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81732" calcext:value-type="float">
            <text:p>103817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MARINE</text:p>
          </table:table-cell>
          <table:table-cell office:value-type="date" office:date-value="1986-02-21" calcext:value-type="date">
            <text:p>21/0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18430" calcext:value-type="float">
            <text:p>92184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RABC</text:p>
          </table:table-cell>
          <table:table-cell office:value-type="string" calcext:value-type="string">
            <text:p>SAMIRA</text:p>
          </table:table-cell>
          <table:table-cell office:value-type="date" office:date-value="1968-08-14" calcext:value-type="date">
            <text:p>14/08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39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31708" calcext:value-type="float">
            <text:p>93317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LIABC</text:p>
          </table:table-cell>
          <table:table-cell office:value-type="string" calcext:value-type="string">
            <text:p>MEHDI</text:p>
          </table:table-cell>
          <table:table-cell office:value-type="date" office:date-value="1968-02-04" calcext:value-type="date">
            <text:p>04/02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83869" calcext:value-type="float">
            <text:p>9283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EABC</text:p>
          </table:table-cell>
          <table:table-cell office:value-type="string" calcext:value-type="string">
            <text:p>FAYOLE</text:p>
          </table:table-cell>
          <table:table-cell office:value-type="date" office:date-value="1986-03-10" calcext:value-type="date">
            <text:p>10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30712" calcext:value-type="float">
            <text:p>102307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UABC</text:p>
          </table:table-cell>
          <table:table-cell office:value-type="string" calcext:value-type="string">
            <text:p>ELODIE</text:p>
          </table:table-cell>
          <table:table-cell office:value-type="date" office:date-value="1980-01-13" calcext:value-type="date">
            <text:p>13/0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09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96429" calcext:value-type="float">
            <text:p>919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UABC</text:p>
          </table:table-cell>
          <table:table-cell office:value-type="string" calcext:value-type="string">
            <text:p>GREGORY</text:p>
          </table:table-cell>
          <table:table-cell office:value-type="date" office:date-value="1972-08-30" calcext:value-type="date">
            <text:p>30/08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5.3" calcext:value-type="float">
            <text:p>5,3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72628" calcext:value-type="float">
            <text:p>10072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FANTA</text:p>
          </table:table-cell>
          <table:table-cell office:value-type="date" office:date-value="1986-09-15" calcext:value-type="date">
            <text:p>15/09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3.257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98779" calcext:value-type="float">
            <text:p>1089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HUABC</text:p>
          </table:table-cell>
          <table:table-cell office:value-type="string" calcext:value-type="string">
            <text:p>SABINE</text:p>
          </table:table-cell>
          <table:table-cell office:value-type="date" office:date-value="1987-07-11" calcext:value-type="date">
            <text:p>11/07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17432" calcext:value-type="float">
            <text:p>8917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CIABC</text:p>
          </table:table-cell>
          <table:table-cell office:value-type="string" calcext:value-type="string">
            <text:p>JEAN CHRISTOPHE</text:p>
          </table:table-cell>
          <table:table-cell office:value-type="date" office:date-value="1968-02-07" calcext:value-type="date">
            <text:p>07/02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1.712" calcext:value-type="float">
            <text:p>11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56483" calcext:value-type="float">
            <text:p>111564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OKABC</text:p>
          </table:table-cell>
          <table:table-cell office:value-type="string" calcext:value-type="string">
            <text:p>CARLINE</text:p>
          </table:table-cell>
          <table:table-cell office:value-type="date" office:date-value="1973-01-29" calcext:value-type="date">
            <text:p>29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42671" calcext:value-type="float">
            <text:p>10442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LANABC</text:p>
          </table:table-cell>
          <table:table-cell office:value-type="string" calcext:value-type="string">
            <text:p>WILLIAM</text:p>
          </table:table-cell>
          <table:table-cell office:value-type="date" office:date-value="1974-10-29" calcext:value-type="date">
            <text:p>29/10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4.755" calcext:value-type="float">
            <text:p>14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95832" calcext:value-type="float">
            <text:p>10095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LEABC</text:p>
          </table:table-cell>
          <table:table-cell office:value-type="string" calcext:value-type="string">
            <text:p>CYRILLE</text:p>
          </table:table-cell>
          <table:table-cell office:value-type="date" office:date-value="1978-01-28" calcext:value-type="date">
            <text:p>28/0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61619" calcext:value-type="float">
            <text:p>9161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GUABC</text:p>
          </table:table-cell>
          <table:table-cell office:value-type="string" calcext:value-type="string">
            <text:p>FREDERIC</text:p>
          </table:table-cell>
          <table:table-cell office:value-type="date" office:date-value="1970-01-27" calcext:value-type="date">
            <text:p>27/0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2.709" calcext:value-type="float">
            <text:p>2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15802" calcext:value-type="float">
            <text:p>10915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MI</text:p>
          </table:table-cell>
          <table:table-cell office:value-type="date" office:date-value="1985-05-14" calcext:value-type="date">
            <text:p>14/05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966" calcext:value-type="float">
            <text:p>12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21908" calcext:value-type="float">
            <text:p>1102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VIRGINIE</text:p>
          </table:table-cell>
          <table:table-cell office:value-type="date" office:date-value="1973-01-26" calcext:value-type="date">
            <text:p>26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619" calcext:value-type="float">
            <text:p>11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88591" calcext:value-type="float">
            <text:p>11388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LABC</text:p>
          </table:table-cell>
          <table:table-cell office:value-type="string" calcext:value-type="string">
            <text:p>NOEL</text:p>
          </table:table-cell>
          <table:table-cell office:value-type="date" office:date-value="1986-08-26" calcext:value-type="date">
            <text:p>26/08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63421" calcext:value-type="float">
            <text:p>946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ABC</text:p>
          </table:table-cell>
          <table:table-cell office:value-type="string" calcext:value-type="string">
            <text:p>SATARA</text:p>
          </table:table-cell>
          <table:table-cell office:value-type="date" office:date-value="1971-05-04" calcext:value-type="date">
            <text:p>04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417" calcext:value-type="float">
            <text:p>3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13211" calcext:value-type="float">
            <text:p>9113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SSIRA</text:p>
          </table:table-cell>
          <table:table-cell office:value-type="date" office:date-value="1983-06-09" calcext:value-type="date">
            <text:p>09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222" calcext:value-type="float">
            <text:p>10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05108" calcext:value-type="float">
            <text:p>10305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YASMINA</text:p>
          </table:table-cell>
          <table:table-cell office:value-type="date" office:date-value="1982-06-11" calcext:value-type="date">
            <text:p>11/06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05" calcext:value-type="float">
            <text:p>7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98980" calcext:value-type="float">
            <text:p>10298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NIABC</text:p>
          </table:table-cell>
          <table:table-cell office:value-type="string" calcext:value-type="string">
            <text:p>JULIE</text:p>
          </table:table-cell>
          <table:table-cell office:value-type="date" office:date-value="1976-06-09" calcext:value-type="date">
            <text:p>09/06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346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30042" calcext:value-type="float">
            <text:p>1133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ICKAEL</text:p>
          </table:table-cell>
          <table:table-cell office:value-type="date" office:date-value="1968-01-23" calcext:value-type="date">
            <text:p>23/0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ME</text:p>
          </table:table-cell>
          <table:table-cell office:value-type="string" calcext:value-type="string">
            <text:p>Master1 Maths et enseign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9969550" calcext:value-type="float">
            <text:p>99695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RABC</text:p>
          </table:table-cell>
          <table:table-cell office:value-type="string" calcext:value-type="string">
            <text:p>DIANY</text:p>
          </table:table-cell>
          <table:table-cell office:value-type="date" office:date-value="1984-09-27" calcext:value-type="date">
            <text:p>27/09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1.661" calcext:value-type="float">
            <text:p>11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08274" calcext:value-type="float">
            <text:p>1020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ELODIE</text:p>
          </table:table-cell>
          <table:table-cell office:value-type="date" office:date-value="1970-05-15" calcext:value-type="date">
            <text:p>15/05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31450" calcext:value-type="float">
            <text:p>11131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FELICIEN</text:p>
          </table:table-cell>
          <table:table-cell office:value-type="date" office:date-value="1968-11-10" calcext:value-type="date">
            <text:p>10/1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594" calcext:value-type="float">
            <text:p>1,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44090" calcext:value-type="float">
            <text:p>1104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FATIHA</text:p>
          </table:table-cell>
          <table:table-cell office:value-type="date" office:date-value="1970-05-09" calcext:value-type="date">
            <text:p>09/05/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167" calcext:value-type="float">
            <text:p>14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7134" calcext:value-type="float">
            <text:p>11477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70-11-19" calcext:value-type="date">
            <text:p>19/1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9" calcext:value-type="float">
            <text:p>9,9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55716" calcext:value-type="float">
            <text:p>11155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67-05-04" calcext:value-type="date">
            <text:p>04/05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775" calcext:value-type="float">
            <text:p>13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78934" calcext:value-type="float">
            <text:p>106789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1-05-16" calcext:value-type="date">
            <text:p>16/05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7.844" calcext:value-type="float">
            <text:p>7,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12349" calcext:value-type="float">
            <text:p>102123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6-12-18" calcext:value-type="date">
            <text:p>18/1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9.552" calcext:value-type="float">
            <text:p>9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77935" calcext:value-type="float">
            <text:p>11077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ARABC</text:p>
          </table:table-cell>
          <table:table-cell office:value-type="string" calcext:value-type="string">
            <text:p>ISABELLE</text:p>
          </table:table-cell>
          <table:table-cell office:value-type="date" office:date-value="1967-07-11" calcext:value-type="date">
            <text:p>11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559" calcext:value-type="float">
            <text:p>10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87438" calcext:value-type="float">
            <text:p>9687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NACIM</text:p>
          </table:table-cell>
          <table:table-cell office:value-type="date" office:date-value="1966-02-03" calcext:value-type="date">
            <text:p>03/0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10382" calcext:value-type="float">
            <text:p>9110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76-02-20" calcext:value-type="date">
            <text:p>20/0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6.672" calcext:value-type="float">
            <text:p>6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61036" calcext:value-type="float">
            <text:p>103610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82-08-10" calcext:value-type="date">
            <text:p>10/08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96" calcext:value-type="float">
            <text:p>7,4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02750" calcext:value-type="float">
            <text:p>10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ULIEN</text:p>
          </table:table-cell>
          <table:table-cell office:value-type="date" office:date-value="1967-08-28" calcext:value-type="date">
            <text:p>28/08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1.6" calcext:value-type="float">
            <text:p>11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17837" calcext:value-type="float">
            <text:p>9317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GRABC</text:p>
          </table:table-cell>
          <table:table-cell office:value-type="string" calcext:value-type="string">
            <text:p>ALBAN</text:p>
          </table:table-cell>
          <table:table-cell office:value-type="date" office:date-value="1973-09-10" calcext:value-type="date">
            <text:p>10/09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4.813" calcext:value-type="float">
            <text:p>4,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60348" calcext:value-type="float">
            <text:p>10960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TABC</text:p>
          </table:table-cell>
          <table:table-cell office:value-type="string" calcext:value-type="string">
            <text:p>RIVKA</text:p>
          </table:table-cell>
          <table:table-cell office:value-type="date" office:date-value="1968-03-30" calcext:value-type="date">
            <text:p>30/03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661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07355" calcext:value-type="float">
            <text:p>92073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EMILIE</text:p>
          </table:table-cell>
          <table:table-cell office:value-type="date" office:date-value="1971-05-12" calcext:value-type="date">
            <text:p>12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933" calcext:value-type="float">
            <text:p>12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07170" calcext:value-type="float">
            <text:p>1130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MEHDI</text:p>
          </table:table-cell>
          <table:table-cell office:value-type="date" office:date-value="1984-01-06" calcext:value-type="date">
            <text:p>06/01/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08" calcext:value-type="float">
            <text:p>12,0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office:value-type="float" office:value="10695005" calcext:value-type="float">
            <text:p>10695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MICHEL</text:p>
          </table:table-cell>
          <table:table-cell office:value-type="date" office:date-value="1979-10-04" calcext:value-type="date">
            <text:p>04/10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56464" calcext:value-type="float">
            <text:p>9656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74-07-17" calcext:value-type="date">
            <text:p>17/07/7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75" calcext:value-type="float">
            <text:p>9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20527" calcext:value-type="float">
            <text:p>1112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84-06-12" calcext:value-type="date">
            <text:p>12/06/8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07488" calcext:value-type="float">
            <text:p>100074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TAABC</text:p>
          </table:table-cell>
          <table:table-cell office:value-type="string" calcext:value-type="string">
            <text:p>NAWEL</text:p>
          </table:table-cell>
          <table:table-cell office:value-type="date" office:date-value="1967-08-03" calcext:value-type="date">
            <text:p>03/08/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" calcext:value-type="float">
            <text:p>11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27436" calcext:value-type="float">
            <text:p>114274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GUYABC</text:p>
          </table:table-cell>
          <table:table-cell office:value-type="string" calcext:value-type="string">
            <text:p>CHRISTINE</text:p>
          </table:table-cell>
          <table:table-cell office:value-type="date" office:date-value="1984-03-03" calcext:value-type="date">
            <text:p>03/03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104" calcext:value-type="float">
            <text:p>10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61810" calcext:value-type="float">
            <text:p>104618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86-12-19" calcext:value-type="date">
            <text:p>19/1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559" calcext:value-type="float">
            <text:p>9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52831" calcext:value-type="float">
            <text:p>111528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69-01-23" calcext:value-type="date">
            <text:p>23/0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0.725" calcext:value-type="float">
            <text:p>10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01733" calcext:value-type="float">
            <text:p>10001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YABC</text:p>
          </table:table-cell>
          <table:table-cell office:value-type="string" calcext:value-type="string">
            <text:p>CHARLES</text:p>
          </table:table-cell>
          <table:table-cell office:value-type="date" office:date-value="1981-05-27" calcext:value-type="date">
            <text:p>27/05/8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77055" calcext:value-type="float">
            <text:p>11077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TABC</text:p>
          </table:table-cell>
          <table:table-cell office:value-type="string" calcext:value-type="string">
            <text:p>PERINPARAJAH</text:p>
          </table:table-cell>
          <table:table-cell office:value-type="date" office:date-value="1967-07-24" calcext:value-type="date">
            <text:p>24/07/6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4" calcext:value-type="float">
            <text:p>10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48362" calcext:value-type="float">
            <text:p>9648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AABC</text:p>
          </table:table-cell>
          <table:table-cell office:value-type="string" calcext:value-type="string">
            <text:p>ANAIS</text:p>
          </table:table-cell>
          <table:table-cell office:value-type="date" office:date-value="1985-06-04" calcext:value-type="date">
            <text:p>04/06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94736" calcext:value-type="float">
            <text:p>9394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WDABC</text:p>
          </table:table-cell>
          <table:table-cell office:value-type="string" calcext:value-type="string">
            <text:p>NAILA AKHTER</text:p>
          </table:table-cell>
          <table:table-cell office:value-type="date" office:date-value="1977-11-06" calcext:value-type="date">
            <text:p>06/11/77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334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40307" calcext:value-type="float">
            <text:p>9140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MABC</text:p>
          </table:table-cell>
          <table:table-cell office:value-type="string" calcext:value-type="string">
            <text:p>SANDRINE</text:p>
          </table:table-cell>
          <table:table-cell office:value-type="date" office:date-value="1966-12-15" calcext:value-type="date">
            <text:p>15/1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56947" calcext:value-type="float">
            <text:p>10856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HMED</text:p>
          </table:table-cell>
          <table:table-cell office:value-type="date" office:date-value="1972-08-26" calcext:value-type="date">
            <text:p>26/08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5" calcext:value-type="float">
            <text:p>14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25935" calcext:value-type="float">
            <text:p>10025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85-04-28" calcext:value-type="date">
            <text:p>28/04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93576" calcext:value-type="float">
            <text:p>104935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69-10-17" calcext:value-type="date">
            <text:p>17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21377" calcext:value-type="float">
            <text:p>9721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ABDOULAI</text:p>
          </table:table-cell>
          <table:table-cell office:value-type="date" office:date-value="1987-03-28" calcext:value-type="date">
            <text:p>28/03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44851" calcext:value-type="float">
            <text:p>944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OMABC</text:p>
          </table:table-cell>
          <table:table-cell office:value-type="string" calcext:value-type="string">
            <text:p>FRANCK</text:p>
          </table:table-cell>
          <table:table-cell office:value-type="date" office:date-value="1985-11-07" calcext:value-type="date">
            <text:p>07/1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48268" calcext:value-type="float">
            <text:p>9548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84-10-25" calcext:value-type="date">
            <text:p>25/10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35578" calcext:value-type="float">
            <text:p>10035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75-02-10" calcext:value-type="date">
            <text:p>10/0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62063" calcext:value-type="float">
            <text:p>1036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JESSICA</text:p>
          </table:table-cell>
          <table:table-cell office:value-type="date" office:date-value="1970-01-07" calcext:value-type="date">
            <text:p>07/0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79" calcext:value-type="float">
            <text:p>14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02073" calcext:value-type="float">
            <text:p>90020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LEX</text:p>
          </table:table-cell>
          <table:table-cell office:value-type="date" office:date-value="1973-08-26" calcext:value-type="date">
            <text:p>26/08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26416" calcext:value-type="float">
            <text:p>110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GAABC</text:p>
          </table:table-cell>
          <table:table-cell office:value-type="string" calcext:value-type="string">
            <text:p>LYES</text:p>
          </table:table-cell>
          <table:table-cell office:value-type="date" office:date-value="1981-07-22" calcext:value-type="date">
            <text:p>22/07/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49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83374" calcext:value-type="float">
            <text:p>9383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AMEL</text:p>
          </table:table-cell>
          <table:table-cell office:value-type="date" office:date-value="1982-01-09" calcext:value-type="date">
            <text:p>09/01/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2.023" calcext:value-type="float">
            <text:p>2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84632" calcext:value-type="float">
            <text:p>9384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8-01-05" calcext:value-type="date">
            <text:p>05/0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917" calcext:value-type="float">
            <text:p>6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89176" calcext:value-type="float">
            <text:p>10189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9-03-21" calcext:value-type="date">
            <text:p>21/03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396" calcext:value-type="float">
            <text:p>7,4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10600" calcext:value-type="float">
            <text:p>93106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FABC</text:p>
          </table:table-cell>
          <table:table-cell office:value-type="string" calcext:value-type="string">
            <text:p>FAHD</text:p>
          </table:table-cell>
          <table:table-cell office:value-type="date" office:date-value="1982-08-25" calcext:value-type="date">
            <text:p>25/08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3" calcext:value-type="float">
            <text:p>13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42010" calcext:value-type="float">
            <text:p>964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86-01-09" calcext:value-type="date">
            <text:p>09/0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084" calcext:value-type="float">
            <text:p>5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73293" calcext:value-type="float">
            <text:p>100732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68-01-08" calcext:value-type="date">
            <text:p>08/0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083" calcext:value-type="float">
            <text:p>9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87383" calcext:value-type="float">
            <text:p>11287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TSABC</text:p>
          </table:table-cell>
          <table:table-cell office:value-type="string" calcext:value-type="string">
            <text:p>ABDERZAK</text:p>
          </table:table-cell>
          <table:table-cell office:value-type="date" office:date-value="1967-11-19" calcext:value-type="date">
            <text:p>19/11/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12626" calcext:value-type="float">
            <text:p>10612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YABC</text:p>
          </table:table-cell>
          <table:table-cell office:value-type="string" calcext:value-type="string">
            <text:p>JEREMIE</text:p>
          </table:table-cell>
          <table:table-cell office:value-type="date" office:date-value="1978-12-16" calcext:value-type="date">
            <text:p>16/1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18486" calcext:value-type="float">
            <text:p>9018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YOABC</text:p>
          </table:table-cell>
          <table:table-cell office:value-type="string" calcext:value-type="string">
            <text:p>SARRA</text:p>
          </table:table-cell>
          <table:table-cell office:value-type="date" office:date-value="1978-09-04" calcext:value-type="date">
            <text:p>04/09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34194" calcext:value-type="float">
            <text:p>9134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UYABC</text:p>
          </table:table-cell>
          <table:table-cell office:value-type="string" calcext:value-type="string">
            <text:p>CELINE</text:p>
          </table:table-cell>
          <table:table-cell office:value-type="date" office:date-value="1967-11-03" calcext:value-type="date">
            <text:p>03/1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7" calcext:value-type="float">
            <text:p>14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94165" calcext:value-type="float">
            <text:p>11094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PASEM</text:p>
          </table:table-cell>
          <table:table-cell office:value-type="date" office:date-value="1973-07-21" calcext:value-type="date">
            <text:p>21/07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57275" calcext:value-type="float">
            <text:p>11057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OABC</text:p>
          </table:table-cell>
          <table:table-cell office:value-type="string" calcext:value-type="string">
            <text:p>AMINE</text:p>
          </table:table-cell>
          <table:table-cell office:value-type="date" office:date-value="1981-09-12" calcext:value-type="date">
            <text:p>12/09/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6" calcext:value-type="float">
            <text:p>11,60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4">
          <table:table-cell office:value-type="float" office:value="10671138" calcext:value-type="float">
            <text:p>1067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CHABC</text:p>
          </table:table-cell>
          <table:table-cell office:value-type="string" calcext:value-type="string">
            <text:p>MARIEN</text:p>
          </table:table-cell>
          <table:table-cell office:value-type="date" office:date-value="1976-08-25" calcext:value-type="date">
            <text:p>25/08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9635946" calcext:value-type="float">
            <text:p>9635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0-12-18" calcext:value-type="date">
            <text:p>18/12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9" calcext:value-type="float">
            <text:p>9,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70198" calcext:value-type="float">
            <text:p>10370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1-12-18" calcext:value-type="date">
            <text:p>18/12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938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50628" calcext:value-type="float">
            <text:p>10750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RIABC</text:p>
          </table:table-cell>
          <table:table-cell office:value-type="string" calcext:value-type="string">
            <text:p>JAMAL</text:p>
          </table:table-cell>
          <table:table-cell office:value-type="date" office:date-value="1967-03-15" calcext:value-type="date">
            <text:p>15/03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office:value-type="float" office:value="9794846" calcext:value-type="float">
            <text:p>9794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PAUL-EMILE</text:p>
          </table:table-cell>
          <table:table-cell office:value-type="date" office:date-value="1978-01-15" calcext:value-type="date">
            <text:p>15/0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5236" calcext:value-type="float">
            <text:p>9735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HAMABC</text:p>
          </table:table-cell>
          <table:table-cell office:value-type="string" calcext:value-type="string">
            <text:p>DJAFARE</text:p>
          </table:table-cell>
          <table:table-cell office:value-type="date" office:date-value="1986-04-01" calcext:value-type="date">
            <text:p>01/04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64" calcext:value-type="float">
            <text:p>10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42662" calcext:value-type="float">
            <text:p>93426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QUABC</text:p>
          </table:table-cell>
          <table:table-cell office:value-type="string" calcext:value-type="string">
            <text:p>PIERRE</text:p>
          </table:table-cell>
          <table:table-cell office:value-type="date" office:date-value="1977-10-09" calcext:value-type="date">
            <text:p>09/10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84807" calcext:value-type="float">
            <text:p>11484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DABC</text:p>
          </table:table-cell>
          <table:table-cell office:value-type="string" calcext:value-type="string">
            <text:p>MORGANE</text:p>
          </table:table-cell>
          <table:table-cell office:value-type="date" office:date-value="1985-02-12" calcext:value-type="date">
            <text:p>12/02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84305" calcext:value-type="float">
            <text:p>11084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BENJAMIN</text:p>
          </table:table-cell>
          <table:table-cell office:value-type="date" office:date-value="1967-04-07" calcext:value-type="date">
            <text:p>07/04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65568" calcext:value-type="float">
            <text:p>11465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3-08-05" calcext:value-type="date">
            <text:p>05/08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785" calcext:value-type="float">
            <text:p>1,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30914" calcext:value-type="float">
            <text:p>11330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7-05-22" calcext:value-type="date">
            <text:p>22/05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166" calcext:value-type="float">
            <text:p>4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60420" calcext:value-type="float">
            <text:p>10360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INABC</text:p>
          </table:table-cell>
          <table:table-cell office:value-type="string" calcext:value-type="string">
            <text:p>AUDREY</text:p>
          </table:table-cell>
          <table:table-cell office:value-type="date" office:date-value="1986-03-13" calcext:value-type="date">
            <text:p>13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8" calcext:value-type="float">
            <text:p>12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62358" calcext:value-type="float">
            <text:p>926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HABC</text:p>
          </table:table-cell>
          <table:table-cell office:value-type="string" calcext:value-type="string">
            <text:p>LILIA</text:p>
          </table:table-cell>
          <table:table-cell office:value-type="date" office:date-value="1978-03-08" calcext:value-type="date">
            <text:p>08/03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48639" calcext:value-type="float">
            <text:p>9748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CELINE</text:p>
          </table:table-cell>
          <table:table-cell office:value-type="date" office:date-value="1975-03-31" calcext:value-type="date">
            <text:p>31/03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485" calcext:value-type="float">
            <text:p>14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91982" calcext:value-type="float">
            <text:p>10091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1-05-13" calcext:value-type="date">
            <text:p>13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7" calcext:value-type="float">
            <text:p>8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71739" calcext:value-type="float">
            <text:p>9371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2-09-12" calcext:value-type="date">
            <text:p>12/09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65528" calcext:value-type="float">
            <text:p>10865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MADABC</text:p>
          </table:table-cell>
          <table:table-cell office:value-type="string" calcext:value-type="string">
            <text:p>MOUMAT</text:p>
          </table:table-cell>
          <table:table-cell office:value-type="date" office:date-value="1986-07-04" calcext:value-type="date">
            <text:p>04/07/8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09151" calcext:value-type="float">
            <text:p>11009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KABC</text:p>
          </table:table-cell>
          <table:table-cell office:value-type="string" calcext:value-type="string">
            <text:p>NERMINE</text:p>
          </table:table-cell>
          <table:table-cell office:value-type="date" office:date-value="1981-01-26" calcext:value-type="date">
            <text:p>26/0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66274" calcext:value-type="float">
            <text:p>11466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FABC</text:p>
          </table:table-cell>
          <table:table-cell office:value-type="string" calcext:value-type="string">
            <text:p>EDOUARD</text:p>
          </table:table-cell>
          <table:table-cell office:value-type="date" office:date-value="1981-06-25" calcext:value-type="date">
            <text:p>25/06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69971" calcext:value-type="float">
            <text:p>100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LAETITIA</text:p>
          </table:table-cell>
          <table:table-cell office:value-type="date" office:date-value="1975-02-13" calcext:value-type="date">
            <text:p>13/0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84110" calcext:value-type="float">
            <text:p>9584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UYEN-MI</text:p>
          </table:table-cell>
          <table:table-cell office:value-type="date" office:date-value="1970-11-26" calcext:value-type="date">
            <text:p>26/1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1" calcext:value-type="float">
            <text:p>11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88354" calcext:value-type="float">
            <text:p>10588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NAABC</text:p>
          </table:table-cell>
          <table:table-cell office:value-type="string" calcext:value-type="string">
            <text:p>MICHEL</text:p>
          </table:table-cell>
          <table:table-cell office:value-type="date" office:date-value="1980-02-03" calcext:value-type="date">
            <text:p>03/0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32920" calcext:value-type="float">
            <text:p>98329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MABC</text:p>
          </table:table-cell>
          <table:table-cell office:value-type="string" calcext:value-type="string">
            <text:p>DEVI</text:p>
          </table:table-cell>
          <table:table-cell office:value-type="date" office:date-value="1983-12-18" calcext:value-type="date">
            <text:p>18/12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" calcext:value-type="float">
            <text:p>12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33560" calcext:value-type="float">
            <text:p>10733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FINARITRA</text:p>
          </table:table-cell>
          <table:table-cell office:value-type="date" office:date-value="1974-02-24" calcext:value-type="date">
            <text:p>24/02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70918" calcext:value-type="float">
            <text:p>10170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NEABC</text:p>
          </table:table-cell>
          <table:table-cell office:value-type="string" calcext:value-type="string">
            <text:p>LAETITIA</text:p>
          </table:table-cell>
          <table:table-cell office:value-type="date" office:date-value="1974-05-16" calcext:value-type="date">
            <text:p>16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20360" calcext:value-type="float">
            <text:p>9620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ELIE</text:p>
          </table:table-cell>
          <table:table-cell office:value-type="date" office:date-value="1973-02-25" calcext:value-type="date">
            <text:p>25/0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31345" calcext:value-type="float">
            <text:p>107313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ABC</text:p>
          </table:table-cell>
          <table:table-cell office:value-type="string" calcext:value-type="string">
            <text:p>JULIETTE</text:p>
          </table:table-cell>
          <table:table-cell office:value-type="date" office:date-value="1987-05-19" calcext:value-type="date">
            <text:p>19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09878" calcext:value-type="float">
            <text:p>970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UABC</text:p>
          </table:table-cell>
          <table:table-cell office:value-type="string" calcext:value-type="string">
            <text:p>THIERRY</text:p>
          </table:table-cell>
          <table:table-cell office:value-type="date" office:date-value="1983-11-01" calcext:value-type="date">
            <text:p>01/1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7" calcext:value-type="float">
            <text:p>14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40980" calcext:value-type="float">
            <text:p>1134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67-04-25" calcext:value-type="date">
            <text:p>25/04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38" calcext:value-type="float">
            <text:p>9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89951" calcext:value-type="float">
            <text:p>9889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83-10-22" calcext:value-type="date">
            <text:p>22/10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55992" calcext:value-type="float">
            <text:p>9355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NAZLI</text:p>
          </table:table-cell>
          <table:table-cell office:value-type="date" office:date-value="1983-06-20" calcext:value-type="date">
            <text:p>20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941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99125" calcext:value-type="float">
            <text:p>10899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REABC</text:p>
          </table:table-cell>
          <table:table-cell office:value-type="string" calcext:value-type="string">
            <text:p>ELENA</text:p>
          </table:table-cell>
          <table:table-cell office:value-type="date" office:date-value="1981-07-21" calcext:value-type="date">
            <text:p>21/07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25166" calcext:value-type="float">
            <text:p>10325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SABC</text:p>
          </table:table-cell>
          <table:table-cell office:value-type="string" calcext:value-type="string">
            <text:p>HAFIDA</text:p>
          </table:table-cell>
          <table:table-cell office:value-type="date" office:date-value="1978-07-24" calcext:value-type="date">
            <text:p>24/07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47704" calcext:value-type="float">
            <text:p>924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SIMON</text:p>
          </table:table-cell>
          <table:table-cell office:value-type="date" office:date-value="1972-05-15" calcext:value-type="date">
            <text:p>15/05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47473" calcext:value-type="float">
            <text:p>9047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9-10-07" calcext:value-type="date">
            <text:p>07/10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40229" calcext:value-type="float">
            <text:p>10340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2-10-28" calcext:value-type="date">
            <text:p>28/10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56446" calcext:value-type="float">
            <text:p>104564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AABC</text:p>
          </table:table-cell>
          <table:table-cell office:value-type="string" calcext:value-type="string">
            <text:p>CHRISTELLE</text:p>
          </table:table-cell>
          <table:table-cell office:value-type="date" office:date-value="1970-02-15" calcext:value-type="date">
            <text:p>15/02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86176" calcext:value-type="float">
            <text:p>9686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OLIVIA</text:p>
          </table:table-cell>
          <table:table-cell office:value-type="date" office:date-value="1979-09-09" calcext:value-type="date">
            <text:p>09/09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70806" calcext:value-type="float">
            <text:p>9070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OUABC</text:p>
          </table:table-cell>
          <table:table-cell office:value-type="string" calcext:value-type="string">
            <text:p>SAMIA</text:p>
          </table:table-cell>
          <table:table-cell office:value-type="date" office:date-value="1975-12-11" calcext:value-type="date">
            <text:p>11/12/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47170" calcext:value-type="float">
            <text:p>934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AABC</text:p>
          </table:table-cell>
          <table:table-cell office:value-type="string" calcext:value-type="string">
            <text:p>EMMANUEL PIERRE</text:p>
          </table:table-cell>
          <table:table-cell office:value-type="date" office:date-value="1971-12-20" calcext:value-type="date">
            <text:p>20/12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07237" calcext:value-type="float">
            <text:p>11007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YGABC</text:p>
          </table:table-cell>
          <table:table-cell office:value-type="string" calcext:value-type="string">
            <text:p>SEBASTIEN</text:p>
          </table:table-cell>
          <table:table-cell office:value-type="date" office:date-value="1970-01-02" calcext:value-type="date">
            <text:p>02/0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77694" calcext:value-type="float">
            <text:p>10077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FABIEN</text:p>
          </table:table-cell>
          <table:table-cell office:value-type="date" office:date-value="1973-11-19" calcext:value-type="date">
            <text:p>19/1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58713" calcext:value-type="float">
            <text:p>975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SAMUEL</text:p>
          </table:table-cell>
          <table:table-cell office:value-type="date" office:date-value="1977-12-27" calcext:value-type="date">
            <text:p>27/12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56897" calcext:value-type="float">
            <text:p>10756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AABC</text:p>
          </table:table-cell>
          <table:table-cell office:value-type="string" calcext:value-type="string">
            <text:p>LINDA</text:p>
          </table:table-cell>
          <table:table-cell office:value-type="date" office:date-value="1971-03-18" calcext:value-type="date">
            <text:p>18/03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3" calcext:value-type="float">
            <text:p>15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0045" calcext:value-type="float">
            <text:p>9570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MSABC</text:p>
          </table:table-cell>
          <table:table-cell office:value-type="string" calcext:value-type="string">
            <text:p>HODA</text:p>
          </table:table-cell>
          <table:table-cell office:value-type="date" office:date-value="1986-07-31" calcext:value-type="date">
            <text:p>31/07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office:value-type="float" office:value="10472687" calcext:value-type="float">
            <text:p>10472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NABC</text:p>
          </table:table-cell>
          <table:table-cell office:value-type="string" calcext:value-type="string">
            <text:p>SOLANGE</text:p>
          </table:table-cell>
          <table:table-cell office:value-type="date" office:date-value="1975-12-13" calcext:value-type="date">
            <text:p>13/1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1.585" calcext:value-type="float">
            <text:p>11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04826" calcext:value-type="float">
            <text:p>10704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HLABC</text:p>
          </table:table-cell>
          <table:table-cell office:value-type="string" calcext:value-type="string">
            <text:p>JOHN</text:p>
          </table:table-cell>
          <table:table-cell office:value-type="date" office:date-value="1984-03-08" calcext:value-type="date">
            <text:p>08/03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38795" calcext:value-type="float">
            <text:p>10838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GAABC</text:p>
          </table:table-cell>
          <table:table-cell office:value-type="string" calcext:value-type="string">
            <text:p>MARINE</text:p>
          </table:table-cell>
          <table:table-cell office:value-type="date" office:date-value="1967-12-25" calcext:value-type="date">
            <text:p>25/1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90011" calcext:value-type="float">
            <text:p>10390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ILYES</text:p>
          </table:table-cell>
          <table:table-cell office:value-type="date" office:date-value="1985-05-01" calcext:value-type="date">
            <text:p>01/05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66805" calcext:value-type="float">
            <text:p>956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EABC</text:p>
          </table:table-cell>
          <table:table-cell office:value-type="string" calcext:value-type="string">
            <text:p>JULIEN</text:p>
          </table:table-cell>
          <table:table-cell office:value-type="date" office:date-value="1977-01-16" calcext:value-type="date">
            <text:p>16/01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79916" calcext:value-type="float">
            <text:p>99799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KABC</text:p>
          </table:table-cell>
          <table:table-cell office:value-type="string" calcext:value-type="string">
            <text:p>HAJIRA</text:p>
          </table:table-cell>
          <table:table-cell office:value-type="date" office:date-value="1981-03-12" calcext:value-type="date">
            <text:p>12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151" calcext:value-type="float">
            <text:p>11,15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float" office:value="10634650" calcext:value-type="float">
            <text:p>10634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LOIS</text:p>
          </table:table-cell>
          <table:table-cell office:value-type="date" office:date-value="1987-03-24" calcext:value-type="date">
            <text:p>24/03/8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office:value-type="float" office:value="10107157" calcext:value-type="float">
            <text:p>10107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TAABC</text:p>
          </table:table-cell>
          <table:table-cell office:value-type="string" calcext:value-type="string">
            <text:p>CLEMENCE</text:p>
          </table:table-cell>
          <table:table-cell office:value-type="date" office:date-value="1982-12-24" calcext:value-type="date">
            <text:p>24/1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28599" calcext:value-type="float">
            <text:p>9428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EABC</text:p>
          </table:table-cell>
          <table:table-cell office:value-type="string" calcext:value-type="string">
            <text:p>VANESSA</text:p>
          </table:table-cell>
          <table:table-cell office:value-type="date" office:date-value="1980-08-18" calcext:value-type="date">
            <text:p>18/08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52528" calcext:value-type="float">
            <text:p>9552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DABC</text:p>
          </table:table-cell>
          <table:table-cell office:value-type="string" calcext:value-type="string">
            <text:p>THIERRY</text:p>
          </table:table-cell>
          <table:table-cell office:value-type="date" office:date-value="1980-06-01" calcext:value-type="date">
            <text:p>01/06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425" calcext:value-type="float">
            <text:p>14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19714" calcext:value-type="float">
            <text:p>8919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79-02-23" calcext:value-type="date">
            <text:p>23/0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62972" calcext:value-type="float">
            <text:p>9962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82-02-23" calcext:value-type="date">
            <text:p>23/0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41287" calcext:value-type="float">
            <text:p>10041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IABC</text:p>
          </table:table-cell>
          <table:table-cell office:value-type="string" calcext:value-type="string">
            <text:p>NELLY</text:p>
          </table:table-cell>
          <table:table-cell office:value-type="date" office:date-value="1981-02-26" calcext:value-type="date">
            <text:p>26/0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08811" calcext:value-type="float">
            <text:p>9708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ANDRA</text:p>
          </table:table-cell>
          <table:table-cell office:value-type="date" office:date-value="1979-06-21" calcext:value-type="date">
            <text:p>21/06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75383" calcext:value-type="float">
            <text:p>10775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YAABC</text:p>
          </table:table-cell>
          <table:table-cell office:value-type="string" calcext:value-type="string">
            <text:p>SOUAD</text:p>
          </table:table-cell>
          <table:table-cell office:value-type="date" office:date-value="1982-09-23" calcext:value-type="date">
            <text:p>23/09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5.975" calcext:value-type="float">
            <text:p>5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58016" calcext:value-type="float">
            <text:p>10258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KARINA</text:p>
          </table:table-cell>
          <table:table-cell office:value-type="date" office:date-value="1984-04-09" calcext:value-type="date">
            <text:p>09/04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82435" calcext:value-type="float">
            <text:p>10182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INABC</text:p>
          </table:table-cell>
          <table:table-cell office:value-type="string" calcext:value-type="string">
            <text:p>AHCENE</text:p>
          </table:table-cell>
          <table:table-cell office:value-type="date" office:date-value="1984-11-17" calcext:value-type="date">
            <text:p>17/11/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3SI</text:p>
          </table:table-cell>
          <table:table-cell office:value-type="string" calcext:value-type="string">
            <text:p>INGENIEUR INFO an1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19715" calcext:value-type="float">
            <text:p>10219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MEGUY</text:p>
          </table:table-cell>
          <table:table-cell office:value-type="date" office:date-value="1977-01-06" calcext:value-type="date">
            <text:p>06/01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17056" calcext:value-type="float">
            <text:p>9417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MABC</text:p>
          </table:table-cell>
          <table:table-cell office:value-type="string" calcext:value-type="string">
            <text:p>NADIA</text:p>
          </table:table-cell>
          <table:table-cell office:value-type="date" office:date-value="1969-11-15" calcext:value-type="date">
            <text:p>15/1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09051" calcext:value-type="float">
            <text:p>10009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73-06-30" calcext:value-type="date">
            <text:p>30/06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6.017" calcext:value-type="float">
            <text:p>6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47991" calcext:value-type="float">
            <text:p>1014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82-10-16" calcext:value-type="date">
            <text:p>16/10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17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09056" calcext:value-type="float">
            <text:p>9809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85-09-07" calcext:value-type="date">
            <text:p>07/09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5.111" calcext:value-type="float">
            <text:p>5,11</text:p>
          </table:table-cell>
          <table:table-cell office:value-type="string" calcext:value-type="string">
            <text:p>AJ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4">
          <table:table-cell office:value-type="float" office:value="9932903" calcext:value-type="float">
            <text:p>993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77-07-28" calcext:value-type="date">
            <text:p>28/07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275" calcext:value-type="float">
            <text:p>10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73421" calcext:value-type="float">
            <text:p>1107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ONABC</text:p>
          </table:table-cell>
          <table:table-cell office:value-type="string" calcext:value-type="string">
            <text:p>MARGUERITE</text:p>
          </table:table-cell>
          <table:table-cell office:value-type="date" office:date-value="1983-09-07" calcext:value-type="date">
            <text:p>07/09/8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CHEQUE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39440" calcext:value-type="float">
            <text:p>10439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MAABC</text:p>
          </table:table-cell>
          <table:table-cell office:value-type="string" calcext:value-type="string">
            <text:p>MERYEM</text:p>
          </table:table-cell>
          <table:table-cell office:value-type="date" office:date-value="1981-07-22" calcext:value-type="date">
            <text:p>22/07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20776" calcext:value-type="float">
            <text:p>114207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ODILE</text:p>
          </table:table-cell>
          <table:table-cell office:value-type="date" office:date-value="1967-07-07" calcext:value-type="date">
            <text:p>07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36368" calcext:value-type="float">
            <text:p>11236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REDERIC</text:p>
          </table:table-cell>
          <table:table-cell office:value-type="date" office:date-value="1967-02-19" calcext:value-type="date">
            <text:p>19/0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" calcext:value-type="float">
            <text:p>11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82624" calcext:value-type="float">
            <text:p>11482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JABC</text:p>
          </table:table-cell>
          <table:table-cell office:value-type="string" calcext:value-type="string">
            <text:p>LAETITIA</text:p>
          </table:table-cell>
          <table:table-cell office:value-type="date" office:date-value="1974-01-24" calcext:value-type="date">
            <text:p>24/0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94069" calcext:value-type="float">
            <text:p>10594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DEL</text:p>
          </table:table-cell>
          <table:table-cell office:value-type="date" office:date-value="1966-12-23" calcext:value-type="date">
            <text:p>23/1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4.767" calcext:value-type="float">
            <text:p>4,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10198" calcext:value-type="float">
            <text:p>9910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LAURENT</text:p>
          </table:table-cell>
          <table:table-cell office:value-type="date" office:date-value="1985-01-19" calcext:value-type="date">
            <text:p>19/0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92762" calcext:value-type="float">
            <text:p>10192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ILABC</text:p>
          </table:table-cell>
          <table:table-cell office:value-type="string" calcext:value-type="string">
            <text:p>LOIC</text:p>
          </table:table-cell>
          <table:table-cell office:value-type="date" office:date-value="1986-04-21" calcext:value-type="date">
            <text:p>21/04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15959" calcext:value-type="float">
            <text:p>98159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BENJAMIN</text:p>
          </table:table-cell>
          <table:table-cell office:value-type="date" office:date-value="1979-02-27" calcext:value-type="date">
            <text:p>27/0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7" calcext:value-type="float">
            <text:p>15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17167" calcext:value-type="float">
            <text:p>11417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ORAABC</text:p>
          </table:table-cell>
          <table:table-cell office:value-type="string" calcext:value-type="string">
            <text:p>MOHAMMAD</text:p>
          </table:table-cell>
          <table:table-cell office:value-type="date" office:date-value="1970-03-03" calcext:value-type="date">
            <text:p>03/03/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17591" calcext:value-type="float">
            <text:p>9917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MOABC</text:p>
          </table:table-cell>
          <table:table-cell office:value-type="string" calcext:value-type="string">
            <text:p>RUDY</text:p>
          </table:table-cell>
          <table:table-cell office:value-type="date" office:date-value="1966-11-07" calcext:value-type="date">
            <text:p>07/1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55820" calcext:value-type="float">
            <text:p>8955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RACHEL</text:p>
          </table:table-cell>
          <table:table-cell office:value-type="date" office:date-value="1980-01-20" calcext:value-type="date">
            <text:p>20/0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09969" calcext:value-type="float">
            <text:p>9009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MORGANE</text:p>
          </table:table-cell>
          <table:table-cell office:value-type="date" office:date-value="1975-12-16" calcext:value-type="date">
            <text:p>16/1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92797" calcext:value-type="float">
            <text:p>89927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AGATHE</text:p>
          </table:table-cell>
          <table:table-cell office:value-type="date" office:date-value="1978-07-14" calcext:value-type="date">
            <text:p>14/07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9.742" calcext:value-type="float">
            <text:p>9,74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4">
          <table:table-cell office:value-type="float" office:value="9363981" calcext:value-type="float">
            <text:p>9363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DEABC</text:p>
          </table:table-cell>
          <table:table-cell office:value-type="string" calcext:value-type="string">
            <text:p>SOLENE</text:p>
          </table:table-cell>
          <table:table-cell office:value-type="date" office:date-value="1971-09-19" calcext:value-type="date">
            <text:p>19/09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89725" calcext:value-type="float">
            <text:p>8989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NABIL</text:p>
          </table:table-cell>
          <table:table-cell office:value-type="date" office:date-value="1984-01-09" calcext:value-type="date">
            <text:p>09/0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71217" calcext:value-type="float">
            <text:p>10271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LEO</text:p>
          </table:table-cell>
          <table:table-cell office:value-type="date" office:date-value="1979-03-10" calcext:value-type="date">
            <text:p>10/03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24133" calcext:value-type="float">
            <text:p>10724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ONABC</text:p>
          </table:table-cell>
          <table:table-cell office:value-type="string" calcext:value-type="string">
            <text:p>JOHANNA</text:p>
          </table:table-cell>
          <table:table-cell office:value-type="date" office:date-value="1984-01-30" calcext:value-type="date">
            <text:p>30/0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26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78511" calcext:value-type="float">
            <text:p>108785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REZOWANA</text:p>
          </table:table-cell>
          <table:table-cell office:value-type="date" office:date-value="1975-10-22" calcext:value-type="date">
            <text:p>22/10/7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62191" calcext:value-type="float">
            <text:p>109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79-06-08" calcext:value-type="date">
            <text:p>08/06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713" calcext:value-type="float">
            <text:p>9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94678" calcext:value-type="float">
            <text:p>9194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83-06-15" calcext:value-type="date">
            <text:p>15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541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31240" calcext:value-type="float">
            <text:p>9131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AABC</text:p>
          </table:table-cell>
          <table:table-cell office:value-type="string" calcext:value-type="string">
            <text:p>HABY</text:p>
          </table:table-cell>
          <table:table-cell office:value-type="date" office:date-value="1977-03-26" calcext:value-type="date">
            <text:p>26/03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61324" calcext:value-type="float">
            <text:p>11261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ABC</text:p>
          </table:table-cell>
          <table:table-cell office:value-type="string" calcext:value-type="string">
            <text:p>YASSINE</text:p>
          </table:table-cell>
          <table:table-cell office:value-type="date" office:date-value="1982-10-30" calcext:value-type="date">
            <text:p>30/10/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675" calcext:value-type="float">
            <text:p>0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72981" calcext:value-type="float">
            <text:p>10672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UTABC</text:p>
          </table:table-cell>
          <table:table-cell office:value-type="string" calcext:value-type="string">
            <text:p>ALEXANDRA</text:p>
          </table:table-cell>
          <table:table-cell office:value-type="date" office:date-value="1980-11-08" calcext:value-type="date">
            <text:p>08/1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254" calcext:value-type="float">
            <text:p>7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37684" calcext:value-type="float">
            <text:p>1133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RABC</text:p>
          </table:table-cell>
          <table:table-cell office:value-type="string" calcext:value-type="string">
            <text:p>CECILIA</text:p>
          </table:table-cell>
          <table:table-cell office:value-type="date" office:date-value="1971-03-16" calcext:value-type="date">
            <text:p>16/03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01340" calcext:value-type="float">
            <text:p>1030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PRABC</text:p>
          </table:table-cell>
          <table:table-cell office:value-type="string" calcext:value-type="string">
            <text:p>MAGALI</text:p>
          </table:table-cell>
          <table:table-cell office:value-type="date" office:date-value="1970-09-16" calcext:value-type="date">
            <text:p>16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89" calcext:value-type="float">
            <text:p>1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25718" calcext:value-type="float">
            <text:p>8925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EVABC</text:p>
          </table:table-cell>
          <table:table-cell office:value-type="string" calcext:value-type="string">
            <text:p>NICOLAS</text:p>
          </table:table-cell>
          <table:table-cell office:value-type="date" office:date-value="1979-08-17" calcext:value-type="date">
            <text:p>17/08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02924" calcext:value-type="float">
            <text:p>10602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SARA</text:p>
          </table:table-cell>
          <table:table-cell office:value-type="date" office:date-value="1972-01-16" calcext:value-type="date">
            <text:p>16/0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44662" calcext:value-type="float">
            <text:p>8944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RIABC</text:p>
          </table:table-cell>
          <table:table-cell office:value-type="string" calcext:value-type="string">
            <text:p>KAMILA</text:p>
          </table:table-cell>
          <table:table-cell office:value-type="date" office:date-value="1970-01-11" calcext:value-type="date">
            <text:p>11/01/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90073" calcext:value-type="float">
            <text:p>9190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WARDA</text:p>
          </table:table-cell>
          <table:table-cell office:value-type="date" office:date-value="1982-05-04" calcext:value-type="date">
            <text:p>04/05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80419" calcext:value-type="float">
            <text:p>9080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ISABELLE</text:p>
          </table:table-cell>
          <table:table-cell office:value-type="date" office:date-value="1975-05-23" calcext:value-type="date">
            <text:p>23/05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04" calcext:value-type="float">
            <text:p>14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34573" calcext:value-type="float">
            <text:p>893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BRABC</text:p>
          </table:table-cell>
          <table:table-cell office:value-type="string" calcext:value-type="string">
            <text:p>SAKINA</text:p>
          </table:table-cell>
          <table:table-cell office:value-type="date" office:date-value="1968-03-30" calcext:value-type="date">
            <text:p>30/03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90167" calcext:value-type="float">
            <text:p>10090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FABC</text:p>
          </table:table-cell>
          <table:table-cell office:value-type="string" calcext:value-type="string">
            <text:p>THIBAUT</text:p>
          </table:table-cell>
          <table:table-cell office:value-type="date" office:date-value="1975-06-04" calcext:value-type="date">
            <text:p>04/06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1150726" calcext:value-type="float">
            <text:p>11150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83-04-18" calcext:value-type="date">
            <text:p>18/04/8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204" calcext:value-type="float">
            <text:p>9,2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06634" calcext:value-type="float">
            <text:p>11106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69-09-20" calcext:value-type="date">
            <text:p>20/09/69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329" calcext:value-type="float">
            <text:p>9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74284" calcext:value-type="float">
            <text:p>967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BAABC</text:p>
          </table:table-cell>
          <table:table-cell office:value-type="string" calcext:value-type="string">
            <text:p>IMTIAZ</text:p>
          </table:table-cell>
          <table:table-cell office:value-type="date" office:date-value="1965-10-04" calcext:value-type="date">
            <text:p>04/10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40443" calcext:value-type="float">
            <text:p>11240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IABC</text:p>
          </table:table-cell>
          <table:table-cell office:value-type="string" calcext:value-type="string">
            <text:p>IBRAHIMA</text:p>
          </table:table-cell>
          <table:table-cell office:value-type="date" office:date-value="1979-08-15" calcext:value-type="date">
            <text:p>15/08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9.628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49789" calcext:value-type="float">
            <text:p>11249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ABC</text:p>
          </table:table-cell>
          <table:table-cell office:value-type="string" calcext:value-type="string">
            <text:p>JOHAN</text:p>
          </table:table-cell>
          <table:table-cell office:value-type="date" office:date-value="1980-05-08" calcext:value-type="date">
            <text:p>08/05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4">
          <table:table-cell office:value-type="float" office:value="11078918" calcext:value-type="float">
            <text:p>11078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EIABC</text:p>
          </table:table-cell>
          <table:table-cell office:value-type="string" calcext:value-type="string">
            <text:p>THOMAS</text:p>
          </table:table-cell>
          <table:table-cell office:value-type="date" office:date-value="1987-05-07" calcext:value-type="date">
            <text:p>07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59432" calcext:value-type="float">
            <text:p>11359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NATHALIE</text:p>
          </table:table-cell>
          <table:table-cell office:value-type="date" office:date-value="1986-05-08" calcext:value-type="date">
            <text:p>08/05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office:value-type="float" office:value="9200102" calcext:value-type="float">
            <text:p>9200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ILABC</text:p>
          </table:table-cell>
          <table:table-cell office:value-type="string" calcext:value-type="string">
            <text:p>MARIE</text:p>
          </table:table-cell>
          <table:table-cell office:value-type="date" office:date-value="1969-01-18" calcext:value-type="date">
            <text:p>18/0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67" calcext:value-type="float">
            <text:p>16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70793" calcext:value-type="float">
            <text:p>10470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TABC</text:p>
          </table:table-cell>
          <table:table-cell office:value-type="string" calcext:value-type="string">
            <text:p>KAHINA</text:p>
          </table:table-cell>
          <table:table-cell office:value-type="date" office:date-value="1973-11-20" calcext:value-type="date">
            <text:p>20/1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12592" calcext:value-type="float">
            <text:p>11412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2-11-04" calcext:value-type="date">
            <text:p>04/1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96405" calcext:value-type="float">
            <text:p>9696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4-04-13" calcext:value-type="date">
            <text:p>13/04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44573" calcext:value-type="float">
            <text:p>1064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AFEF</text:p>
          </table:table-cell>
          <table:table-cell office:value-type="date" office:date-value="1972-08-07" calcext:value-type="date">
            <text:p>07/08/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3.166" calcext:value-type="float">
            <text:p>13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11098" calcext:value-type="float">
            <text:p>9011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FANNY</text:p>
          </table:table-cell>
          <table:table-cell office:value-type="date" office:date-value="1966-08-10" calcext:value-type="date">
            <text:p>10/08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18739" calcext:value-type="float">
            <text:p>112187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IO</text:p>
          </table:table-cell>
          <table:table-cell office:value-type="date" office:date-value="1974-10-20" calcext:value-type="date">
            <text:p>20/10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94361" calcext:value-type="float">
            <text:p>9194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CIABC</text:p>
          </table:table-cell>
          <table:table-cell office:value-type="string" calcext:value-type="string">
            <text:p>SOUFYANE</text:p>
          </table:table-cell>
          <table:table-cell office:value-type="date" office:date-value="1985-03-14" calcext:value-type="date">
            <text:p>14/03/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31" calcext:value-type="float">
            <text:p>13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99655" calcext:value-type="float">
            <text:p>95996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YABC</text:p>
          </table:table-cell>
          <table:table-cell office:value-type="string" calcext:value-type="string">
            <text:p>IDA</text:p>
          </table:table-cell>
          <table:table-cell office:value-type="date" office:date-value="1967-07-11" calcext:value-type="date">
            <text:p>11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3</text:p>
          </table:table-cell>
          <table:table-cell office:value-type="string" calcext:value-type="string">
            <text:p>Master2Pro InfoCom-CRH(FC</text:p>
          </table:table-cell>
          <table:table-cell office:value-type="float" office:value="7.688" calcext:value-type="float">
            <text:p>7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56302" calcext:value-type="float">
            <text:p>10156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1-07-15" calcext:value-type="date">
            <text:p>15/07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00741" calcext:value-type="float">
            <text:p>9800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0-07-07" calcext:value-type="date">
            <text:p>07/07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727" calcext:value-type="float">
            <text:p>7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60552" calcext:value-type="float">
            <text:p>11360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DDOABC</text:p>
          </table:table-cell>
          <table:table-cell office:value-type="string" calcext:value-type="string">
            <text:p>SONIA</text:p>
          </table:table-cell>
          <table:table-cell office:value-type="date" office:date-value="1987-06-18" calcext:value-type="date">
            <text:p>18/06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56000" calcext:value-type="float">
            <text:p>9656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5-12-31" calcext:value-type="date">
            <text:p>31/12/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15" calcext:value-type="float">
            <text:p>6,1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office:value-type="float" office:value="9505293" calcext:value-type="float">
            <text:p>95052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4-02-24" calcext:value-type="date">
            <text:p>24/02/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01035" calcext:value-type="float">
            <text:p>10301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AABC</text:p>
          </table:table-cell>
          <table:table-cell office:value-type="string" calcext:value-type="string">
            <text:p>BRAHIM</text:p>
          </table:table-cell>
          <table:table-cell office:value-type="date" office:date-value="1970-11-20" calcext:value-type="date">
            <text:p>20/1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87417" calcext:value-type="float">
            <text:p>9587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KLABC</text:p>
          </table:table-cell>
          <table:table-cell office:value-type="string" calcext:value-type="string">
            <text:p>ILANIT</text:p>
          </table:table-cell>
          <table:table-cell office:value-type="date" office:date-value="1986-09-13" calcext:value-type="date">
            <text:p>13/09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88041" calcext:value-type="float">
            <text:p>10588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HOURIA</text:p>
          </table:table-cell>
          <table:table-cell office:value-type="date" office:date-value="1980-11-03" calcext:value-type="date">
            <text:p>03/11/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23" calcext:value-type="float">
            <text:p>10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26888" calcext:value-type="float">
            <text:p>99268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MARIE-HORTENSE</text:p>
          </table:table-cell>
          <table:table-cell office:value-type="date" office:date-value="1978-08-06" calcext:value-type="date">
            <text:p>06/08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8.077" calcext:value-type="float">
            <text:p>8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37140" calcext:value-type="float">
            <text:p>9337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OUSMANE 1</text:p>
          </table:table-cell>
          <table:table-cell office:value-type="date" office:date-value="1984-06-23" calcext:value-type="date">
            <text:p>23/06/8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3MIE</text:p>
          </table:table-cell>
          <table:table-cell office:value-type="string" calcext:value-type="string">
            <text:p>Lic MIEF an3</text:p>
          </table:table-cell>
          <table:table-cell office:value-type="float" office:value="10.002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75094" calcext:value-type="float">
            <text:p>9475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LINIA</text:p>
          </table:table-cell>
          <table:table-cell office:value-type="date" office:date-value="1976-09-20" calcext:value-type="date">
            <text:p>20/09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61298" calcext:value-type="float">
            <text:p>9961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YASSINE</text:p>
          </table:table-cell>
          <table:table-cell office:value-type="date" office:date-value="1979-10-18" calcext:value-type="date">
            <text:p>18/10/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9649974" calcext:value-type="float">
            <text:p>9649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CATHERINE</text:p>
          </table:table-cell>
          <table:table-cell office:value-type="date" office:date-value="1982-06-06" calcext:value-type="date">
            <text:p>06/06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7.48" calcext:value-type="float">
            <text:p>7,4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4">
          <table:table-cell office:value-type="float" office:value="11218271" calcext:value-type="float">
            <text:p>1121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AABC</text:p>
          </table:table-cell>
          <table:table-cell office:value-type="string" calcext:value-type="string">
            <text:p>AIMEN</text:p>
          </table:table-cell>
          <table:table-cell office:value-type="date" office:date-value="1977-05-03" calcext:value-type="date">
            <text:p>03/05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80544" calcext:value-type="float">
            <text:p>103805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66-08-07" calcext:value-type="date">
            <text:p>07/08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598" calcext:value-type="float">
            <text:p>7,6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09970" calcext:value-type="float">
            <text:p>10409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75-08-09" calcext:value-type="date">
            <text:p>09/08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31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44871" calcext:value-type="float">
            <text:p>10844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ABC</text:p>
          </table:table-cell>
          <table:table-cell office:value-type="string" calcext:value-type="string">
            <text:p>DIANA</text:p>
          </table:table-cell>
          <table:table-cell office:value-type="date" office:date-value="1982-11-12" calcext:value-type="date">
            <text:p>12/1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42" calcext:value-type="float">
            <text:p>11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81505" calcext:value-type="float">
            <text:p>10081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EABC</text:p>
          </table:table-cell>
          <table:table-cell office:value-type="string" calcext:value-type="string">
            <text:p>NAAILAH</text:p>
          </table:table-cell>
          <table:table-cell office:value-type="date" office:date-value="1970-01-30" calcext:value-type="date">
            <text:p>30/01/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625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37024" calcext:value-type="float">
            <text:p>10137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72-07-03" calcext:value-type="date">
            <text:p>03/07/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425" calcext:value-type="float">
            <text:p>2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25699" calcext:value-type="float">
            <text:p>93256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85-04-02" calcext:value-type="date">
            <text:p>02/04/85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907" calcext:value-type="float">
            <text:p>2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21917" calcext:value-type="float">
            <text:p>10521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71-01-27" calcext:value-type="date">
            <text:p>27/01/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563" calcext:value-type="float">
            <text:p>9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99825" calcext:value-type="float">
            <text:p>10899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84-08-31" calcext:value-type="date">
            <text:p>31/08/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042" calcext:value-type="float">
            <text:p>10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13007" calcext:value-type="float">
            <text:p>971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LLABC</text:p>
          </table:table-cell>
          <table:table-cell office:value-type="string" calcext:value-type="string">
            <text:p>WASSILA</text:p>
          </table:table-cell>
          <table:table-cell office:value-type="date" office:date-value="1979-01-31" calcext:value-type="date">
            <text:p>31/01/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86467" calcext:value-type="float">
            <text:p>10786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QUABC</text:p>
          </table:table-cell>
          <table:table-cell office:value-type="string" calcext:value-type="string">
            <text:p>JOELLE</text:p>
          </table:table-cell>
          <table:table-cell office:value-type="date" office:date-value="1975-06-22" calcext:value-type="date">
            <text:p>22/06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3.96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40427" calcext:value-type="float">
            <text:p>11140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2-10-12" calcext:value-type="date">
            <text:p>12/10/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2.734" calcext:value-type="float">
            <text:p>2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22700" calcext:value-type="float">
            <text:p>10422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8-02-26" calcext:value-type="date">
            <text:p>26/02/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3.196" calcext:value-type="float">
            <text:p>3,2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57084" calcext:value-type="float">
            <text:p>11057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69-11-16" calcext:value-type="date">
            <text:p>16/11/6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382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65675" calcext:value-type="float">
            <text:p>9465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79-08-14" calcext:value-type="date">
            <text:p>14/08/7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807" calcext:value-type="float">
            <text:p>9,81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1139379" calcext:value-type="float">
            <text:p>11139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NADIA</text:p>
          </table:table-cell>
          <table:table-cell office:value-type="date" office:date-value="1977-08-23" calcext:value-type="date">
            <text:p>23/08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85613" calcext:value-type="float">
            <text:p>11285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YOUSSEF</text:p>
          </table:table-cell>
          <table:table-cell office:value-type="date" office:date-value="1976-11-13" calcext:value-type="date">
            <text:p>13/1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4">
          <table:table-cell office:value-type="float" office:value="10537435" calcext:value-type="float">
            <text:p>10537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BABC</text:p>
          </table:table-cell>
          <table:table-cell office:value-type="string" calcext:value-type="string">
            <text:p>MUSTAPHA</text:p>
          </table:table-cell>
          <table:table-cell office:value-type="date" office:date-value="1974-09-16" calcext:value-type="date">
            <text:p>16/09/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1" calcext:value-type="float">
            <text:p>14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71400" calcext:value-type="float">
            <text:p>10271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ORABC</text:p>
          </table:table-cell>
          <table:table-cell office:value-type="string" calcext:value-type="string">
            <text:p>CEDRIC</text:p>
          </table:table-cell>
          <table:table-cell office:value-type="date" office:date-value="1973-02-26" calcext:value-type="date">
            <text:p>26/0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62260" calcext:value-type="float">
            <text:p>9762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AOUDA</text:p>
          </table:table-cell>
          <table:table-cell office:value-type="date" office:date-value="1972-04-04" calcext:value-type="date">
            <text:p>04/04/72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49383" calcext:value-type="float">
            <text:p>11249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RTABC</text:p>
          </table:table-cell>
          <table:table-cell office:value-type="string" calcext:value-type="string">
            <text:p>MARIE</text:p>
          </table:table-cell>
          <table:table-cell office:value-type="date" office:date-value="1974-07-28" calcext:value-type="date">
            <text:p>28/07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46583" calcext:value-type="float">
            <text:p>10746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1-10-14" calcext:value-type="date">
            <text:p>14/10/8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2.142" calcext:value-type="float">
            <text:p>2,1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20653" calcext:value-type="float">
            <text:p>95206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5-06-04" calcext:value-type="date">
            <text:p>04/06/85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284" calcext:value-type="float">
            <text:p>8,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69549" calcext:value-type="float">
            <text:p>9069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AABC</text:p>
          </table:table-cell>
          <table:table-cell office:value-type="string" calcext:value-type="string">
            <text:p>ELIAS</text:p>
          </table:table-cell>
          <table:table-cell office:value-type="date" office:date-value="1973-04-17" calcext:value-type="date">
            <text:p>17/04/73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10114049" calcext:value-type="float">
            <text:p>10114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CYNTHIA</text:p>
          </table:table-cell>
          <table:table-cell office:value-type="date" office:date-value="1969-07-22" calcext:value-type="date">
            <text:p>22/07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C</text:p>
          </table:table-cell>
          <table:table-cell office:value-type="string" calcext:value-type="string">
            <text:p>Lic LMO par Arts Cult an3</text:p>
          </table:table-cell>
          <table:table-cell office:value-type="float" office:value="6.2" calcext:value-type="float">
            <text:p>6,2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83546" calcext:value-type="float">
            <text:p>10683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ONABC</text:p>
          </table:table-cell>
          <table:table-cell office:value-type="string" calcext:value-type="string">
            <text:p>VIVIEN</text:p>
          </table:table-cell>
          <table:table-cell office:value-type="date" office:date-value="1974-10-07" calcext:value-type="date">
            <text:p>07/10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4" calcext:value-type="float">
            <text:p>13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09243" calcext:value-type="float">
            <text:p>9009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MOHAND</text:p>
          </table:table-cell>
          <table:table-cell office:value-type="date" office:date-value="1981-11-16" calcext:value-type="date">
            <text:p>16/1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.959" calcext:value-type="float">
            <text:p>10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41795" calcext:value-type="float">
            <text:p>11341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66-10-26" calcext:value-type="date">
            <text:p>26/10/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4">
          <table:table-cell office:value-type="float" office:value="11426303" calcext:value-type="float">
            <text:p>11426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73-06-05" calcext:value-type="date">
            <text:p>05/06/73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4">
          <table:table-cell office:value-type="float" office:value="9566091" calcext:value-type="float">
            <text:p>9566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0-07-21" calcext:value-type="date">
            <text:p>21/07/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.28" calcext:value-type="float">
            <text:p>1,28</text:p>
          </table:table-cell>
          <table:table-cell table:number-columns-repeated="1014"/>
        </table:table-row>
        <table:table-row table:style-name="ro4">
          <table:table-cell office:value-type="float" office:value="11332392" calcext:value-type="float">
            <text:p>11332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1-08-20" calcext:value-type="date">
            <text:p>20/08/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39304" calcext:value-type="float">
            <text:p>11239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66-04-03" calcext:value-type="date">
            <text:p>03/04/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104" calcext:value-type="float">
            <text:p>5,1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81592" calcext:value-type="float">
            <text:p>8981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72-12-19" calcext:value-type="date">
            <text:p>19/12/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6.354" calcext:value-type="float">
            <text:p>6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84802" calcext:value-type="float">
            <text:p>9684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ANABC</text:p>
          </table:table-cell>
          <table:table-cell office:value-type="string" calcext:value-type="string">
            <text:p>STEPHANIE</text:p>
          </table:table-cell>
          <table:table-cell office:value-type="date" office:date-value="1982-02-02" calcext:value-type="date">
            <text:p>02/0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NA3</text:p>
          </table:table-cell>
          <table:table-cell office:value-type="string" calcext:value-type="string">
            <text:p>DU NATUROTHERAPIE an3</text:p>
          </table:table-cell>
          <table:table-cell office:value-type="float" office:value="13.85" calcext:value-type="float">
            <text:p>13,85</text:p>
          </table:table-cell>
          <table:table-cell table:number-columns-repeated="1014"/>
        </table:table-row>
        <table:table-row table:style-name="ro4">
          <table:table-cell office:value-type="float" office:value="9001664" calcext:value-type="float">
            <text:p>900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LFABC</text:p>
          </table:table-cell>
          <table:table-cell office:value-type="string" calcext:value-type="string">
            <text:p>ABDELHAKIM</text:p>
          </table:table-cell>
          <table:table-cell office:value-type="date" office:date-value="1976-06-02" calcext:value-type="date">
            <text:p>02/06/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5.6" calcext:value-type="float">
            <text:p>5,6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69119" calcext:value-type="float">
            <text:p>10269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06" calcext:value-type="date">
            <text:p>06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2.063" calcext:value-type="float">
            <text:p>2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12168" calcext:value-type="float">
            <text:p>10112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19" calcext:value-type="date">
            <text:p>19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438" calcext:value-type="float">
            <text:p>4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35226" calcext:value-type="float">
            <text:p>10535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65-12-12" calcext:value-type="date">
            <text:p>12/12/6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06492" calcext:value-type="float">
            <text:p>10306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85-04-19" calcext:value-type="date">
            <text:p>19/04/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2.461" calcext:value-type="float">
            <text:p>2,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47353" calcext:value-type="float">
            <text:p>10147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7-07-20" calcext:value-type="date">
            <text:p>20/07/87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608" calcext:value-type="float">
            <text:p>7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60460" calcext:value-type="float">
            <text:p>10660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4-11-02" calcext:value-type="date">
            <text:p>02/11/84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9.342" calcext:value-type="float">
            <text:p>9,34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0919276" calcext:value-type="float">
            <text:p>10919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EABC</text:p>
          </table:table-cell>
          <table:table-cell office:value-type="string" calcext:value-type="string">
            <text:p>SEYNABOU</text:p>
          </table:table-cell>
          <table:table-cell office:value-type="date" office:date-value="1968-12-01" calcext:value-type="date">
            <text:p>01/12/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734" calcext:value-type="float">
            <text:p>12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08942" calcext:value-type="float">
            <text:p>10808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DEABC</text:p>
          </table:table-cell>
          <table:table-cell office:value-type="string" calcext:value-type="string">
            <text:p>MOHAMED</text:p>
          </table:table-cell>
          <table:table-cell office:value-type="date" office:date-value="1982-05-25" calcext:value-type="date">
            <text:p>25/05/82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98545" calcext:value-type="float">
            <text:p>99985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LABC</text:p>
          </table:table-cell>
          <table:table-cell office:value-type="string" calcext:value-type="string">
            <text:p>ADAM</text:p>
          </table:table-cell>
          <table:table-cell office:value-type="date" office:date-value="1983-04-06" calcext:value-type="date">
            <text:p>06/04/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59520" calcext:value-type="float">
            <text:p>10959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OUABC</text:p>
          </table:table-cell>
          <table:table-cell office:value-type="string" calcext:value-type="string">
            <text:p>NASSOR-DIN</text:p>
          </table:table-cell>
          <table:table-cell office:value-type="date" office:date-value="1981-06-11" calcext:value-type="date">
            <text:p>11/06/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763" calcext:value-type="float">
            <text:p>12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43806" calcext:value-type="float">
            <text:p>9943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AMAGOR</text:p>
          </table:table-cell>
          <table:table-cell office:value-type="date" office:date-value="1968-05-26" calcext:value-type="date">
            <text:p>26/05/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4MSM</text:p>
          </table:table-cell>
          <table:table-cell office:value-type="string" calcext:value-type="string">
            <text:p>Master1 Physique Applicat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10977298" calcext:value-type="float">
            <text:p>10977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GRIGORIOS</text:p>
          </table:table-cell>
          <table:table-cell office:value-type="date" office:date-value="1987-04-21" calcext:value-type="date">
            <text:p>21/04/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0.438" calcext:value-type="float">
            <text:p>10,44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9539564" calcext:value-type="float">
            <text:p>953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CLAIRE</text:p>
          </table:table-cell>
          <table:table-cell office:value-type="date" office:date-value="1982-03-07" calcext:value-type="date">
            <text:p>07/03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5.22" calcext:value-type="float">
            <text:p>15,2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11235005" calcext:value-type="float">
            <text:p>11235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KAHINA</text:p>
          </table:table-cell>
          <table:table-cell office:value-type="date" office:date-value="1973-12-26" calcext:value-type="date">
            <text:p>26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10939115" calcext:value-type="float">
            <text:p>10939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83-09-25" calcext:value-type="date">
            <text:p>25/09/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8.188" calcext:value-type="float">
            <text:p>8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27250" calcext:value-type="float">
            <text:p>10527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78-12-05" calcext:value-type="date">
            <text:p>05/12/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74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43182" calcext:value-type="float">
            <text:p>11443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UABC</text:p>
          </table:table-cell>
          <table:table-cell office:value-type="string" calcext:value-type="string">
            <text:p>YING</text:p>
          </table:table-cell>
          <table:table-cell office:value-type="date" office:date-value="1985-06-21" calcext:value-type="date">
            <text:p>21/06/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95" calcext:value-type="float">
            <text:p>10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60911" calcext:value-type="float">
            <text:p>100609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LAURE</text:p>
          </table:table-cell>
          <table:table-cell office:value-type="date" office:date-value="1986-06-09" calcext:value-type="date">
            <text:p>09/06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50877" calcext:value-type="float">
            <text:p>11450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ESTELLE</text:p>
          </table:table-cell>
          <table:table-cell office:value-type="date" office:date-value="1965-10-27" calcext:value-type="date">
            <text:p>27/10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96902" calcext:value-type="float">
            <text:p>9596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MIABC</text:p>
          </table:table-cell>
          <table:table-cell office:value-type="string" calcext:value-type="string">
            <text:p>RYM</text:p>
          </table:table-cell>
          <table:table-cell office:value-type="date" office:date-value="1979-01-29" calcext:value-type="date">
            <text:p>29/0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148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20193" calcext:value-type="float">
            <text:p>10220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AABC</text:p>
          </table:table-cell>
          <table:table-cell office:value-type="string" calcext:value-type="string">
            <text:p>MOURAD</text:p>
          </table:table-cell>
          <table:table-cell office:value-type="date" office:date-value="1986-08-19" calcext:value-type="date">
            <text:p>19/08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88494" calcext:value-type="float">
            <text:p>10388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RABC</text:p>
          </table:table-cell>
          <table:table-cell office:value-type="string" calcext:value-type="string">
            <text:p>KEVIN</text:p>
          </table:table-cell>
          <table:table-cell office:value-type="date" office:date-value="1980-12-10" calcext:value-type="date">
            <text:p>10/1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office:value-type="float" office:value="10501011" calcext:value-type="float">
            <text:p>10501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LIABC</text:p>
          </table:table-cell>
          <table:table-cell office:value-type="string" calcext:value-type="string">
            <text:p>CHRISTOPHE</text:p>
          </table:table-cell>
          <table:table-cell office:value-type="date" office:date-value="1971-11-30" calcext:value-type="date">
            <text:p>30/1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92" calcext:value-type="float">
            <text:p>10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42966" calcext:value-type="float">
            <text:p>11342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LABC</text:p>
          </table:table-cell>
          <table:table-cell office:value-type="string" calcext:value-type="string">
            <text:p>NICOLAS</text:p>
          </table:table-cell>
          <table:table-cell office:value-type="date" office:date-value="1966-01-30" calcext:value-type="date">
            <text:p>30/0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38146" calcext:value-type="float">
            <text:p>9938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VOUABC</text:p>
          </table:table-cell>
          <table:table-cell office:value-type="string" calcext:value-type="string">
            <text:p>ADRIEN</text:p>
          </table:table-cell>
          <table:table-cell office:value-type="date" office:date-value="1978-04-24" calcext:value-type="date">
            <text:p>24/04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4">
          <table:table-cell office:value-type="float" office:value="9325610" calcext:value-type="float">
            <text:p>93256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DJOABC</text:p>
          </table:table-cell>
          <table:table-cell office:value-type="string" calcext:value-type="string">
            <text:p>IDIR</text:p>
          </table:table-cell>
          <table:table-cell office:value-type="date" office:date-value="1980-12-11" calcext:value-type="date">
            <text:p>11/12/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41380" calcext:value-type="float">
            <text:p>91413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VESABC</text:p>
          </table:table-cell>
          <table:table-cell office:value-type="string" calcext:value-type="string">
            <text:p>MICKAEL</text:p>
          </table:table-cell>
          <table:table-cell office:value-type="date" office:date-value="1985-01-26" calcext:value-type="date">
            <text:p>26/0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7" calcext:value-type="float">
            <text:p>13,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office:value-type="float" office:value="11129926" calcext:value-type="float">
            <text:p>11129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HAITHEM</text:p>
          </table:table-cell>
          <table:table-cell office:value-type="date" office:date-value="1983-01-31" calcext:value-type="date">
            <text:p>31/0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867" calcext:value-type="float">
            <text:p>0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45345" calcext:value-type="float">
            <text:p>10045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BRIABC</text:p>
          </table:table-cell>
          <table:table-cell office:value-type="string" calcext:value-type="string">
            <text:p>SAMIR</text:p>
          </table:table-cell>
          <table:table-cell office:value-type="date" office:date-value="1972-01-24" calcext:value-type="date">
            <text:p>24/0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29" calcext:value-type="float">
            <text:p>11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81426" calcext:value-type="float">
            <text:p>8981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KLABC</text:p>
          </table:table-cell>
          <table:table-cell office:value-type="string" calcext:value-type="string">
            <text:p>BERANI</text:p>
          </table:table-cell>
          <table:table-cell office:value-type="date" office:date-value="1981-09-28" calcext:value-type="date">
            <text:p>28/09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7" calcext:value-type="float">
            <text:p>13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48250" calcext:value-type="float">
            <text:p>9848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NABC</text:p>
          </table:table-cell>
          <table:table-cell office:value-type="string" calcext:value-type="string">
            <text:p>DEBORAH</text:p>
          </table:table-cell>
          <table:table-cell office:value-type="date" office:date-value="1980-01-24" calcext:value-type="date">
            <text:p>24/0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411" calcext:value-type="float">
            <text:p>11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91549" calcext:value-type="float">
            <text:p>9291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HERVE</text:p>
          </table:table-cell>
          <table:table-cell office:value-type="date" office:date-value="1974-08-14" calcext:value-type="date">
            <text:p>14/08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008" calcext:value-type="float">
            <text:p>11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27378" calcext:value-type="float">
            <text:p>11327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FRABC</text:p>
          </table:table-cell>
          <table:table-cell office:value-type="string" calcext:value-type="string">
            <text:p>ESKANDER</text:p>
          </table:table-cell>
          <table:table-cell office:value-type="date" office:date-value="1970-01-22" calcext:value-type="date">
            <text:p>22/0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3.219" calcext:value-type="float">
            <text:p>3,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62191" calcext:value-type="float">
            <text:p>111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IFABC</text:p>
          </table:table-cell>
          <table:table-cell office:value-type="string" calcext:value-type="string">
            <text:p>KELIMA</text:p>
          </table:table-cell>
          <table:table-cell office:value-type="date" office:date-value="1970-02-10" calcext:value-type="date">
            <text:p>10/02/7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0.371" calcext:value-type="float">
            <text:p>10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28829" calcext:value-type="float">
            <text:p>10628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SABC</text:p>
          </table:table-cell>
          <table:table-cell office:value-type="string" calcext:value-type="string">
            <text:p>AURELIE</text:p>
          </table:table-cell>
          <table:table-cell office:value-type="date" office:date-value="1972-11-26" calcext:value-type="date">
            <text:p>26/1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9.875" calcext:value-type="float">
            <text:p>9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29625" calcext:value-type="float">
            <text:p>10029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69-11-23" calcext:value-type="date">
            <text:p>23/1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57844" calcext:value-type="float">
            <text:p>10657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71-12-24" calcext:value-type="date">
            <text:p>24/12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17241" calcext:value-type="float">
            <text:p>921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TABC</text:p>
          </table:table-cell>
          <table:table-cell office:value-type="string" calcext:value-type="string">
            <text:p>AURELIEN</text:p>
          </table:table-cell>
          <table:table-cell office:value-type="date" office:date-value="1969-04-06" calcext:value-type="date">
            <text:p>06/04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4.14" calcext:value-type="float">
            <text:p>14,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11253358" calcext:value-type="float">
            <text:p>11253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NABC</text:p>
          </table:table-cell>
          <table:table-cell office:value-type="string" calcext:value-type="string">
            <text:p>VALERIE</text:p>
          </table:table-cell>
          <table:table-cell office:value-type="date" office:date-value="1983-04-12" calcext:value-type="date">
            <text:p>12/04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10355205" calcext:value-type="float">
            <text:p>10355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83-06-13" calcext:value-type="date">
            <text:p>13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138" calcext:value-type="float">
            <text:p>10,1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49553" calcext:value-type="float">
            <text:p>924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68-08-23" calcext:value-type="date">
            <text:p>23/08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788" calcext:value-type="float">
            <text:p>10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85129" calcext:value-type="float">
            <text:p>11185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6-09-02" calcext:value-type="date">
            <text:p>02/09/86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9.26" calcext:value-type="float">
            <text:p>9,2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0714115" calcext:value-type="float">
            <text:p>10714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1-10-24" calcext:value-type="date">
            <text:p>24/10/81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83853" calcext:value-type="float">
            <text:p>10683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ANAIS</text:p>
          </table:table-cell>
          <table:table-cell office:value-type="date" office:date-value="1986-10-05" calcext:value-type="date">
            <text:p>05/10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43246" calcext:value-type="float">
            <text:p>9643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2-01-27" calcext:value-type="date">
            <text:p>27/0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02" calcext:value-type="float">
            <text:p>8,3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60097" calcext:value-type="float">
            <text:p>9960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0-12-30" calcext:value-type="date">
            <text:p>30/1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27" calcext:value-type="float">
            <text:p>8,93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0410990" calcext:value-type="float">
            <text:p>10410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1-02-28" calcext:value-type="date">
            <text:p>28/02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157" calcext:value-type="float">
            <text:p>5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15858" calcext:value-type="float">
            <text:p>106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4-01-29" calcext:value-type="date">
            <text:p>29/0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591" calcext:value-type="float">
            <text:p>5,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62970" calcext:value-type="float">
            <text:p>104629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3-09-07" calcext:value-type="date">
            <text:p>07/09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8.151" calcext:value-type="float">
            <text:p>8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73554" calcext:value-type="float">
            <text:p>10273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1-09-30" calcext:value-type="date">
            <text:p>30/09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626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97970" calcext:value-type="float">
            <text:p>9397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3-18" calcext:value-type="date">
            <text:p>18/03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7.528" calcext:value-type="float">
            <text:p>7,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09043" calcext:value-type="float">
            <text:p>9909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9-24" calcext:value-type="date">
            <text:p>24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85564" calcext:value-type="float">
            <text:p>10385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KRABC</text:p>
          </table:table-cell>
          <table:table-cell office:value-type="string" calcext:value-type="string">
            <text:p>SABRIA</text:p>
          </table:table-cell>
          <table:table-cell office:value-type="date" office:date-value="1978-11-05" calcext:value-type="date">
            <text:p>05/1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477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94184" calcext:value-type="float">
            <text:p>10594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OABC</text:p>
          </table:table-cell>
          <table:table-cell office:value-type="string" calcext:value-type="string">
            <text:p>YASSINE</text:p>
          </table:table-cell>
          <table:table-cell office:value-type="date" office:date-value="1983-02-01" calcext:value-type="date">
            <text:p>01/02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6" calcext:value-type="float">
            <text:p>11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75602" calcext:value-type="float">
            <text:p>9075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82-02-01" calcext:value-type="date">
            <text:p>01/0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347" calcext:value-type="float">
            <text:p>1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83017" calcext:value-type="float">
            <text:p>9883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79-01-18" calcext:value-type="date">
            <text:p>18/0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16582" calcext:value-type="float">
            <text:p>10416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TABC</text:p>
          </table:table-cell>
          <table:table-cell office:value-type="string" calcext:value-type="string">
            <text:p>MADIARA</text:p>
          </table:table-cell>
          <table:table-cell office:value-type="date" office:date-value="1973-01-16" calcext:value-type="date">
            <text:p>16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9.132" calcext:value-type="float">
            <text:p>9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92007" calcext:value-type="float">
            <text:p>9492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UDABC</text:p>
          </table:table-cell>
          <table:table-cell office:value-type="string" calcext:value-type="string">
            <text:p>CYNTHIA</text:p>
          </table:table-cell>
          <table:table-cell office:value-type="date" office:date-value="1968-11-01" calcext:value-type="date">
            <text:p>01/1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458" calcext:value-type="float">
            <text:p>13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84711" calcext:value-type="float">
            <text:p>9784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BILAL</text:p>
          </table:table-cell>
          <table:table-cell office:value-type="date" office:date-value="1973-09-22" calcext:value-type="date">
            <text:p>22/09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11273067" calcext:value-type="float">
            <text:p>11273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87-03-22" calcext:value-type="date">
            <text:p>22/03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57247" calcext:value-type="float">
            <text:p>10557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78-05-13" calcext:value-type="date">
            <text:p>13/05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6</text:p>
          </table:table-cell>
          <table:table-cell table:number-columns-repeated="1014"/>
        </table:table-row>
        <table:table-row table:style-name="ro4">
          <table:table-cell office:value-type="float" office:value="11247875" calcext:value-type="float">
            <text:p>112478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FATOUMATA</text:p>
          </table:table-cell>
          <table:table-cell office:value-type="date" office:date-value="1967-10-23" calcext:value-type="date">
            <text:p>23/10/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S3EF2</text:p>
          </table:table-cell>
          <table:table-cell office:value-type="string" calcext:value-type="string">
            <text:p>LIC PRO GPI sp. ESF (AP)</text:p>
          </table:table-cell>
          <table:table-cell office:value-type="float" office:value="11.9" calcext:value-type="float">
            <text:p>11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75782" calcext:value-type="float">
            <text:p>10575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3-06-29" calcext:value-type="date">
            <text:p>29/06/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24" calcext:value-type="float">
            <text:p>9,8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0716020" calcext:value-type="float">
            <text:p>10716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1-05-14" calcext:value-type="date">
            <text:p>14/05/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9" calcext:value-type="float">
            <text:p>9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64261" calcext:value-type="float">
            <text:p>8964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IABC</text:p>
          </table:table-cell>
          <table:table-cell office:value-type="string" calcext:value-type="string">
            <text:p>ALEKSANDRA</text:p>
          </table:table-cell>
          <table:table-cell office:value-type="date" office:date-value="1986-02-11" calcext:value-type="date">
            <text:p>11/0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63" calcext:value-type="float">
            <text:p>13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09641" calcext:value-type="float">
            <text:p>9109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NABIL</text:p>
          </table:table-cell>
          <table:table-cell office:value-type="date" office:date-value="1976-07-27" calcext:value-type="date">
            <text:p>27/07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26068" calcext:value-type="float">
            <text:p>11226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PAABC</text:p>
          </table:table-cell>
          <table:table-cell office:value-type="string" calcext:value-type="string">
            <text:p>JAIME</text:p>
          </table:table-cell>
          <table:table-cell office:value-type="date" office:date-value="1982-05-11" calcext:value-type="date">
            <text:p>11/05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9.93" calcext:value-type="float">
            <text:p>9,93</text:p>
          </table:table-cell>
          <table:table-cell office:value-type="string" calcext:value-type="string">
            <text:p>AJ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4">
          <table:table-cell office:value-type="float" office:value="10114863" calcext:value-type="float">
            <text:p>10114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CECILIA</text:p>
          </table:table-cell>
          <table:table-cell office:value-type="date" office:date-value="1982-09-07" calcext:value-type="date">
            <text:p>07/09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26882" calcext:value-type="float">
            <text:p>11126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2-12-15" calcext:value-type="date">
            <text:p>15/1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734" calcext:value-type="float">
            <text:p>9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00246" calcext:value-type="float">
            <text:p>9100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8-08-16" calcext:value-type="date">
            <text:p>16/08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609" calcext:value-type="float">
            <text:p>13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10981" calcext:value-type="float">
            <text:p>9110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ABC</text:p>
          </table:table-cell>
          <table:table-cell office:value-type="string" calcext:value-type="string">
            <text:p>CAROLINE</text:p>
          </table:table-cell>
          <table:table-cell office:value-type="date" office:date-value="1973-10-19" calcext:value-type="date">
            <text:p>19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73947" calcext:value-type="float">
            <text:p>11373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ELABC</text:p>
          </table:table-cell>
          <table:table-cell office:value-type="string" calcext:value-type="string">
            <text:p>GAELLE</text:p>
          </table:table-cell>
          <table:table-cell office:value-type="date" office:date-value="1983-06-25" calcext:value-type="date">
            <text:p>25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896" calcext:value-type="float">
            <text:p>8,9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35570" calcext:value-type="float">
            <text:p>99355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MABC</text:p>
          </table:table-cell>
          <table:table-cell office:value-type="string" calcext:value-type="string">
            <text:p>YOUSSEF</text:p>
          </table:table-cell>
          <table:table-cell office:value-type="date" office:date-value="1975-11-14" calcext:value-type="date">
            <text:p>14/1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office:value-type="float" office:value="11436353" calcext:value-type="float">
            <text:p>11436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70-06-09" calcext:value-type="date">
            <text:p>09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70565" calcext:value-type="float">
            <text:p>9370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83-09-29" calcext:value-type="date">
            <text:p>29/09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063" calcext:value-type="float">
            <text:p>8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82520" calcext:value-type="float">
            <text:p>9682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DABC</text:p>
          </table:table-cell>
          <table:table-cell office:value-type="string" calcext:value-type="string">
            <text:p>EDDYSSON</text:p>
          </table:table-cell>
          <table:table-cell office:value-type="date" office:date-value="1987-07-25" calcext:value-type="date">
            <text:p>25/07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49" calcext:value-type="float">
            <text:p>14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79553" calcext:value-type="float">
            <text:p>1017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AABC</text:p>
          </table:table-cell>
          <table:table-cell office:value-type="string" calcext:value-type="string">
            <text:p>NADIA</text:p>
          </table:table-cell>
          <table:table-cell office:value-type="date" office:date-value="1981-03-18" calcext:value-type="date">
            <text:p>18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6.031" calcext:value-type="float">
            <text:p>6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82979" calcext:value-type="float">
            <text:p>10482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81-12-16" calcext:value-type="date">
            <text:p>16/1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0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9532889" calcext:value-type="float">
            <text:p>9532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67-10-11" calcext:value-type="date">
            <text:p>11/10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44850" calcext:value-type="float">
            <text:p>107448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BABC</text:p>
          </table:table-cell>
          <table:table-cell office:value-type="string" calcext:value-type="string">
            <text:p>HINDA</text:p>
          </table:table-cell>
          <table:table-cell office:value-type="date" office:date-value="1973-03-01" calcext:value-type="date">
            <text:p>01/03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06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44621" calcext:value-type="float">
            <text:p>1144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LAMABC</text:p>
          </table:table-cell>
          <table:table-cell office:value-type="string" calcext:value-type="string">
            <text:p>ISMAIL</text:p>
          </table:table-cell>
          <table:table-cell office:value-type="date" office:date-value="1981-03-05" calcext:value-type="date">
            <text:p>05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25540" calcext:value-type="float">
            <text:p>99255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CHABC</text:p>
          </table:table-cell>
          <table:table-cell office:value-type="string" calcext:value-type="string">
            <text:p>SIHAM</text:p>
          </table:table-cell>
          <table:table-cell office:value-type="date" office:date-value="1984-07-04" calcext:value-type="date">
            <text:p>04/07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1" calcext:value-type="float">
            <text:p>13,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office:value-type="float" office:value="11478889" calcext:value-type="float">
            <text:p>11478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YABC</text:p>
          </table:table-cell>
          <table:table-cell office:value-type="string" calcext:value-type="string">
            <text:p>IGOR</text:p>
          </table:table-cell>
          <table:table-cell office:value-type="date" office:date-value="1966-02-03" calcext:value-type="date">
            <text:p>03/0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18" calcext:value-type="float">
            <text:p>14,1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office:value-type="float" office:value="9428088" calcext:value-type="float">
            <text:p>9428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BASSIMA</text:p>
          </table:table-cell>
          <table:table-cell office:value-type="date" office:date-value="1971-12-10" calcext:value-type="date">
            <text:p>10/12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784" calcext:value-type="float">
            <text:p>13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89102" calcext:value-type="float">
            <text:p>9089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COUMBA</text:p>
          </table:table-cell>
          <table:table-cell office:value-type="date" office:date-value="1965-12-03" calcext:value-type="date">
            <text:p>03/12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114" calcext:value-type="float">
            <text:p>11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55488" calcext:value-type="float">
            <text:p>11255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84-09-25" calcext:value-type="date">
            <text:p>25/09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449" calcext:value-type="float">
            <text:p>11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69998" calcext:value-type="float">
            <text:p>9369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66-04-01" calcext:value-type="date">
            <text:p>01/04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842" calcext:value-type="float">
            <text:p>12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90438" calcext:value-type="float">
            <text:p>10490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GABC</text:p>
          </table:table-cell>
          <table:table-cell office:value-type="string" calcext:value-type="string">
            <text:p>MORGANE</text:p>
          </table:table-cell>
          <table:table-cell office:value-type="date" office:date-value="1968-06-16" calcext:value-type="date">
            <text:p>16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C</text:p>
          </table:table-cell>
          <table:table-cell office:value-type="string" calcext:value-type="string">
            <text:p>Master1 CARIAF par ensg</text:p>
          </table:table-cell>
          <table:table-cell office:value-type="float" office:value="12.167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60473" calcext:value-type="float">
            <text:p>1086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GRABC</text:p>
          </table:table-cell>
          <table:table-cell office:value-type="string" calcext:value-type="string">
            <text:p>MARINE</text:p>
          </table:table-cell>
          <table:table-cell office:value-type="date" office:date-value="1966-02-17" calcext:value-type="date">
            <text:p>17/0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15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29690" calcext:value-type="float">
            <text:p>89296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SEIF</text:p>
          </table:table-cell>
          <table:table-cell office:value-type="date" office:date-value="1975-09-27" calcext:value-type="date">
            <text:p>27/09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9323305" calcext:value-type="float">
            <text:p>9323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LIKA</text:p>
          </table:table-cell>
          <table:table-cell office:value-type="date" office:date-value="1977-04-23" calcext:value-type="date">
            <text:p>23/04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142" calcext:value-type="float">
            <text:p>11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68491" calcext:value-type="float">
            <text:p>105684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HAABC</text:p>
          </table:table-cell>
          <table:table-cell office:value-type="string" calcext:value-type="string">
            <text:p>RANI PUJA</text:p>
          </table:table-cell>
          <table:table-cell office:value-type="date" office:date-value="1970-03-14" calcext:value-type="date">
            <text:p>14/03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37596" calcext:value-type="float">
            <text:p>10337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3-11-24" calcext:value-type="date">
            <text:p>24/1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92802" calcext:value-type="float">
            <text:p>10792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4-02-17" calcext:value-type="date">
            <text:p>17/0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9501359" calcext:value-type="float">
            <text:p>9501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ISSAKA</text:p>
          </table:table-cell>
          <table:table-cell office:value-type="date" office:date-value="1977-09-27" calcext:value-type="date">
            <text:p>27/09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0.415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44112" calcext:value-type="float">
            <text:p>9044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NABC</text:p>
          </table:table-cell>
          <table:table-cell office:value-type="string" calcext:value-type="string">
            <text:p>MARINE</text:p>
          </table:table-cell>
          <table:table-cell office:value-type="date" office:date-value="1966-04-29" calcext:value-type="date">
            <text:p>29/04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4.185" calcext:value-type="float">
            <text:p>14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07270" calcext:value-type="float">
            <text:p>97072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CHRISTINA</text:p>
          </table:table-cell>
          <table:table-cell office:value-type="date" office:date-value="1976-07-22" calcext:value-type="date">
            <text:p>22/07/7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04" calcext:value-type="float">
            <text:p>13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80863" calcext:value-type="float">
            <text:p>10480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MAUD</text:p>
          </table:table-cell>
          <table:table-cell office:value-type="date" office:date-value="1981-04-16" calcext:value-type="date">
            <text:p>16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15713" calcext:value-type="float">
            <text:p>9615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ARABC</text:p>
          </table:table-cell>
          <table:table-cell office:value-type="string" calcext:value-type="string">
            <text:p>KELTOUMA</text:p>
          </table:table-cell>
          <table:table-cell office:value-type="date" office:date-value="1978-11-30" calcext:value-type="date">
            <text:p>30/11/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3AEP</text:p>
          </table:table-cell>
          <table:table-cell office:value-type="string" calcext:value-type="string">
            <text:p>Lic AES an3 Admin Publiqu</text:p>
          </table:table-cell>
          <table:table-cell office:value-type="float" office:value="11.035" calcext:value-type="float">
            <text:p>11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37910" calcext:value-type="float">
            <text:p>9937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LABC</text:p>
          </table:table-cell>
          <table:table-cell office:value-type="string" calcext:value-type="string">
            <text:p>ROLAND</text:p>
          </table:table-cell>
          <table:table-cell office:value-type="date" office:date-value="1985-10-09" calcext:value-type="date">
            <text:p>09/10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711" calcext:value-type="float">
            <text:p>11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27806" calcext:value-type="float">
            <text:p>9927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JAMEL</text:p>
          </table:table-cell>
          <table:table-cell office:value-type="date" office:date-value="1982-07-02" calcext:value-type="date">
            <text:p>02/07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13" calcext:value-type="float">
            <text:p>12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08795" calcext:value-type="float">
            <text:p>10608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ICABC</text:p>
          </table:table-cell>
          <table:table-cell office:value-type="string" calcext:value-type="string">
            <text:p>SAMY</text:p>
          </table:table-cell>
          <table:table-cell office:value-type="date" office:date-value="1980-06-20" calcext:value-type="date">
            <text:p>20/06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652" calcext:value-type="float">
            <text:p>12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33972" calcext:value-type="float">
            <text:p>8933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EABC</text:p>
          </table:table-cell>
          <table:table-cell office:value-type="string" calcext:value-type="string">
            <text:p>WILHELM</text:p>
          </table:table-cell>
          <table:table-cell office:value-type="date" office:date-value="1967-01-02" calcext:value-type="date">
            <text:p>02/0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4">
          <table:table-cell office:value-type="float" office:value="10612923" calcext:value-type="float">
            <text:p>106129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FAYROUSE</text:p>
          </table:table-cell>
          <table:table-cell office:value-type="date" office:date-value="1983-06-24" calcext:value-type="date">
            <text:p>24/06/8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238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29851" calcext:value-type="float">
            <text:p>9529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CHRISTOPHE</text:p>
          </table:table-cell>
          <table:table-cell office:value-type="date" office:date-value="1970-06-20" calcext:value-type="date">
            <text:p>20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02" calcext:value-type="float">
            <text:p>14,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office:value-type="float" office:value="9881588" calcext:value-type="float">
            <text:p>9881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GABC</text:p>
          </table:table-cell>
          <table:table-cell office:value-type="string" calcext:value-type="string">
            <text:p>LEILA</text:p>
          </table:table-cell>
          <table:table-cell office:value-type="date" office:date-value="1978-09-19" calcext:value-type="date">
            <text:p>19/09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18313" calcext:value-type="float">
            <text:p>10818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OUABC</text:p>
          </table:table-cell>
          <table:table-cell office:value-type="string" calcext:value-type="string">
            <text:p>VINCENT</text:p>
          </table:table-cell>
          <table:table-cell office:value-type="date" office:date-value="1974-10-22" calcext:value-type="date">
            <text:p>22/10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006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47494" calcext:value-type="float">
            <text:p>9847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ICHAEL</text:p>
          </table:table-cell>
          <table:table-cell office:value-type="date" office:date-value="1984-05-08" calcext:value-type="date">
            <text:p>08/05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office:value-type="float" office:value="10441422" calcext:value-type="float">
            <text:p>10441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ELIA</text:p>
          </table:table-cell>
          <table:table-cell office:value-type="date" office:date-value="1978-07-29" calcext:value-type="date">
            <text:p>29/07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5.022" calcext:value-type="float">
            <text:p>15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70694" calcext:value-type="float">
            <text:p>10870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HABC</text:p>
          </table:table-cell>
          <table:table-cell office:value-type="string" calcext:value-type="string">
            <text:p>SHAHRZAD</text:p>
          </table:table-cell>
          <table:table-cell office:value-type="date" office:date-value="1978-02-28" calcext:value-type="date">
            <text:p>28/0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49651" calcext:value-type="float">
            <text:p>10749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OABC</text:p>
          </table:table-cell>
          <table:table-cell office:value-type="string" calcext:value-type="string">
            <text:p>MARION</text:p>
          </table:table-cell>
          <table:table-cell office:value-type="date" office:date-value="1977-05-04" calcext:value-type="date">
            <text:p>04/05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84719" calcext:value-type="float">
            <text:p>10284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MABC</text:p>
          </table:table-cell>
          <table:table-cell office:value-type="string" calcext:value-type="string">
            <text:p>APARNA</text:p>
          </table:table-cell>
          <table:table-cell office:value-type="date" office:date-value="1977-02-09" calcext:value-type="date">
            <text:p>09/02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9884317" calcext:value-type="float">
            <text:p>9884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NABC</text:p>
          </table:table-cell>
          <table:table-cell office:value-type="string" calcext:value-type="string">
            <text:p>CELINE</text:p>
          </table:table-cell>
          <table:table-cell office:value-type="date" office:date-value="1971-03-12" calcext:value-type="date">
            <text:p>12/03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72074" calcext:value-type="float">
            <text:p>11372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NABC</text:p>
          </table:table-cell>
          <table:table-cell office:value-type="string" calcext:value-type="string">
            <text:p>MARIE-ANNE</text:p>
          </table:table-cell>
          <table:table-cell office:value-type="date" office:date-value="1969-06-03" calcext:value-type="date">
            <text:p>03/06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74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39425" calcext:value-type="float">
            <text:p>112394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ABC</text:p>
          </table:table-cell>
          <table:table-cell office:value-type="string" calcext:value-type="string">
            <text:p>STEPHANIE</text:p>
          </table:table-cell>
          <table:table-cell office:value-type="date" office:date-value="1986-03-24" calcext:value-type="date">
            <text:p>24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32263" calcext:value-type="float">
            <text:p>9132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LEABC</text:p>
          </table:table-cell>
          <table:table-cell office:value-type="string" calcext:value-type="string">
            <text:p>MICKAEL</text:p>
          </table:table-cell>
          <table:table-cell office:value-type="date" office:date-value="1976-08-23" calcext:value-type="date">
            <text:p>23/08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03037" calcext:value-type="float">
            <text:p>99030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86-08-07" calcext:value-type="date">
            <text:p>07/08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381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77200" calcext:value-type="float">
            <text:p>1077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70-08-26" calcext:value-type="date">
            <text:p>26/08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0.077" calcext:value-type="float">
            <text:p>10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86880" calcext:value-type="float">
            <text:p>90868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AABC</text:p>
          </table:table-cell>
          <table:table-cell office:value-type="string" calcext:value-type="string">
            <text:p>VANESSA</text:p>
          </table:table-cell>
          <table:table-cell office:value-type="date" office:date-value="1987-01-24" calcext:value-type="date">
            <text:p>24/01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22" calcext:value-type="float">
            <text:p>14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24155" calcext:value-type="float">
            <text:p>10324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79-03-20" calcext:value-type="date">
            <text:p>20/03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0.507" calcext:value-type="float">
            <text:p>10,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63487" calcext:value-type="float">
            <text:p>8963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83-05-08" calcext:value-type="date">
            <text:p>08/05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42063" calcext:value-type="float">
            <text:p>1074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RINABC</text:p>
          </table:table-cell>
          <table:table-cell office:value-type="string" calcext:value-type="string">
            <text:p>AUDREY</text:p>
          </table:table-cell>
          <table:table-cell office:value-type="date" office:date-value="1986-03-17" calcext:value-type="date">
            <text:p>17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634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66999" calcext:value-type="float">
            <text:p>104669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SABC</text:p>
          </table:table-cell>
          <table:table-cell office:value-type="string" calcext:value-type="string">
            <text:p>SILAMPARASHAN</text:p>
          </table:table-cell>
          <table:table-cell office:value-type="date" office:date-value="1984-11-18" calcext:value-type="date">
            <text:p>18/1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80202" calcext:value-type="float">
            <text:p>9680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INATA</text:p>
          </table:table-cell>
          <table:table-cell office:value-type="date" office:date-value="1969-08-09" calcext:value-type="date">
            <text:p>09/08/6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0.105" calcext:value-type="float">
            <text:p>0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53341" calcext:value-type="float">
            <text:p>995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CABC</text:p>
          </table:table-cell>
          <table:table-cell office:value-type="string" calcext:value-type="string">
            <text:p>PHILIPPE</text:p>
          </table:table-cell>
          <table:table-cell office:value-type="date" office:date-value="1981-05-07" calcext:value-type="date">
            <text:p>07/05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29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02750" calcext:value-type="float">
            <text:p>9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DABC</text:p>
          </table:table-cell>
          <table:table-cell office:value-type="string" calcext:value-type="string">
            <text:p>KHIR DIN</text:p>
          </table:table-cell>
          <table:table-cell office:value-type="date" office:date-value="1974-03-24" calcext:value-type="date">
            <text:p>24/03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009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28571" calcext:value-type="float">
            <text:p>1112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EABC</text:p>
          </table:table-cell>
          <table:table-cell office:value-type="string" calcext:value-type="string">
            <text:p>NICOLAS</text:p>
          </table:table-cell>
          <table:table-cell office:value-type="date" office:date-value="1966-09-25" calcext:value-type="date">
            <text:p>25/09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43979" calcext:value-type="float">
            <text:p>10343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NAABC</text:p>
          </table:table-cell>
          <table:table-cell office:value-type="string" calcext:value-type="string">
            <text:p>CYNTHIA</text:p>
          </table:table-cell>
          <table:table-cell office:value-type="date" office:date-value="1981-11-16" calcext:value-type="date">
            <text:p>16/1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11.2" calcext:value-type="float">
            <text:p>11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73624" calcext:value-type="float">
            <text:p>10573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MELODY</text:p>
          </table:table-cell>
          <table:table-cell office:value-type="date" office:date-value="1979-08-06" calcext:value-type="date">
            <text:p>06/08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652" calcext:value-type="float">
            <text:p>14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77536" calcext:value-type="float">
            <text:p>9377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ABC</text:p>
          </table:table-cell>
          <table:table-cell office:value-type="string" calcext:value-type="string">
            <text:p>FREDERIC</text:p>
          </table:table-cell>
          <table:table-cell office:value-type="date" office:date-value="1971-03-02" calcext:value-type="date">
            <text:p>02/03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9421675" calcext:value-type="float">
            <text:p>9421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75-04-13" calcext:value-type="date">
            <text:p>13/04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38267" calcext:value-type="float">
            <text:p>10938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69-03-17" calcext:value-type="date">
            <text:p>17/03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51321" calcext:value-type="float">
            <text:p>11451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8-08-03" calcext:value-type="date">
            <text:p>03/08/78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839" calcext:value-type="float">
            <text:p>5,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10256" calcext:value-type="float">
            <text:p>11310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7-10-07" calcext:value-type="date">
            <text:p>07/10/7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339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09266" calcext:value-type="float">
            <text:p>11209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7-06-11" calcext:value-type="date">
            <text:p>11/06/77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91574" calcext:value-type="float">
            <text:p>109915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5-03-29" calcext:value-type="date">
            <text:p>29/03/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6728" calcext:value-type="float">
            <text:p>9736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DABC</text:p>
          </table:table-cell>
          <table:table-cell office:value-type="string" calcext:value-type="string">
            <text:p>ALLISON</text:p>
          </table:table-cell>
          <table:table-cell office:value-type="date" office:date-value="1969-10-25" calcext:value-type="date">
            <text:p>25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25" calcext:value-type="float">
            <text:p>10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48928" calcext:value-type="float">
            <text:p>99489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OABC</text:p>
          </table:table-cell>
          <table:table-cell office:value-type="string" calcext:value-type="string">
            <text:p>MOHAMED</text:p>
          </table:table-cell>
          <table:table-cell office:value-type="date" office:date-value="1981-08-20" calcext:value-type="date">
            <text:p>20/08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1.4" calcext:value-type="float">
            <text:p>11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61600" calcext:value-type="float">
            <text:p>9261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RABC</text:p>
          </table:table-cell>
          <table:table-cell office:value-type="string" calcext:value-type="string">
            <text:p>WUIDED</text:p>
          </table:table-cell>
          <table:table-cell office:value-type="date" office:date-value="1979-08-07" calcext:value-type="date">
            <text:p>07/08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422" calcext:value-type="float">
            <text:p>14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32657" calcext:value-type="float">
            <text:p>9532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TABC</text:p>
          </table:table-cell>
          <table:table-cell office:value-type="string" calcext:value-type="string">
            <text:p>EDWIGE</text:p>
          </table:table-cell>
          <table:table-cell office:value-type="date" office:date-value="1979-11-13" calcext:value-type="date">
            <text:p>13/1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1.789" calcext:value-type="float">
            <text:p>11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58570" calcext:value-type="float">
            <text:p>93585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HANANE</text:p>
          </table:table-cell>
          <table:table-cell office:value-type="date" office:date-value="1972-01-02" calcext:value-type="date">
            <text:p>02/0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7" calcext:value-type="float">
            <text:p>13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96253" calcext:value-type="float">
            <text:p>1129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66-03-12" calcext:value-type="date">
            <text:p>12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68568" calcext:value-type="float">
            <text:p>11368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86-11-28" calcext:value-type="date">
            <text:p>28/1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431" calcext:value-type="float">
            <text:p>9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59555" calcext:value-type="float">
            <text:p>9459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75-07-19" calcext:value-type="date">
            <text:p>19/07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305" calcext:value-type="float">
            <text:p>9,31</text:p>
          </table:table-cell>
          <table:table-cell office:value-type="string" calcext:value-type="string">
            <text:p>AJ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4">
          <table:table-cell office:value-type="float" office:value="10071392" calcext:value-type="float">
            <text:p>10071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87-07-24" calcext:value-type="date">
            <text:p>24/07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office:value-type="float" office:value="9290843" calcext:value-type="float">
            <text:p>9290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84-09-21" calcext:value-type="date">
            <text:p>21/09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646" calcext:value-type="float">
            <text:p>9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14953" calcext:value-type="float">
            <text:p>951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71-10-10" calcext:value-type="date">
            <text:p>10/10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604" calcext:value-type="float">
            <text:p>10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81873" calcext:value-type="float">
            <text:p>10681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NIABC</text:p>
          </table:table-cell>
          <table:table-cell office:value-type="string" calcext:value-type="string">
            <text:p>ESRA</text:p>
          </table:table-cell>
          <table:table-cell office:value-type="date" office:date-value="1976-12-06" calcext:value-type="date">
            <text:p>06/12/7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0.643" calcext:value-type="float">
            <text:p>0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37201" calcext:value-type="float">
            <text:p>11437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9-11-06" calcext:value-type="date">
            <text:p>06/1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office:value-type="float" office:value="10347648" calcext:value-type="float">
            <text:p>103476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8-10-27" calcext:value-type="date">
            <text:p>27/10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 table:number-columns-repeated="1014"/>
        </table:table-row>
        <table:table-row table:style-name="ro4">
          <table:table-cell office:value-type="float" office:value="9770242" calcext:value-type="float">
            <text:p>97702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74-12-25" calcext:value-type="date">
            <text:p>25/12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6.835" calcext:value-type="float">
            <text:p>6,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96480" calcext:value-type="float">
            <text:p>899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67-08-31" calcext:value-type="date">
            <text:p>31/08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157" calcext:value-type="float">
            <text:p>9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86617" calcext:value-type="float">
            <text:p>978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RABC</text:p>
          </table:table-cell>
          <table:table-cell office:value-type="string" calcext:value-type="string">
            <text:p>GRAZIELLA</text:p>
          </table:table-cell>
          <table:table-cell office:value-type="date" office:date-value="1986-06-16" calcext:value-type="date">
            <text:p>16/06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504" calcext:value-type="float">
            <text:p>14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87680" calcext:value-type="float">
            <text:p>97876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EABC</text:p>
          </table:table-cell>
          <table:table-cell office:value-type="string" calcext:value-type="string">
            <text:p>ADELINE</text:p>
          </table:table-cell>
          <table:table-cell office:value-type="date" office:date-value="1974-09-15" calcext:value-type="date">
            <text:p>15/09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83369" calcext:value-type="float">
            <text:p>10483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AABC</text:p>
          </table:table-cell>
          <table:table-cell office:value-type="string" calcext:value-type="string">
            <text:p>FANNY</text:p>
          </table:table-cell>
          <table:table-cell office:value-type="date" office:date-value="1975-11-19" calcext:value-type="date">
            <text:p>19/1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3.019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80119" calcext:value-type="float">
            <text:p>10380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NIABC</text:p>
          </table:table-cell>
          <table:table-cell office:value-type="string" calcext:value-type="string">
            <text:p>PAULINE</text:p>
          </table:table-cell>
          <table:table-cell office:value-type="date" office:date-value="1983-06-19" calcext:value-type="date">
            <text:p>19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159" calcext:value-type="float">
            <text:p>13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97374" calcext:value-type="float">
            <text:p>1069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KABC</text:p>
          </table:table-cell>
          <table:table-cell office:value-type="string" calcext:value-type="string">
            <text:p>TARECK</text:p>
          </table:table-cell>
          <table:table-cell office:value-type="date" office:date-value="1976-04-03" calcext:value-type="date">
            <text:p>03/04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11013650" calcext:value-type="float">
            <text:p>11013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ANNE-LISE</text:p>
          </table:table-cell>
          <table:table-cell office:value-type="date" office:date-value="1980-05-21" calcext:value-type="date">
            <text:p>21/05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1.906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24507" calcext:value-type="float">
            <text:p>95245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AABC</text:p>
          </table:table-cell>
          <table:table-cell office:value-type="string" calcext:value-type="string">
            <text:p>ELODIE</text:p>
          </table:table-cell>
          <table:table-cell office:value-type="date" office:date-value="1967-12-25" calcext:value-type="date">
            <text:p>25/1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31250" calcext:value-type="float">
            <text:p>10831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AABC</text:p>
          </table:table-cell>
          <table:table-cell office:value-type="string" calcext:value-type="string">
            <text:p>JENNIFER</text:p>
          </table:table-cell>
          <table:table-cell office:value-type="date" office:date-value="1977-01-12" calcext:value-type="date">
            <text:p>12/01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33889" calcext:value-type="float">
            <text:p>10033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0-08-30" calcext:value-type="date">
            <text:p>30/08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3.172" calcext:value-type="float">
            <text:p>3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79955" calcext:value-type="float">
            <text:p>10379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2-01-22" calcext:value-type="date">
            <text:p>22/0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4.104" calcext:value-type="float">
            <text:p>4,1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50516" calcext:value-type="float">
            <text:p>96505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OABC</text:p>
          </table:table-cell>
          <table:table-cell office:value-type="string" calcext:value-type="string">
            <text:p>AURELIE</text:p>
          </table:table-cell>
          <table:table-cell office:value-type="date" office:date-value="1976-10-25" calcext:value-type="date">
            <text:p>25/10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63849" calcext:value-type="float">
            <text:p>9963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ABC</text:p>
          </table:table-cell>
          <table:table-cell office:value-type="string" calcext:value-type="string">
            <text:p>AMANDINE</text:p>
          </table:table-cell>
          <table:table-cell office:value-type="date" office:date-value="1983-08-13" calcext:value-type="date">
            <text:p>13/08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681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56421" calcext:value-type="float">
            <text:p>10656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LABC</text:p>
          </table:table-cell>
          <table:table-cell office:value-type="string" calcext:value-type="string">
            <text:p>MYRIAM</text:p>
          </table:table-cell>
          <table:table-cell office:value-type="date" office:date-value="1981-04-08" calcext:value-type="date">
            <text:p>08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23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34530" calcext:value-type="float">
            <text:p>95345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TINABC</text:p>
          </table:table-cell>
          <table:table-cell office:value-type="string" calcext:value-type="string">
            <text:p>NEJDET</text:p>
          </table:table-cell>
          <table:table-cell office:value-type="date" office:date-value="1977-02-06" calcext:value-type="date">
            <text:p>06/02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9467034" calcext:value-type="float">
            <text:p>94670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BAABC</text:p>
          </table:table-cell>
          <table:table-cell office:value-type="string" calcext:value-type="string">
            <text:p>JAMEL</text:p>
          </table:table-cell>
          <table:table-cell office:value-type="date" office:date-value="1981-08-18" calcext:value-type="date">
            <text:p>18/08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9.517" calcext:value-type="float">
            <text:p>9,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22956" calcext:value-type="float">
            <text:p>112229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ELSA</text:p>
          </table:table-cell>
          <table:table-cell office:value-type="date" office:date-value="1986-06-22" calcext:value-type="date">
            <text:p>22/06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93514" calcext:value-type="float">
            <text:p>10193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ULABC</text:p>
          </table:table-cell>
          <table:table-cell office:value-type="string" calcext:value-type="string">
            <text:p>SONIA</text:p>
          </table:table-cell>
          <table:table-cell office:value-type="date" office:date-value="1971-04-18" calcext:value-type="date">
            <text:p>18/04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125" calcext:value-type="float">
            <text:p>13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70835" calcext:value-type="float">
            <text:p>947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EGABC</text:p>
          </table:table-cell>
          <table:table-cell office:value-type="string" calcext:value-type="string">
            <text:p>LAETITIA</text:p>
          </table:table-cell>
          <table:table-cell office:value-type="date" office:date-value="1969-03-15" calcext:value-type="date">
            <text:p>15/03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76082" calcext:value-type="float">
            <text:p>9276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DAABC</text:p>
          </table:table-cell>
          <table:table-cell office:value-type="string" calcext:value-type="string">
            <text:p>KAHINA</text:p>
          </table:table-cell>
          <table:table-cell office:value-type="date" office:date-value="1986-09-17" calcext:value-type="date">
            <text:p>17/09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84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73941" calcext:value-type="float">
            <text:p>10373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1-05-15" calcext:value-type="date">
            <text:p>15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11" calcext:value-type="float">
            <text:p>7,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48153" calcext:value-type="float">
            <text:p>9348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0-02-06" calcext:value-type="date">
            <text:p>06/02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27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87592" calcext:value-type="float">
            <text:p>9587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TABC</text:p>
          </table:table-cell>
          <table:table-cell office:value-type="string" calcext:value-type="string">
            <text:p>RIM</text:p>
          </table:table-cell>
          <table:table-cell office:value-type="date" office:date-value="1970-02-18" calcext:value-type="date">
            <text:p>18/02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375" calcext:value-type="float">
            <text:p>10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66321" calcext:value-type="float">
            <text:p>986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HICHAM</text:p>
          </table:table-cell>
          <table:table-cell office:value-type="date" office:date-value="1969-05-23" calcext:value-type="date">
            <text:p>23/05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352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74314" calcext:value-type="float">
            <text:p>9074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UZABC</text:p>
          </table:table-cell>
          <table:table-cell office:value-type="string" calcext:value-type="string">
            <text:p>KATIE</text:p>
          </table:table-cell>
          <table:table-cell office:value-type="date" office:date-value="1968-04-22" calcext:value-type="date">
            <text:p>22/04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861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36021" calcext:value-type="float">
            <text:p>10736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TAABC</text:p>
          </table:table-cell>
          <table:table-cell office:value-type="string" calcext:value-type="string">
            <text:p>RACHELLE</text:p>
          </table:table-cell>
          <table:table-cell office:value-type="date" office:date-value="1984-06-16" calcext:value-type="date">
            <text:p>16/06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83" calcext:value-type="float">
            <text:p>13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49370" calcext:value-type="float">
            <text:p>9749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ERABC</text:p>
          </table:table-cell>
          <table:table-cell office:value-type="string" calcext:value-type="string">
            <text:p>NICOLAS</text:p>
          </table:table-cell>
          <table:table-cell office:value-type="date" office:date-value="1977-07-31" calcext:value-type="date">
            <text:p>31/07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2.359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94777" calcext:value-type="float">
            <text:p>94947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80-07-28" calcext:value-type="date">
            <text:p>28/07/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7.993" calcext:value-type="float">
            <text:p>7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60264" calcext:value-type="float">
            <text:p>100602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74-01-03" calcext:value-type="date">
            <text:p>03/01/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008" calcext:value-type="float">
            <text:p>9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46333" calcext:value-type="float">
            <text:p>103463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ERIKA</text:p>
          </table:table-cell>
          <table:table-cell office:value-type="date" office:date-value="1968-01-10" calcext:value-type="date">
            <text:p>10/0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40472" calcext:value-type="float">
            <text:p>11340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GALIE</text:p>
          </table:table-cell>
          <table:table-cell office:value-type="date" office:date-value="1984-12-07" calcext:value-type="date">
            <text:p>07/1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5.417" calcext:value-type="float">
            <text:p>15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85968" calcext:value-type="float">
            <text:p>11285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JABC</text:p>
          </table:table-cell>
          <table:table-cell office:value-type="string" calcext:value-type="string">
            <text:p>MARINA</text:p>
          </table:table-cell>
          <table:table-cell office:value-type="date" office:date-value="1986-03-25" calcext:value-type="date">
            <text:p>25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97913" calcext:value-type="float">
            <text:p>100979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EABC</text:p>
          </table:table-cell>
          <table:table-cell office:value-type="string" calcext:value-type="string">
            <text:p>ANDREA</text:p>
          </table:table-cell>
          <table:table-cell office:value-type="date" office:date-value="1976-08-20" calcext:value-type="date">
            <text:p>20/08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625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47244" calcext:value-type="float">
            <text:p>11447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78-10-20" calcext:value-type="date">
            <text:p>20/10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7.067" calcext:value-type="float">
            <text:p>7,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61494" calcext:value-type="float">
            <text:p>95614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67-09-30" calcext:value-type="date">
            <text:p>30/09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398" calcext:value-type="float">
            <text:p>9,4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55931" calcext:value-type="float">
            <text:p>9055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81-06-28" calcext:value-type="date">
            <text:p>28/06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435" calcext:value-type="float">
            <text:p>9,44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office:value-type="float" office:value="9004382" calcext:value-type="float">
            <text:p>9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79-07-02" calcext:value-type="date">
            <text:p>02/07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605" calcext:value-type="float">
            <text:p>9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99678" calcext:value-type="float">
            <text:p>10899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68-07-21" calcext:value-type="date">
            <text:p>21/07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534" calcext:value-type="float">
            <text:p>5,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25427" calcext:value-type="float">
            <text:p>10625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71-02-19" calcext:value-type="date">
            <text:p>19/02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34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36187" calcext:value-type="float">
            <text:p>9336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DAVILA</text:p>
          </table:table-cell>
          <table:table-cell office:value-type="date" office:date-value="1967-12-03" calcext:value-type="date">
            <text:p>03/1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642" calcext:value-type="float">
            <text:p>13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14358" calcext:value-type="float">
            <text:p>11314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YARABC</text:p>
          </table:table-cell>
          <table:table-cell office:value-type="string" calcext:value-type="string">
            <text:p>MELISSA</text:p>
          </table:table-cell>
          <table:table-cell office:value-type="date" office:date-value="1976-01-11" calcext:value-type="date">
            <text:p>11/0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99702" calcext:value-type="float">
            <text:p>1029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FAOULA</text:p>
          </table:table-cell>
          <table:table-cell office:value-type="date" office:date-value="1985-08-21" calcext:value-type="date">
            <text:p>21/08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446" calcext:value-type="float">
            <text:p>9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50487" calcext:value-type="float">
            <text:p>10350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GABC</text:p>
          </table:table-cell>
          <table:table-cell office:value-type="string" calcext:value-type="string">
            <text:p>HAWA</text:p>
          </table:table-cell>
          <table:table-cell office:value-type="date" office:date-value="1985-03-30" calcext:value-type="date">
            <text:p>30/03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8363" calcext:value-type="float">
            <text:p>9738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FANNY</text:p>
          </table:table-cell>
          <table:table-cell office:value-type="date" office:date-value="1980-11-16" calcext:value-type="date">
            <text:p>16/1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15" calcext:value-type="float">
            <text:p>14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56273" calcext:value-type="float">
            <text:p>10156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A ABC</text:p>
          </table:table-cell>
          <table:table-cell office:value-type="string" calcext:value-type="string">
            <text:p>PRISCILLA</text:p>
          </table:table-cell>
          <table:table-cell office:value-type="date" office:date-value="1976-10-24" calcext:value-type="date">
            <text:p>24/10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146" calcext:value-type="float">
            <text:p>11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26535" calcext:value-type="float">
            <text:p>1032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ABC</text:p>
          </table:table-cell>
          <table:table-cell office:value-type="string" calcext:value-type="string">
            <text:p>MARIE</text:p>
          </table:table-cell>
          <table:table-cell office:value-type="date" office:date-value="1978-06-28" calcext:value-type="date">
            <text:p>28/06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63493" calcext:value-type="float">
            <text:p>91634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MIABC</text:p>
          </table:table-cell>
          <table:table-cell office:value-type="string" calcext:value-type="string">
            <text:p>AUDREY</text:p>
          </table:table-cell>
          <table:table-cell office:value-type="date" office:date-value="1986-06-20" calcext:value-type="date">
            <text:p>20/06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252" calcext:value-type="float">
            <text:p>11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59409" calcext:value-type="float">
            <text:p>9259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73-12-07" calcext:value-type="date">
            <text:p>07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163" calcext:value-type="float">
            <text:p>7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78216" calcext:value-type="float">
            <text:p>9178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67-01-14" calcext:value-type="date">
            <text:p>14/0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4.663" calcext:value-type="float">
            <text:p>14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76672" calcext:value-type="float">
            <text:p>11276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ENABC</text:p>
          </table:table-cell>
          <table:table-cell office:value-type="string" calcext:value-type="string">
            <text:p>ELIF</text:p>
          </table:table-cell>
          <table:table-cell office:value-type="date" office:date-value="1967-06-13" calcext:value-type="date">
            <text:p>13/06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1.104" calcext:value-type="float">
            <text:p>11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44019" calcext:value-type="float">
            <text:p>10544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IABC</text:p>
          </table:table-cell>
          <table:table-cell office:value-type="string" calcext:value-type="string">
            <text:p>VINCENT</text:p>
          </table:table-cell>
          <table:table-cell office:value-type="date" office:date-value="1968-07-21" calcext:value-type="date">
            <text:p>21/07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3.361" calcext:value-type="float">
            <text:p>13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04464" calcext:value-type="float">
            <text:p>89044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SABRINA</text:p>
          </table:table-cell>
          <table:table-cell office:value-type="date" office:date-value="1977-06-02" calcext:value-type="date">
            <text:p>02/06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917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59469" calcext:value-type="float">
            <text:p>10859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ABC</text:p>
          </table:table-cell>
          <table:table-cell office:value-type="string" calcext:value-type="string">
            <text:p>GELILA</text:p>
          </table:table-cell>
          <table:table-cell office:value-type="date" office:date-value="1979-09-02" calcext:value-type="date">
            <text:p>02/09/79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THIOP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688" calcext:value-type="float">
            <text:p>11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86474" calcext:value-type="float">
            <text:p>11086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82-08-13" calcext:value-type="date">
            <text:p>13/08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824" calcext:value-type="float">
            <text:p>6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48538" calcext:value-type="float">
            <text:p>1024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78-08-21" calcext:value-type="date">
            <text:p>21/08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295" calcext:value-type="float">
            <text:p>8,30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4">
          <table:table-cell office:value-type="float" office:value="10314215" calcext:value-type="float">
            <text:p>10314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HANANE</text:p>
          </table:table-cell>
          <table:table-cell office:value-type="date" office:date-value="1977-10-27" calcext:value-type="date">
            <text:p>27/10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office:value-type="float" office:value="11252783" calcext:value-type="float">
            <text:p>112527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AABC</text:p>
          </table:table-cell>
          <table:table-cell office:value-type="string" calcext:value-type="string">
            <text:p>JULIE</text:p>
          </table:table-cell>
          <table:table-cell office:value-type="date" office:date-value="1981-06-21" calcext:value-type="date">
            <text:p>21/06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41606" calcext:value-type="float">
            <text:p>110416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TEABC</text:p>
          </table:table-cell>
          <table:table-cell office:value-type="string" calcext:value-type="string">
            <text:p>ALEXANDRA</text:p>
          </table:table-cell>
          <table:table-cell office:value-type="date" office:date-value="1971-01-16" calcext:value-type="date">
            <text:p>16/0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HIS</text:p>
          </table:table-cell>
          <table:table-cell office:value-type="string" calcext:value-type="string">
            <text:p>Lic Hist-Geo an1 Histoire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01873" calcext:value-type="float">
            <text:p>11301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LASSINA BABA</text:p>
          </table:table-cell>
          <table:table-cell office:value-type="date" office:date-value="1968-04-22" calcext:value-type="date">
            <text:p>22/04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ME2</text:p>
          </table:table-cell>
          <table:table-cell office:value-type="string" calcext:value-type="string">
            <text:p>LIC PRO MECANIQUE (AP)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03448" calcext:value-type="float">
            <text:p>9803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84-02-10" calcext:value-type="date">
            <text:p>10/0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4">
          <table:table-cell office:value-type="float" office:value="10598908" calcext:value-type="float">
            <text:p>10598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66-03-03" calcext:value-type="date">
            <text:p>03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48298" calcext:value-type="float">
            <text:p>11248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GUABC</text:p>
          </table:table-cell>
          <table:table-cell office:value-type="string" calcext:value-type="string">
            <text:p>NOLVENN</text:p>
          </table:table-cell>
          <table:table-cell office:value-type="date" office:date-value="1968-08-21" calcext:value-type="date">
            <text:p>21/08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667" calcext:value-type="float">
            <text:p>12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01848" calcext:value-type="float">
            <text:p>10001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05-11" calcext:value-type="date">
            <text:p>11/05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4">
          <table:table-cell office:value-type="float" office:value="9343265" calcext:value-type="float">
            <text:p>9343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12-13" calcext:value-type="date">
            <text:p>13/1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21678" calcext:value-type="float">
            <text:p>10321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OABC</text:p>
          </table:table-cell>
          <table:table-cell office:value-type="string" calcext:value-type="string">
            <text:p>ELISABETH-MARIE</text:p>
          </table:table-cell>
          <table:table-cell office:value-type="date" office:date-value="1975-04-30" calcext:value-type="date">
            <text:p>30/04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48357" calcext:value-type="float">
            <text:p>9748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TRABC</text:p>
          </table:table-cell>
          <table:table-cell office:value-type="string" calcext:value-type="string">
            <text:p>ALISSON</text:p>
          </table:table-cell>
          <table:table-cell office:value-type="date" office:date-value="1968-06-02" calcext:value-type="date">
            <text:p>02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2.066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98508" calcext:value-type="float">
            <text:p>9998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74-01-05" calcext:value-type="date">
            <text:p>05/0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0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4">
          <table:table-cell office:value-type="float" office:value="9810901" calcext:value-type="float">
            <text:p>98109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67-11-18" calcext:value-type="date">
            <text:p>18/1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08141" calcext:value-type="float">
            <text:p>107081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11-20" calcext:value-type="date">
            <text:p>20/1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917" calcext:value-type="float">
            <text:p>7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41471" calcext:value-type="float">
            <text:p>95414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06-03" calcext:value-type="date">
            <text:p>03/06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29340" calcext:value-type="float">
            <text:p>10929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NTOINE</text:p>
          </table:table-cell>
          <table:table-cell office:value-type="date" office:date-value="1977-10-05" calcext:value-type="date">
            <text:p>05/10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317" calcext:value-type="float">
            <text:p>12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55426" calcext:value-type="float">
            <text:p>11255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IABC</text:p>
          </table:table-cell>
          <table:table-cell office:value-type="string" calcext:value-type="string">
            <text:p>PIERRE</text:p>
          </table:table-cell>
          <table:table-cell office:value-type="date" office:date-value="1983-08-06" calcext:value-type="date">
            <text:p>06/08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367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32753" calcext:value-type="float">
            <text:p>10732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HRISTOPHE</text:p>
          </table:table-cell>
          <table:table-cell office:value-type="date" office:date-value="1970-02-27" calcext:value-type="date">
            <text:p>27/02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6" calcext:value-type="float">
            <text:p>11,6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64798" calcext:value-type="float">
            <text:p>8964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CECILE</text:p>
          </table:table-cell>
          <table:table-cell office:value-type="date" office:date-value="1980-03-02" calcext:value-type="date">
            <text:p>02/03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82" calcext:value-type="float">
            <text:p>9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07221" calcext:value-type="float">
            <text:p>90072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0-06-05" calcext:value-type="date">
            <text:p>05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625" calcext:value-type="float">
            <text:p>8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40269" calcext:value-type="float">
            <text:p>9440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5-05-22" calcext:value-type="date">
            <text:p>22/05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29" calcext:value-type="float">
            <text:p>8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53657" calcext:value-type="float">
            <text:p>11453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URELIE</text:p>
          </table:table-cell>
          <table:table-cell office:value-type="date" office:date-value="1975-08-09" calcext:value-type="date">
            <text:p>09/08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67" calcext:value-type="float">
            <text:p>14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97099" calcext:value-type="float">
            <text:p>101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HANNAN</text:p>
          </table:table-cell>
          <table:table-cell office:value-type="date" office:date-value="1969-09-03" calcext:value-type="date">
            <text:p>03/09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float" office:value="9843820" calcext:value-type="float">
            <text:p>9843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7-07-05" calcext:value-type="date">
            <text:p>05/07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918" calcext:value-type="float">
            <text:p>9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27902" calcext:value-type="float">
            <text:p>10527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4-04-30" calcext:value-type="date">
            <text:p>30/04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.018" calcext:value-type="float">
            <text:p>10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52294" calcext:value-type="float">
            <text:p>10352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77-07-27" calcext:value-type="date">
            <text:p>27/07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392" calcext:value-type="float">
            <text:p>3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69747" calcext:value-type="float">
            <text:p>936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83-06-01" calcext:value-type="date">
            <text:p>01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559" calcext:value-type="float">
            <text:p>3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76849" calcext:value-type="float">
            <text:p>10376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LAABC</text:p>
          </table:table-cell>
          <table:table-cell office:value-type="string" calcext:value-type="string">
            <text:p>WAFAA</text:p>
          </table:table-cell>
          <table:table-cell office:value-type="date" office:date-value="1982-03-11" calcext:value-type="date">
            <text:p>11/03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21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64583" calcext:value-type="float">
            <text:p>102645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MEDDY</text:p>
          </table:table-cell>
          <table:table-cell office:value-type="date" office:date-value="1975-02-27" calcext:value-type="date">
            <text:p>27/0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float" office:value="9803232" calcext:value-type="float">
            <text:p>9803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OIABC</text:p>
          </table:table-cell>
          <table:table-cell office:value-type="string" calcext:value-type="string">
            <text:p>LUCILE</text:p>
          </table:table-cell>
          <table:table-cell office:value-type="date" office:date-value="1974-05-11" calcext:value-type="date">
            <text:p>11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21834" calcext:value-type="float">
            <text:p>104218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SONIA</text:p>
          </table:table-cell>
          <table:table-cell office:value-type="date" office:date-value="1979-12-05" calcext:value-type="date">
            <text:p>05/1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976" calcext:value-type="float">
            <text:p>12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40172" calcext:value-type="float">
            <text:p>10140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JULIEN</text:p>
          </table:table-cell>
          <table:table-cell office:value-type="date" office:date-value="1974-07-09" calcext:value-type="date">
            <text:p>09/07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office:value-type="float" office:value="10920593" calcext:value-type="float">
            <text:p>10920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JULIA</text:p>
          </table:table-cell>
          <table:table-cell office:value-type="date" office:date-value="1965-10-05" calcext:value-type="date">
            <text:p>05/10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87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22161" calcext:value-type="float">
            <text:p>10022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70-08-09" calcext:value-type="date">
            <text:p>09/08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8.591" calcext:value-type="float">
            <text:p>8,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36805" calcext:value-type="float">
            <text:p>1103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66-12-05" calcext:value-type="date">
            <text:p>05/1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607" calcext:value-type="float">
            <text:p>10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39348" calcext:value-type="float">
            <text:p>11439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NFONO</text:p>
          </table:table-cell>
          <table:table-cell office:value-type="date" office:date-value="1977-10-20" calcext:value-type="date">
            <text:p>20/10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334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70798" calcext:value-type="float">
            <text:p>10970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CABC</text:p>
          </table:table-cell>
          <table:table-cell office:value-type="string" calcext:value-type="string">
            <text:p>SARAH</text:p>
          </table:table-cell>
          <table:table-cell office:value-type="date" office:date-value="1975-06-17" calcext:value-type="date">
            <text:p>17/06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75" calcext:value-type="float">
            <text:p>12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06480" calcext:value-type="float">
            <text:p>1020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BABC</text:p>
          </table:table-cell>
          <table:table-cell office:value-type="string" calcext:value-type="string">
            <text:p>CECILE</text:p>
          </table:table-cell>
          <table:table-cell office:value-type="date" office:date-value="1979-02-10" calcext:value-type="date">
            <text:p>10/0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05" calcext:value-type="float">
            <text:p>16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27741" calcext:value-type="float">
            <text:p>9027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VAABC</text:p>
          </table:table-cell>
          <table:table-cell office:value-type="string" calcext:value-type="string">
            <text:p>AZIEL</text:p>
          </table:table-cell>
          <table:table-cell office:value-type="date" office:date-value="1967-11-20" calcext:value-type="date">
            <text:p>20/1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7</text:p>
          </table:table-cell>
          <table:table-cell office:value-type="string" calcext:value-type="string">
            <text:p>DUT INFORMATIQUE (AS)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25949" calcext:value-type="float">
            <text:p>9025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ROABC</text:p>
          </table:table-cell>
          <table:table-cell office:value-type="string" calcext:value-type="string">
            <text:p>TEDDY</text:p>
          </table:table-cell>
          <table:table-cell office:value-type="date" office:date-value="1975-03-25" calcext:value-type="date">
            <text:p>25/03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708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28003" calcext:value-type="float">
            <text:p>1052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81-01-20" calcext:value-type="date">
            <text:p>20/0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41759" calcext:value-type="float">
            <text:p>102417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69-10-09" calcext:value-type="date">
            <text:p>09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84" calcext:value-type="float">
            <text:p>11,84</text:p>
          </table:table-cell>
          <table:table-cell table:number-columns-repeated="1014"/>
        </table:table-row>
        <table:table-row table:style-name="ro4">
          <table:table-cell office:value-type="float" office:value="10815444" calcext:value-type="float">
            <text:p>10815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66-06-29" calcext:value-type="date">
            <text:p>29/06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792" calcext:value-type="float">
            <text:p>4,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25809" calcext:value-type="float">
            <text:p>9325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77-10-22" calcext:value-type="date">
            <text:p>22/10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146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24987" calcext:value-type="float">
            <text:p>11224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0-01-10" calcext:value-type="date">
            <text:p>10/0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24" calcext:value-type="float">
            <text:p>6,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67002" calcext:value-type="float">
            <text:p>9767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2-12-13" calcext:value-type="date">
            <text:p>13/1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594" calcext:value-type="float">
            <text:p>6,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63768" calcext:value-type="float">
            <text:p>10663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CLAIRE</text:p>
          </table:table-cell>
          <table:table-cell office:value-type="date" office:date-value="1982-11-19" calcext:value-type="date">
            <text:p>19/1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44320" calcext:value-type="float">
            <text:p>10244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PERRINE</text:p>
          </table:table-cell>
          <table:table-cell office:value-type="date" office:date-value="1970-09-28" calcext:value-type="date">
            <text:p>28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859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6227" calcext:value-type="float">
            <text:p>9736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87-06-30" calcext:value-type="date">
            <text:p>30/06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086" calcext:value-type="float">
            <text:p>3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16858" calcext:value-type="float">
            <text:p>10616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77-03-15" calcext:value-type="date">
            <text:p>15/03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67018" calcext:value-type="float">
            <text:p>11467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STEPHANIE</text:p>
          </table:table-cell>
          <table:table-cell office:value-type="date" office:date-value="1979-09-15" calcext:value-type="date">
            <text:p>15/09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5.621" calcext:value-type="float">
            <text:p>15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70954" calcext:value-type="float">
            <text:p>11170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RABC</text:p>
          </table:table-cell>
          <table:table-cell office:value-type="string" calcext:value-type="string">
            <text:p>YOUSSEF</text:p>
          </table:table-cell>
          <table:table-cell office:value-type="date" office:date-value="1986-10-24" calcext:value-type="date">
            <text:p>24/10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8" calcext:value-type="float">
            <text:p>10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90035" calcext:value-type="float">
            <text:p>11090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EABC</text:p>
          </table:table-cell>
          <table:table-cell office:value-type="string" calcext:value-type="string">
            <text:p>SAMUEL</text:p>
          </table:table-cell>
          <table:table-cell office:value-type="date" office:date-value="1966-01-31" calcext:value-type="date">
            <text:p>31/0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90755" calcext:value-type="float">
            <text:p>10790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HABC</text:p>
          </table:table-cell>
          <table:table-cell office:value-type="string" calcext:value-type="string">
            <text:p>AZIZA</text:p>
          </table:table-cell>
          <table:table-cell office:value-type="date" office:date-value="1982-02-09" calcext:value-type="date">
            <text:p>09/0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069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91174" calcext:value-type="float">
            <text:p>8991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0-10-06" calcext:value-type="date">
            <text:p>06/10/70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74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49857" calcext:value-type="float">
            <text:p>934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2-03-07" calcext:value-type="date">
            <text:p>07/03/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44820" calcext:value-type="float">
            <text:p>9244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SABRINA</text:p>
          </table:table-cell>
          <table:table-cell office:value-type="date" office:date-value="1968-05-30" calcext:value-type="date">
            <text:p>30/05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63" calcext:value-type="float">
            <text:p>10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54857" calcext:value-type="float">
            <text:p>10654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CABC</text:p>
          </table:table-cell>
          <table:table-cell office:value-type="string" calcext:value-type="string">
            <text:p>SIOBHAN</text:p>
          </table:table-cell>
          <table:table-cell office:value-type="date" office:date-value="1980-10-22" calcext:value-type="date">
            <text:p>22/10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5.276" calcext:value-type="float">
            <text:p>15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88939" calcext:value-type="float">
            <text:p>9488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VICTOR-GEORGES</text:p>
          </table:table-cell>
          <table:table-cell office:value-type="date" office:date-value="1972-05-22" calcext:value-type="date">
            <text:p>22/05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5" calcext:value-type="float">
            <text:p>16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09434" calcext:value-type="float">
            <text:p>9109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RA</text:p>
          </table:table-cell>
          <table:table-cell office:value-type="date" office:date-value="1967-06-14" calcext:value-type="date">
            <text:p>14/06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1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44438" calcext:value-type="float">
            <text:p>9244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8-12-06" calcext:value-type="date">
            <text:p>06/12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697" calcext:value-type="float">
            <text:p>9,7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33673" calcext:value-type="float">
            <text:p>9333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6-09-27" calcext:value-type="date">
            <text:p>27/09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281" calcext:value-type="float">
            <text:p>10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06585" calcext:value-type="float">
            <text:p>106065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SABC</text:p>
          </table:table-cell>
          <table:table-cell office:value-type="string" calcext:value-type="string">
            <text:p>LAURE</text:p>
          </table:table-cell>
          <table:table-cell office:value-type="date" office:date-value="1982-09-27" calcext:value-type="date">
            <text:p>27/09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63590" calcext:value-type="float">
            <text:p>11363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CABC</text:p>
          </table:table-cell>
          <table:table-cell office:value-type="string" calcext:value-type="string">
            <text:p>MOUNIR</text:p>
          </table:table-cell>
          <table:table-cell office:value-type="date" office:date-value="1968-04-04" calcext:value-type="date">
            <text:p>04/04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office:value-type="float" office:value="9722349" calcext:value-type="float">
            <text:p>9722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1-01-17" calcext:value-type="date">
            <text:p>17/01/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4">
          <table:table-cell office:value-type="float" office:value="11055850" calcext:value-type="float">
            <text:p>110558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0-05-30" calcext:value-type="date">
            <text:p>30/05/80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44811" calcext:value-type="float">
            <text:p>9144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WEABC</text:p>
          </table:table-cell>
          <table:table-cell office:value-type="string" calcext:value-type="string">
            <text:p>GAELLE</text:p>
          </table:table-cell>
          <table:table-cell office:value-type="date" office:date-value="1973-01-31" calcext:value-type="date">
            <text:p>31/01/7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68350" calcext:value-type="float">
            <text:p>8968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75-04-10" calcext:value-type="date">
            <text:p>10/04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9.405" calcext:value-type="float">
            <text:p>9,41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9498163" calcext:value-type="float">
            <text:p>9498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86-06-05" calcext:value-type="date">
            <text:p>05/06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339" calcext:value-type="float">
            <text:p>10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93661" calcext:value-type="float">
            <text:p>11193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CHARLES-HENRI</text:p>
          </table:table-cell>
          <table:table-cell office:value-type="date" office:date-value="1975-11-25" calcext:value-type="date">
            <text:p>25/1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49291" calcext:value-type="float">
            <text:p>9549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UEABC</text:p>
          </table:table-cell>
          <table:table-cell office:value-type="string" calcext:value-type="string">
            <text:p>ALEXANDRA</text:p>
          </table:table-cell>
          <table:table-cell office:value-type="date" office:date-value="1972-12-27" calcext:value-type="date">
            <text:p>27/1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61668" calcext:value-type="float">
            <text:p>10561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LAURENT</text:p>
          </table:table-cell>
          <table:table-cell office:value-type="date" office:date-value="1973-06-16" calcext:value-type="date">
            <text:p>16/06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05441" calcext:value-type="float">
            <text:p>10705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NABC</text:p>
          </table:table-cell>
          <table:table-cell office:value-type="string" calcext:value-type="string">
            <text:p>ADRIEN</text:p>
          </table:table-cell>
          <table:table-cell office:value-type="date" office:date-value="1981-06-10" calcext:value-type="date">
            <text:p>10/06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10992034" calcext:value-type="float">
            <text:p>10992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ONABC</text:p>
          </table:table-cell>
          <table:table-cell office:value-type="string" calcext:value-type="string">
            <text:p>CELIA</text:p>
          </table:table-cell>
          <table:table-cell office:value-type="date" office:date-value="1966-07-14" calcext:value-type="date">
            <text:p>14/07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ADM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4">
          <table:table-cell office:value-type="float" office:value="10162420" calcext:value-type="float">
            <text:p>10162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EABC</text:p>
          </table:table-cell>
          <table:table-cell office:value-type="string" calcext:value-type="string">
            <text:p>FABRICE</text:p>
          </table:table-cell>
          <table:table-cell office:value-type="date" office:date-value="1968-11-28" calcext:value-type="date">
            <text:p>28/1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4.901" calcext:value-type="float">
            <text:p>14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15093" calcext:value-type="float">
            <text:p>10815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INABC</text:p>
          </table:table-cell>
          <table:table-cell office:value-type="string" calcext:value-type="string">
            <text:p>XAVIER</text:p>
          </table:table-cell>
          <table:table-cell office:value-type="date" office:date-value="1968-04-19" calcext:value-type="date">
            <text:p>19/04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office:value-type="float" office:value="10179571" calcext:value-type="float">
            <text:p>10179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ABC</text:p>
          </table:table-cell>
          <table:table-cell office:value-type="string" calcext:value-type="string">
            <text:p>MARWA</text:p>
          </table:table-cell>
          <table:table-cell office:value-type="date" office:date-value="1980-10-08" calcext:value-type="date">
            <text:p>08/10/8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00290" calcext:value-type="float">
            <text:p>103002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BENOIT</text:p>
          </table:table-cell>
          <table:table-cell office:value-type="date" office:date-value="1980-11-28" calcext:value-type="date">
            <text:p>28/1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P1SG2</text:p>
          </table:table-cell>
          <table:table-cell office:value-type="string" calcext:value-type="string">
            <text:p>DUT SGM an1 (AP)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47667" calcext:value-type="float">
            <text:p>9347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76-07-12" calcext:value-type="date">
            <text:p>12/07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4">
          <table:table-cell office:value-type="float" office:value="10842862" calcext:value-type="float">
            <text:p>108428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83-06-15" calcext:value-type="date">
            <text:p>15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40228" calcext:value-type="float">
            <text:p>10840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73-12-08" calcext:value-type="date">
            <text:p>08/12/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4.095" calcext:value-type="float">
            <text:p>4,1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31939" calcext:value-type="float">
            <text:p>9631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68-11-02" calcext:value-type="date">
            <text:p>02/11/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182" calcext:value-type="float">
            <text:p>9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27829" calcext:value-type="float">
            <text:p>10627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KABC</text:p>
          </table:table-cell>
          <table:table-cell office:value-type="string" calcext:value-type="string">
            <text:p>THIORO</text:p>
          </table:table-cell>
          <table:table-cell office:value-type="date" office:date-value="1981-08-14" calcext:value-type="date">
            <text:p>14/08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2" calcext:value-type="float">
            <text:p>13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50937" calcext:value-type="float">
            <text:p>9050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BUABC</text:p>
          </table:table-cell>
          <table:table-cell office:value-type="string" calcext:value-type="string">
            <text:p>GUILLAUME</text:p>
          </table:table-cell>
          <table:table-cell office:value-type="date" office:date-value="1975-04-23" calcext:value-type="date">
            <text:p>23/04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22502" calcext:value-type="float">
            <text:p>10022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IABC</text:p>
          </table:table-cell>
          <table:table-cell office:value-type="string" calcext:value-type="string">
            <text:p>GABRIEL</text:p>
          </table:table-cell>
          <table:table-cell office:value-type="date" office:date-value="1967-10-17" calcext:value-type="date">
            <text:p>17/10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1393737" calcext:value-type="float">
            <text:p>11393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EABC</text:p>
          </table:table-cell>
          <table:table-cell office:value-type="string" calcext:value-type="string">
            <text:p>SYLVIE</text:p>
          </table:table-cell>
          <table:table-cell office:value-type="date" office:date-value="1981-04-04" calcext:value-type="date">
            <text:p>04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41587" calcext:value-type="float">
            <text:p>95415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QUABC</text:p>
          </table:table-cell>
          <table:table-cell office:value-type="string" calcext:value-type="string">
            <text:p>TIFFANIE</text:p>
          </table:table-cell>
          <table:table-cell office:value-type="date" office:date-value="1981-02-20" calcext:value-type="date">
            <text:p>20/0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76108" calcext:value-type="float">
            <text:p>1087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HABC</text:p>
          </table:table-cell>
          <table:table-cell office:value-type="string" calcext:value-type="string">
            <text:p>CAMILLE</text:p>
          </table:table-cell>
          <table:table-cell office:value-type="date" office:date-value="1975-01-01" calcext:value-type="date">
            <text:p>01/0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33997" calcext:value-type="float">
            <text:p>102339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FASABC</text:p>
          </table:table-cell>
          <table:table-cell office:value-type="string" calcext:value-type="string">
            <text:p>YAELLE</text:p>
          </table:table-cell>
          <table:table-cell office:value-type="date" office:date-value="1986-04-04" calcext:value-type="date">
            <text:p>04/04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03317" calcext:value-type="float">
            <text:p>11103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ORNELLA</text:p>
          </table:table-cell>
          <table:table-cell office:value-type="date" office:date-value="1965-09-30" calcext:value-type="date">
            <text:p>30/09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51062" calcext:value-type="float">
            <text:p>9451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AIDA</text:p>
          </table:table-cell>
          <table:table-cell office:value-type="date" office:date-value="1979-11-22" calcext:value-type="date">
            <text:p>22/1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92878" calcext:value-type="float">
            <text:p>11492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1-05-22" calcext:value-type="date">
            <text:p>22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542" calcext:value-type="float">
            <text:p>8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14621" calcext:value-type="float">
            <text:p>961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6-06-16" calcext:value-type="date">
            <text:p>16/06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54" calcext:value-type="float">
            <text:p>8,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34346" calcext:value-type="float">
            <text:p>10634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79-11-17" calcext:value-type="date">
            <text:p>17/1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8" calcext:value-type="float">
            <text:p>9,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18762" calcext:value-type="float">
            <text:p>10918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86-03-27" calcext:value-type="date">
            <text:p>27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58197" calcext:value-type="float">
            <text:p>905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IKABC</text:p>
          </table:table-cell>
          <table:table-cell office:value-type="string" calcext:value-type="string">
            <text:p>KAMIR</text:p>
          </table:table-cell>
          <table:table-cell office:value-type="date" office:date-value="1983-08-03" calcext:value-type="date">
            <text:p>03/08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75821" calcext:value-type="float">
            <text:p>10675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72-07-25" calcext:value-type="date">
            <text:p>25/07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8.331" calcext:value-type="float">
            <text:p>8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24352" calcext:value-type="float">
            <text:p>10024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69-05-26" calcext:value-type="date">
            <text:p>26/05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6.831" calcext:value-type="float">
            <text:p>16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26225" calcext:value-type="float">
            <text:p>9526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UABC</text:p>
          </table:table-cell>
          <table:table-cell office:value-type="string" calcext:value-type="string">
            <text:p>VICTOR</text:p>
          </table:table-cell>
          <table:table-cell office:value-type="date" office:date-value="1975-09-29" calcext:value-type="date">
            <text:p>29/09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13428" calcext:value-type="float">
            <text:p>113134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66-12-07" calcext:value-type="date">
            <text:p>07/1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71" calcext:value-type="float">
            <text:p>9,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55311" calcext:value-type="float">
            <text:p>10355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71-01-04" calcext:value-type="date">
            <text:p>04/0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167" calcext:value-type="float">
            <text:p>10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78351" calcext:value-type="float">
            <text:p>8978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ABC</text:p>
          </table:table-cell>
          <table:table-cell office:value-type="string" calcext:value-type="string">
            <text:p>HASSIBA</text:p>
          </table:table-cell>
          <table:table-cell office:value-type="date" office:date-value="1978-01-28" calcext:value-type="date">
            <text:p>28/01/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TM</text:p>
          </table:table-cell>
          <table:table-cell office:value-type="string" calcext:value-type="string">
            <text:p>DU TECH MICROCHIRURGICAL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89885" calcext:value-type="float">
            <text:p>1008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81-09-19" calcext:value-type="date">
            <text:p>19/09/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03374" calcext:value-type="float">
            <text:p>10803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68-02-21" calcext:value-type="date">
            <text:p>21/02/6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,00</text:p>
          </table:table-cell>
          <table:table-cell table:number-columns-repeated="1014"/>
        </table:table-row>
        <table:table-row table:style-name="ro4">
          <table:table-cell office:value-type="float" office:value="9043621" calcext:value-type="float">
            <text:p>9043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GAEL</text:p>
          </table:table-cell>
          <table:table-cell office:value-type="date" office:date-value="1979-08-21" calcext:value-type="date">
            <text:p>21/08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81144" calcext:value-type="float">
            <text:p>918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JIMMY</text:p>
          </table:table-cell>
          <table:table-cell office:value-type="date" office:date-value="1974-05-28" calcext:value-type="date">
            <text:p>28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74810" calcext:value-type="float">
            <text:p>10774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81-10-05" calcext:value-type="date">
            <text:p>05/10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83300" calcext:value-type="float">
            <text:p>9483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69-10-05" calcext:value-type="date">
            <text:p>05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44066" calcext:value-type="float">
            <text:p>11244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LINDA</text:p>
          </table:table-cell>
          <table:table-cell office:value-type="date" office:date-value="1968-03-01" calcext:value-type="date">
            <text:p>01/03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4.388" calcext:value-type="float">
            <text:p>14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24885" calcext:value-type="float">
            <text:p>11024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AXIME</text:p>
          </table:table-cell>
          <table:table-cell office:value-type="date" office:date-value="1978-12-23" calcext:value-type="date">
            <text:p>23/1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92172" calcext:value-type="float">
            <text:p>9992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66-08-16" calcext:value-type="date">
            <text:p>16/08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18204" calcext:value-type="float">
            <text:p>9018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75-08-11" calcext:value-type="date">
            <text:p>11/08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19" calcext:value-type="float">
            <text:p>10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90444" calcext:value-type="float">
            <text:p>9290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NABC</text:p>
          </table:table-cell>
          <table:table-cell office:value-type="string" calcext:value-type="string">
            <text:p>IMANE</text:p>
          </table:table-cell>
          <table:table-cell office:value-type="date" office:date-value="1975-02-12" calcext:value-type="date">
            <text:p>12/0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31806" calcext:value-type="float">
            <text:p>10631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YABC</text:p>
          </table:table-cell>
          <table:table-cell office:value-type="string" calcext:value-type="string">
            <text:p>NOEMIE</text:p>
          </table:table-cell>
          <table:table-cell office:value-type="date" office:date-value="1977-07-15" calcext:value-type="date">
            <text:p>15/07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89917" calcext:value-type="float">
            <text:p>10389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UCABC</text:p>
          </table:table-cell>
          <table:table-cell office:value-type="string" calcext:value-type="string">
            <text:p>BERTRAND</text:p>
          </table:table-cell>
          <table:table-cell office:value-type="date" office:date-value="1984-11-01" calcext:value-type="date">
            <text:p>01/1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68553" calcext:value-type="float">
            <text:p>11168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ARIAM</text:p>
          </table:table-cell>
          <table:table-cell office:value-type="date" office:date-value="1969-08-08" calcext:value-type="date">
            <text:p>08/08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47746" calcext:value-type="float">
            <text:p>108477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IAABC</text:p>
          </table:table-cell>
          <table:table-cell office:value-type="string" calcext:value-type="string">
            <text:p>BESMA</text:p>
          </table:table-cell>
          <table:table-cell office:value-type="date" office:date-value="1987-03-03" calcext:value-type="date">
            <text:p>03/03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35075" calcext:value-type="float">
            <text:p>9835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AABC</text:p>
          </table:table-cell>
          <table:table-cell office:value-type="string" calcext:value-type="string">
            <text:p>AMINA</text:p>
          </table:table-cell>
          <table:table-cell office:value-type="date" office:date-value="1966-10-13" calcext:value-type="date">
            <text:p>13/10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68274" calcext:value-type="float">
            <text:p>986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SABC</text:p>
          </table:table-cell>
          <table:table-cell office:value-type="string" calcext:value-type="string">
            <text:p>CELINE</text:p>
          </table:table-cell>
          <table:table-cell office:value-type="date" office:date-value="1985-08-17" calcext:value-type="date">
            <text:p>17/08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67373" calcext:value-type="float">
            <text:p>1076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NABC</text:p>
          </table:table-cell>
          <table:table-cell office:value-type="string" calcext:value-type="string">
            <text:p>SAGIRA</text:p>
          </table:table-cell>
          <table:table-cell office:value-type="date" office:date-value="1966-05-25" calcext:value-type="date">
            <text:p>25/05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44748" calcext:value-type="float">
            <text:p>103447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UABC</text:p>
          </table:table-cell>
          <table:table-cell office:value-type="string" calcext:value-type="string">
            <text:p>MANON</text:p>
          </table:table-cell>
          <table:table-cell office:value-type="date" office:date-value="1974-03-16" calcext:value-type="date">
            <text:p>16/03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68790" calcext:value-type="float">
            <text:p>10468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HAABC</text:p>
          </table:table-cell>
          <table:table-cell office:value-type="string" calcext:value-type="string">
            <text:p>SORAYA</text:p>
          </table:table-cell>
          <table:table-cell office:value-type="date" office:date-value="1976-12-15" calcext:value-type="date">
            <text:p>15/1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88171" calcext:value-type="float">
            <text:p>101881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83-03-04" calcext:value-type="date">
            <text:p>04/03/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9.686" calcext:value-type="float">
            <text:p>9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99187" calcext:value-type="float">
            <text:p>10599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70-09-07" calcext:value-type="date">
            <text:p>07/09/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10.289" calcext:value-type="float">
            <text:p>10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21627" calcext:value-type="float">
            <text:p>9321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DHABC</text:p>
          </table:table-cell>
          <table:table-cell office:value-type="string" calcext:value-type="string">
            <text:p>IMAN</text:p>
          </table:table-cell>
          <table:table-cell office:value-type="date" office:date-value="1975-05-10" calcext:value-type="date">
            <text:p>10/05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1.094" calcext:value-type="float">
            <text:p>11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76354" calcext:value-type="float">
            <text:p>9776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FOABC</text:p>
          </table:table-cell>
          <table:table-cell office:value-type="string" calcext:value-type="string">
            <text:p>QUENTIN</text:p>
          </table:table-cell>
          <table:table-cell office:value-type="date" office:date-value="1976-11-08" calcext:value-type="date">
            <text:p>08/1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44897" calcext:value-type="float">
            <text:p>9344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TABC</text:p>
          </table:table-cell>
          <table:table-cell office:value-type="string" calcext:value-type="string">
            <text:p>MONIREH</text:p>
          </table:table-cell>
          <table:table-cell office:value-type="date" office:date-value="1986-11-12" calcext:value-type="date">
            <text:p>12/1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57257" calcext:value-type="float">
            <text:p>9757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RABC</text:p>
          </table:table-cell>
          <table:table-cell office:value-type="string" calcext:value-type="string">
            <text:p>RONNI</text:p>
          </table:table-cell>
          <table:table-cell office:value-type="date" office:date-value="1969-12-04" calcext:value-type="date">
            <text:p>04/1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62767" calcext:value-type="float">
            <text:p>9362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MAUD</text:p>
          </table:table-cell>
          <table:table-cell office:value-type="date" office:date-value="1986-09-22" calcext:value-type="date">
            <text:p>22/09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02531" calcext:value-type="float">
            <text:p>10102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MAABC</text:p>
          </table:table-cell>
          <table:table-cell office:value-type="string" calcext:value-type="string">
            <text:p>BARBARA</text:p>
          </table:table-cell>
          <table:table-cell office:value-type="date" office:date-value="1972-04-23" calcext:value-type="date">
            <text:p>23/04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46749" calcext:value-type="float">
            <text:p>10846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IABC</text:p>
          </table:table-cell>
          <table:table-cell office:value-type="string" calcext:value-type="string">
            <text:p>SEBASTIEN</text:p>
          </table:table-cell>
          <table:table-cell office:value-type="date" office:date-value="1979-03-30" calcext:value-type="date">
            <text:p>30/03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78003" calcext:value-type="float">
            <text:p>1067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UABC</text:p>
          </table:table-cell>
          <table:table-cell office:value-type="string" calcext:value-type="string">
            <text:p>LAURA</text:p>
          </table:table-cell>
          <table:table-cell office:value-type="date" office:date-value="1974-11-09" calcext:value-type="date">
            <text:p>09/1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63282" calcext:value-type="float">
            <text:p>10463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AMILLE</text:p>
          </table:table-cell>
          <table:table-cell office:value-type="date" office:date-value="1973-01-29" calcext:value-type="date">
            <text:p>29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3" calcext:value-type="float">
            <text:p>15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72358" calcext:value-type="float">
            <text:p>1077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UABC</text:p>
          </table:table-cell>
          <table:table-cell office:value-type="string" calcext:value-type="string">
            <text:p>CAROLE</text:p>
          </table:table-cell>
          <table:table-cell office:value-type="date" office:date-value="1978-01-21" calcext:value-type="date">
            <text:p>21/0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8" calcext:value-type="float">
            <text:p>15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56867" calcext:value-type="float">
            <text:p>9156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ERABC</text:p>
          </table:table-cell>
          <table:table-cell office:value-type="string" calcext:value-type="string">
            <text:p>AGATHE</text:p>
          </table:table-cell>
          <table:table-cell office:value-type="date" office:date-value="1981-12-03" calcext:value-type="date">
            <text:p>03/1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75378" calcext:value-type="float">
            <text:p>9675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ABC</text:p>
          </table:table-cell>
          <table:table-cell office:value-type="string" calcext:value-type="string">
            <text:p>SONIA</text:p>
          </table:table-cell>
          <table:table-cell office:value-type="date" office:date-value="1981-11-11" calcext:value-type="date">
            <text:p>11/1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19307" calcext:value-type="float">
            <text:p>10119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VERONIQUE</text:p>
          </table:table-cell>
          <table:table-cell office:value-type="date" office:date-value="1975-10-27" calcext:value-type="date">
            <text:p>27/10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18398" calcext:value-type="float">
            <text:p>11318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IABC</text:p>
          </table:table-cell>
          <table:table-cell office:value-type="string" calcext:value-type="string">
            <text:p>PAUL</text:p>
          </table:table-cell>
          <table:table-cell office:value-type="date" office:date-value="1972-11-18" calcext:value-type="date">
            <text:p>18/1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06629" calcext:value-type="float">
            <text:p>90066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MAUD</text:p>
          </table:table-cell>
          <table:table-cell office:value-type="date" office:date-value="1973-05-19" calcext:value-type="date">
            <text:p>19/05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77865" calcext:value-type="float">
            <text:p>11377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EKRAME</text:p>
          </table:table-cell>
          <table:table-cell office:value-type="date" office:date-value="1980-08-01" calcext:value-type="date">
            <text:p>01/08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20251" calcext:value-type="float">
            <text:p>11120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UABC</text:p>
          </table:table-cell>
          <table:table-cell office:value-type="string" calcext:value-type="string">
            <text:p>CAM-THI</text:p>
          </table:table-cell>
          <table:table-cell office:value-type="date" office:date-value="1981-08-21" calcext:value-type="date">
            <text:p>21/08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8" calcext:value-type="float">
            <text:p>16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68411" calcext:value-type="float">
            <text:p>9468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RAABC</text:p>
          </table:table-cell>
          <table:table-cell office:value-type="string" calcext:value-type="string">
            <text:p>LARABI</text:p>
          </table:table-cell>
          <table:table-cell office:value-type="date" office:date-value="1973-12-04" calcext:value-type="date">
            <text:p>04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92790" calcext:value-type="float">
            <text:p>110927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ANTHONY</text:p>
          </table:table-cell>
          <table:table-cell office:value-type="date" office:date-value="1984-10-13" calcext:value-type="date">
            <text:p>13/10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519" calcext:value-type="float">
            <text:p>9,5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9836798" calcext:value-type="float">
            <text:p>9836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DABC</text:p>
          </table:table-cell>
          <table:table-cell office:value-type="string" calcext:value-type="string">
            <text:p>SADAF</text:p>
          </table:table-cell>
          <table:table-cell office:value-type="date" office:date-value="1975-01-19" calcext:value-type="date">
            <text:p>19/0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09499" calcext:value-type="float">
            <text:p>10609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SABC</text:p>
          </table:table-cell>
          <table:table-cell office:value-type="string" calcext:value-type="string">
            <text:p>OLGA</text:p>
          </table:table-cell>
          <table:table-cell office:value-type="date" office:date-value="1975-03-16" calcext:value-type="date">
            <text:p>16/03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996" calcext:value-type="float">
            <text:p>15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66796" calcext:value-type="float">
            <text:p>10666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YUABC</text:p>
          </table:table-cell>
          <table:table-cell office:value-type="string" calcext:value-type="string">
            <text:p>GOKHAN</text:p>
          </table:table-cell>
          <table:table-cell office:value-type="date" office:date-value="1966-10-06" calcext:value-type="date">
            <text:p>06/10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office:value-type="float" office:value="11476520" calcext:value-type="float">
            <text:p>1147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UDABC</text:p>
          </table:table-cell>
          <table:table-cell office:value-type="string" calcext:value-type="string">
            <text:p>INAAT-CHARIF</text:p>
          </table:table-cell>
          <table:table-cell office:value-type="date" office:date-value="1973-09-01" calcext:value-type="date">
            <text:p>01/09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01132" calcext:value-type="float">
            <text:p>10501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AABC</text:p>
          </table:table-cell>
          <table:table-cell office:value-type="string" calcext:value-type="string">
            <text:p>HAKIM</text:p>
          </table:table-cell>
          <table:table-cell office:value-type="date" office:date-value="1974-05-10" calcext:value-type="date">
            <text:p>10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57530" calcext:value-type="float">
            <text:p>10357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DABC</text:p>
          </table:table-cell>
          <table:table-cell office:value-type="string" calcext:value-type="string">
            <text:p>JULIE</text:p>
          </table:table-cell>
          <table:table-cell office:value-type="date" office:date-value="1973-10-11" calcext:value-type="date">
            <text:p>11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07944" calcext:value-type="float">
            <text:p>9007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MEABC</text:p>
          </table:table-cell>
          <table:table-cell office:value-type="string" calcext:value-type="string">
            <text:p>MARCUS</text:p>
          </table:table-cell>
          <table:table-cell office:value-type="date" office:date-value="1977-04-10" calcext:value-type="date">
            <text:p>10/04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85324" calcext:value-type="float">
            <text:p>11285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OABC</text:p>
          </table:table-cell>
          <table:table-cell office:value-type="string" calcext:value-type="string">
            <text:p>ISABELLE</text:p>
          </table:table-cell>
          <table:table-cell office:value-type="date" office:date-value="1975-10-27" calcext:value-type="date">
            <text:p>27/10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72465" calcext:value-type="float">
            <text:p>11172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AABC</text:p>
          </table:table-cell>
          <table:table-cell office:value-type="string" calcext:value-type="string">
            <text:p>DIEUDONNE</text:p>
          </table:table-cell>
          <table:table-cell office:value-type="date" office:date-value="1966-07-04" calcext:value-type="date">
            <text:p>04/07/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377" calcext:value-type="float">
            <text:p>10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57964" calcext:value-type="float">
            <text:p>10757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ROBIN</text:p>
          </table:table-cell>
          <table:table-cell office:value-type="date" office:date-value="1983-04-02" calcext:value-type="date">
            <text:p>02/04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" calcext:value-type="float">
            <text:p>10,8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18698" calcext:value-type="float">
            <text:p>103186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 ABC</text:p>
          </table:table-cell>
          <table:table-cell office:value-type="string" calcext:value-type="string">
            <text:p>ASSIAT</text:p>
          </table:table-cell>
          <table:table-cell office:value-type="date" office:date-value="1976-02-28" calcext:value-type="date">
            <text:p>28/02/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43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43596" calcext:value-type="float">
            <text:p>11243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JEREMY</text:p>
          </table:table-cell>
          <table:table-cell office:value-type="date" office:date-value="1965-10-26" calcext:value-type="date">
            <text:p>26/10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4">
          <table:table-cell office:value-type="float" office:value="9204268" calcext:value-type="float">
            <text:p>9204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75-10-24" calcext:value-type="date">
            <text:p>24/10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709" calcext:value-type="float">
            <text:p>9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68650" calcext:value-type="float">
            <text:p>10868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87-01-08" calcext:value-type="date">
            <text:p>08/01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09" calcext:value-type="float">
            <text:p>10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34686" calcext:value-type="float">
            <text:p>94346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TIAN</text:p>
          </table:table-cell>
          <table:table-cell office:value-type="date" office:date-value="1986-01-11" calcext:value-type="date">
            <text:p>11/01/8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52" calcext:value-type="float">
            <text:p>11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88166" calcext:value-type="float">
            <text:p>9188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BIBABC</text:p>
          </table:table-cell>
          <table:table-cell office:value-type="string" calcext:value-type="string">
            <text:p>JULIEN</text:p>
          </table:table-cell>
          <table:table-cell office:value-type="date" office:date-value="1981-10-25" calcext:value-type="date">
            <text:p>25/10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58691" calcext:value-type="float">
            <text:p>10758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NABC</text:p>
          </table:table-cell>
          <table:table-cell office:value-type="string" calcext:value-type="string">
            <text:p>DAVID</text:p>
          </table:table-cell>
          <table:table-cell office:value-type="date" office:date-value="1978-11-20" calcext:value-type="date">
            <text:p>20/1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52812" calcext:value-type="float">
            <text:p>10152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EDABC</text:p>
          </table:table-cell>
          <table:table-cell office:value-type="string" calcext:value-type="string">
            <text:p>HANNA</text:p>
          </table:table-cell>
          <table:table-cell office:value-type="date" office:date-value="1967-05-23" calcext:value-type="date">
            <text:p>23/05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28352" calcext:value-type="float">
            <text:p>10628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83-03-17" calcext:value-type="date">
            <text:p>17/03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005" calcext:value-type="float">
            <text:p>8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92902" calcext:value-type="float">
            <text:p>11292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75-05-16" calcext:value-type="date">
            <text:p>16/05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91" calcext:value-type="float">
            <text:p>9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5467" calcext:value-type="float">
            <text:p>9895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OABC</text:p>
          </table:table-cell>
          <table:table-cell office:value-type="string" calcext:value-type="string">
            <text:p>PINAR</text:p>
          </table:table-cell>
          <table:table-cell office:value-type="date" office:date-value="1985-10-11" calcext:value-type="date">
            <text:p>11/10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42119" calcext:value-type="float">
            <text:p>9642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74-02-02" calcext:value-type="date">
            <text:p>02/02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20779" calcext:value-type="float">
            <text:p>10120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81-03-30" calcext:value-type="date">
            <text:p>30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81000" calcext:value-type="float">
            <text:p>1068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YAMINA</text:p>
          </table:table-cell>
          <table:table-cell office:value-type="date" office:date-value="1985-03-25" calcext:value-type="date">
            <text:p>25/03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28912" calcext:value-type="float">
            <text:p>97289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CABC</text:p>
          </table:table-cell>
          <table:table-cell office:value-type="string" calcext:value-type="string">
            <text:p>CHARLOTTE</text:p>
          </table:table-cell>
          <table:table-cell office:value-type="date" office:date-value="1966-11-25" calcext:value-type="date">
            <text:p>25/1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44569" calcext:value-type="float">
            <text:p>11244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OABC</text:p>
          </table:table-cell>
          <table:table-cell office:value-type="string" calcext:value-type="string">
            <text:p>PHILIPPINE</text:p>
          </table:table-cell>
          <table:table-cell office:value-type="date" office:date-value="1987-07-27" calcext:value-type="date">
            <text:p>27/07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084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88132" calcext:value-type="float">
            <text:p>10288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79-06-25" calcext:value-type="date">
            <text:p>25/06/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87588" calcext:value-type="float">
            <text:p>11087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80-09-08" calcext:value-type="date">
            <text:p>08/09/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06" calcext:value-type="float">
            <text:p>11,06</text:p>
          </table:table-cell>
          <table:table-cell table:number-columns-repeated="1014"/>
        </table:table-row>
        <table:table-row table:style-name="ro4">
          <table:table-cell office:value-type="float" office:value="9417757" calcext:value-type="float">
            <text:p>94177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ORIANNE</text:p>
          </table:table-cell>
          <table:table-cell office:value-type="date" office:date-value="1987-04-07" calcext:value-type="date">
            <text:p>07/04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64890" calcext:value-type="float">
            <text:p>9764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2-10-24" calcext:value-type="date">
            <text:p>24/10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61236" calcext:value-type="float">
            <text:p>96612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4-11-28" calcext:value-type="date">
            <text:p>28/1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12727" calcext:value-type="float">
            <text:p>11012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IOABC</text:p>
          </table:table-cell>
          <table:table-cell office:value-type="string" calcext:value-type="string">
            <text:p>MANUEL</text:p>
          </table:table-cell>
          <table:table-cell office:value-type="date" office:date-value="1975-04-26" calcext:value-type="date">
            <text:p>26/04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69258" calcext:value-type="float">
            <text:p>1106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QABC</text:p>
          </table:table-cell>
          <table:table-cell office:value-type="string" calcext:value-type="string">
            <text:p>DAVID</text:p>
          </table:table-cell>
          <table:table-cell office:value-type="date" office:date-value="1985-07-27" calcext:value-type="date">
            <text:p>27/07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1771" calcext:value-type="float">
            <text:p>98917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CAROLINE</text:p>
          </table:table-cell>
          <table:table-cell office:value-type="date" office:date-value="1968-02-23" calcext:value-type="date">
            <text:p>23/02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125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1741" calcext:value-type="float">
            <text:p>9731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74-05-10" calcext:value-type="date">
            <text:p>10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284" calcext:value-type="float">
            <text:p>4,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41349" calcext:value-type="float">
            <text:p>9741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66-03-27" calcext:value-type="date">
            <text:p>27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8.779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25876" calcext:value-type="float">
            <text:p>10225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GAZABC</text:p>
          </table:table-cell>
          <table:table-cell office:value-type="string" calcext:value-type="string">
            <text:p>THIBAUD</text:p>
          </table:table-cell>
          <table:table-cell office:value-type="date" office:date-value="1967-07-03" calcext:value-type="date">
            <text:p>03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313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72320" calcext:value-type="float">
            <text:p>8972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4-09" calcext:value-type="date">
            <text:p>09/04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36217" calcext:value-type="float">
            <text:p>10536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9-08" calcext:value-type="date">
            <text:p>08/09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04" calcext:value-type="float">
            <text:p>10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34825" calcext:value-type="float">
            <text:p>11434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2-06-14" calcext:value-type="date">
            <text:p>14/06/7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268" calcext:value-type="float">
            <text:p>9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02340" calcext:value-type="float">
            <text:p>9602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0-10-17" calcext:value-type="date">
            <text:p>17/10/7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385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16263" calcext:value-type="float">
            <text:p>10816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JONATHAN</text:p>
          </table:table-cell>
          <table:table-cell office:value-type="date" office:date-value="1966-06-21" calcext:value-type="date">
            <text:p>21/06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51421" calcext:value-type="float">
            <text:p>11451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AABC</text:p>
          </table:table-cell>
          <table:table-cell office:value-type="string" calcext:value-type="string">
            <text:p>YACINE</text:p>
          </table:table-cell>
          <table:table-cell office:value-type="date" office:date-value="1968-06-03" calcext:value-type="date">
            <text:p>03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94890" calcext:value-type="float">
            <text:p>10894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BC</text:p>
          </table:table-cell>
          <table:table-cell office:value-type="string" calcext:value-type="string">
            <text:p>VY</text:p>
          </table:table-cell>
          <table:table-cell office:value-type="date" office:date-value="1965-09-18" calcext:value-type="date">
            <text:p>18/09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68006" calcext:value-type="float">
            <text:p>11468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ISMAHANE</text:p>
          </table:table-cell>
          <table:table-cell office:value-type="date" office:date-value="1982-09-14" calcext:value-type="date">
            <text:p>14/09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53871" calcext:value-type="float">
            <text:p>10053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ABC</text:p>
          </table:table-cell>
          <table:table-cell office:value-type="string" calcext:value-type="string">
            <text:p>MICKAEL</text:p>
          </table:table-cell>
          <table:table-cell office:value-type="date" office:date-value="1981-02-06" calcext:value-type="date">
            <text:p>06/0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98" calcext:value-type="float">
            <text:p>14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51107" calcext:value-type="float">
            <text:p>10851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QABC</text:p>
          </table:table-cell>
          <table:table-cell office:value-type="string" calcext:value-type="string">
            <text:p>OLIVIA</text:p>
          </table:table-cell>
          <table:table-cell office:value-type="date" office:date-value="1985-06-04" calcext:value-type="date">
            <text:p>04/06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97913" calcext:value-type="float">
            <text:p>108979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DABC</text:p>
          </table:table-cell>
          <table:table-cell office:value-type="string" calcext:value-type="string">
            <text:p>HOUSSEN</text:p>
          </table:table-cell>
          <table:table-cell office:value-type="date" office:date-value="1968-04-21" calcext:value-type="date">
            <text:p>21/04/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78469" calcext:value-type="float">
            <text:p>11078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TABC</text:p>
          </table:table-cell>
          <table:table-cell office:value-type="string" calcext:value-type="string">
            <text:p>ADRIEN</text:p>
          </table:table-cell>
          <table:table-cell office:value-type="date" office:date-value="1985-08-05" calcext:value-type="date">
            <text:p>05/08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6" calcext:value-type="float">
            <text:p>15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51401" calcext:value-type="float">
            <text:p>9551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DREE ANNE</text:p>
          </table:table-cell>
          <table:table-cell office:value-type="date" office:date-value="1987-01-26" calcext:value-type="date">
            <text:p>26/01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85199" calcext:value-type="float">
            <text:p>11285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DDABC</text:p>
          </table:table-cell>
          <table:table-cell office:value-type="string" calcext:value-type="string">
            <text:p>CYNTHIA</text:p>
          </table:table-cell>
          <table:table-cell office:value-type="date" office:date-value="1968-06-23" calcext:value-type="date">
            <text:p>23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55781" calcext:value-type="float">
            <text:p>10155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ESABC</text:p>
          </table:table-cell>
          <table:table-cell office:value-type="string" calcext:value-type="string">
            <text:p>ROMAIN</text:p>
          </table:table-cell>
          <table:table-cell office:value-type="date" office:date-value="1984-11-18" calcext:value-type="date">
            <text:p>18/1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85799" calcext:value-type="float">
            <text:p>10085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ANNABELLE</text:p>
          </table:table-cell>
          <table:table-cell office:value-type="date" office:date-value="1984-12-01" calcext:value-type="date">
            <text:p>01/1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68165" calcext:value-type="float">
            <text:p>94681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DYABC</text:p>
          </table:table-cell>
          <table:table-cell office:value-type="string" calcext:value-type="string">
            <text:p>FABIENNE</text:p>
          </table:table-cell>
          <table:table-cell office:value-type="date" office:date-value="1972-05-01" calcext:value-type="date">
            <text:p>01/05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1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93807" calcext:value-type="float">
            <text:p>10193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THI-THUY-VAN</text:p>
          </table:table-cell>
          <table:table-cell office:value-type="date" office:date-value="1967-05-20" calcext:value-type="date">
            <text:p>20/05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13692" calcext:value-type="float">
            <text:p>11113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SIABC</text:p>
          </table:table-cell>
          <table:table-cell office:value-type="string" calcext:value-type="string">
            <text:p>ELODIE</text:p>
          </table:table-cell>
          <table:table-cell office:value-type="date" office:date-value="1974-01-14" calcext:value-type="date">
            <text:p>14/0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99413" calcext:value-type="float">
            <text:p>11299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KIABC</text:p>
          </table:table-cell>
          <table:table-cell office:value-type="string" calcext:value-type="string">
            <text:p>MAMADOU</text:p>
          </table:table-cell>
          <table:table-cell office:value-type="date" office:date-value="1977-06-12" calcext:value-type="date">
            <text:p>12/06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001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70240" calcext:value-type="float">
            <text:p>11270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TEPHANIE</text:p>
          </table:table-cell>
          <table:table-cell office:value-type="date" office:date-value="1977-10-01" calcext:value-type="date">
            <text:p>01/10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5.094" calcext:value-type="float">
            <text:p>15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49316" calcext:value-type="float">
            <text:p>1084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YINJIE</text:p>
          </table:table-cell>
          <table:table-cell office:value-type="date" office:date-value="1983-12-19" calcext:value-type="date">
            <text:p>19/12/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83" calcext:value-type="float">
            <text:p>13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35060" calcext:value-type="float">
            <text:p>10235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ABC</text:p>
          </table:table-cell>
          <table:table-cell office:value-type="string" calcext:value-type="string">
            <text:p>ALICE</text:p>
          </table:table-cell>
          <table:table-cell office:value-type="date" office:date-value="1981-10-05" calcext:value-type="date">
            <text:p>05/10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726" calcext:value-type="float">
            <text:p>13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94023" calcext:value-type="float">
            <text:p>10894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SAABC</text:p>
          </table:table-cell>
          <table:table-cell office:value-type="string" calcext:value-type="string">
            <text:p>SOFIANE</text:p>
          </table:table-cell>
          <table:table-cell office:value-type="date" office:date-value="1979-04-12" calcext:value-type="date">
            <text:p>12/04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4388" calcext:value-type="float">
            <text:p>11474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OABC</text:p>
          </table:table-cell>
          <table:table-cell office:value-type="string" calcext:value-type="string">
            <text:p>ELIE</text:p>
          </table:table-cell>
          <table:table-cell office:value-type="date" office:date-value="1972-03-11" calcext:value-type="date">
            <text:p>11/03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77826" calcext:value-type="float">
            <text:p>97778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ENABC</text:p>
          </table:table-cell>
          <table:table-cell office:value-type="string" calcext:value-type="string">
            <text:p>NAWEL</text:p>
          </table:table-cell>
          <table:table-cell office:value-type="date" office:date-value="1976-07-27" calcext:value-type="date">
            <text:p>27/07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04057" calcext:value-type="float">
            <text:p>9304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UNABC</text:p>
          </table:table-cell>
          <table:table-cell office:value-type="string" calcext:value-type="string">
            <text:p>KEVIN</text:p>
          </table:table-cell>
          <table:table-cell office:value-type="date" office:date-value="1984-12-04" calcext:value-type="date">
            <text:p>04/1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62764" calcext:value-type="float">
            <text:p>107627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MYRIAM</text:p>
          </table:table-cell>
          <table:table-cell office:value-type="date" office:date-value="1977-04-10" calcext:value-type="date">
            <text:p>10/04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783" calcext:value-type="float">
            <text:p>11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10604989" calcext:value-type="float">
            <text:p>10604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2-12-09" calcext:value-type="date">
            <text:p>09/12/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186" calcext:value-type="float">
            <text:p>6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62009" calcext:value-type="float">
            <text:p>91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1-01-29" calcext:value-type="date">
            <text:p>29/01/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58008" calcext:value-type="float">
            <text:p>11058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ESABC</text:p>
          </table:table-cell>
          <table:table-cell office:value-type="string" calcext:value-type="string">
            <text:p>NATHANAEL</text:p>
          </table:table-cell>
          <table:table-cell office:value-type="date" office:date-value="1978-02-25" calcext:value-type="date">
            <text:p>25/0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66351" calcext:value-type="float">
            <text:p>10166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EIDI</text:p>
          </table:table-cell>
          <table:table-cell office:value-type="date" office:date-value="1982-01-28" calcext:value-type="date">
            <text:p>28/0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51946" calcext:value-type="float">
            <text:p>1115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ICHA</text:p>
          </table:table-cell>
          <table:table-cell office:value-type="date" office:date-value="1982-01-27" calcext:value-type="date">
            <text:p>27/0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20278" calcext:value-type="float">
            <text:p>10120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IAABC</text:p>
          </table:table-cell>
          <table:table-cell office:value-type="string" calcext:value-type="string">
            <text:p>SARRAH</text:p>
          </table:table-cell>
          <table:table-cell office:value-type="date" office:date-value="1973-07-23" calcext:value-type="date">
            <text:p>23/07/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9596" calcext:value-type="float">
            <text:p>97395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87-05-31" calcext:value-type="date">
            <text:p>31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271" calcext:value-type="float">
            <text:p>5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12015" calcext:value-type="float">
            <text:p>931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69-09-13" calcext:value-type="date">
            <text:p>13/09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6.063" calcext:value-type="float">
            <text:p>6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26460" calcext:value-type="float">
            <text:p>942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DJABC</text:p>
          </table:table-cell>
          <table:table-cell office:value-type="string" calcext:value-type="string">
            <text:p>NASSERA</text:p>
          </table:table-cell>
          <table:table-cell office:value-type="date" office:date-value="1979-05-12" calcext:value-type="date">
            <text:p>12/05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57782" calcext:value-type="float">
            <text:p>8957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EABC</text:p>
          </table:table-cell>
          <table:table-cell office:value-type="string" calcext:value-type="string">
            <text:p>PRISCILLA</text:p>
          </table:table-cell>
          <table:table-cell office:value-type="date" office:date-value="1969-07-06" calcext:value-type="date">
            <text:p>06/07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91778" calcext:value-type="float">
            <text:p>10491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GURABC</text:p>
          </table:table-cell>
          <table:table-cell office:value-type="string" calcext:value-type="string">
            <text:p>LUIS</text:p>
          </table:table-cell>
          <table:table-cell office:value-type="date" office:date-value="1986-12-08" calcext:value-type="date">
            <text:p>08/1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28531" calcext:value-type="float">
            <text:p>9828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UABC</text:p>
          </table:table-cell>
          <table:table-cell office:value-type="string" calcext:value-type="string">
            <text:p>TIPHAINE</text:p>
          </table:table-cell>
          <table:table-cell office:value-type="date" office:date-value="1973-09-15" calcext:value-type="date">
            <text:p>15/09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87873" calcext:value-type="float">
            <text:p>9287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HLABC</text:p>
          </table:table-cell>
          <table:table-cell office:value-type="string" calcext:value-type="string">
            <text:p>JULIEN</text:p>
          </table:table-cell>
          <table:table-cell office:value-type="date" office:date-value="1976-01-09" calcext:value-type="date">
            <text:p>09/0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" calcext:value-type="float">
            <text:p>11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05249" calcext:value-type="float">
            <text:p>10905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MAHAMADOU DAVID</text:p>
          </table:table-cell>
          <table:table-cell office:value-type="date" office:date-value="1974-08-02" calcext:value-type="date">
            <text:p>02/08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19007" calcext:value-type="float">
            <text:p>9019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JULIE</text:p>
          </table:table-cell>
          <table:table-cell office:value-type="date" office:date-value="1986-11-24" calcext:value-type="date">
            <text:p>24/1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12476" calcext:value-type="float">
            <text:p>9312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MATINNIN</text:p>
          </table:table-cell>
          <table:table-cell office:value-type="date" office:date-value="1968-11-23" calcext:value-type="date">
            <text:p>23/1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79908" calcext:value-type="float">
            <text:p>9779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YAPABC</text:p>
          </table:table-cell>
          <table:table-cell office:value-type="string" calcext:value-type="string">
            <text:p>SHREEDEVI</text:p>
          </table:table-cell>
          <table:table-cell office:value-type="date" office:date-value="1967-06-04" calcext:value-type="date">
            <text:p>04/06/6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68260" calcext:value-type="float">
            <text:p>9068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SARAH</text:p>
          </table:table-cell>
          <table:table-cell office:value-type="date" office:date-value="1972-06-04" calcext:value-type="date">
            <text:p>04/06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28500" calcext:value-type="float">
            <text:p>9328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LABC</text:p>
          </table:table-cell>
          <table:table-cell office:value-type="string" calcext:value-type="string">
            <text:p>PAULINE</text:p>
          </table:table-cell>
          <table:table-cell office:value-type="date" office:date-value="1974-09-13" calcext:value-type="date">
            <text:p>13/09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81867" calcext:value-type="float">
            <text:p>10181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EYABC</text:p>
          </table:table-cell>
          <table:table-cell office:value-type="string" calcext:value-type="string">
            <text:p>VIRGINIE</text:p>
          </table:table-cell>
          <table:table-cell office:value-type="date" office:date-value="1970-04-07" calcext:value-type="date">
            <text:p>07/04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6" calcext:value-type="float">
            <text:p>14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38528" calcext:value-type="float">
            <text:p>10538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INABC</text:p>
          </table:table-cell>
          <table:table-cell office:value-type="string" calcext:value-type="string">
            <text:p>GERALDINE</text:p>
          </table:table-cell>
          <table:table-cell office:value-type="date" office:date-value="1966-02-24" calcext:value-type="date">
            <text:p>24/0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2891" calcext:value-type="float">
            <text:p>114728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MAMOU</text:p>
          </table:table-cell>
          <table:table-cell office:value-type="date" office:date-value="1985-04-08" calcext:value-type="date">
            <text:p>08/04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" calcext:value-type="float">
            <text:p>10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49584" calcext:value-type="float">
            <text:p>113495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MYABC</text:p>
          </table:table-cell>
          <table:table-cell office:value-type="string" calcext:value-type="string">
            <text:p>QUENTIN</text:p>
          </table:table-cell>
          <table:table-cell office:value-type="date" office:date-value="1981-05-17" calcext:value-type="date">
            <text:p>17/05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47154" calcext:value-type="float">
            <text:p>9247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OABC</text:p>
          </table:table-cell>
          <table:table-cell office:value-type="string" calcext:value-type="string">
            <text:p>FABIEN</text:p>
          </table:table-cell>
          <table:table-cell office:value-type="date" office:date-value="1985-03-26" calcext:value-type="date">
            <text:p>26/03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6" calcext:value-type="float">
            <text:p>14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47117" calcext:value-type="float">
            <text:p>9747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OABC</text:p>
          </table:table-cell>
          <table:table-cell office:value-type="string" calcext:value-type="string">
            <text:p>KHALID</text:p>
          </table:table-cell>
          <table:table-cell office:value-type="date" office:date-value="1967-12-05" calcext:value-type="date">
            <text:p>05/1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72896" calcext:value-type="float">
            <text:p>108728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70-10-06" calcext:value-type="date">
            <text:p>06/10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461" calcext:value-type="float">
            <text:p>8,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62278" calcext:value-type="float">
            <text:p>10762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85-07-15" calcext:value-type="date">
            <text:p>15/07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795" calcext:value-type="float">
            <text:p>9,8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30159" calcext:value-type="float">
            <text:p>9730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LOUISE</text:p>
          </table:table-cell>
          <table:table-cell office:value-type="date" office:date-value="1981-03-01" calcext:value-type="date">
            <text:p>01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68806" calcext:value-type="float">
            <text:p>1086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ABC</text:p>
          </table:table-cell>
          <table:table-cell office:value-type="string" calcext:value-type="string">
            <text:p>DAVID</text:p>
          </table:table-cell>
          <table:table-cell office:value-type="date" office:date-value="1981-11-02" calcext:value-type="date">
            <text:p>02/1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16844" calcext:value-type="float">
            <text:p>10216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9-02-10" calcext:value-type="date">
            <text:p>10/02/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428" calcext:value-type="float">
            <text:p>5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04543" calcext:value-type="float">
            <text:p>970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3-05-20" calcext:value-type="date">
            <text:p>20/05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4">
          <table:table-cell office:value-type="float" office:value="9119175" calcext:value-type="float">
            <text:p>91191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8-11-01" calcext:value-type="date">
            <text:p>01/1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36334" calcext:value-type="float">
            <text:p>11136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MAMADOU DJIBY</text:p>
          </table:table-cell>
          <table:table-cell office:value-type="date" office:date-value="1967-12-07" calcext:value-type="date">
            <text:p>07/12/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48" calcext:value-type="float">
            <text:p>13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23154" calcext:value-type="float">
            <text:p>9323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WAABC</text:p>
          </table:table-cell>
          <table:table-cell office:value-type="string" calcext:value-type="string">
            <text:p>OMAN</text:p>
          </table:table-cell>
          <table:table-cell office:value-type="date" office:date-value="1973-03-30" calcext:value-type="date">
            <text:p>30/03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00622" calcext:value-type="float">
            <text:p>10500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86-02-06" calcext:value-type="date">
            <text:p>06/0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521" calcext:value-type="float">
            <text:p>6,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24942" calcext:value-type="float">
            <text:p>1142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69-11-28" calcext:value-type="date">
            <text:p>28/1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979" calcext:value-type="float">
            <text:p>6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61129" calcext:value-type="float">
            <text:p>10061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70-06-10" calcext:value-type="date">
            <text:p>10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58" calcext:value-type="float">
            <text:p>9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13931" calcext:value-type="float">
            <text:p>94139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87-05-15" calcext:value-type="date">
            <text:p>15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09227" calcext:value-type="float">
            <text:p>10809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4-07-08" calcext:value-type="date">
            <text:p>08/07/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84876" calcext:value-type="float">
            <text:p>10484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8-09-20" calcext:value-type="date">
            <text:p>20/09/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54860" calcext:value-type="float">
            <text:p>92548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85-07-02" calcext:value-type="date">
            <text:p>02/07/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896" calcext:value-type="float">
            <text:p>8,9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71302" calcext:value-type="float">
            <text:p>10971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73-09-28" calcext:value-type="date">
            <text:p>28/09/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96" calcext:value-type="float">
            <text:p>11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22532" calcext:value-type="float">
            <text:p>1122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AABC</text:p>
          </table:table-cell>
          <table:table-cell office:value-type="string" calcext:value-type="string">
            <text:p>AUDREY</text:p>
          </table:table-cell>
          <table:table-cell office:value-type="date" office:date-value="1983-12-07" calcext:value-type="date">
            <text:p>07/12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02458" calcext:value-type="float">
            <text:p>10802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YOABC</text:p>
          </table:table-cell>
          <table:table-cell office:value-type="string" calcext:value-type="string">
            <text:p>ABDO</text:p>
          </table:table-cell>
          <table:table-cell office:value-type="date" office:date-value="1974-10-14" calcext:value-type="date">
            <text:p>14/10/7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5.37" calcext:value-type="float">
            <text:p>15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35485" calcext:value-type="float">
            <text:p>9635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OMAR</text:p>
          </table:table-cell>
          <table:table-cell office:value-type="date" office:date-value="1966-10-26" calcext:value-type="date">
            <text:p>26/10/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76632" calcext:value-type="float">
            <text:p>98766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69-11-20" calcext:value-type="date">
            <text:p>20/11/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647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65600" calcext:value-type="float">
            <text:p>11165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82-12-31" calcext:value-type="date">
            <text:p>31/12/82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813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18106" calcext:value-type="float">
            <text:p>10018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RAABC</text:p>
          </table:table-cell>
          <table:table-cell office:value-type="string" calcext:value-type="string">
            <text:p>KARIM</text:p>
          </table:table-cell>
          <table:table-cell office:value-type="date" office:date-value="1987-03-15" calcext:value-type="date">
            <text:p>15/03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office:value-type="float" office:value="9910897" calcext:value-type="float">
            <text:p>9910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HARMONY</text:p>
          </table:table-cell>
          <table:table-cell office:value-type="date" office:date-value="1971-12-16" calcext:value-type="date">
            <text:p>16/12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4.261" calcext:value-type="float">
            <text:p>14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31872" calcext:value-type="float">
            <text:p>95318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6-06-12" calcext:value-type="date">
            <text:p>12/06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68817" calcext:value-type="float">
            <text:p>113688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1-08-23" calcext:value-type="date">
            <text:p>23/08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92930" calcext:value-type="float">
            <text:p>9392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TIABC</text:p>
          </table:table-cell>
          <table:table-cell office:value-type="string" calcext:value-type="string">
            <text:p>ACHRAF</text:p>
          </table:table-cell>
          <table:table-cell office:value-type="date" office:date-value="1977-03-12" calcext:value-type="date">
            <text:p>12/03/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27" calcext:value-type="float">
            <text:p>14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97074" calcext:value-type="float">
            <text:p>10197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IEABC</text:p>
          </table:table-cell>
          <table:table-cell office:value-type="string" calcext:value-type="string">
            <text:p>KEINKINDER PAUL</text:p>
          </table:table-cell>
          <table:table-cell office:value-type="date" office:date-value="1977-05-17" calcext:value-type="date">
            <text:p>17/05/7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09992" calcext:value-type="float">
            <text:p>10409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VIABC</text:p>
          </table:table-cell>
          <table:table-cell office:value-type="string" calcext:value-type="string">
            <text:p>ALEXANDRA</text:p>
          </table:table-cell>
          <table:table-cell office:value-type="date" office:date-value="1971-01-03" calcext:value-type="date">
            <text:p>03/0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.425" calcext:value-type="float">
            <text:p>0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41372" calcext:value-type="float">
            <text:p>11441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OPABC</text:p>
          </table:table-cell>
          <table:table-cell office:value-type="string" calcext:value-type="string">
            <text:p>MARIE</text:p>
          </table:table-cell>
          <table:table-cell office:value-type="date" office:date-value="1981-01-20" calcext:value-type="date">
            <text:p>20/0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188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79944" calcext:value-type="float">
            <text:p>10679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PAULE</text:p>
          </table:table-cell>
          <table:table-cell office:value-type="date" office:date-value="1976-03-04" calcext:value-type="date">
            <text:p>04/03/76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17" calcext:value-type="float">
            <text:p>10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32918" calcext:value-type="float">
            <text:p>11132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MELIE</text:p>
          </table:table-cell>
          <table:table-cell office:value-type="date" office:date-value="1984-09-17" calcext:value-type="date">
            <text:p>17/09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56818" calcext:value-type="float">
            <text:p>9556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ELABC</text:p>
          </table:table-cell>
          <table:table-cell office:value-type="string" calcext:value-type="string">
            <text:p>ASSEM</text:p>
          </table:table-cell>
          <table:table-cell office:value-type="date" office:date-value="1969-12-17" calcext:value-type="date">
            <text:p>17/1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28432" calcext:value-type="float">
            <text:p>9328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UABC</text:p>
          </table:table-cell>
          <table:table-cell office:value-type="string" calcext:value-type="string">
            <text:p>CECILE</text:p>
          </table:table-cell>
          <table:table-cell office:value-type="date" office:date-value="1974-06-11" calcext:value-type="date">
            <text:p>11/06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86559" calcext:value-type="float">
            <text:p>10786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DOROTHEE</text:p>
          </table:table-cell>
          <table:table-cell office:value-type="date" office:date-value="1978-11-19" calcext:value-type="date">
            <text:p>19/1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4" calcext:value-type="float">
            <text:p>15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41069" calcext:value-type="float">
            <text:p>10541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PIERRE-ALAIN</text:p>
          </table:table-cell>
          <table:table-cell office:value-type="date" office:date-value="1968-05-17" calcext:value-type="date">
            <text:p>17/05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04733" calcext:value-type="float">
            <text:p>9404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ROABC</text:p>
          </table:table-cell>
          <table:table-cell office:value-type="string" calcext:value-type="string">
            <text:p>ALEXIS</text:p>
          </table:table-cell>
          <table:table-cell office:value-type="date" office:date-value="1973-03-26" calcext:value-type="date">
            <text:p>26/03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0.479" calcext:value-type="float">
            <text:p>0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57179" calcext:value-type="float">
            <text:p>11457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78-08-08" calcext:value-type="date">
            <text:p>08/08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0364543" calcext:value-type="float">
            <text:p>103645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84-07-22" calcext:value-type="date">
            <text:p>22/07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16178" calcext:value-type="float">
            <text:p>9816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ORABC</text:p>
          </table:table-cell>
          <table:table-cell office:value-type="string" calcext:value-type="string">
            <text:p>CYRIELLE</text:p>
          </table:table-cell>
          <table:table-cell office:value-type="date" office:date-value="1984-05-10" calcext:value-type="date">
            <text:p>10/05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19603" calcext:value-type="float">
            <text:p>11419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COABC</text:p>
          </table:table-cell>
          <table:table-cell office:value-type="string" calcext:value-type="string">
            <text:p>YANN</text:p>
          </table:table-cell>
          <table:table-cell office:value-type="date" office:date-value="1982-09-22" calcext:value-type="date">
            <text:p>22/09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07184" calcext:value-type="float">
            <text:p>10307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SABC</text:p>
          </table:table-cell>
          <table:table-cell office:value-type="string" calcext:value-type="string">
            <text:p>VLADIMIR</text:p>
          </table:table-cell>
          <table:table-cell office:value-type="date" office:date-value="1976-12-06" calcext:value-type="date">
            <text:p>06/1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15620" calcext:value-type="float">
            <text:p>106156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BC</text:p>
          </table:table-cell>
          <table:table-cell office:value-type="string" calcext:value-type="string">
            <text:p>CINDY</text:p>
          </table:table-cell>
          <table:table-cell office:value-type="date" office:date-value="1966-03-27" calcext:value-type="date">
            <text:p>27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804" calcext:value-type="float">
            <text:p>11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63842" calcext:value-type="float">
            <text:p>9263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THI LAN</text:p>
          </table:table-cell>
          <table:table-cell office:value-type="date" office:date-value="1972-08-16" calcext:value-type="date">
            <text:p>16/08/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91" calcext:value-type="float">
            <text:p>10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32286" calcext:value-type="float">
            <text:p>9332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78-05-16" calcext:value-type="date">
            <text:p>16/05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8.997" calcext:value-type="float">
            <text:p>9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71107" calcext:value-type="float">
            <text:p>10971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69-12-02" calcext:value-type="date">
            <text:p>02/1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743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21598" calcext:value-type="float">
            <text:p>95215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ROABC</text:p>
          </table:table-cell>
          <table:table-cell office:value-type="string" calcext:value-type="string">
            <text:p>LISE</text:p>
          </table:table-cell>
          <table:table-cell office:value-type="date" office:date-value="1982-12-09" calcext:value-type="date">
            <text:p>09/1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86247" calcext:value-type="float">
            <text:p>9186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THABC</text:p>
          </table:table-cell>
          <table:table-cell office:value-type="string" calcext:value-type="string">
            <text:p>KIRUSHANTHI</text:p>
          </table:table-cell>
          <table:table-cell office:value-type="date" office:date-value="1979-07-30" calcext:value-type="date">
            <text:p>30/07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28302" calcext:value-type="float">
            <text:p>10928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ANABC</text:p>
          </table:table-cell>
          <table:table-cell office:value-type="string" calcext:value-type="string">
            <text:p>VICTOIRE</text:p>
          </table:table-cell>
          <table:table-cell office:value-type="date" office:date-value="1986-05-09" calcext:value-type="date">
            <text:p>09/05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31525" calcext:value-type="float">
            <text:p>933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ROSINE</text:p>
          </table:table-cell>
          <table:table-cell office:value-type="date" office:date-value="1982-04-09" calcext:value-type="date">
            <text:p>09/04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87594" calcext:value-type="float">
            <text:p>898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IABC</text:p>
          </table:table-cell>
          <table:table-cell office:value-type="string" calcext:value-type="string">
            <text:p>JOHRA</text:p>
          </table:table-cell>
          <table:table-cell office:value-type="date" office:date-value="1986-08-15" calcext:value-type="date">
            <text:p>15/08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684" calcext:value-type="float">
            <text:p>15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40358" calcext:value-type="float">
            <text:p>9840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ZAABC</text:p>
          </table:table-cell>
          <table:table-cell office:value-type="string" calcext:value-type="string">
            <text:p>MOHAMED</text:p>
          </table:table-cell>
          <table:table-cell office:value-type="date" office:date-value="1986-10-11" calcext:value-type="date">
            <text:p>11/10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00569" calcext:value-type="float">
            <text:p>10600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RAABC</text:p>
          </table:table-cell>
          <table:table-cell office:value-type="string" calcext:value-type="string">
            <text:p>KEVIN</text:p>
          </table:table-cell>
          <table:table-cell office:value-type="date" office:date-value="1980-03-16" calcext:value-type="date">
            <text:p>16/03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54310" calcext:value-type="float">
            <text:p>113543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FADILA</text:p>
          </table:table-cell>
          <table:table-cell office:value-type="date" office:date-value="1979-11-10" calcext:value-type="date">
            <text:p>10/1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2" calcext:value-type="float">
            <text:p>16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72893" calcext:value-type="float">
            <text:p>9972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AABC</text:p>
          </table:table-cell>
          <table:table-cell office:value-type="string" calcext:value-type="string">
            <text:p>BILAL</text:p>
          </table:table-cell>
          <table:table-cell office:value-type="date" office:date-value="1971-01-10" calcext:value-type="date">
            <text:p>10/0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103" calcext:value-type="float">
            <text:p>11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25786" calcext:value-type="float">
            <text:p>9425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8-05-29" calcext:value-type="date">
            <text:p>29/05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59105" calcext:value-type="float">
            <text:p>10959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7-11-11" calcext:value-type="date">
            <text:p>11/1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48" calcext:value-type="float">
            <text:p>13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65389" calcext:value-type="float">
            <text:p>10965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CLEMENCE</text:p>
          </table:table-cell>
          <table:table-cell office:value-type="date" office:date-value="1981-04-18" calcext:value-type="date">
            <text:p>18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69963" calcext:value-type="float">
            <text:p>106699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TYPHAINE</text:p>
          </table:table-cell>
          <table:table-cell office:value-type="date" office:date-value="1968-05-19" calcext:value-type="date">
            <text:p>19/05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115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70991" calcext:value-type="float">
            <text:p>10870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RACHID</text:p>
          </table:table-cell>
          <table:table-cell office:value-type="date" office:date-value="1987-01-07" calcext:value-type="date">
            <text:p>07/01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796" calcext:value-type="float">
            <text:p>10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71562" calcext:value-type="float">
            <text:p>927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OABC</text:p>
          </table:table-cell>
          <table:table-cell office:value-type="string" calcext:value-type="string">
            <text:p>AHMED</text:p>
          </table:table-cell>
          <table:table-cell office:value-type="date" office:date-value="1983-06-01" calcext:value-type="date">
            <text:p>01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12235" calcext:value-type="float">
            <text:p>10712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CABC</text:p>
          </table:table-cell>
          <table:table-cell office:value-type="string" calcext:value-type="string">
            <text:p>CHARLES</text:p>
          </table:table-cell>
          <table:table-cell office:value-type="date" office:date-value="1976-12-31" calcext:value-type="date">
            <text:p>31/1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75071" calcext:value-type="float">
            <text:p>10275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81-10-16" calcext:value-type="date">
            <text:p>16/10/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161" calcext:value-type="float">
            <text:p>161</text:p>
          </table:table-cell>
          <table:table-cell table:number-columns-repeated="1012"/>
        </table:table-row>
        <table:table-row table:style-name="ro4">
          <table:table-cell office:value-type="float" office:value="9488804" calcext:value-type="float">
            <text:p>9488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71-12-08" calcext:value-type="date">
            <text:p>08/12/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4">
          <table:table-cell office:value-type="float" office:value="11013190" calcext:value-type="float">
            <text:p>11013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DELABC</text:p>
          </table:table-cell>
          <table:table-cell office:value-type="string" calcext:value-type="string">
            <text:p>FAYCAL</text:p>
          </table:table-cell>
          <table:table-cell office:value-type="date" office:date-value="1979-05-08" calcext:value-type="date">
            <text:p>08/05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39443" calcext:value-type="float">
            <text:p>9839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86-09-14" calcext:value-type="date">
            <text:p>14/09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63257" calcext:value-type="float">
            <text:p>10863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66-11-22" calcext:value-type="date">
            <text:p>22/1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27" calcext:value-type="float">
            <text:p>10,27</text:p>
          </table:table-cell>
          <table:table-cell table:number-columns-repeated="1014"/>
        </table:table-row>
        <table:table-row table:style-name="ro4">
          <table:table-cell office:value-type="float" office:value="9021296" calcext:value-type="float">
            <text:p>9021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ALISON</text:p>
          </table:table-cell>
          <table:table-cell office:value-type="date" office:date-value="1976-11-25" calcext:value-type="date">
            <text:p>25/1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R8</text:p>
          </table:table-cell>
          <table:table-cell office:value-type="string" calcext:value-type="string">
            <text:p>Master1 Droit Prive (CA)</text:p>
          </table:table-cell>
          <table:table-cell office:value-type="float" office:value="10.7" calcext:value-type="float">
            <text:p>10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83270" calcext:value-type="float">
            <text:p>11383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74-11-09" calcext:value-type="date">
            <text:p>09/11/7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845" calcext:value-type="float">
            <text:p>6,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96356" calcext:value-type="float">
            <text:p>11196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87-06-11" calcext:value-type="date">
            <text:p>11/06/8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64115" calcext:value-type="float">
            <text:p>10664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RABC</text:p>
          </table:table-cell>
          <table:table-cell office:value-type="string" calcext:value-type="string">
            <text:p>BACHIR</text:p>
          </table:table-cell>
          <table:table-cell office:value-type="date" office:date-value="1981-08-29" calcext:value-type="date">
            <text:p>29/08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NEL</text:p>
          </table:table-cell>
          <table:table-cell office:value-type="string" calcext:value-type="string">
            <text:p>Master2Rec SLTL-NEL</text:p>
          </table:table-cell>
          <table:table-cell office:value-type="float" office:value="15.438" calcext:value-type="float">
            <text:p>15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32957" calcext:value-type="float">
            <text:p>9932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KAMABC</text:p>
          </table:table-cell>
          <table:table-cell office:value-type="string" calcext:value-type="string">
            <text:p>SORAYA</text:p>
          </table:table-cell>
          <table:table-cell office:value-type="date" office:date-value="1984-12-15" calcext:value-type="date">
            <text:p>15/12/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08150" calcext:value-type="float">
            <text:p>11408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AABC</text:p>
          </table:table-cell>
          <table:table-cell office:value-type="string" calcext:value-type="string">
            <text:p>VINCENT</text:p>
          </table:table-cell>
          <table:table-cell office:value-type="date" office:date-value="1980-09-16" calcext:value-type="date">
            <text:p>16/09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74668" calcext:value-type="float">
            <text:p>10974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ADABC</text:p>
          </table:table-cell>
          <table:table-cell office:value-type="string" calcext:value-type="string">
            <text:p>SAMIR</text:p>
          </table:table-cell>
          <table:table-cell office:value-type="date" office:date-value="1976-03-21" calcext:value-type="date">
            <text:p>21/03/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54362" calcext:value-type="float">
            <text:p>10154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VAABC</text:p>
          </table:table-cell>
          <table:table-cell office:value-type="string" calcext:value-type="string">
            <text:p>AURELIE</text:p>
          </table:table-cell>
          <table:table-cell office:value-type="date" office:date-value="1976-07-28" calcext:value-type="date">
            <text:p>28/07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.509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31251" calcext:value-type="float">
            <text:p>1023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DOABC</text:p>
          </table:table-cell>
          <table:table-cell office:value-type="string" calcext:value-type="string">
            <text:p>NADIA</text:p>
          </table:table-cell>
          <table:table-cell office:value-type="date" office:date-value="1973-12-19" calcext:value-type="date">
            <text:p>19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42613" calcext:value-type="float">
            <text:p>10642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FABC</text:p>
          </table:table-cell>
          <table:table-cell office:value-type="string" calcext:value-type="string">
            <text:p>MICKAEL</text:p>
          </table:table-cell>
          <table:table-cell office:value-type="date" office:date-value="1977-04-30" calcext:value-type="date">
            <text:p>30/04/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23685" calcext:value-type="float">
            <text:p>114236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82-02-23" calcext:value-type="date">
            <text:p>23/0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78842" calcext:value-type="float">
            <text:p>9378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79-10-21" calcext:value-type="date">
            <text:p>21/10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38" calcext:value-type="float">
            <text:p>10,38</text:p>
          </table:table-cell>
          <table:table-cell table:number-columns-repeated="1014"/>
        </table:table-row>
        <table:table-row table:style-name="ro4">
          <table:table-cell office:value-type="float" office:value="10743439" calcext:value-type="float">
            <text:p>107434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67-10-21" calcext:value-type="date">
            <text:p>21/10/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11" calcext:value-type="float">
            <text:p>9,11</text:p>
          </table:table-cell>
          <table:table-cell table:number-columns-repeated="1014"/>
        </table:table-row>
        <table:table-row table:style-name="ro4">
          <table:table-cell office:value-type="float" office:value="11256839" calcext:value-type="float">
            <text:p>11256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81-07-01" calcext:value-type="date">
            <text:p>01/07/8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25553" calcext:value-type="float">
            <text:p>10825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ABC</text:p>
          </table:table-cell>
          <table:table-cell office:value-type="string" calcext:value-type="string">
            <text:p>ADJA</text:p>
          </table:table-cell>
          <table:table-cell office:value-type="date" office:date-value="1982-03-30" calcext:value-type="date">
            <text:p>30/03/8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34" calcext:value-type="float">
            <text:p>13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51486" calcext:value-type="float">
            <text:p>9051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OUARDA</text:p>
          </table:table-cell>
          <table:table-cell office:value-type="date" office:date-value="1978-05-11" calcext:value-type="date">
            <text:p>11/05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3" calcext:value-type="float">
            <text:p>13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31778" calcext:value-type="float">
            <text:p>10931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CAMILLE</text:p>
          </table:table-cell>
          <table:table-cell office:value-type="date" office:date-value="1968-10-10" calcext:value-type="date">
            <text:p>10/10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896" calcext:value-type="float">
            <text:p>11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22958" calcext:value-type="float">
            <text:p>10722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LOABC</text:p>
          </table:table-cell>
          <table:table-cell office:value-type="string" calcext:value-type="string">
            <text:p>MICHELE</text:p>
          </table:table-cell>
          <table:table-cell office:value-type="date" office:date-value="1984-12-07" calcext:value-type="date">
            <text:p>07/1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438" calcext:value-type="float">
            <text:p>10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93672" calcext:value-type="float">
            <text:p>11293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83-02-13" calcext:value-type="date">
            <text:p>13/02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5</text:p>
          </table:table-cell>
          <table:table-cell office:value-type="string" calcext:value-type="string">
            <text:p>AJ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4">
          <table:table-cell office:value-type="float" office:value="11238541" calcext:value-type="float">
            <text:p>112385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75-05-21" calcext:value-type="date">
            <text:p>21/05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0581378" calcext:value-type="float">
            <text:p>10581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-MABC</text:p>
          </table:table-cell>
          <table:table-cell office:value-type="string" calcext:value-type="string">
            <text:p>HANANE</text:p>
          </table:table-cell>
          <table:table-cell office:value-type="date" office:date-value="1982-05-06" calcext:value-type="date">
            <text:p>06/05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44974" calcext:value-type="float">
            <text:p>10644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08-16" calcext:value-type="date">
            <text:p>16/08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50</text:p>
          </table:table-cell>
          <table:table-cell office:value-type="string" calcext:value-type="string">
            <text:p>AJ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4">
          <table:table-cell office:value-type="float" office:value="11389775" calcext:value-type="float">
            <text:p>1138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10-02" calcext:value-type="date">
            <text:p>02/10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5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70980" calcext:value-type="float">
            <text:p>1117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ULABC</text:p>
          </table:table-cell>
          <table:table-cell office:value-type="string" calcext:value-type="string">
            <text:p>LAETITIA</text:p>
          </table:table-cell>
          <table:table-cell office:value-type="date" office:date-value="1971-04-13" calcext:value-type="date">
            <text:p>13/04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137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25775" calcext:value-type="float">
            <text:p>114257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AABC</text:p>
          </table:table-cell>
          <table:table-cell office:value-type="string" calcext:value-type="string">
            <text:p>MELISSA</text:p>
          </table:table-cell>
          <table:table-cell office:value-type="date" office:date-value="1980-10-19" calcext:value-type="date">
            <text:p>19/10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3.402" calcext:value-type="float">
            <text:p>13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35612" calcext:value-type="float">
            <text:p>10835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UABC</text:p>
          </table:table-cell>
          <table:table-cell office:value-type="string" calcext:value-type="string">
            <text:p>MALIK</text:p>
          </table:table-cell>
          <table:table-cell office:value-type="date" office:date-value="1969-02-02" calcext:value-type="date">
            <text:p>02/0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006" calcext:value-type="float">
            <text:p>11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04429" calcext:value-type="float">
            <text:p>10704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CAROLINE</text:p>
          </table:table-cell>
          <table:table-cell office:value-type="date" office:date-value="1973-01-29" calcext:value-type="date">
            <text:p>29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5.775" calcext:value-type="float">
            <text:p>15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14381" calcext:value-type="float">
            <text:p>101143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6-05-13" calcext:value-type="date">
            <text:p>13/05/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41173" calcext:value-type="float">
            <text:p>10141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5-11-29" calcext:value-type="date">
            <text:p>29/11/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57123" calcext:value-type="float">
            <text:p>9457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KAHINA</text:p>
          </table:table-cell>
          <table:table-cell office:value-type="date" office:date-value="1967-02-18" calcext:value-type="date">
            <text:p>18/02/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SDL</text:p>
          </table:table-cell>
          <table:table-cell office:value-type="string" calcext:value-type="string">
            <text:p>Master2Rec Sces du lang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51547" calcext:value-type="float">
            <text:p>985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UDABC</text:p>
          </table:table-cell>
          <table:table-cell office:value-type="string" calcext:value-type="string">
            <text:p>ARMAND MAXIME</text:p>
          </table:table-cell>
          <table:table-cell office:value-type="date" office:date-value="1968-11-05" calcext:value-type="date">
            <text:p>05/11/6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10415820" calcext:value-type="float">
            <text:p>104158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69-04-27" calcext:value-type="date">
            <text:p>27/04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249" calcext:value-type="float">
            <text:p>9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98401" calcext:value-type="float">
            <text:p>8998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70-07-04" calcext:value-type="date">
            <text:p>04/07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852" calcext:value-type="float">
            <text:p>9,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05499" calcext:value-type="float">
            <text:p>9705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AABC</text:p>
          </table:table-cell>
          <table:table-cell office:value-type="string" calcext:value-type="string">
            <text:p>SOFIAN</text:p>
          </table:table-cell>
          <table:table-cell office:value-type="date" office:date-value="1985-11-11" calcext:value-type="date">
            <text:p>11/1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558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09229" calcext:value-type="float">
            <text:p>9409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JABC</text:p>
          </table:table-cell>
          <table:table-cell office:value-type="string" calcext:value-type="string">
            <text:p>AHMED</text:p>
          </table:table-cell>
          <table:table-cell office:value-type="date" office:date-value="1981-06-17" calcext:value-type="date">
            <text:p>17/06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84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75367" calcext:value-type="float">
            <text:p>1037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JEAN SEBASTIEN</text:p>
          </table:table-cell>
          <table:table-cell office:value-type="date" office:date-value="1971-05-23" calcext:value-type="date">
            <text:p>23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986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04745" calcext:value-type="float">
            <text:p>10104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ABC</text:p>
          </table:table-cell>
          <table:table-cell office:value-type="string" calcext:value-type="string">
            <text:p>WILLIAM</text:p>
          </table:table-cell>
          <table:table-cell office:value-type="date" office:date-value="1986-10-29" calcext:value-type="date">
            <text:p>29/10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.135" calcext:value-type="float">
            <text:p>1,1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27266" calcext:value-type="float">
            <text:p>9927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BC</text:p>
          </table:table-cell>
          <table:table-cell office:value-type="string" calcext:value-type="string">
            <text:p>CHARYFA</text:p>
          </table:table-cell>
          <table:table-cell office:value-type="date" office:date-value="1985-02-05" calcext:value-type="date">
            <text:p>05/02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163" calcext:value-type="float">
            <text:p>11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81479" calcext:value-type="float">
            <text:p>9681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IABC</text:p>
          </table:table-cell>
          <table:table-cell office:value-type="string" calcext:value-type="string">
            <text:p>REINE</text:p>
          </table:table-cell>
          <table:table-cell office:value-type="date" office:date-value="1982-11-10" calcext:value-type="date">
            <text:p>10/1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33425" calcext:value-type="float">
            <text:p>10333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YACOUBA</text:p>
          </table:table-cell>
          <table:table-cell office:value-type="date" office:date-value="1970-12-28" calcext:value-type="date">
            <text:p>28/12/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17319" calcext:value-type="float">
            <text:p>9517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JOSEE PAULE</text:p>
          </table:table-cell>
          <table:table-cell office:value-type="date" office:date-value="1972-01-18" calcext:value-type="date">
            <text:p>18/0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052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26933" calcext:value-type="float">
            <text:p>10026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OUABC</text:p>
          </table:table-cell>
          <table:table-cell office:value-type="string" calcext:value-type="string">
            <text:p>ABDELKRIM</text:p>
          </table:table-cell>
          <table:table-cell office:value-type="date" office:date-value="1972-11-17" calcext:value-type="date">
            <text:p>17/1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529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39866" calcext:value-type="float">
            <text:p>10639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SOABC</text:p>
          </table:table-cell>
          <table:table-cell office:value-type="string" calcext:value-type="string">
            <text:p>ERIC</text:p>
          </table:table-cell>
          <table:table-cell office:value-type="date" office:date-value="1983-09-08" calcext:value-type="date">
            <text:p>08/09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518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45667" calcext:value-type="float">
            <text:p>89456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09-28" calcext:value-type="date">
            <text:p>28/09/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8.771" calcext:value-type="float">
            <text:p>8,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48627" calcext:value-type="float">
            <text:p>9648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12-07" calcext:value-type="date">
            <text:p>07/12/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271" calcext:value-type="float">
            <text:p>9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11423" calcext:value-type="float">
            <text:p>1001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OUSMANE</text:p>
          </table:table-cell>
          <table:table-cell office:value-type="date" office:date-value="1983-10-07" calcext:value-type="date">
            <text:p>07/10/83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31961" calcext:value-type="float">
            <text:p>9431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GORGUI</text:p>
          </table:table-cell>
          <table:table-cell office:value-type="date" office:date-value="1976-02-21" calcext:value-type="date">
            <text:p>21/02/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.471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45101" calcext:value-type="float">
            <text:p>9545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SAFIA</text:p>
          </table:table-cell>
          <table:table-cell office:value-type="date" office:date-value="1984-07-09" calcext:value-type="date">
            <text:p>09/07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4">
          <table:table-cell office:value-type="float" office:value="10938954" calcext:value-type="float">
            <text:p>10938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TABC</text:p>
          </table:table-cell>
          <table:table-cell office:value-type="string" calcext:value-type="string">
            <text:p>RADO</text:p>
          </table:table-cell>
          <table:table-cell office:value-type="date" office:date-value="1981-10-01" calcext:value-type="date">
            <text:p>01/10/81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S3ME</text:p>
          </table:table-cell>
          <table:table-cell office:value-type="string" calcext:value-type="string">
            <text:p>LIC PRO MECANIQUE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22661" calcext:value-type="float">
            <text:p>9922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YANGFAN</text:p>
          </table:table-cell>
          <table:table-cell office:value-type="date" office:date-value="1985-04-04" calcext:value-type="date">
            <text:p>04/04/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77271" calcext:value-type="float">
            <text:p>10277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BC</text:p>
          </table:table-cell>
          <table:table-cell office:value-type="string" calcext:value-type="string">
            <text:p>SEHOU</text:p>
          </table:table-cell>
          <table:table-cell office:value-type="date" office:date-value="1983-06-26" calcext:value-type="date">
            <text:p>26/06/8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836" calcext:value-type="float">
            <text:p>4,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40130" calcext:value-type="float">
            <text:p>10840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MOABC</text:p>
          </table:table-cell>
          <table:table-cell office:value-type="string" calcext:value-type="string">
            <text:p>MARIE-CAROLINE</text:p>
          </table:table-cell>
          <table:table-cell office:value-type="date" office:date-value="1985-03-19" calcext:value-type="date">
            <text:p>19/03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UCSC3</text:p>
          </table:table-cell>
          <table:table-cell office:value-type="string" calcext:value-type="string">
            <text:p>DESU CSCL (FC)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90592" calcext:value-type="float">
            <text:p>9290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86-02-14" calcext:value-type="date">
            <text:p>14/02/86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76892" calcext:value-type="float">
            <text:p>11176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77-08-01" calcext:value-type="date">
            <text:p>01/08/7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96499" calcext:value-type="float">
            <text:p>9496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79-12-21" calcext:value-type="date">
            <text:p>21/12/7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365" calcext:value-type="float">
            <text:p>6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43597" calcext:value-type="float">
            <text:p>10143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69-11-25" calcext:value-type="date">
            <text:p>25/11/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88" calcext:value-type="float">
            <text:p>7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69837" calcext:value-type="float">
            <text:p>98698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RABY</text:p>
          </table:table-cell>
          <table:table-cell office:value-type="date" office:date-value="1984-08-26" calcext:value-type="date">
            <text:p>26/08/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60145" calcext:value-type="float">
            <text:p>9660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LAMIA</text:p>
          </table:table-cell>
          <table:table-cell office:value-type="date" office:date-value="1982-02-11" calcext:value-type="date">
            <text:p>11/02/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09206" calcext:value-type="float">
            <text:p>10109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IABC</text:p>
          </table:table-cell>
          <table:table-cell office:value-type="string" calcext:value-type="string">
            <text:p>YOUSSOUF</text:p>
          </table:table-cell>
          <table:table-cell office:value-type="date" office:date-value="1986-12-05" calcext:value-type="date">
            <text:p>05/12/8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45241" calcext:value-type="float">
            <text:p>10145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NOABC</text:p>
          </table:table-cell>
          <table:table-cell office:value-type="string" calcext:value-type="string">
            <text:p>SADJIA</text:p>
          </table:table-cell>
          <table:table-cell office:value-type="date" office:date-value="1984-05-02" calcext:value-type="date">
            <text:p>02/05/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43542" calcext:value-type="float">
            <text:p>1074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ZHIYU</text:p>
          </table:table-cell>
          <table:table-cell office:value-type="date" office:date-value="1967-11-29" calcext:value-type="date">
            <text:p>29/11/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0.042" calcext:value-type="float">
            <text:p>10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47575" calcext:value-type="float">
            <text:p>9647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AABC</text:p>
          </table:table-cell>
          <table:table-cell office:value-type="string" calcext:value-type="string">
            <text:p>OMAR</text:p>
          </table:table-cell>
          <table:table-cell office:value-type="date" office:date-value="1984-12-11" calcext:value-type="date">
            <text:p>11/1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XAA3</text:p>
          </table:table-cell>
          <table:table-cell office:value-type="string" calcext:value-type="string">
            <text:p>DAEU op. A (CNED)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82451" calcext:value-type="float">
            <text:p>105824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UABC</text:p>
          </table:table-cell>
          <table:table-cell office:value-type="string" calcext:value-type="string">
            <text:p>CLAIRE</text:p>
          </table:table-cell>
          <table:table-cell office:value-type="date" office:date-value="1977-04-03" calcext:value-type="date">
            <text:p>03/04/77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035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73848" calcext:value-type="float">
            <text:p>11073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80-09-30" calcext:value-type="date">
            <text:p>30/09/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48368" calcext:value-type="float">
            <text:p>10848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66-04-27" calcext:value-type="date">
            <text:p>27/04/6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109" calcext:value-type="float">
            <text:p>7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48715" calcext:value-type="float">
            <text:p>10748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HOUDA</text:p>
          </table:table-cell>
          <table:table-cell office:value-type="date" office:date-value="1971-04-08" calcext:value-type="date">
            <text:p>08/04/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82818" calcext:value-type="float">
            <text:p>9882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77-11-16" calcext:value-type="date">
            <text:p>16/11/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83936" calcext:value-type="float">
            <text:p>104839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66-11-21" calcext:value-type="date">
            <text:p>21/11/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AJ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4">
          <table:table-cell office:value-type="float" office:value="9179702" calcext:value-type="float">
            <text:p>917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OUABC</text:p>
          </table:table-cell>
          <table:table-cell office:value-type="string" calcext:value-type="string">
            <text:p>HAFIDHA</text:p>
          </table:table-cell>
          <table:table-cell office:value-type="date" office:date-value="1980-01-26" calcext:value-type="date">
            <text:p>26/01/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748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45745" calcext:value-type="float">
            <text:p>9945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86-02-27" calcext:value-type="date">
            <text:p>27/0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325" calcext:value-type="float">
            <text:p>7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91488" calcext:value-type="float">
            <text:p>11191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68-09-30" calcext:value-type="date">
            <text:p>30/09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2.299" calcext:value-type="float">
            <text:p>12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07614" calcext:value-type="float">
            <text:p>90076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6-04-12" calcext:value-type="date">
            <text:p>12/04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9376675" calcext:value-type="float">
            <text:p>9376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9-06-01" calcext:value-type="date">
            <text:p>01/06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2.75" calcext:value-type="float">
            <text:p>12,75</text:p>
          </table:table-cell>
          <table:table-cell table:number-columns-repeated="1014"/>
        </table:table-row>
        <table:table-row table:style-name="ro4">
          <table:table-cell office:value-type="float" office:value="8975803" calcext:value-type="float">
            <text:p>8975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4-08-30" calcext:value-type="date">
            <text:p>30/08/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0988243" calcext:value-type="float">
            <text:p>109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8-08-26" calcext:value-type="date">
            <text:p>26/08/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9288047" calcext:value-type="float">
            <text:p>9288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JAABC</text:p>
          </table:table-cell>
          <table:table-cell office:value-type="string" calcext:value-type="string">
            <text:p>KARIMA</text:p>
          </table:table-cell>
          <table:table-cell office:value-type="date" office:date-value="1983-05-23" calcext:value-type="date">
            <text:p>23/05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05" calcext:value-type="float">
            <text:p>7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44092" calcext:value-type="float">
            <text:p>10744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ANNE</text:p>
          </table:table-cell>
          <table:table-cell office:value-type="date" office:date-value="1977-04-10" calcext:value-type="date">
            <text:p>10/04/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2LAA</text:p>
          </table:table-cell>
          <table:table-cell office:value-type="string" calcext:value-type="string">
            <text:p>Lic LEA Angl-Allemand an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16127" calcext:value-type="float">
            <text:p>10916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84-10-11" calcext:value-type="date">
            <text:p>11/10/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9.8" calcext:value-type="float">
            <text:p>9,80</text:p>
          </table:table-cell>
          <table:table-cell office:value-type="string" calcext:value-type="string">
            <text:p>AJ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office:value-type="float" office:value="9757123" calcext:value-type="float">
            <text:p>9757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76-07-11" calcext:value-type="date">
            <text:p>11/07/7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36008" calcext:value-type="float">
            <text:p>11436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1-01-13" calcext:value-type="date">
            <text:p>13/0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9.429" calcext:value-type="float">
            <text:p>9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61395" calcext:value-type="float">
            <text:p>11261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3-06-07" calcext:value-type="date">
            <text:p>07/06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252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08358" calcext:value-type="float">
            <text:p>11208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DIONISSIOS</text:p>
          </table:table-cell>
          <table:table-cell office:value-type="date" office:date-value="1970-02-09" calcext:value-type="date">
            <text:p>09/02/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2.013" calcext:value-type="float">
            <text:p>12,0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9891649" calcext:value-type="float">
            <text:p>98916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70-02-11" calcext:value-type="date">
            <text:p>11/02/7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917" calcext:value-type="float">
            <text:p>6,92</text:p>
          </table:table-cell>
          <table:table-cell office:value-type="string" calcext:value-type="string">
            <text:p>AJAC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4">
          <table:table-cell office:value-type="float" office:value="11137902" calcext:value-type="float">
            <text:p>11137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84-05-21" calcext:value-type="date">
            <text:p>21/05/84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45" calcext:value-type="float">
            <text:p>8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02892" calcext:value-type="float">
            <text:p>106028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CORINE</text:p>
          </table:table-cell>
          <table:table-cell office:value-type="date" office:date-value="1974-03-21" calcext:value-type="date">
            <text:p>21/03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08084" calcext:value-type="float">
            <text:p>9808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FABC</text:p>
          </table:table-cell>
          <table:table-cell office:value-type="string" calcext:value-type="string">
            <text:p>OLIVIER</text:p>
          </table:table-cell>
          <table:table-cell office:value-type="date" office:date-value="1971-01-25" calcext:value-type="date">
            <text:p>25/0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34601" calcext:value-type="float">
            <text:p>104346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THERESE</text:p>
          </table:table-cell>
          <table:table-cell office:value-type="date" office:date-value="1972-04-29" calcext:value-type="date">
            <text:p>29/04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16388" calcext:value-type="float">
            <text:p>901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YANN</text:p>
          </table:table-cell>
          <table:table-cell office:value-type="date" office:date-value="1986-02-02" calcext:value-type="date">
            <text:p>02/0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1.497" calcext:value-type="float">
            <text:p>11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90062" calcext:value-type="float">
            <text:p>11290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6-08-18" calcext:value-type="date">
            <text:p>18/08/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278" calcext:value-type="float">
            <text:p>6,28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office:value-type="float" office:value="10808189" calcext:value-type="float">
            <text:p>10808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7-06-13" calcext:value-type="date">
            <text:p>13/06/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736" calcext:value-type="float">
            <text:p>7,74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4">
          <table:table-cell office:value-type="float" office:value="10671502" calcext:value-type="float">
            <text:p>10671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ERABC</text:p>
          </table:table-cell>
          <table:table-cell office:value-type="string" calcext:value-type="string">
            <text:p>MELANIE</text:p>
          </table:table-cell>
          <table:table-cell office:value-type="date" office:date-value="1985-04-08" calcext:value-type="date">
            <text:p>08/04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03968" calcext:value-type="float">
            <text:p>9303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PEABC</text:p>
          </table:table-cell>
          <table:table-cell office:value-type="string" calcext:value-type="string">
            <text:p>FRANCOISE</text:p>
          </table:table-cell>
          <table:table-cell office:value-type="date" office:date-value="1986-12-18" calcext:value-type="date">
            <text:p>18/1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2</text:p>
          </table:table-cell>
          <table:table-cell office:value-type="string" calcext:value-type="string">
            <text:p>DIU HOMEOPATHIE an2</text:p>
          </table:table-cell>
          <table:table-cell office:value-type="float" office:value="10.25" calcext:value-type="float">
            <text:p>10,25</text:p>
          </table:table-cell>
          <table:table-cell table:number-columns-repeated="1014"/>
        </table:table-row>
        <table:table-row table:style-name="ro4">
          <table:table-cell office:value-type="float" office:value="9388952" calcext:value-type="float">
            <text:p>9388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1-01-04" calcext:value-type="date">
            <text:p>04/0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784" calcext:value-type="float">
            <text:p>3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58473" calcext:value-type="float">
            <text:p>10058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2-08-25" calcext:value-type="date">
            <text:p>25/08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4.337" calcext:value-type="float">
            <text:p>4,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58981" calcext:value-type="float">
            <text:p>9858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5-01-23" calcext:value-type="date">
            <text:p>23/0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96485" calcext:value-type="float">
            <text:p>11296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8-09-17" calcext:value-type="date">
            <text:p>17/09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70647" calcext:value-type="float">
            <text:p>114706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2-02-13" calcext:value-type="date">
            <text:p>13/0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6.119" calcext:value-type="float">
            <text:p>6,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54073" calcext:value-type="float">
            <text:p>9854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8-02-05" calcext:value-type="date">
            <text:p>05/0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14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63262" calcext:value-type="float">
            <text:p>106632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STEPHANE</text:p>
          </table:table-cell>
          <table:table-cell office:value-type="date" office:date-value="1985-02-12" calcext:value-type="date">
            <text:p>12/02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EE</text:p>
          </table:table-cell>
          <table:table-cell office:value-type="string" calcext:value-type="string">
            <text:p>DIU PHYSIO PATHO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10220280" calcext:value-type="float">
            <text:p>10220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EIABC</text:p>
          </table:table-cell>
          <table:table-cell office:value-type="string" calcext:value-type="string">
            <text:p>AURELIE</text:p>
          </table:table-cell>
          <table:table-cell office:value-type="date" office:date-value="1985-03-27" calcext:value-type="date">
            <text:p>27/03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83487" calcext:value-type="float">
            <text:p>10583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0-06-29" calcext:value-type="date">
            <text:p>29/06/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1.058" calcext:value-type="float">
            <text:p>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22134" calcext:value-type="float">
            <text:p>10322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6-03-13" calcext:value-type="date">
            <text:p>13/03/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3.058" calcext:value-type="float">
            <text:p>3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06986" calcext:value-type="float">
            <text:p>9806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SABC</text:p>
          </table:table-cell>
          <table:table-cell office:value-type="string" calcext:value-type="string">
            <text:p>KONSTANTINOS</text:p>
          </table:table-cell>
          <table:table-cell office:value-type="date" office:date-value="1975-03-28" calcext:value-type="date">
            <text:p>28/03/7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3DRO6</text:p>
          </table:table-cell>
          <table:table-cell office:value-type="string" calcext:value-type="string">
            <text:p>Lic Droit An3 (126)</text:p>
          </table:table-cell>
          <table:table-cell office:value-type="float" office:value="2.625" calcext:value-type="float">
            <text:p>2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53122" calcext:value-type="float">
            <text:p>9253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IGABC</text:p>
          </table:table-cell>
          <table:table-cell office:value-type="string" calcext:value-type="string">
            <text:p>MICHAEL</text:p>
          </table:table-cell>
          <table:table-cell office:value-type="date" office:date-value="1980-05-23" calcext:value-type="date">
            <text:p>23/05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4.009" calcext:value-type="float">
            <text:p>14,01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10276696" calcext:value-type="float">
            <text:p>1027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THABC</text:p>
          </table:table-cell>
          <table:table-cell office:value-type="string" calcext:value-type="string">
            <text:p>PANTELIS</text:p>
          </table:table-cell>
          <table:table-cell office:value-type="date" office:date-value="1976-11-20" calcext:value-type="date">
            <text:p>20/11/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53931" calcext:value-type="float">
            <text:p>9753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ALPHA OUMAR</text:p>
          </table:table-cell>
          <table:table-cell office:value-type="date" office:date-value="1981-01-30" calcext:value-type="date">
            <text:p>30/01/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67213" calcext:value-type="float">
            <text:p>11467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ZOABC</text:p>
          </table:table-cell>
          <table:table-cell office:value-type="string" calcext:value-type="string">
            <text:p>FADI</text:p>
          </table:table-cell>
          <table:table-cell office:value-type="date" office:date-value="1967-06-30" calcext:value-type="date">
            <text:p>30/06/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16952" calcext:value-type="float">
            <text:p>9416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NCABC</text:p>
          </table:table-cell>
          <table:table-cell office:value-type="string" calcext:value-type="string">
            <text:p>ALEXANDRE</text:p>
          </table:table-cell>
          <table:table-cell office:value-type="date" office:date-value="1985-04-12" calcext:value-type="date">
            <text:p>12/04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769" calcext:value-type="float">
            <text:p>10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41157" calcext:value-type="float">
            <text:p>9241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ANABC</text:p>
          </table:table-cell>
          <table:table-cell office:value-type="string" calcext:value-type="string">
            <text:p>DAMIEN</text:p>
          </table:table-cell>
          <table:table-cell office:value-type="date" office:date-value="1971-10-29" calcext:value-type="date">
            <text:p>29/10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CR2</text:p>
          </table:table-cell>
          <table:table-cell office:value-type="string" calcext:value-type="string">
            <text:p>LIC PRO MO sp. PMO (AP)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80507" calcext:value-type="float">
            <text:p>9080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TIAGO</text:p>
          </table:table-cell>
          <table:table-cell office:value-type="date" office:date-value="1983-08-08" calcext:value-type="date">
            <text:p>08/08/83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30340" calcext:value-type="float">
            <text:p>9630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HEABC</text:p>
          </table:table-cell>
          <table:table-cell office:value-type="string" calcext:value-type="string">
            <text:p>HANANE</text:p>
          </table:table-cell>
          <table:table-cell office:value-type="date" office:date-value="1969-02-25" calcext:value-type="date">
            <text:p>25/0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24998" calcext:value-type="float">
            <text:p>9924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IADIE</text:p>
          </table:table-cell>
          <table:table-cell office:value-type="date" office:date-value="1981-04-04" calcext:value-type="date">
            <text:p>04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495" calcext:value-type="float">
            <text:p>11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67877" calcext:value-type="float">
            <text:p>8967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YONG</text:p>
          </table:table-cell>
          <table:table-cell office:value-type="date" office:date-value="1969-08-07" calcext:value-type="date">
            <text:p>07/08/69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37092" calcext:value-type="float">
            <text:p>10637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LLABC</text:p>
          </table:table-cell>
          <table:table-cell office:value-type="string" calcext:value-type="string">
            <text:p>KAMILA</text:p>
          </table:table-cell>
          <table:table-cell office:value-type="date" office:date-value="1977-01-08" calcext:value-type="date">
            <text:p>08/01/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3139" calcext:value-type="float">
            <text:p>9733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EABC</text:p>
          </table:table-cell>
          <table:table-cell office:value-type="string" calcext:value-type="string">
            <text:p>CELINE</text:p>
          </table:table-cell>
          <table:table-cell office:value-type="date" office:date-value="1973-10-02" calcext:value-type="date">
            <text:p>02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55032" calcext:value-type="float">
            <text:p>9655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RABC</text:p>
          </table:table-cell>
          <table:table-cell office:value-type="string" calcext:value-type="string">
            <text:p>SALEM</text:p>
          </table:table-cell>
          <table:table-cell office:value-type="date" office:date-value="1977-07-06" calcext:value-type="date">
            <text:p>06/07/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55" calcext:value-type="float">
            <text:p>13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55096" calcext:value-type="float">
            <text:p>10855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DJABC</text:p>
          </table:table-cell>
          <table:table-cell office:value-type="string" calcext:value-type="string">
            <text:p>ROMAIN</text:p>
          </table:table-cell>
          <table:table-cell office:value-type="date" office:date-value="1982-04-22" calcext:value-type="date">
            <text:p>22/04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EL3</text:p>
          </table:table-cell>
          <table:table-cell office:value-type="string" calcext:value-type="string">
            <text:p>DUT GEII (FC)</text:p>
          </table:table-cell>
          <table:table-cell office:value-type="float" office:value="13.2" calcext:value-type="float">
            <text:p>13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57200" calcext:value-type="float">
            <text:p>1055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76-05-14" calcext:value-type="date">
            <text:p>14/05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office:value-type="float" office:value="11119038" calcext:value-type="float">
            <text:p>111190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68-03-17" calcext:value-type="date">
            <text:p>17/03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74068" calcext:value-type="float">
            <text:p>10774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EABC</text:p>
          </table:table-cell>
          <table:table-cell office:value-type="string" calcext:value-type="string">
            <text:p>SANDIE</text:p>
          </table:table-cell>
          <table:table-cell office:value-type="date" office:date-value="1968-07-02" calcext:value-type="date">
            <text:p>02/07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5" calcext:value-type="float">
            <text:p>13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91547" calcext:value-type="float">
            <text:p>1029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BENOIT</text:p>
          </table:table-cell>
          <table:table-cell office:value-type="date" office:date-value="1971-07-08" calcext:value-type="date">
            <text:p>08/07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80148" calcext:value-type="float">
            <text:p>10380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83-03-17" calcext:value-type="date">
            <text:p>17/03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9.742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13776" calcext:value-type="float">
            <text:p>9713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67-03-08" calcext:value-type="date">
            <text:p>08/03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33029" calcext:value-type="float">
            <text:p>8933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LAURANNE</text:p>
          </table:table-cell>
          <table:table-cell office:value-type="date" office:date-value="1978-04-19" calcext:value-type="date">
            <text:p>19/04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35561" calcext:value-type="float">
            <text:p>1053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FTABC</text:p>
          </table:table-cell>
          <table:table-cell office:value-type="string" calcext:value-type="string">
            <text:p>MERYAM</text:p>
          </table:table-cell>
          <table:table-cell office:value-type="date" office:date-value="1969-03-07" calcext:value-type="date">
            <text:p>07/03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86319" calcext:value-type="float">
            <text:p>9086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OABC</text:p>
          </table:table-cell>
          <table:table-cell office:value-type="string" calcext:value-type="string">
            <text:p>PAULINE</text:p>
          </table:table-cell>
          <table:table-cell office:value-type="date" office:date-value="1984-02-03" calcext:value-type="date">
            <text:p>03/0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84943" calcext:value-type="float">
            <text:p>10984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EABC</text:p>
          </table:table-cell>
          <table:table-cell office:value-type="string" calcext:value-type="string">
            <text:p>MORGAN</text:p>
          </table:table-cell>
          <table:table-cell office:value-type="date" office:date-value="1986-02-25" calcext:value-type="date">
            <text:p>25/0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66674" calcext:value-type="float">
            <text:p>9866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NONABC</text:p>
          </table:table-cell>
          <table:table-cell office:value-type="string" calcext:value-type="string">
            <text:p>TRISTAN</text:p>
          </table:table-cell>
          <table:table-cell office:value-type="date" office:date-value="1967-01-02" calcext:value-type="date">
            <text:p>02/0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31946" calcext:value-type="float">
            <text:p>993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ABC</text:p>
          </table:table-cell>
          <table:table-cell office:value-type="string" calcext:value-type="string">
            <text:p>HELENE</text:p>
          </table:table-cell>
          <table:table-cell office:value-type="date" office:date-value="1977-06-17" calcext:value-type="date">
            <text:p>17/06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8" calcext:value-type="float">
            <text:p>11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86309" calcext:value-type="float">
            <text:p>10286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TAABC</text:p>
          </table:table-cell>
          <table:table-cell office:value-type="string" calcext:value-type="string">
            <text:p>SABRINA</text:p>
          </table:table-cell>
          <table:table-cell office:value-type="date" office:date-value="1977-03-18" calcext:value-type="date">
            <text:p>18/03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782" calcext:value-type="float">
            <text:p>13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67343" calcext:value-type="float">
            <text:p>10567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LUCILLE</text:p>
          </table:table-cell>
          <table:table-cell office:value-type="date" office:date-value="1986-08-04" calcext:value-type="date">
            <text:p>04/08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776" calcext:value-type="float">
            <text:p>10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46770" calcext:value-type="float">
            <text:p>8946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77-03-12" calcext:value-type="date">
            <text:p>12/03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155" calcext:value-type="float">
            <text:p>9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44637" calcext:value-type="float">
            <text:p>9344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66-01-21" calcext:value-type="date">
            <text:p>21/0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847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36940" calcext:value-type="float">
            <text:p>893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ELISE</text:p>
          </table:table-cell>
          <table:table-cell office:value-type="date" office:date-value="1979-02-16" calcext:value-type="date">
            <text:p>16/0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42" calcext:value-type="float">
            <text:p>10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93107" calcext:value-type="float">
            <text:p>10493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FABC</text:p>
          </table:table-cell>
          <table:table-cell office:value-type="string" calcext:value-type="string">
            <text:p>LAURIANNE</text:p>
          </table:table-cell>
          <table:table-cell office:value-type="date" office:date-value="1982-04-05" calcext:value-type="date">
            <text:p>05/04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4.083" calcext:value-type="float">
            <text:p>14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89136" calcext:value-type="float">
            <text:p>10189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CYRILLE</text:p>
          </table:table-cell>
          <table:table-cell office:value-type="date" office:date-value="1984-05-10" calcext:value-type="date">
            <text:p>10/05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17136" calcext:value-type="float">
            <text:p>11117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YONATHAN</text:p>
          </table:table-cell>
          <table:table-cell office:value-type="date" office:date-value="1983-12-26" calcext:value-type="date">
            <text:p>26/12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00950" calcext:value-type="float">
            <text:p>95009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TABC</text:p>
          </table:table-cell>
          <table:table-cell office:value-type="string" calcext:value-type="string">
            <text:p>MARINE</text:p>
          </table:table-cell>
          <table:table-cell office:value-type="date" office:date-value="1965-10-06" calcext:value-type="date">
            <text:p>06/10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47671" calcext:value-type="float">
            <text:p>10347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LABC</text:p>
          </table:table-cell>
          <table:table-cell office:value-type="string" calcext:value-type="string">
            <text:p>ALEXIS</text:p>
          </table:table-cell>
          <table:table-cell office:value-type="date" office:date-value="1974-08-10" calcext:value-type="date">
            <text:p>10/08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46" calcext:value-type="float">
            <text:p>15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16123" calcext:value-type="float">
            <text:p>10416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EABC</text:p>
          </table:table-cell>
          <table:table-cell office:value-type="string" calcext:value-type="string">
            <text:p>JESSICA</text:p>
          </table:table-cell>
          <table:table-cell office:value-type="date" office:date-value="1973-06-24" calcext:value-type="date">
            <text:p>24/06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93215" calcext:value-type="float">
            <text:p>10293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10-29" calcext:value-type="date">
            <text:p>29/10/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4.831" calcext:value-type="float">
            <text:p>4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17873" calcext:value-type="float">
            <text:p>9317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04-16" calcext:value-type="date">
            <text:p>16/04/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0.246" calcext:value-type="float">
            <text:p>10,25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office:value-type="float" office:value="11255561" calcext:value-type="float">
            <text:p>1125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-MABC</text:p>
          </table:table-cell>
          <table:table-cell office:value-type="string" calcext:value-type="string">
            <text:p>SABRINA</text:p>
          </table:table-cell>
          <table:table-cell office:value-type="date" office:date-value="1983-02-06" calcext:value-type="date">
            <text:p>06/02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20296" calcext:value-type="float">
            <text:p>9620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HICHAM</text:p>
          </table:table-cell>
          <table:table-cell office:value-type="date" office:date-value="1967-12-05" calcext:value-type="date">
            <text:p>05/1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75013" calcext:value-type="float">
            <text:p>9075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ULABC</text:p>
          </table:table-cell>
          <table:table-cell office:value-type="string" calcext:value-type="string">
            <text:p>RAHMI</text:p>
          </table:table-cell>
          <table:table-cell office:value-type="date" office:date-value="1976-07-30" calcext:value-type="date">
            <text:p>30/07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06880" calcext:value-type="float">
            <text:p>10506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XEYABC</text:p>
          </table:table-cell>
          <table:table-cell office:value-type="string" calcext:value-type="string">
            <text:p>GREGOIRE</text:p>
          </table:table-cell>
          <table:table-cell office:value-type="date" office:date-value="1977-08-12" calcext:value-type="date">
            <text:p>12/08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61194" calcext:value-type="float">
            <text:p>10761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EABC</text:p>
          </table:table-cell>
          <table:table-cell office:value-type="string" calcext:value-type="string">
            <text:p>NATHALIE</text:p>
          </table:table-cell>
          <table:table-cell office:value-type="date" office:date-value="1982-01-23" calcext:value-type="date">
            <text:p>23/0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4.899" calcext:value-type="float">
            <text:p>14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70519" calcext:value-type="float">
            <text:p>90705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ZABC</text:p>
          </table:table-cell>
          <table:table-cell office:value-type="string" calcext:value-type="string">
            <text:p>NACERA</text:p>
          </table:table-cell>
          <table:table-cell office:value-type="date" office:date-value="1987-05-08" calcext:value-type="date">
            <text:p>08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office:value-type="float" office:value="9091594" calcext:value-type="float">
            <text:p>9091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MABC</text:p>
          </table:table-cell>
          <table:table-cell office:value-type="string" calcext:value-type="string">
            <text:p>CECILIA</text:p>
          </table:table-cell>
          <table:table-cell office:value-type="date" office:date-value="1981-03-05" calcext:value-type="date">
            <text:p>05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008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34090" calcext:value-type="float">
            <text:p>943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BABC</text:p>
          </table:table-cell>
          <table:table-cell office:value-type="string" calcext:value-type="string">
            <text:p>SIWAR</text:p>
          </table:table-cell>
          <table:table-cell office:value-type="date" office:date-value="1981-09-29" calcext:value-type="date">
            <text:p>29/09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45152" calcext:value-type="float">
            <text:p>11045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BETTIA</text:p>
          </table:table-cell>
          <table:table-cell office:value-type="date" office:date-value="1966-03-09" calcext:value-type="date">
            <text:p>09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38073" calcext:value-type="float">
            <text:p>10438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KRYSTEL</text:p>
          </table:table-cell>
          <table:table-cell office:value-type="date" office:date-value="1970-06-18" calcext:value-type="date">
            <text:p>18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342" calcext:value-type="float">
            <text:p>13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42375" calcext:value-type="float">
            <text:p>95423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JABC</text:p>
          </table:table-cell>
          <table:table-cell office:value-type="string" calcext:value-type="string">
            <text:p>JOHANNA</text:p>
          </table:table-cell>
          <table:table-cell office:value-type="date" office:date-value="1975-06-17" calcext:value-type="date">
            <text:p>17/06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13520" calcext:value-type="float">
            <text:p>9713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OIABC</text:p>
          </table:table-cell>
          <table:table-cell office:value-type="string" calcext:value-type="string">
            <text:p>ARNAUD</text:p>
          </table:table-cell>
          <table:table-cell office:value-type="date" office:date-value="1979-01-01" calcext:value-type="date">
            <text:p>01/0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9053956" calcext:value-type="float">
            <text:p>9053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SUFABC</text:p>
          </table:table-cell>
          <table:table-cell office:value-type="string" calcext:value-type="string">
            <text:p>SYLVAIN</text:p>
          </table:table-cell>
          <table:table-cell office:value-type="date" office:date-value="1972-01-27" calcext:value-type="date">
            <text:p>27/0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037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52136" calcext:value-type="float">
            <text:p>10452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SABRINA</text:p>
          </table:table-cell>
          <table:table-cell office:value-type="date" office:date-value="1985-04-18" calcext:value-type="date">
            <text:p>18/04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575" calcext:value-type="float">
            <text:p>10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46189" calcext:value-type="float">
            <text:p>10046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NABC</text:p>
          </table:table-cell>
          <table:table-cell office:value-type="string" calcext:value-type="string">
            <text:p>CLEMENT</text:p>
          </table:table-cell>
          <table:table-cell office:value-type="date" office:date-value="1978-02-24" calcext:value-type="date">
            <text:p>24/0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575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29844" calcext:value-type="float">
            <text:p>10929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6-04-04" calcext:value-type="date">
            <text:p>04/04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07712" calcext:value-type="float">
            <text:p>11307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1-10-18" calcext:value-type="date">
            <text:p>18/10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80400" calcext:value-type="float">
            <text:p>1088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PINABC</text:p>
          </table:table-cell>
          <table:table-cell office:value-type="string" calcext:value-type="string">
            <text:p>JULIAN</text:p>
          </table:table-cell>
          <table:table-cell office:value-type="date" office:date-value="1984-01-03" calcext:value-type="date">
            <text:p>03/0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3.478" calcext:value-type="float">
            <text:p>13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38389" calcext:value-type="float">
            <text:p>9338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0-05-08" calcext:value-type="date">
            <text:p>08/05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8.792" calcext:value-type="float">
            <text:p>8,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64194" calcext:value-type="float">
            <text:p>10564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4-04-19" calcext:value-type="date">
            <text:p>19/04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557" calcext:value-type="float">
            <text:p>10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96406" calcext:value-type="float">
            <text:p>9596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BABC</text:p>
          </table:table-cell>
          <table:table-cell office:value-type="string" calcext:value-type="string">
            <text:p>HELENE</text:p>
          </table:table-cell>
          <table:table-cell office:value-type="date" office:date-value="1973-04-12" calcext:value-type="date">
            <text:p>12/04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48214" calcext:value-type="float">
            <text:p>9048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ABC</text:p>
          </table:table-cell>
          <table:table-cell office:value-type="string" calcext:value-type="string">
            <text:p>MALEK</text:p>
          </table:table-cell>
          <table:table-cell office:value-type="date" office:date-value="1982-03-02" calcext:value-type="date">
            <text:p>02/03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642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63366" calcext:value-type="float">
            <text:p>11463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NABC</text:p>
          </table:table-cell>
          <table:table-cell office:value-type="string" calcext:value-type="string">
            <text:p>ANASTASIA</text:p>
          </table:table-cell>
          <table:table-cell office:value-type="date" office:date-value="1973-10-10" calcext:value-type="date">
            <text:p>10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69813" calcext:value-type="float">
            <text:p>112698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CAMILLE</text:p>
          </table:table-cell>
          <table:table-cell office:value-type="date" office:date-value="1972-07-16" calcext:value-type="date">
            <text:p>16/07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58419" calcext:value-type="float">
            <text:p>8958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DIABC</text:p>
          </table:table-cell>
          <table:table-cell office:value-type="string" calcext:value-type="string">
            <text:p>SEHEM</text:p>
          </table:table-cell>
          <table:table-cell office:value-type="date" office:date-value="1977-08-03" calcext:value-type="date">
            <text:p>03/08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722" calcext:value-type="float">
            <text:p>11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72990" calcext:value-type="float">
            <text:p>10872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BAABC</text:p>
          </table:table-cell>
          <table:table-cell office:value-type="string" calcext:value-type="string">
            <text:p>JONATHAN</text:p>
          </table:table-cell>
          <table:table-cell office:value-type="date" office:date-value="1973-12-02" calcext:value-type="date">
            <text:p>02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51634" calcext:value-type="float">
            <text:p>1045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RACHID</text:p>
          </table:table-cell>
          <table:table-cell office:value-type="date" office:date-value="1984-08-20" calcext:value-type="date">
            <text:p>20/08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508" calcext:value-type="float">
            <text:p>9,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66218" calcext:value-type="float">
            <text:p>966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83-01-15" calcext:value-type="date">
            <text:p>15/0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462" calcext:value-type="float">
            <text:p>7,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58562" calcext:value-type="float">
            <text:p>9758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77-07-04" calcext:value-type="date">
            <text:p>04/07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1.777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09147" calcext:value-type="float">
            <text:p>9209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RA</text:p>
          </table:table-cell>
          <table:table-cell office:value-type="date" office:date-value="1972-05-25" calcext:value-type="date">
            <text:p>25/05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7.006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11260" calcext:value-type="float">
            <text:p>9511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72-12-19" calcext:value-type="date">
            <text:p>19/1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1" calcext:value-type="float">
            <text:p>10,10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4">
          <table:table-cell office:value-type="float" office:value="11209445" calcext:value-type="float">
            <text:p>1120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82-02-20" calcext:value-type="date">
            <text:p>20/0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92383" calcext:value-type="float">
            <text:p>11192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3-10-28" calcext:value-type="date">
            <text:p>28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57608" calcext:value-type="float">
            <text:p>103576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2-05-06" calcext:value-type="date">
            <text:p>06/05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041" calcext:value-type="float">
            <text:p>10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68265" calcext:value-type="float">
            <text:p>10968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RAABC</text:p>
          </table:table-cell>
          <table:table-cell office:value-type="string" calcext:value-type="string">
            <text:p>AKILA</text:p>
          </table:table-cell>
          <table:table-cell office:value-type="date" office:date-value="1983-07-09" calcext:value-type="date">
            <text:p>09/07/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4" calcext:value-type="float">
            <text:p>11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1091" calcext:value-type="float">
            <text:p>9891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80-05-12" calcext:value-type="date">
            <text:p>12/05/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21024" calcext:value-type="float">
            <text:p>9621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67-07-20" calcext:value-type="date">
            <text:p>20/07/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77513" calcext:value-type="float">
            <text:p>11277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YAYE</text:p>
          </table:table-cell>
          <table:table-cell office:value-type="date" office:date-value="1980-09-23" calcext:value-type="date">
            <text:p>23/09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07009" calcext:value-type="float">
            <text:p>11007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AMABC</text:p>
          </table:table-cell>
          <table:table-cell office:value-type="string" calcext:value-type="string">
            <text:p>SAMIRA</text:p>
          </table:table-cell>
          <table:table-cell office:value-type="date" office:date-value="1986-05-14" calcext:value-type="date">
            <text:p>14/05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9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50463" calcext:value-type="float">
            <text:p>10950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7-04-15" calcext:value-type="date">
            <text:p>15/04/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51097" calcext:value-type="float">
            <text:p>9951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1-05-21" calcext:value-type="date">
            <text:p>21/05/7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31824" calcext:value-type="float">
            <text:p>92318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PERRINE</text:p>
          </table:table-cell>
          <table:table-cell office:value-type="date" office:date-value="1967-08-27" calcext:value-type="date">
            <text:p>27/08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03808" calcext:value-type="float">
            <text:p>10303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ELINA</text:p>
          </table:table-cell>
          <table:table-cell office:value-type="date" office:date-value="1975-06-17" calcext:value-type="date">
            <text:p>17/06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1.888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44798" calcext:value-type="float">
            <text:p>1064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3-12-18" calcext:value-type="date">
            <text:p>18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815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21163" calcext:value-type="float">
            <text:p>1142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1-08-29" calcext:value-type="date">
            <text:p>29/08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998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69015" calcext:value-type="float">
            <text:p>896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ETABC</text:p>
          </table:table-cell>
          <table:table-cell office:value-type="string" calcext:value-type="string">
            <text:p>NICOLAS</text:p>
          </table:table-cell>
          <table:table-cell office:value-type="date" office:date-value="1987-07-23" calcext:value-type="date">
            <text:p>23/07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735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31022" calcext:value-type="float">
            <text:p>9431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MAABC</text:p>
          </table:table-cell>
          <table:table-cell office:value-type="string" calcext:value-type="string">
            <text:p>ELODIE</text:p>
          </table:table-cell>
          <table:table-cell office:value-type="date" office:date-value="1973-04-18" calcext:value-type="date">
            <text:p>18/04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98346" calcext:value-type="float">
            <text:p>10998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AABC</text:p>
          </table:table-cell>
          <table:table-cell office:value-type="string" calcext:value-type="string">
            <text:p>VERONIQUE</text:p>
          </table:table-cell>
          <table:table-cell office:value-type="date" office:date-value="1983-06-30" calcext:value-type="date">
            <text:p>30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879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97373" calcext:value-type="float">
            <text:p>1019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LUABC</text:p>
          </table:table-cell>
          <table:table-cell office:value-type="string" calcext:value-type="string">
            <text:p>STEPHIE</text:p>
          </table:table-cell>
          <table:table-cell office:value-type="date" office:date-value="1982-04-26" calcext:value-type="date">
            <text:p>26/04/8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305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67670" calcext:value-type="float">
            <text:p>11267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BENOIT</text:p>
          </table:table-cell>
          <table:table-cell office:value-type="date" office:date-value="1971-07-25" calcext:value-type="date">
            <text:p>25/07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63636" calcext:value-type="float">
            <text:p>10363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BRAHIM</text:p>
          </table:table-cell>
          <table:table-cell office:value-type="date" office:date-value="1985-07-19" calcext:value-type="date">
            <text:p>19/07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017" calcext:value-type="float">
            <text:p>12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76940" calcext:value-type="float">
            <text:p>1117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NABC</text:p>
          </table:table-cell>
          <table:table-cell office:value-type="string" calcext:value-type="string">
            <text:p>OUISSAM</text:p>
          </table:table-cell>
          <table:table-cell office:value-type="date" office:date-value="1980-10-09" calcext:value-type="date">
            <text:p>09/10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144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05675" calcext:value-type="float">
            <text:p>10205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NADIA</text:p>
          </table:table-cell>
          <table:table-cell office:value-type="date" office:date-value="1982-12-04" calcext:value-type="date">
            <text:p>04/1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664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78952" calcext:value-type="float">
            <text:p>10878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HKABC</text:p>
          </table:table-cell>
          <table:table-cell office:value-type="string" calcext:value-type="string">
            <text:p>MARINE</text:p>
          </table:table-cell>
          <table:table-cell office:value-type="date" office:date-value="1969-12-03" calcext:value-type="date">
            <text:p>03/1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2</text:p>
          </table:table-cell>
          <table:table-cell office:value-type="string" calcext:value-type="string">
            <text:p>Master1Pro INFOCO-CRH(AP)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91144" calcext:value-type="float">
            <text:p>899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EABC</text:p>
          </table:table-cell>
          <table:table-cell office:value-type="string" calcext:value-type="string">
            <text:p>ANTOINE</text:p>
          </table:table-cell>
          <table:table-cell office:value-type="date" office:date-value="1973-05-09" calcext:value-type="date">
            <text:p>09/05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5.999" calcext:value-type="float">
            <text:p>6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35062" calcext:value-type="float">
            <text:p>9135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NAJIBA</text:p>
          </table:table-cell>
          <table:table-cell office:value-type="date" office:date-value="1982-09-08" calcext:value-type="date">
            <text:p>08/09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531" calcext:value-type="float">
            <text:p>13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12335" calcext:value-type="float">
            <text:p>10812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RIEM</text:p>
          </table:table-cell>
          <table:table-cell office:value-type="date" office:date-value="1971-11-28" calcext:value-type="date">
            <text:p>28/1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4.762" calcext:value-type="float">
            <text:p>14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95775" calcext:value-type="float">
            <text:p>9795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LEMAR</text:p>
          </table:table-cell>
          <table:table-cell office:value-type="date" office:date-value="1986-05-14" calcext:value-type="date">
            <text:p>14/05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3.118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23240" calcext:value-type="float">
            <text:p>11123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AHABC</text:p>
          </table:table-cell>
          <table:table-cell office:value-type="string" calcext:value-type="string">
            <text:p>FOUZIA</text:p>
          </table:table-cell>
          <table:table-cell office:value-type="date" office:date-value="1979-06-20" calcext:value-type="date">
            <text:p>20/06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812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95255" calcext:value-type="float">
            <text:p>90952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74-09-11" calcext:value-type="date">
            <text:p>11/09/7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58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95200" calcext:value-type="float">
            <text:p>1069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65-11-14" calcext:value-type="date">
            <text:p>14/11/6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63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50116" calcext:value-type="float">
            <text:p>10950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79-04-21" calcext:value-type="date">
            <text:p>21/04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9.763" calcext:value-type="float">
            <text:p>9,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48343" calcext:value-type="float">
            <text:p>9148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82-02-05" calcext:value-type="date">
            <text:p>05/0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635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99335" calcext:value-type="float">
            <text:p>10599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SARAH</text:p>
          </table:table-cell>
          <table:table-cell office:value-type="date" office:date-value="1972-04-18" calcext:value-type="date">
            <text:p>18/04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</text:p>
          </table:table-cell>
          <table:table-cell office:value-type="string" calcext:value-type="string">
            <text:p>Master2 Politiques editor</text:p>
          </table:table-cell>
          <table:table-cell office:value-type="float" office:value="12.764" calcext:value-type="float">
            <text:p>12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CABC</text:p>
          </table:table-cell>
          <table:table-cell office:value-type="string" calcext:value-type="string">
            <text:p>NAWAL</text:p>
          </table:table-cell>
          <table:table-cell office:value-type="date" office:date-value="1981-08-19" calcext:value-type="date">
            <text:p>19/08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01523" calcext:value-type="float">
            <text:p>91015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ILABC</text:p>
          </table:table-cell>
          <table:table-cell office:value-type="string" calcext:value-type="string">
            <text:p>JULIA</text:p>
          </table:table-cell>
          <table:table-cell office:value-type="date" office:date-value="1981-11-04" calcext:value-type="date">
            <text:p>04/1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275" calcext:value-type="float">
            <text:p>14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48180" calcext:value-type="float">
            <text:p>11148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ABC</text:p>
          </table:table-cell>
          <table:table-cell office:value-type="string" calcext:value-type="string">
            <text:p>CEDRIC</text:p>
          </table:table-cell>
          <table:table-cell office:value-type="date" office:date-value="1981-06-03" calcext:value-type="date">
            <text:p>03/06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102" calcext:value-type="float">
            <text:p>13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68979" calcext:value-type="float">
            <text:p>11268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LAURA</text:p>
          </table:table-cell>
          <table:table-cell office:value-type="date" office:date-value="1975-06-25" calcext:value-type="date">
            <text:p>25/06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89921" calcext:value-type="float">
            <text:p>92899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ALEXANDRE</text:p>
          </table:table-cell>
          <table:table-cell office:value-type="date" office:date-value="1977-10-28" calcext:value-type="date">
            <text:p>28/10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I2</text:p>
          </table:table-cell>
          <table:table-cell office:value-type="string" calcext:value-type="string">
            <text:p>INGENIEUR INFO an1 (AP)</text:p>
          </table:table-cell>
          <table:table-cell office:value-type="float" office:value="13.66" calcext:value-type="float">
            <text:p>13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62195" calcext:value-type="float">
            <text:p>10762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LAETITIA</text:p>
          </table:table-cell>
          <table:table-cell office:value-type="date" office:date-value="1983-11-08" calcext:value-type="date">
            <text:p>08/1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60505" calcext:value-type="float">
            <text:p>98605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5-11-05" calcext:value-type="date">
            <text:p>05/1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49297" calcext:value-type="float">
            <text:p>9249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3-10-03" calcext:value-type="date">
            <text:p>03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10839234" calcext:value-type="float">
            <text:p>10839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VIABC</text:p>
          </table:table-cell>
          <table:table-cell office:value-type="string" calcext:value-type="string">
            <text:p>SEBASTIEN</text:p>
          </table:table-cell>
          <table:table-cell office:value-type="date" office:date-value="1982-12-29" calcext:value-type="date">
            <text:p>29/1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4.37" calcext:value-type="float">
            <text:p>14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46846" calcext:value-type="float">
            <text:p>10246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DABC</text:p>
          </table:table-cell>
          <table:table-cell office:value-type="string" calcext:value-type="string">
            <text:p>YOUSSEF</text:p>
          </table:table-cell>
          <table:table-cell office:value-type="date" office:date-value="1978-12-24" calcext:value-type="date">
            <text:p>24/1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738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41922" calcext:value-type="float">
            <text:p>9941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ZAABC</text:p>
          </table:table-cell>
          <table:table-cell office:value-type="string" calcext:value-type="string">
            <text:p>ERIC</text:p>
          </table:table-cell>
          <table:table-cell office:value-type="date" office:date-value="1982-07-08" calcext:value-type="date">
            <text:p>08/07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396" calcext:value-type="float">
            <text:p>13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37599" calcext:value-type="float">
            <text:p>9337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79-03-18" calcext:value-type="date">
            <text:p>18/03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14290" calcext:value-type="float">
            <text:p>9814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66-04-23" calcext:value-type="date">
            <text:p>23/04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95153" calcext:value-type="float">
            <text:p>10395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0-07-10" calcext:value-type="date">
            <text:p>10/07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441" calcext:value-type="float">
            <text:p>11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2-12-30" calcext:value-type="date">
            <text:p>30/1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0397696" calcext:value-type="float">
            <text:p>10397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ANABC</text:p>
          </table:table-cell>
          <table:table-cell office:value-type="string" calcext:value-type="string">
            <text:p>SARAH</text:p>
          </table:table-cell>
          <table:table-cell office:value-type="date" office:date-value="1974-01-01" calcext:value-type="date">
            <text:p>01/0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58839" calcext:value-type="float">
            <text:p>10758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68-03-01" calcext:value-type="date">
            <text:p>01/03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98005" calcext:value-type="float">
            <text:p>10598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82-05-18" calcext:value-type="date">
            <text:p>18/05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4">
          <table:table-cell office:value-type="float" office:value="11386636" calcext:value-type="float">
            <text:p>11386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SABC</text:p>
          </table:table-cell>
          <table:table-cell office:value-type="string" calcext:value-type="string">
            <text:p>MELODIE</text:p>
          </table:table-cell>
          <table:table-cell office:value-type="date" office:date-value="1969-02-28" calcext:value-type="date">
            <text:p>28/02/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4.504" calcext:value-type="float">
            <text:p>14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18538" calcext:value-type="float">
            <text:p>8918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EABC</text:p>
          </table:table-cell>
          <table:table-cell office:value-type="string" calcext:value-type="string">
            <text:p>JUSTINE</text:p>
          </table:table-cell>
          <table:table-cell office:value-type="date" office:date-value="1986-05-28" calcext:value-type="date">
            <text:p>28/05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6" calcext:value-type="float">
            <text:p>10,36</text:p>
          </table:table-cell>
          <table:table-cell office:value-type="string" calcext:value-type="string">
            <text:p>ADMC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4">
          <table:table-cell office:value-type="float" office:value="9125514" calcext:value-type="float">
            <text:p>9125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ANNA</text:p>
          </table:table-cell>
          <table:table-cell office:value-type="date" office:date-value="1974-04-04" calcext:value-type="date">
            <text:p>04/04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72258" calcext:value-type="float">
            <text:p>9172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EABC</text:p>
          </table:table-cell>
          <table:table-cell office:value-type="string" calcext:value-type="string">
            <text:p>LOTFI</text:p>
          </table:table-cell>
          <table:table-cell office:value-type="date" office:date-value="1975-11-10" calcext:value-type="date">
            <text:p>10/1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327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08071" calcext:value-type="float">
            <text:p>11008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LABC</text:p>
          </table:table-cell>
          <table:table-cell office:value-type="string" calcext:value-type="string">
            <text:p>NURBANU</text:p>
          </table:table-cell>
          <table:table-cell office:value-type="date" office:date-value="1967-07-01" calcext:value-type="date">
            <text:p>01/07/6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95" calcext:value-type="float">
            <text:p>12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96939" calcext:value-type="float">
            <text:p>899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4-09-08" calcext:value-type="date">
            <text:p>08/09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323" calcext:value-type="float">
            <text:p>5,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71239" calcext:value-type="float">
            <text:p>967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3-03-18" calcext:value-type="date">
            <text:p>18/03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10.177" calcext:value-type="float">
            <text:p>10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85907" calcext:value-type="float">
            <text:p>11485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DINH, QUOC, TUAN</text:p>
          </table:table-cell>
          <table:table-cell office:value-type="date" office:date-value="1971-04-21" calcext:value-type="date">
            <text:p>21/04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83696" calcext:value-type="float">
            <text:p>1058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AABC</text:p>
          </table:table-cell>
          <table:table-cell office:value-type="string" calcext:value-type="string">
            <text:p>MAUREEN</text:p>
          </table:table-cell>
          <table:table-cell office:value-type="date" office:date-value="1980-07-20" calcext:value-type="date">
            <text:p>20/07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858" calcext:value-type="float">
            <text:p>10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3693" calcext:value-type="float">
            <text:p>9733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CRABC</text:p>
          </table:table-cell>
          <table:table-cell office:value-type="string" calcext:value-type="string">
            <text:p>MATHILDE</text:p>
          </table:table-cell>
          <table:table-cell office:value-type="date" office:date-value="1979-09-06" calcext:value-type="date">
            <text:p>06/09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2" calcext:value-type="float">
            <text:p>14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08754" calcext:value-type="float">
            <text:p>11208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YOHANN</text:p>
          </table:table-cell>
          <table:table-cell office:value-type="date" office:date-value="1981-05-26" calcext:value-type="date">
            <text:p>26/05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18524" calcext:value-type="float">
            <text:p>113185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OABC</text:p>
          </table:table-cell>
          <table:table-cell office:value-type="string" calcext:value-type="string">
            <text:p>SIHAM</text:p>
          </table:table-cell>
          <table:table-cell office:value-type="date" office:date-value="1966-12-04" calcext:value-type="date">
            <text:p>04/1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333" calcext:value-type="float">
            <text:p>13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7660" calcext:value-type="float">
            <text:p>98976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UABC</text:p>
          </table:table-cell>
          <table:table-cell office:value-type="string" calcext:value-type="string">
            <text:p>PYRENE</text:p>
          </table:table-cell>
          <table:table-cell office:value-type="date" office:date-value="1975-12-28" calcext:value-type="date">
            <text:p>28/1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TH</text:p>
          </table:table-cell>
          <table:table-cell office:value-type="string" calcext:value-type="string">
            <text:p>Master1 Ethologie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15024" calcext:value-type="float">
            <text:p>9115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JAABC</text:p>
          </table:table-cell>
          <table:table-cell office:value-type="string" calcext:value-type="string">
            <text:p>MOURAD</text:p>
          </table:table-cell>
          <table:table-cell office:value-type="date" office:date-value="1986-03-23" calcext:value-type="date">
            <text:p>23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10419018" calcext:value-type="float">
            <text:p>104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KEVIN</text:p>
          </table:table-cell>
          <table:table-cell office:value-type="date" office:date-value="1972-12-11" calcext:value-type="date">
            <text:p>11/1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0270757" calcext:value-type="float">
            <text:p>10270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DAVID</text:p>
          </table:table-cell>
          <table:table-cell office:value-type="date" office:date-value="1974-04-20" calcext:value-type="date">
            <text:p>20/04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office:value-type="float" office:value="10825042" calcext:value-type="float">
            <text:p>10825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CHABC</text:p>
          </table:table-cell>
          <table:table-cell office:value-type="string" calcext:value-type="string">
            <text:p>MARINA</text:p>
          </table:table-cell>
          <table:table-cell office:value-type="date" office:date-value="1982-06-13" calcext:value-type="date">
            <text:p>13/06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845" calcext:value-type="float">
            <text:p>12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71674" calcext:value-type="float">
            <text:p>9371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EABC</text:p>
          </table:table-cell>
          <table:table-cell office:value-type="string" calcext:value-type="string">
            <text:p>SANDRA</text:p>
          </table:table-cell>
          <table:table-cell office:value-type="date" office:date-value="1982-03-16" calcext:value-type="date">
            <text:p>16/03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0.35" calcext:value-type="float">
            <text:p>10,35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office:value-type="float" office:value="9137279" calcext:value-type="float">
            <text:p>9137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TOABC</text:p>
          </table:table-cell>
          <table:table-cell office:value-type="string" calcext:value-type="string">
            <text:p>FLORIAN</text:p>
          </table:table-cell>
          <table:table-cell office:value-type="date" office:date-value="1968-11-09" calcext:value-type="date">
            <text:p>09/1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17" calcext:value-type="float">
            <text:p>13,17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11091565" calcext:value-type="float">
            <text:p>11091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BC</text:p>
          </table:table-cell>
          <table:table-cell office:value-type="string" calcext:value-type="string">
            <text:p>ANNE-CLAIRE</text:p>
          </table:table-cell>
          <table:table-cell office:value-type="date" office:date-value="1968-05-11" calcext:value-type="date">
            <text:p>11/05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52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81539" calcext:value-type="float">
            <text:p>9381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RUDY</text:p>
          </table:table-cell>
          <table:table-cell office:value-type="date" office:date-value="1976-10-21" calcext:value-type="date">
            <text:p>21/10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143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65563" calcext:value-type="float">
            <text:p>10765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TEPHANIE</text:p>
          </table:table-cell>
          <table:table-cell office:value-type="date" office:date-value="1972-01-10" calcext:value-type="date">
            <text:p>10/0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95496" calcext:value-type="float">
            <text:p>10395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3-05-10" calcext:value-type="date">
            <text:p>10/05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0.634" calcext:value-type="float">
            <text:p>0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92557" calcext:value-type="float">
            <text:p>9492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1-10-16" calcext:value-type="date">
            <text:p>16/10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1.9" calcext:value-type="float">
            <text:p>1,9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41277" calcext:value-type="float">
            <text:p>9141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85-01-29" calcext:value-type="date">
            <text:p>29/0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463" calcext:value-type="float">
            <text:p>4,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71752" calcext:value-type="float">
            <text:p>10971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69-07-22" calcext:value-type="date">
            <text:p>22/07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256" calcext:value-type="float">
            <text:p>7,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97304" calcext:value-type="float">
            <text:p>10997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UABC</text:p>
          </table:table-cell>
          <table:table-cell office:value-type="string" calcext:value-type="string">
            <text:p>LAURA</text:p>
          </table:table-cell>
          <table:table-cell office:value-type="date" office:date-value="1970-10-29" calcext:value-type="date">
            <text:p>29/10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54" calcext:value-type="float">
            <text:p>11,5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office:value-type="float" office:value="9458867" calcext:value-type="float">
            <text:p>94588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BABC</text:p>
          </table:table-cell>
          <table:table-cell office:value-type="string" calcext:value-type="string">
            <text:p>TOUFIK</text:p>
          </table:table-cell>
          <table:table-cell office:value-type="date" office:date-value="1966-02-27" calcext:value-type="date">
            <text:p>27/0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10935" calcext:value-type="float">
            <text:p>105109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STEPHANE</text:p>
          </table:table-cell>
          <table:table-cell office:value-type="date" office:date-value="1985-05-28" calcext:value-type="date">
            <text:p>28/05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22" calcext:value-type="float">
            <text:p>16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41406" calcext:value-type="float">
            <text:p>9041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CABC</text:p>
          </table:table-cell>
          <table:table-cell office:value-type="string" calcext:value-type="string">
            <text:p>REMY</text:p>
          </table:table-cell>
          <table:table-cell office:value-type="date" office:date-value="1985-06-14" calcext:value-type="date">
            <text:p>14/06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11324709" calcext:value-type="float">
            <text:p>11324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AMELIE</text:p>
          </table:table-cell>
          <table:table-cell office:value-type="date" office:date-value="1966-12-02" calcext:value-type="date">
            <text:p>02/1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4">
          <table:table-cell office:value-type="float" office:value="10144177" calcext:value-type="float">
            <text:p>10144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CHLOE</text:p>
          </table:table-cell>
          <table:table-cell office:value-type="date" office:date-value="1969-09-20" calcext:value-type="date">
            <text:p>20/09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9406324" calcext:value-type="float">
            <text:p>9406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MSABC</text:p>
          </table:table-cell>
          <table:table-cell office:value-type="string" calcext:value-type="string">
            <text:p>ANTONI</text:p>
          </table:table-cell>
          <table:table-cell office:value-type="date" office:date-value="1968-09-11" calcext:value-type="date">
            <text:p>11/09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687" calcext:value-type="float">
            <text:p>12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81976" calcext:value-type="float">
            <text:p>1028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MABC</text:p>
          </table:table-cell>
          <table:table-cell office:value-type="string" calcext:value-type="string">
            <text:p>SIDY</text:p>
          </table:table-cell>
          <table:table-cell office:value-type="date" office:date-value="1970-06-24" calcext:value-type="date">
            <text:p>24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54103" calcext:value-type="float">
            <text:p>11354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72-05-27" calcext:value-type="date">
            <text:p>27/05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68" calcext:value-type="float">
            <text:p>9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42465" calcext:value-type="float">
            <text:p>97424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87-02-05" calcext:value-type="date">
            <text:p>05/02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35" calcext:value-type="float">
            <text:p>10,1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45260" calcext:value-type="float">
            <text:p>10745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ONGABC</text:p>
          </table:table-cell>
          <table:table-cell office:value-type="string" calcext:value-type="string">
            <text:p>PAUL</text:p>
          </table:table-cell>
          <table:table-cell office:value-type="date" office:date-value="1971-05-07" calcext:value-type="date">
            <text:p>07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2.882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90617" calcext:value-type="float">
            <text:p>9390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BHAVANABEN</text:p>
          </table:table-cell>
          <table:table-cell office:value-type="date" office:date-value="1976-05-22" calcext:value-type="date">
            <text:p>22/05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3</text:p>
          </table:table-cell>
          <table:table-cell office:value-type="string" calcext:value-type="string">
            <text:p>LIC PRO SIL sp. GL (FC)</text:p>
          </table:table-cell>
          <table:table-cell office:value-type="float" office:value="14.68" calcext:value-type="float">
            <text:p>14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00582" calcext:value-type="float">
            <text:p>9000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0-09-22" calcext:value-type="date">
            <text:p>22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594" calcext:value-type="float">
            <text:p>8,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38924" calcext:value-type="float">
            <text:p>9238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6-12-24" calcext:value-type="date">
            <text:p>24/1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22591" calcext:value-type="float">
            <text:p>10322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SARAH</text:p>
          </table:table-cell>
          <table:table-cell office:value-type="date" office:date-value="1979-09-08" calcext:value-type="date">
            <text:p>08/09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501" calcext:value-type="float">
            <text:p>12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98391" calcext:value-type="float">
            <text:p>1129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LABC</text:p>
          </table:table-cell>
          <table:table-cell office:value-type="string" calcext:value-type="string">
            <text:p>ANTOINE</text:p>
          </table:table-cell>
          <table:table-cell office:value-type="date" office:date-value="1971-01-25" calcext:value-type="date">
            <text:p>25/0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09944" calcext:value-type="float">
            <text:p>10409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HUABC</text:p>
          </table:table-cell>
          <table:table-cell office:value-type="string" calcext:value-type="string">
            <text:p>LOVEPRIT</text:p>
          </table:table-cell>
          <table:table-cell office:value-type="date" office:date-value="1976-05-24" calcext:value-type="date">
            <text:p>24/05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76" calcext:value-type="float">
            <text:p>12,7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 office:value-type="float" office:value="10007414" calcext:value-type="float">
            <text:p>10007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DEABC</text:p>
          </table:table-cell>
          <table:table-cell office:value-type="string" calcext:value-type="string">
            <text:p>ANGELIQUE</text:p>
          </table:table-cell>
          <table:table-cell office:value-type="date" office:date-value="1987-03-27" calcext:value-type="date">
            <text:p>27/03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814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87632" calcext:value-type="float">
            <text:p>9087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COUABC</text:p>
          </table:table-cell>
          <table:table-cell office:value-type="string" calcext:value-type="string">
            <text:p>JULIEN</text:p>
          </table:table-cell>
          <table:table-cell office:value-type="date" office:date-value="1967-10-29" calcext:value-type="date">
            <text:p>29/10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PI</text:p>
          </table:table-cell>
          <table:table-cell office:value-type="string" calcext:value-type="string">
            <text:p>Master2 Math Fondamentale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10219211" calcext:value-type="float">
            <text:p>10219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AURELIE</text:p>
          </table:table-cell>
          <table:table-cell office:value-type="date" office:date-value="1983-03-08" calcext:value-type="date">
            <text:p>08/03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06" calcext:value-type="float">
            <text:p>10,06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office:value-type="float" office:value="9763463" calcext:value-type="float">
            <text:p>97634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REABC</text:p>
          </table:table-cell>
          <table:table-cell office:value-type="string" calcext:value-type="string">
            <text:p>ABIGAYIL</text:p>
          </table:table-cell>
          <table:table-cell office:value-type="date" office:date-value="1983-08-28" calcext:value-type="date">
            <text:p>28/08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13635" calcext:value-type="float">
            <text:p>11313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BASTIEN</text:p>
          </table:table-cell>
          <table:table-cell office:value-type="date" office:date-value="1984-10-20" calcext:value-type="date">
            <text:p>20/10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9694546" calcext:value-type="float">
            <text:p>9694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83-03-05" calcext:value-type="date">
            <text:p>05/03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4">
          <table:table-cell office:value-type="float" office:value="10030787" calcext:value-type="float">
            <text:p>10030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73-05-16" calcext:value-type="date">
            <text:p>16/05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17521" calcext:value-type="float">
            <text:p>10217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BOABC</text:p>
          </table:table-cell>
          <table:table-cell office:value-type="string" calcext:value-type="string">
            <text:p>DEBORAH</text:p>
          </table:table-cell>
          <table:table-cell office:value-type="date" office:date-value="1969-10-14" calcext:value-type="date">
            <text:p>14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95532" calcext:value-type="float">
            <text:p>10995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BC</text:p>
          </table:table-cell>
          <table:table-cell office:value-type="string" calcext:value-type="string">
            <text:p>MARION</text:p>
          </table:table-cell>
          <table:table-cell office:value-type="date" office:date-value="1983-11-08" calcext:value-type="date">
            <text:p>08/1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25618" calcext:value-type="float">
            <text:p>9625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81-04-04" calcext:value-type="date">
            <text:p>04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4">
          <table:table-cell office:value-type="float" office:value="10323687" calcext:value-type="float">
            <text:p>10323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73-12-05" calcext:value-type="date">
            <text:p>05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49791" calcext:value-type="float">
            <text:p>10949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76-01-11" calcext:value-type="date">
            <text:p>11/0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085" calcext:value-type="float">
            <text:p>6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36106" calcext:value-type="float">
            <text:p>10436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80-05-10" calcext:value-type="date">
            <text:p>10/05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775" calcext:value-type="float">
            <text:p>6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42722" calcext:value-type="float">
            <text:p>96427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WAHIBA</text:p>
          </table:table-cell>
          <table:table-cell office:value-type="date" office:date-value="1967-08-02" calcext:value-type="date">
            <text:p>02/08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4">
          <table:table-cell office:value-type="float" office:value="9439362" calcext:value-type="float">
            <text:p>9439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MARC</text:p>
          </table:table-cell>
          <table:table-cell office:value-type="date" office:date-value="1965-09-24" calcext:value-type="date">
            <text:p>24/09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office:value-type="float" office:value="10147785" calcext:value-type="float">
            <text:p>101477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ZABC</text:p>
          </table:table-cell>
          <table:table-cell office:value-type="string" calcext:value-type="string">
            <text:p>BERGINE</text:p>
          </table:table-cell>
          <table:table-cell office:value-type="date" office:date-value="1982-07-29" calcext:value-type="date">
            <text:p>29/07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office:value-type="float" office:value="9576351" calcext:value-type="float">
            <text:p>9576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IABC</text:p>
          </table:table-cell>
          <table:table-cell office:value-type="string" calcext:value-type="string">
            <text:p>AURELIA</text:p>
          </table:table-cell>
          <table:table-cell office:value-type="date" office:date-value="1978-12-31" calcext:value-type="date">
            <text:p>31/1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87866" calcext:value-type="float">
            <text:p>9287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6-03-29" calcext:value-type="date">
            <text:p>29/03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4">
          <table:table-cell office:value-type="float" office:value="10575269" calcext:value-type="float">
            <text:p>10575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4-04-30" calcext:value-type="date">
            <text:p>30/04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26050" calcext:value-type="float">
            <text:p>10426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RAJAE</text:p>
          </table:table-cell>
          <table:table-cell office:value-type="date" office:date-value="1967-09-16" calcext:value-type="date">
            <text:p>16/09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492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28990" calcext:value-type="float">
            <text:p>9728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GAELLE</text:p>
          </table:table-cell>
          <table:table-cell office:value-type="date" office:date-value="1979-07-20" calcext:value-type="date">
            <text:p>20/07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813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49962" calcext:value-type="float">
            <text:p>10549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2-02-07" calcext:value-type="date">
            <text:p>07/0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23" calcext:value-type="float">
            <text:p>7,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75760" calcext:value-type="float">
            <text:p>10175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3-03-13" calcext:value-type="date">
            <text:p>13/03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167" calcext:value-type="float">
            <text:p>8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44972" calcext:value-type="float">
            <text:p>1084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81-10-26" calcext:value-type="date">
            <text:p>26/10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119" calcext:value-type="float">
            <text:p>8,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41357" calcext:value-type="float">
            <text:p>9841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69-11-03" calcext:value-type="date">
            <text:p>03/1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653" calcext:value-type="float">
            <text:p>9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21322" calcext:value-type="float">
            <text:p>9821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PABC</text:p>
          </table:table-cell>
          <table:table-cell office:value-type="string" calcext:value-type="string">
            <text:p>DOMINIQUE</text:p>
          </table:table-cell>
          <table:table-cell office:value-type="date" office:date-value="1982-07-01" calcext:value-type="date">
            <text:p>01/07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7" calcext:value-type="float">
            <text:p>9,70</text:p>
          </table:table-cell>
          <table:table-cell office:value-type="string" calcext:value-type="string">
            <text:p>AJ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4">
          <table:table-cell office:value-type="float" office:value="11194492" calcext:value-type="float">
            <text:p>11194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CLEMENCE</text:p>
          </table:table-cell>
          <table:table-cell office:value-type="date" office:date-value="1969-03-10" calcext:value-type="date">
            <text:p>10/03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office:value-type="float" office:value="9587765" calcext:value-type="float">
            <text:p>95877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EABC</text:p>
          </table:table-cell>
          <table:table-cell office:value-type="string" calcext:value-type="string">
            <text:p>LUCILE</text:p>
          </table:table-cell>
          <table:table-cell office:value-type="date" office:date-value="1981-10-29" calcext:value-type="date">
            <text:p>29/10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16037" calcext:value-type="float">
            <text:p>10216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RABC</text:p>
          </table:table-cell>
          <table:table-cell office:value-type="string" calcext:value-type="string">
            <text:p>IRAM</text:p>
          </table:table-cell>
          <table:table-cell office:value-type="date" office:date-value="1972-07-30" calcext:value-type="date">
            <text:p>30/07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TI</text:p>
          </table:table-cell>
          <table:table-cell office:value-type="string" calcext:value-type="string">
            <text:p>Master2Pro MTI</text:p>
          </table:table-cell>
          <table:table-cell office:value-type="float" office:value="16.095" calcext:value-type="float">
            <text:p>16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6322" calcext:value-type="float">
            <text:p>11476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EABC</text:p>
          </table:table-cell>
          <table:table-cell office:value-type="string" calcext:value-type="string">
            <text:p>NAIMA</text:p>
          </table:table-cell>
          <table:table-cell office:value-type="date" office:date-value="1976-08-04" calcext:value-type="date">
            <text:p>04/08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6.929" calcext:value-type="float">
            <text:p>6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62507" calcext:value-type="float">
            <text:p>9762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OABC</text:p>
          </table:table-cell>
          <table:table-cell office:value-type="string" calcext:value-type="string">
            <text:p>BRICE</text:p>
          </table:table-cell>
          <table:table-cell office:value-type="date" office:date-value="1969-03-05" calcext:value-type="date">
            <text:p>05/03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04" calcext:value-type="float">
            <text:p>11,04</text:p>
          </table:table-cell>
          <table:table-cell office:value-type="string" calcext:value-type="string">
            <text:p>ADM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4">
          <table:table-cell office:value-type="float" office:value="10755976" calcext:value-type="float">
            <text:p>10755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IABC</text:p>
          </table:table-cell>
          <table:table-cell office:value-type="string" calcext:value-type="string">
            <text:p>JORGE</text:p>
          </table:table-cell>
          <table:table-cell office:value-type="date" office:date-value="1967-03-14" calcext:value-type="date">
            <text:p>14/03/6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20412" calcext:value-type="float">
            <text:p>105204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CAKABC</text:p>
          </table:table-cell>
          <table:table-cell office:value-type="string" calcext:value-type="string">
            <text:p>SELMA</text:p>
          </table:table-cell>
          <table:table-cell office:value-type="date" office:date-value="1967-11-25" calcext:value-type="date">
            <text:p>25/1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91" calcext:value-type="float">
            <text:p>10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30196" calcext:value-type="float">
            <text:p>1043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SABC</text:p>
          </table:table-cell>
          <table:table-cell office:value-type="string" calcext:value-type="string">
            <text:p>SABRINA</text:p>
          </table:table-cell>
          <table:table-cell office:value-type="date" office:date-value="1986-02-04" calcext:value-type="date">
            <text:p>04/0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34391" calcext:value-type="float">
            <text:p>9534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SOFIAN</text:p>
          </table:table-cell>
          <table:table-cell office:value-type="date" office:date-value="1981-07-30" calcext:value-type="date">
            <text:p>30/07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809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84779" calcext:value-type="float">
            <text:p>11084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OABC</text:p>
          </table:table-cell>
          <table:table-cell office:value-type="string" calcext:value-type="string">
            <text:p>MOHAMED</text:p>
          </table:table-cell>
          <table:table-cell office:value-type="date" office:date-value="1976-09-01" calcext:value-type="date">
            <text:p>01/09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9" calcext:value-type="float">
            <text:p>5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77774" calcext:value-type="float">
            <text:p>9877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EABC</text:p>
          </table:table-cell>
          <table:table-cell office:value-type="string" calcext:value-type="string">
            <text:p>FRANCK</text:p>
          </table:table-cell>
          <table:table-cell office:value-type="date" office:date-value="1985-06-12" calcext:value-type="date">
            <text:p>12/06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 office:value-type="float" office:value="9567833" calcext:value-type="float">
            <text:p>95678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YIKABC</text:p>
          </table:table-cell>
          <table:table-cell office:value-type="string" calcext:value-type="string">
            <text:p>MEHTAP</text:p>
          </table:table-cell>
          <table:table-cell office:value-type="date" office:date-value="1972-03-21" calcext:value-type="date">
            <text:p>21/03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1.411" calcext:value-type="float">
            <text:p>11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32589" calcext:value-type="float">
            <text:p>10632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NASSIMA</text:p>
          </table:table-cell>
          <table:table-cell office:value-type="date" office:date-value="1974-10-10" calcext:value-type="date">
            <text:p>10/10/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GEO</text:p>
          </table:table-cell>
          <table:table-cell office:value-type="string" calcext:value-type="string">
            <text:p>Lic Hist-Geo an3 Geograph</text:p>
          </table:table-cell>
          <table:table-cell office:value-type="float" office:value="12.003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58801" calcext:value-type="float">
            <text:p>10558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AABC</text:p>
          </table:table-cell>
          <table:table-cell office:value-type="string" calcext:value-type="string">
            <text:p>LAETITIA</text:p>
          </table:table-cell>
          <table:table-cell office:value-type="date" office:date-value="1974-10-22" calcext:value-type="date">
            <text:p>22/10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L</text:p>
          </table:table-cell>
          <table:table-cell office:value-type="string" calcext:value-type="string">
            <text:p>Master1 Metiers ensg LM</text:p>
          </table:table-cell>
          <table:table-cell office:value-type="float" office:value="15.095" calcext:value-type="float">
            <text:p>15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9742" calcext:value-type="float">
            <text:p>11479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JABC</text:p>
          </table:table-cell>
          <table:table-cell office:value-type="string" calcext:value-type="string">
            <text:p>SABRINA</text:p>
          </table:table-cell>
          <table:table-cell office:value-type="date" office:date-value="1969-05-11" calcext:value-type="date">
            <text:p>11/05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811" calcext:value-type="float">
            <text:p>13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96756" calcext:value-type="float">
            <text:p>959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67-07-10" calcext:value-type="date">
            <text:p>10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4">
          <table:table-cell office:value-type="float" office:value="10419606" calcext:value-type="float">
            <text:p>10419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73-01-19" calcext:value-type="date">
            <text:p>19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09767" calcext:value-type="float">
            <text:p>10709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KADIA</text:p>
          </table:table-cell>
          <table:table-cell office:value-type="date" office:date-value="1979-07-27" calcext:value-type="date">
            <text:p>27/07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658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88251" calcext:value-type="float">
            <text:p>948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NAVILA</text:p>
          </table:table-cell>
          <table:table-cell office:value-type="date" office:date-value="1979-01-28" calcext:value-type="date">
            <text:p>28/0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1.776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55606" calcext:value-type="float">
            <text:p>10755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I-ABC</text:p>
          </table:table-cell>
          <table:table-cell office:value-type="string" calcext:value-type="string">
            <text:p>VIVIEN</text:p>
          </table:table-cell>
          <table:table-cell office:value-type="date" office:date-value="1981-09-15" calcext:value-type="date">
            <text:p>15/09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12482" calcext:value-type="float">
            <text:p>10012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IABC</text:p>
          </table:table-cell>
          <table:table-cell office:value-type="string" calcext:value-type="string">
            <text:p>ALEXIS</text:p>
          </table:table-cell>
          <table:table-cell office:value-type="date" office:date-value="1975-05-12" calcext:value-type="date">
            <text:p>12/05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613" calcext:value-type="float">
            <text:p>11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96795" calcext:value-type="float">
            <text:p>10596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MARIE-JULIE</text:p>
          </table:table-cell>
          <table:table-cell office:value-type="date" office:date-value="1970-03-31" calcext:value-type="date">
            <text:p>31/03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9" calcext:value-type="float">
            <text:p>14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71387" calcext:value-type="float">
            <text:p>8971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76-05-19" calcext:value-type="date">
            <text:p>19/05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196" calcext:value-type="float">
            <text:p>7,2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88229" calcext:value-type="float">
            <text:p>10288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66-07-11" calcext:value-type="date">
            <text:p>11/07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833" calcext:value-type="float">
            <text:p>7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49773" calcext:value-type="float">
            <text:p>9949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ABDOUL-MOHAMED</text:p>
          </table:table-cell>
          <table:table-cell office:value-type="date" office:date-value="1970-11-06" calcext:value-type="date">
            <text:p>06/1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775" calcext:value-type="float">
            <text:p>12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01407" calcext:value-type="float">
            <text:p>104014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ACABC</text:p>
          </table:table-cell>
          <table:table-cell office:value-type="string" calcext:value-type="string">
            <text:p>AUDREY</text:p>
          </table:table-cell>
          <table:table-cell office:value-type="date" office:date-value="1968-07-21" calcext:value-type="date">
            <text:p>21/07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741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60526" calcext:value-type="float">
            <text:p>10660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85-11-22" calcext:value-type="date">
            <text:p>22/1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938" calcext:value-type="float">
            <text:p>8,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14799" calcext:value-type="float">
            <text:p>10614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78-06-15" calcext:value-type="date">
            <text:p>15/06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33" calcext:value-type="float">
            <text:p>9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07230" calcext:value-type="float">
            <text:p>99072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AABC</text:p>
          </table:table-cell>
          <table:table-cell office:value-type="string" calcext:value-type="string">
            <text:p>AURELIE</text:p>
          </table:table-cell>
          <table:table-cell office:value-type="date" office:date-value="1979-01-20" calcext:value-type="date">
            <text:p>20/0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651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03157" calcext:value-type="float">
            <text:p>9203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82-06-21" calcext:value-type="date">
            <text:p>21/06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021" calcext:value-type="float">
            <text:p>9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41907" calcext:value-type="float">
            <text:p>112419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78-12-03" calcext:value-type="date">
            <text:p>03/12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05" calcext:value-type="float">
            <text:p>9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33093" calcext:value-type="float">
            <text:p>10233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70-01-23" calcext:value-type="date">
            <text:p>23/01/70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4" calcext:value-type="float">
            <text:p>9,40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float" office:value="9895983" calcext:value-type="float">
            <text:p>9895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85-03-13" calcext:value-type="date">
            <text:p>13/03/85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6" calcext:value-type="float">
            <text:p>9,60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office:value-type="float" office:value="10900573" calcext:value-type="float">
            <text:p>10900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ELODIE</text:p>
          </table:table-cell>
          <table:table-cell office:value-type="date" office:date-value="1967-11-30" calcext:value-type="date">
            <text:p>30/1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907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32079" calcext:value-type="float">
            <text:p>9032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IABC</text:p>
          </table:table-cell>
          <table:table-cell office:value-type="string" calcext:value-type="string">
            <text:p>DEBORAH</text:p>
          </table:table-cell>
          <table:table-cell office:value-type="date" office:date-value="1969-08-28" calcext:value-type="date">
            <text:p>28/08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0142" calcext:value-type="float">
            <text:p>9730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RABC</text:p>
          </table:table-cell>
          <table:table-cell office:value-type="string" calcext:value-type="string">
            <text:p>VANESSA</text:p>
          </table:table-cell>
          <table:table-cell office:value-type="date" office:date-value="1983-01-28" calcext:value-type="date">
            <text:p>28/0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15216" calcext:value-type="float">
            <text:p>10415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EABC</text:p>
          </table:table-cell>
          <table:table-cell office:value-type="string" calcext:value-type="string">
            <text:p>ELSA</text:p>
          </table:table-cell>
          <table:table-cell office:value-type="date" office:date-value="1973-08-16" calcext:value-type="date">
            <text:p>16/08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66085" calcext:value-type="float">
            <text:p>9166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RYABC</text:p>
          </table:table-cell>
          <table:table-cell office:value-type="string" calcext:value-type="string">
            <text:p>COLLINE</text:p>
          </table:table-cell>
          <table:table-cell office:value-type="date" office:date-value="1983-03-10" calcext:value-type="date">
            <text:p>10/03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80172" calcext:value-type="float">
            <text:p>9980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VABC</text:p>
          </table:table-cell>
          <table:table-cell office:value-type="string" calcext:value-type="string">
            <text:p>CHARLOTTE</text:p>
          </table:table-cell>
          <table:table-cell office:value-type="date" office:date-value="1970-02-01" calcext:value-type="date">
            <text:p>01/02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3.118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24729" calcext:value-type="float">
            <text:p>111247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NELLY</text:p>
          </table:table-cell>
          <table:table-cell office:value-type="date" office:date-value="1983-07-06" calcext:value-type="date">
            <text:p>06/07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3.264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90473" calcext:value-type="float">
            <text:p>1089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AURORE</text:p>
          </table:table-cell>
          <table:table-cell office:value-type="date" office:date-value="1977-09-16" calcext:value-type="date">
            <text:p>16/09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86363" calcext:value-type="float">
            <text:p>9486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RABC</text:p>
          </table:table-cell>
          <table:table-cell office:value-type="string" calcext:value-type="string">
            <text:p>VANIA</text:p>
          </table:table-cell>
          <table:table-cell office:value-type="date" office:date-value="1984-01-10" calcext:value-type="date">
            <text:p>10/01/8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717" calcext:value-type="float">
            <text:p>10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66920" calcext:value-type="float">
            <text:p>10266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NABC</text:p>
          </table:table-cell>
          <table:table-cell office:value-type="string" calcext:value-type="string">
            <text:p>WALID</text:p>
          </table:table-cell>
          <table:table-cell office:value-type="date" office:date-value="1979-06-24" calcext:value-type="date">
            <text:p>24/06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GEO</text:p>
          </table:table-cell>
          <table:table-cell office:value-type="string" calcext:value-type="string">
            <text:p>Lic Hist-Geo an1 Geograph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96654" calcext:value-type="float">
            <text:p>10896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AABC</text:p>
          </table:table-cell>
          <table:table-cell office:value-type="string" calcext:value-type="string">
            <text:p>GAELLE</text:p>
          </table:table-cell>
          <table:table-cell office:value-type="date" office:date-value="1970-11-21" calcext:value-type="date">
            <text:p>21/1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14560" calcext:value-type="float">
            <text:p>10414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79-12-21" calcext:value-type="date">
            <text:p>21/1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3.935" calcext:value-type="float">
            <text:p>3,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44941" calcext:value-type="float">
            <text:p>10244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66-06-20" calcext:value-type="date">
            <text:p>20/06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766" calcext:value-type="float">
            <text:p>10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73681" calcext:value-type="float">
            <text:p>94736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JENNIFER</text:p>
          </table:table-cell>
          <table:table-cell office:value-type="date" office:date-value="1984-04-01" calcext:value-type="date">
            <text:p>01/04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79885" calcext:value-type="float">
            <text:p>897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70-01-16" calcext:value-type="date">
            <text:p>16/0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641" calcext:value-type="float">
            <text:p>10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20332" calcext:value-type="float">
            <text:p>10720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67-06-27" calcext:value-type="date">
            <text:p>27/06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47506" calcext:value-type="float">
            <text:p>108475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YOHAN</text:p>
          </table:table-cell>
          <table:table-cell office:value-type="date" office:date-value="1983-11-06" calcext:value-type="date">
            <text:p>06/1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75688" calcext:value-type="float">
            <text:p>10275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DJABC</text:p>
          </table:table-cell>
          <table:table-cell office:value-type="string" calcext:value-type="string">
            <text:p>MARIE NOELLE</text:p>
          </table:table-cell>
          <table:table-cell office:value-type="date" office:date-value="1976-04-06" calcext:value-type="date">
            <text:p>06/04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1.469" calcext:value-type="float">
            <text:p>11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26248" calcext:value-type="float">
            <text:p>9526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DAABC</text:p>
          </table:table-cell>
          <table:table-cell office:value-type="string" calcext:value-type="string">
            <text:p>KARIM</text:p>
          </table:table-cell>
          <table:table-cell office:value-type="date" office:date-value="1973-12-28" calcext:value-type="date">
            <text:p>28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06809" calcext:value-type="float">
            <text:p>10406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RAABC</text:p>
          </table:table-cell>
          <table:table-cell office:value-type="string" calcext:value-type="string">
            <text:p>NADIA</text:p>
          </table:table-cell>
          <table:table-cell office:value-type="date" office:date-value="1971-04-29" calcext:value-type="date">
            <text:p>29/04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49017" calcext:value-type="float">
            <text:p>9549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MOULY</text:p>
          </table:table-cell>
          <table:table-cell office:value-type="date" office:date-value="1985-06-09" calcext:value-type="date">
            <text:p>09/06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5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92710" calcext:value-type="float">
            <text:p>10792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ABC</text:p>
          </table:table-cell>
          <table:table-cell office:value-type="string" calcext:value-type="string">
            <text:p>THIBAUT</text:p>
          </table:table-cell>
          <table:table-cell office:value-type="date" office:date-value="1967-04-03" calcext:value-type="date">
            <text:p>03/04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77880" calcext:value-type="float">
            <text:p>1047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SOKKHASSAK</text:p>
          </table:table-cell>
          <table:table-cell office:value-type="date" office:date-value="1972-09-06" calcext:value-type="date">
            <text:p>06/09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10616866" calcext:value-type="float">
            <text:p>10616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RABC</text:p>
          </table:table-cell>
          <table:table-cell office:value-type="string" calcext:value-type="string">
            <text:p>FARID</text:p>
          </table:table-cell>
          <table:table-cell office:value-type="date" office:date-value="1981-10-01" calcext:value-type="date">
            <text:p>01/10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0.814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31908" calcext:value-type="float">
            <text:p>933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 ABC</text:p>
          </table:table-cell>
          <table:table-cell office:value-type="string" calcext:value-type="string">
            <text:p>KOMEL</text:p>
          </table:table-cell>
          <table:table-cell office:value-type="date" office:date-value="1975-12-15" calcext:value-type="date">
            <text:p>15/1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09403" calcext:value-type="float">
            <text:p>9709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TABC</text:p>
          </table:table-cell>
          <table:table-cell office:value-type="string" calcext:value-type="string">
            <text:p>SONIA</text:p>
          </table:table-cell>
          <table:table-cell office:value-type="date" office:date-value="1975-09-23" calcext:value-type="date">
            <text:p>23/09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41423" calcext:value-type="float">
            <text:p>9641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EABC</text:p>
          </table:table-cell>
          <table:table-cell office:value-type="string" calcext:value-type="string">
            <text:p>SANDY</text:p>
          </table:table-cell>
          <table:table-cell office:value-type="date" office:date-value="1981-10-26" calcext:value-type="date">
            <text:p>26/10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389" calcext:value-type="float">
            <text:p>12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25367" calcext:value-type="float">
            <text:p>1112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SALMON</text:p>
          </table:table-cell>
          <table:table-cell office:value-type="date" office:date-value="1975-05-10" calcext:value-type="date">
            <text:p>10/05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2.575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44318" calcext:value-type="float">
            <text:p>9444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OABC</text:p>
          </table:table-cell>
          <table:table-cell office:value-type="string" calcext:value-type="string">
            <text:p>MANON</text:p>
          </table:table-cell>
          <table:table-cell office:value-type="date" office:date-value="1966-02-16" calcext:value-type="date">
            <text:p>16/02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48180" calcext:value-type="float">
            <text:p>10248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PIABC</text:p>
          </table:table-cell>
          <table:table-cell office:value-type="string" calcext:value-type="string">
            <text:p>CAROLINE</text:p>
          </table:table-cell>
          <table:table-cell office:value-type="date" office:date-value="1981-09-30" calcext:value-type="date">
            <text:p>30/09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62858" calcext:value-type="float">
            <text:p>106628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AABC</text:p>
          </table:table-cell>
          <table:table-cell office:value-type="string" calcext:value-type="string">
            <text:p>SARAH</text:p>
          </table:table-cell>
          <table:table-cell office:value-type="date" office:date-value="1985-04-28" calcext:value-type="date">
            <text:p>28/04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69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0662" calcext:value-type="float">
            <text:p>9570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ASTA</text:p>
          </table:table-cell>
          <table:table-cell office:value-type="date" office:date-value="1974-12-28" calcext:value-type="date">
            <text:p>28/12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84515" calcext:value-type="float">
            <text:p>100845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KATARINA</text:p>
          </table:table-cell>
          <table:table-cell office:value-type="date" office:date-value="1979-11-20" calcext:value-type="date">
            <text:p>20/1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11" calcext:value-type="float">
            <text:p>10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23889" calcext:value-type="float">
            <text:p>9523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JESSICA</text:p>
          </table:table-cell>
          <table:table-cell office:value-type="date" office:date-value="1976-02-12" calcext:value-type="date">
            <text:p>12/02/7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77" calcext:value-type="float">
            <text:p>14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85149" calcext:value-type="float">
            <text:p>11285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UVABC</text:p>
          </table:table-cell>
          <table:table-cell office:value-type="string" calcext:value-type="string">
            <text:p>YVES</text:p>
          </table:table-cell>
          <table:table-cell office:value-type="date" office:date-value="1974-08-30" calcext:value-type="date">
            <text:p>30/08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office:value-type="float" office:value="9904360" calcext:value-type="float">
            <text:p>9904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VABC</text:p>
          </table:table-cell>
          <table:table-cell office:value-type="string" calcext:value-type="string">
            <text:p>SIMON</text:p>
          </table:table-cell>
          <table:table-cell office:value-type="date" office:date-value="1987-08-11" calcext:value-type="date">
            <text:p>11/08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5.697" calcext:value-type="float">
            <text:p>15,7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30836" calcext:value-type="float">
            <text:p>11430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NABC</text:p>
          </table:table-cell>
          <table:table-cell office:value-type="string" calcext:value-type="string">
            <text:p>ABDELKRIM</text:p>
          </table:table-cell>
          <table:table-cell office:value-type="date" office:date-value="1978-08-28" calcext:value-type="date">
            <text:p>28/08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3.216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05473" calcext:value-type="float">
            <text:p>9305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RAABC</text:p>
          </table:table-cell>
          <table:table-cell office:value-type="string" calcext:value-type="string">
            <text:p>LAVANIA</text:p>
          </table:table-cell>
          <table:table-cell office:value-type="date" office:date-value="1977-04-28" calcext:value-type="date">
            <text:p>28/04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377" calcext:value-type="float">
            <text:p>10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08424" calcext:value-type="float">
            <text:p>97084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IABC</text:p>
          </table:table-cell>
          <table:table-cell office:value-type="string" calcext:value-type="string">
            <text:p>ELODIE</text:p>
          </table:table-cell>
          <table:table-cell office:value-type="date" office:date-value="1976-12-31" calcext:value-type="date">
            <text:p>31/1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33" calcext:value-type="float">
            <text:p>11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42094" calcext:value-type="float">
            <text:p>10542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DABC</text:p>
          </table:table-cell>
          <table:table-cell office:value-type="string" calcext:value-type="string">
            <text:p>MATHIEU</text:p>
          </table:table-cell>
          <table:table-cell office:value-type="date" office:date-value="1974-03-19" calcext:value-type="date">
            <text:p>19/03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3.806" calcext:value-type="float">
            <text:p>13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64234" calcext:value-type="float">
            <text:p>10864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ABC</text:p>
          </table:table-cell>
          <table:table-cell office:value-type="string" calcext:value-type="string">
            <text:p>AMANDINE</text:p>
          </table:table-cell>
          <table:table-cell office:value-type="date" office:date-value="1971-11-13" calcext:value-type="date">
            <text:p>13/1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51108" calcext:value-type="float">
            <text:p>11151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NOCABC</text:p>
          </table:table-cell>
          <table:table-cell office:value-type="string" calcext:value-type="string">
            <text:p>JEAN-MARC</text:p>
          </table:table-cell>
          <table:table-cell office:value-type="date" office:date-value="1972-11-09" calcext:value-type="date">
            <text:p>09/1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0.979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84944" calcext:value-type="float">
            <text:p>11384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73-12-08" calcext:value-type="date">
            <text:p>08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49" calcext:value-type="float">
            <text:p>9,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09854" calcext:value-type="float">
            <text:p>10709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67-09-08" calcext:value-type="date">
            <text:p>08/09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223" calcext:value-type="float">
            <text:p>10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55908" calcext:value-type="float">
            <text:p>9855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TCABC</text:p>
          </table:table-cell>
          <table:table-cell office:value-type="string" calcext:value-type="string">
            <text:p>KEVIN</text:p>
          </table:table-cell>
          <table:table-cell office:value-type="date" office:date-value="1980-01-05" calcext:value-type="date">
            <text:p>05/0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77" calcext:value-type="float">
            <text:p>12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8590" calcext:value-type="float">
            <text:p>9898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NABC</text:p>
          </table:table-cell>
          <table:table-cell office:value-type="string" calcext:value-type="string">
            <text:p>NAJETTE</text:p>
          </table:table-cell>
          <table:table-cell office:value-type="date" office:date-value="1985-07-23" calcext:value-type="date">
            <text:p>23/07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93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29189" calcext:value-type="float">
            <text:p>1002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DIARRA</text:p>
          </table:table-cell>
          <table:table-cell office:value-type="date" office:date-value="1966-01-21" calcext:value-type="date">
            <text:p>21/0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office:value-type="float" office:value="10783323" calcext:value-type="float">
            <text:p>10783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 WABC</text:p>
          </table:table-cell>
          <table:table-cell office:value-type="string" calcext:value-type="string">
            <text:p>VANESSA</text:p>
          </table:table-cell>
          <table:table-cell office:value-type="date" office:date-value="1971-11-16" calcext:value-type="date">
            <text:p>16/1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1.336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90002" calcext:value-type="float">
            <text:p>10190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HOUABC</text:p>
          </table:table-cell>
          <table:table-cell office:value-type="string" calcext:value-type="string">
            <text:p>GREGOIRE</text:p>
          </table:table-cell>
          <table:table-cell office:value-type="date" office:date-value="1970-09-27" calcext:value-type="date">
            <text:p>27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453" calcext:value-type="float">
            <text:p>10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43049" calcext:value-type="float">
            <text:p>10143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ANAIS</text:p>
          </table:table-cell>
          <table:table-cell office:value-type="date" office:date-value="1986-04-26" calcext:value-type="date">
            <text:p>26/04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P</text:p>
          </table:table-cell>
          <table:table-cell office:value-type="string" calcext:value-type="string">
            <text:p>DUT GEA op. PMO an2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24639" calcext:value-type="float">
            <text:p>9424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72-02-05" calcext:value-type="date">
            <text:p>05/0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731" calcext:value-type="float">
            <text:p>9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90149" calcext:value-type="float">
            <text:p>9890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87-05-17" calcext:value-type="date">
            <text:p>17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825" calcext:value-type="float">
            <text:p>9,83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9111192" calcext:value-type="float">
            <text:p>9111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6-10-01" calcext:value-type="date">
            <text:p>01/10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44" calcext:value-type="float">
            <text:p>8,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05862" calcext:value-type="float">
            <text:p>9205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8-08-11" calcext:value-type="date">
            <text:p>11/08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07" calcext:value-type="float">
            <text:p>8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74924" calcext:value-type="float">
            <text:p>10774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ROMAIN</text:p>
          </table:table-cell>
          <table:table-cell office:value-type="date" office:date-value="1970-07-02" calcext:value-type="date">
            <text:p>02/07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012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63525" calcext:value-type="float">
            <text:p>11163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JAABC</text:p>
          </table:table-cell>
          <table:table-cell office:value-type="string" calcext:value-type="string">
            <text:p>ROGINI</text:p>
          </table:table-cell>
          <table:table-cell office:value-type="date" office:date-value="1986-03-10" calcext:value-type="date">
            <text:p>10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" calcext:value-type="float">
            <text:p>12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71456" calcext:value-type="float">
            <text:p>112714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80-02-19" calcext:value-type="date">
            <text:p>19/0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9.823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97752" calcext:value-type="float">
            <text:p>97977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77-08-12" calcext:value-type="date">
            <text:p>12/08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302" calcext:value-type="float">
            <text:p>10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10557" calcext:value-type="float">
            <text:p>9310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DRISSYA</text:p>
          </table:table-cell>
          <table:table-cell office:value-type="date" office:date-value="1985-05-17" calcext:value-type="date">
            <text:p>17/05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4.154" calcext:value-type="float">
            <text:p>14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49256" calcext:value-type="float">
            <text:p>10649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DABC</text:p>
          </table:table-cell>
          <table:table-cell office:value-type="string" calcext:value-type="string">
            <text:p>AHLAM</text:p>
          </table:table-cell>
          <table:table-cell office:value-type="date" office:date-value="1979-04-30" calcext:value-type="date">
            <text:p>30/04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12.029" calcext:value-type="float">
            <text:p>12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12131" calcext:value-type="float">
            <text:p>10912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LABC</text:p>
          </table:table-cell>
          <table:table-cell office:value-type="string" calcext:value-type="string">
            <text:p>CELINE</text:p>
          </table:table-cell>
          <table:table-cell office:value-type="date" office:date-value="1982-04-18" calcext:value-type="date">
            <text:p>18/04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434" calcext:value-type="float">
            <text:p>14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07227" calcext:value-type="float">
            <text:p>11007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OUMAR</text:p>
          </table:table-cell>
          <table:table-cell office:value-type="date" office:date-value="1968-01-31" calcext:value-type="date">
            <text:p>31/0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AE</text:p>
          </table:table-cell>
          <table:table-cell office:value-type="string" calcext:value-type="string">
            <text:p>Lic LEA Angl-Espagnol an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46102" calcext:value-type="float">
            <text:p>10246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FUABC</text:p>
          </table:table-cell>
          <table:table-cell office:value-type="string" calcext:value-type="string">
            <text:p>ALEXANDRE</text:p>
          </table:table-cell>
          <table:table-cell office:value-type="date" office:date-value="1971-05-06" calcext:value-type="date">
            <text:p>06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219" calcext:value-type="float">
            <text:p>9,22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4">
          <table:table-cell office:value-type="float" office:value="9723516" calcext:value-type="float">
            <text:p>9723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GUABC</text:p>
          </table:table-cell>
          <table:table-cell office:value-type="string" calcext:value-type="string">
            <text:p>FREDERICK</text:p>
          </table:table-cell>
          <table:table-cell office:value-type="date" office:date-value="1968-05-14" calcext:value-type="date">
            <text:p>14/05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92252" calcext:value-type="float">
            <text:p>11492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RABC</text:p>
          </table:table-cell>
          <table:table-cell office:value-type="string" calcext:value-type="string">
            <text:p>OZEN</text:p>
          </table:table-cell>
          <table:table-cell office:value-type="date" office:date-value="1976-11-30" calcext:value-type="date">
            <text:p>30/1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26995" calcext:value-type="float">
            <text:p>104269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THEVAPRIYA</text:p>
          </table:table-cell>
          <table:table-cell office:value-type="date" office:date-value="1974-12-10" calcext:value-type="date">
            <text:p>10/12/74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15318" calcext:value-type="float">
            <text:p>11215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7-04-30" calcext:value-type="date">
            <text:p>30/04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4">
          <table:table-cell office:value-type="float" office:value="9598426" calcext:value-type="float">
            <text:p>9598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6-03-13" calcext:value-type="date">
            <text:p>13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95331" calcext:value-type="float">
            <text:p>104953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RTABC</text:p>
          </table:table-cell>
          <table:table-cell office:value-type="string" calcext:value-type="string">
            <text:p>DALILA</text:p>
          </table:table-cell>
          <table:table-cell office:value-type="date" office:date-value="1982-01-25" calcext:value-type="date">
            <text:p>25/0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903" calcext:value-type="float">
            <text:p>13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03184" calcext:value-type="float">
            <text:p>11103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SAFIE</text:p>
          </table:table-cell>
          <table:table-cell office:value-type="date" office:date-value="1985-01-20" calcext:value-type="date">
            <text:p>20/0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46842" calcext:value-type="float">
            <text:p>10146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HABC</text:p>
          </table:table-cell>
          <table:table-cell office:value-type="string" calcext:value-type="string">
            <text:p>LESLYE</text:p>
          </table:table-cell>
          <table:table-cell office:value-type="date" office:date-value="1985-11-11" calcext:value-type="date">
            <text:p>11/1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348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92772" calcext:value-type="float">
            <text:p>10392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82-08-16" calcext:value-type="date">
            <text:p>16/08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039" calcext:value-type="float">
            <text:p>1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28716" calcext:value-type="float">
            <text:p>9828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77-06-30" calcext:value-type="date">
            <text:p>30/06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3.872" calcext:value-type="float">
            <text:p>3,87</text:p>
          </table:table-cell>
          <table:table-cell office:value-type="string" calcext:value-type="string">
            <text:p>AJ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office:value-type="float" office:value="10217582" calcext:value-type="float">
            <text:p>10217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JULIE</text:p>
          </table:table-cell>
          <table:table-cell office:value-type="date" office:date-value="1969-04-15" calcext:value-type="date">
            <text:p>15/04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85080" calcext:value-type="float">
            <text:p>11485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UIABC</text:p>
          </table:table-cell>
          <table:table-cell office:value-type="string" calcext:value-type="string">
            <text:p>PERETZ</text:p>
          </table:table-cell>
          <table:table-cell office:value-type="date" office:date-value="1973-08-03" calcext:value-type="date">
            <text:p>03/08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6.57" calcext:value-type="float">
            <text:p>6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43696" calcext:value-type="float">
            <text:p>1004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1-05-30" calcext:value-type="date">
            <text:p>30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824" calcext:value-type="float">
            <text:p>7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74241" calcext:value-type="float">
            <text:p>10574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8-04-11" calcext:value-type="date">
            <text:p>11/04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85" calcext:value-type="float">
            <text:p>8,59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4">
          <table:table-cell office:value-type="float" office:value="11014458" calcext:value-type="float">
            <text:p>11014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AWABC</text:p>
          </table:table-cell>
          <table:table-cell office:value-type="string" calcext:value-type="string">
            <text:p>SEBASTIEN</text:p>
          </table:table-cell>
          <table:table-cell office:value-type="date" office:date-value="1974-09-26" calcext:value-type="date">
            <text:p>26/09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935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79612" calcext:value-type="float">
            <text:p>109796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LAABC</text:p>
          </table:table-cell>
          <table:table-cell office:value-type="string" calcext:value-type="string">
            <text:p>MARION</text:p>
          </table:table-cell>
          <table:table-cell office:value-type="date" office:date-value="1982-08-20" calcext:value-type="date">
            <text:p>20/08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117" calcext:value-type="float">
            <text:p>12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63974" calcext:value-type="float">
            <text:p>9163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FRABC</text:p>
          </table:table-cell>
          <table:table-cell office:value-type="string" calcext:value-type="string">
            <text:p>KAMRAN</text:p>
          </table:table-cell>
          <table:table-cell office:value-type="date" office:date-value="1981-01-22" calcext:value-type="date">
            <text:p>22/0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832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42147" calcext:value-type="float">
            <text:p>8942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LEILA</text:p>
          </table:table-cell>
          <table:table-cell office:value-type="date" office:date-value="1966-05-15" calcext:value-type="date">
            <text:p>15/05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311" calcext:value-type="float">
            <text:p>7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31469" calcext:value-type="float">
            <text:p>8931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BIABC</text:p>
          </table:table-cell>
          <table:table-cell office:value-type="string" calcext:value-type="string">
            <text:p>LAURIE</text:p>
          </table:table-cell>
          <table:table-cell office:value-type="date" office:date-value="1984-02-10" calcext:value-type="date">
            <text:p>10/0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122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48493" calcext:value-type="float">
            <text:p>9748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1-09-21" calcext:value-type="date">
            <text:p>21/09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625" calcext:value-type="float">
            <text:p>8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91079" calcext:value-type="float">
            <text:p>9091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2-11-20" calcext:value-type="date">
            <text:p>20/1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23" calcext:value-type="float">
            <text:p>9,3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9211840" calcext:value-type="float">
            <text:p>92118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7-05-22" calcext:value-type="date">
            <text:p>22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4">
          <table:table-cell office:value-type="float" office:value="10595684" calcext:value-type="float">
            <text:p>10595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4-01-20" calcext:value-type="date">
            <text:p>20/0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21061" calcext:value-type="float">
            <text:p>9821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78-04-19" calcext:value-type="date">
            <text:p>19/04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87" calcext:value-type="float">
            <text:p>7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73461" calcext:value-type="float">
            <text:p>9673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81-07-11" calcext:value-type="date">
            <text:p>11/07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536" calcext:value-type="float">
            <text:p>9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41472" calcext:value-type="float">
            <text:p>8941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DABC</text:p>
          </table:table-cell>
          <table:table-cell office:value-type="string" calcext:value-type="string">
            <text:p>EMELINE</text:p>
          </table:table-cell>
          <table:table-cell office:value-type="date" office:date-value="1980-04-08" calcext:value-type="date">
            <text:p>08/04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554" calcext:value-type="float">
            <text:p>13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74020" calcext:value-type="float">
            <text:p>9874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TABC</text:p>
          </table:table-cell>
          <table:table-cell office:value-type="string" calcext:value-type="string">
            <text:p>LISE</text:p>
          </table:table-cell>
          <table:table-cell office:value-type="date" office:date-value="1975-03-06" calcext:value-type="date">
            <text:p>06/03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4.127" calcext:value-type="float">
            <text:p>14,13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4">
          <table:table-cell office:value-type="float" office:value="10359214" calcext:value-type="float">
            <text:p>1035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67-12-13" calcext:value-type="date">
            <text:p>13/1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4.432" calcext:value-type="float">
            <text:p>4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92860" calcext:value-type="float">
            <text:p>10492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70-08-11" calcext:value-type="date">
            <text:p>11/08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6.717" calcext:value-type="float">
            <text:p>6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35909" calcext:value-type="float">
            <text:p>9035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65-12-26" calcext:value-type="date">
            <text:p>26/12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48" calcext:value-type="float">
            <text:p>9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32558" calcext:value-type="float">
            <text:p>9832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86-10-02" calcext:value-type="date">
            <text:p>02/10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61" calcext:value-type="float">
            <text:p>9,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07340" calcext:value-type="float">
            <text:p>11007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HABC</text:p>
          </table:table-cell>
          <table:table-cell office:value-type="string" calcext:value-type="string">
            <text:p>MOHAMED</text:p>
          </table:table-cell>
          <table:table-cell office:value-type="date" office:date-value="1981-01-03" calcext:value-type="date">
            <text:p>03/01/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759" calcext:value-type="float">
            <text:p>12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03990" calcext:value-type="float">
            <text:p>10203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BOABC</text:p>
          </table:table-cell>
          <table:table-cell office:value-type="string" calcext:value-type="string">
            <text:p>FADILA</text:p>
          </table:table-cell>
          <table:table-cell office:value-type="date" office:date-value="1975-12-17" calcext:value-type="date">
            <text:p>17/12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4.709" calcext:value-type="float">
            <text:p>4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50158" calcext:value-type="float">
            <text:p>9550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AABC</text:p>
          </table:table-cell>
          <table:table-cell office:value-type="string" calcext:value-type="string">
            <text:p>ALI</text:p>
          </table:table-cell>
          <table:table-cell office:value-type="date" office:date-value="1969-11-23" calcext:value-type="date">
            <text:p>23/1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</text:p>
          </table:table-cell>
          <table:table-cell office:value-type="string" calcext:value-type="string">
            <text:p>Lic AES an1</text:p>
          </table:table-cell>
          <table:table-cell office:value-type="float" office:value="11.028" calcext:value-type="float">
            <text:p>11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64865" calcext:value-type="float">
            <text:p>9564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2-12-09" calcext:value-type="date">
            <text:p>09/12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037" calcext:value-type="float">
            <text:p>9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76216" calcext:value-type="float">
            <text:p>10976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5-08-18" calcext:value-type="date">
            <text:p>18/08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18" calcext:value-type="float">
            <text:p>10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13140" calcext:value-type="float">
            <text:p>11113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ELISA</text:p>
          </table:table-cell>
          <table:table-cell office:value-type="date" office:date-value="1970-11-19" calcext:value-type="date">
            <text:p>19/1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</text:p>
          </table:table-cell>
          <table:table-cell office:value-type="string" calcext:value-type="string">
            <text:p>LIC PRO GRH op AP PS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22259" calcext:value-type="float">
            <text:p>10322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KAABC</text:p>
          </table:table-cell>
          <table:table-cell office:value-type="string" calcext:value-type="string">
            <text:p>AMIRA</text:p>
          </table:table-cell>
          <table:table-cell office:value-type="date" office:date-value="1981-01-18" calcext:value-type="date">
            <text:p>18/0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736" calcext:value-type="float">
            <text:p>11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67689" calcext:value-type="float">
            <text:p>9967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KAOUTHAR</text:p>
          </table:table-cell>
          <table:table-cell office:value-type="date" office:date-value="1970-09-15" calcext:value-type="date">
            <text:p>15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56868" calcext:value-type="float">
            <text:p>9156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FOABC</text:p>
          </table:table-cell>
          <table:table-cell office:value-type="string" calcext:value-type="string">
            <text:p>MAGALI</text:p>
          </table:table-cell>
          <table:table-cell office:value-type="date" office:date-value="1981-03-09" calcext:value-type="date">
            <text:p>09/03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804" calcext:value-type="float">
            <text:p>12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42026" calcext:value-type="float">
            <text:p>10842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UABC</text:p>
          </table:table-cell>
          <table:table-cell office:value-type="string" calcext:value-type="string">
            <text:p>BENJAMIN</text:p>
          </table:table-cell>
          <table:table-cell office:value-type="date" office:date-value="1969-01-10" calcext:value-type="date">
            <text:p>10/0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21" calcext:value-type="float">
            <text:p>10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19724" calcext:value-type="float">
            <text:p>9319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0-10-24" calcext:value-type="date">
            <text:p>24/10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13" calcext:value-type="float">
            <text:p>5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50821" calcext:value-type="float">
            <text:p>9350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2-10-07" calcext:value-type="date">
            <text:p>07/10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36" calcext:value-type="float">
            <text:p>5,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72075" calcext:value-type="float">
            <text:p>10072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BIABC</text:p>
          </table:table-cell>
          <table:table-cell office:value-type="string" calcext:value-type="string">
            <text:p>OUAFA</text:p>
          </table:table-cell>
          <table:table-cell office:value-type="date" office:date-value="1969-02-25" calcext:value-type="date">
            <text:p>25/02/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136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44563" calcext:value-type="float">
            <text:p>10344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HAJAR</text:p>
          </table:table-cell>
          <table:table-cell office:value-type="date" office:date-value="1984-11-06" calcext:value-type="date">
            <text:p>06/1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806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42133" calcext:value-type="float">
            <text:p>10542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67-07-02" calcext:value-type="date">
            <text:p>02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719" calcext:value-type="float">
            <text:p>7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31509" calcext:value-type="float">
            <text:p>9031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78-09-08" calcext:value-type="date">
            <text:p>08/09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15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44946" calcext:value-type="float">
            <text:p>10844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EMELINE</text:p>
          </table:table-cell>
          <table:table-cell office:value-type="date" office:date-value="1969-05-11" calcext:value-type="date">
            <text:p>11/05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32" calcext:value-type="float">
            <text:p>10,32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4">
          <table:table-cell office:value-type="float" office:value="11128157" calcext:value-type="float">
            <text:p>11128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OABC</text:p>
          </table:table-cell>
          <table:table-cell office:value-type="string" calcext:value-type="string">
            <text:p>ANTHONY</text:p>
          </table:table-cell>
          <table:table-cell office:value-type="date" office:date-value="1973-10-25" calcext:value-type="date">
            <text:p>25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09316" calcext:value-type="float">
            <text:p>1090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VABC</text:p>
          </table:table-cell>
          <table:table-cell office:value-type="string" calcext:value-type="string">
            <text:p>ALISSON</text:p>
          </table:table-cell>
          <table:table-cell office:value-type="date" office:date-value="1965-12-17" calcext:value-type="date">
            <text:p>17/12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float" office:value="10581454" calcext:value-type="float">
            <text:p>105814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ANAR</text:p>
          </table:table-cell>
          <table:table-cell office:value-type="date" office:date-value="1977-06-30" calcext:value-type="date">
            <text:p>30/06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021" calcext:value-type="float">
            <text:p>8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04623" calcext:value-type="float">
            <text:p>9204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ALABC</text:p>
          </table:table-cell>
          <table:table-cell office:value-type="string" calcext:value-type="string">
            <text:p>HAMLAOUI</text:p>
          </table:table-cell>
          <table:table-cell office:value-type="date" office:date-value="1986-07-31" calcext:value-type="date">
            <text:p>31/07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office:value-type="float" office:value="9769593" calcext:value-type="float">
            <text:p>9769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LABC</text:p>
          </table:table-cell>
          <table:table-cell office:value-type="string" calcext:value-type="string">
            <text:p>SONIA</text:p>
          </table:table-cell>
          <table:table-cell office:value-type="date" office:date-value="1972-04-06" calcext:value-type="date">
            <text:p>06/04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81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47880" calcext:value-type="float">
            <text:p>914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7-01-27" calcext:value-type="date">
            <text:p>27/01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86" calcext:value-type="float">
            <text:p>7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07098" calcext:value-type="float">
            <text:p>98070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8-07-26" calcext:value-type="date">
            <text:p>26/07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19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19102" calcext:value-type="float">
            <text:p>9919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1-06-08" calcext:value-type="date">
            <text:p>08/06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034" calcext:value-type="float">
            <text:p>10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09083" calcext:value-type="float">
            <text:p>9309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9-03-24" calcext:value-type="date">
            <text:p>24/03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184" calcext:value-type="float">
            <text:p>10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20064" calcext:value-type="float">
            <text:p>10220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HABC</text:p>
          </table:table-cell>
          <table:table-cell office:value-type="string" calcext:value-type="string">
            <text:p>ANH-DUNG</text:p>
          </table:table-cell>
          <table:table-cell office:value-type="date" office:date-value="1981-07-14" calcext:value-type="date">
            <text:p>14/07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6" calcext:value-type="float">
            <text:p>13,6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 office:value-type="float" office:value="10544242" calcext:value-type="float">
            <text:p>10544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INABC</text:p>
          </table:table-cell>
          <table:table-cell office:value-type="string" calcext:value-type="string">
            <text:p>BENOIT</text:p>
          </table:table-cell>
          <table:table-cell office:value-type="date" office:date-value="1987-05-28" calcext:value-type="date">
            <text:p>28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654" calcext:value-type="float">
            <text:p>13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68001" calcext:value-type="float">
            <text:p>9668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CABC</text:p>
          </table:table-cell>
          <table:table-cell office:value-type="string" calcext:value-type="string">
            <text:p>MARIE</text:p>
          </table:table-cell>
          <table:table-cell office:value-type="date" office:date-value="1977-07-28" calcext:value-type="date">
            <text:p>28/07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8.729" calcext:value-type="float">
            <text:p>8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14026" calcext:value-type="float">
            <text:p>1121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UABC</text:p>
          </table:table-cell>
          <table:table-cell office:value-type="string" calcext:value-type="string">
            <text:p>RUBESH</text:p>
          </table:table-cell>
          <table:table-cell office:value-type="date" office:date-value="1987-05-21" calcext:value-type="date">
            <text:p>21/05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62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25538" calcext:value-type="float">
            <text:p>10325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74-03-08" calcext:value-type="date">
            <text:p>08/03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0.229" calcext:value-type="float">
            <text:p>10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00992" calcext:value-type="float">
            <text:p>1060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68-02-08" calcext:value-type="date">
            <text:p>08/02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2.648" calcext:value-type="float">
            <text:p>12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0447" calcext:value-type="float">
            <text:p>1147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MOURAD</text:p>
          </table:table-cell>
          <table:table-cell office:value-type="date" office:date-value="1969-10-27" calcext:value-type="date">
            <text:p>27/10/6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.434" calcext:value-type="float">
            <text:p>1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26947" calcext:value-type="float">
            <text:p>9226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SARAH</text:p>
          </table:table-cell>
          <table:table-cell office:value-type="date" office:date-value="1968-11-26" calcext:value-type="date">
            <text:p>26/11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73846" calcext:value-type="float">
            <text:p>110738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ASABC</text:p>
          </table:table-cell>
          <table:table-cell office:value-type="string" calcext:value-type="string">
            <text:p>LAETITIA</text:p>
          </table:table-cell>
          <table:table-cell office:value-type="date" office:date-value="1978-03-21" calcext:value-type="date">
            <text:p>21/03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38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56762" calcext:value-type="float">
            <text:p>9856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FRANCIS</text:p>
          </table:table-cell>
          <table:table-cell office:value-type="date" office:date-value="1971-06-14" calcext:value-type="date">
            <text:p>14/06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57188" calcext:value-type="float">
            <text:p>11057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9-12-24" calcext:value-type="date">
            <text:p>24/1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084" calcext:value-type="float">
            <text:p>9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36786" calcext:value-type="float">
            <text:p>9836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2-12-11" calcext:value-type="date">
            <text:p>11/1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71" calcext:value-type="float">
            <text:p>10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99619" calcext:value-type="float">
            <text:p>9299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NADIA</text:p>
          </table:table-cell>
          <table:table-cell office:value-type="date" office:date-value="1983-07-27" calcext:value-type="date">
            <text:p>27/07/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80835" calcext:value-type="float">
            <text:p>988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ILABC</text:p>
          </table:table-cell>
          <table:table-cell office:value-type="string" calcext:value-type="string">
            <text:p>LARA</text:p>
          </table:table-cell>
          <table:table-cell office:value-type="date" office:date-value="1980-04-01" calcext:value-type="date">
            <text:p>01/04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10364141" calcext:value-type="float">
            <text:p>10364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2-11-06" calcext:value-type="date">
            <text:p>06/1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44072" calcext:value-type="float">
            <text:p>9344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0-07-27" calcext:value-type="date">
            <text:p>27/07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07520" calcext:value-type="float">
            <text:p>9007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70-09-03" calcext:value-type="date">
            <text:p>03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3" calcext:value-type="float">
            <text:p>9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98353" calcext:value-type="float">
            <text:p>10398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83-01-17" calcext:value-type="date">
            <text:p>17/0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44638" calcext:value-type="float">
            <text:p>92446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BABC</text:p>
          </table:table-cell>
          <table:table-cell office:value-type="string" calcext:value-type="string">
            <text:p>CYNTHIA</text:p>
          </table:table-cell>
          <table:table-cell office:value-type="date" office:date-value="1982-06-27" calcext:value-type="date">
            <text:p>27/06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25664" calcext:value-type="float">
            <text:p>9925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DEABC</text:p>
          </table:table-cell>
          <table:table-cell office:value-type="string" calcext:value-type="string">
            <text:p>CHRISTEL</text:p>
          </table:table-cell>
          <table:table-cell office:value-type="date" office:date-value="1977-07-23" calcext:value-type="date">
            <text:p>23/07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2297" calcext:value-type="float">
            <text:p>11472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SABC</text:p>
          </table:table-cell>
          <table:table-cell office:value-type="string" calcext:value-type="string">
            <text:p>MAKHLOUF</text:p>
          </table:table-cell>
          <table:table-cell office:value-type="date" office:date-value="1980-10-16" calcext:value-type="date">
            <text:p>16/10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75370" calcext:value-type="float">
            <text:p>11375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0-02-03" calcext:value-type="date">
            <text:p>03/02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54" calcext:value-type="float">
            <text:p>9,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36609" calcext:value-type="float">
            <text:p>9636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4-07-11" calcext:value-type="date">
            <text:p>11/07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417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00093" calcext:value-type="float">
            <text:p>11100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DABC</text:p>
          </table:table-cell>
          <table:table-cell office:value-type="string" calcext:value-type="string">
            <text:p>RAMZI</text:p>
          </table:table-cell>
          <table:table-cell office:value-type="date" office:date-value="1985-04-19" calcext:value-type="date">
            <text:p>19/04/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56674" calcext:value-type="float">
            <text:p>9056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MYRIAM</text:p>
          </table:table-cell>
          <table:table-cell office:value-type="date" office:date-value="1966-05-26" calcext:value-type="date">
            <text:p>26/05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5.052" calcext:value-type="float">
            <text:p>15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53180" calcext:value-type="float">
            <text:p>11453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SABRINA</text:p>
          </table:table-cell>
          <table:table-cell office:value-type="date" office:date-value="1986-11-10" calcext:value-type="date">
            <text:p>10/1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19" calcext:value-type="float">
            <text:p>10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88692" calcext:value-type="float">
            <text:p>11088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VIRGINIE</text:p>
          </table:table-cell>
          <table:table-cell office:value-type="date" office:date-value="1979-12-05" calcext:value-type="date">
            <text:p>05/1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44191" calcext:value-type="float">
            <text:p>10644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IABC</text:p>
          </table:table-cell>
          <table:table-cell office:value-type="string" calcext:value-type="string">
            <text:p>PAULINE</text:p>
          </table:table-cell>
          <table:table-cell office:value-type="date" office:date-value="1965-09-19" calcext:value-type="date">
            <text:p>19/09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60859" calcext:value-type="float">
            <text:p>9360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DEABC</text:p>
          </table:table-cell>
          <table:table-cell office:value-type="string" calcext:value-type="string">
            <text:p>SEBASTIEN</text:p>
          </table:table-cell>
          <table:table-cell office:value-type="date" office:date-value="1969-05-09" calcext:value-type="date">
            <text:p>09/05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375" calcext:value-type="float">
            <text:p>10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49692" calcext:value-type="float">
            <text:p>10049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MABC</text:p>
          </table:table-cell>
          <table:table-cell office:value-type="string" calcext:value-type="string">
            <text:p>KEMBERLY</text:p>
          </table:table-cell>
          <table:table-cell office:value-type="date" office:date-value="1986-08-01" calcext:value-type="date">
            <text:p>01/08/8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172" calcext:value-type="float">
            <text:p>10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58530" calcext:value-type="float">
            <text:p>9158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IABC</text:p>
          </table:table-cell>
          <table:table-cell office:value-type="string" calcext:value-type="string">
            <text:p>SABRINA</text:p>
          </table:table-cell>
          <table:table-cell office:value-type="date" office:date-value="1974-09-07" calcext:value-type="date">
            <text:p>07/09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59627" calcext:value-type="float">
            <text:p>8959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PHILIPPE</text:p>
          </table:table-cell>
          <table:table-cell office:value-type="date" office:date-value="1984-04-10" calcext:value-type="date">
            <text:p>10/04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3.173" calcext:value-type="float">
            <text:p>13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18283" calcext:value-type="float">
            <text:p>10318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77-12-25" calcext:value-type="date">
            <text:p>25/12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95784" calcext:value-type="float">
            <text:p>9895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85-03-13" calcext:value-type="date">
            <text:p>13/03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53627" calcext:value-type="float">
            <text:p>995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JULIEN</text:p>
          </table:table-cell>
          <table:table-cell office:value-type="date" office:date-value="1986-04-15" calcext:value-type="date">
            <text:p>15/04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786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64209" calcext:value-type="float">
            <text:p>11364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RABC</text:p>
          </table:table-cell>
          <table:table-cell office:value-type="string" calcext:value-type="string">
            <text:p>AURELIA</text:p>
          </table:table-cell>
          <table:table-cell office:value-type="date" office:date-value="1972-12-25" calcext:value-type="date">
            <text:p>25/1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034" calcext:value-type="float">
            <text:p>14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52538" calcext:value-type="float">
            <text:p>9352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AMANDINE</text:p>
          </table:table-cell>
          <table:table-cell office:value-type="date" office:date-value="1987-06-02" calcext:value-type="date">
            <text:p>02/06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27302" calcext:value-type="float">
            <text:p>10727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VIVIEN</text:p>
          </table:table-cell>
          <table:table-cell office:value-type="date" office:date-value="1979-03-11" calcext:value-type="date">
            <text:p>11/03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 office:value-type="float" office:value="10808731" calcext:value-type="float">
            <text:p>108087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BAABC</text:p>
          </table:table-cell>
          <table:table-cell office:value-type="string" calcext:value-type="string">
            <text:p>MAYANGALELE</text:p>
          </table:table-cell>
          <table:table-cell office:value-type="date" office:date-value="1974-06-29" calcext:value-type="date">
            <text:p>29/06/7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136" calcext:value-type="float">
            <text:p>9,1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47628" calcext:value-type="float">
            <text:p>9647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OABC</text:p>
          </table:table-cell>
          <table:table-cell office:value-type="string" calcext:value-type="string">
            <text:p>LAMYA</text:p>
          </table:table-cell>
          <table:table-cell office:value-type="date" office:date-value="1973-03-14" calcext:value-type="date">
            <text:p>14/03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11.232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13100" calcext:value-type="float">
            <text:p>10813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STEPHANIE</text:p>
          </table:table-cell>
          <table:table-cell office:value-type="date" office:date-value="1971-03-03" calcext:value-type="date">
            <text:p>03/03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21317" calcext:value-type="float">
            <text:p>9021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GUY</text:p>
          </table:table-cell>
          <table:table-cell office:value-type="date" office:date-value="1973-11-19" calcext:value-type="date">
            <text:p>19/1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GEO</text:p>
          </table:table-cell>
          <table:table-cell office:value-type="string" calcext:value-type="string">
            <text:p>Lic Hist-Geo an2 Geograph</text:p>
          </table:table-cell>
          <table:table-cell office:value-type="float" office:value="9.547" calcext:value-type="float">
            <text:p>9,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4">
          <table:table-cell office:value-type="float" office:value="9806520" calcext:value-type="float">
            <text:p>980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NASRINE</text:p>
          </table:table-cell>
          <table:table-cell office:value-type="date" office:date-value="1977-08-09" calcext:value-type="date">
            <text:p>09/08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1.292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72858" calcext:value-type="float">
            <text:p>9072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IABC</text:p>
          </table:table-cell>
          <table:table-cell office:value-type="string" calcext:value-type="string">
            <text:p>SEBASTIEN</text:p>
          </table:table-cell>
          <table:table-cell office:value-type="date" office:date-value="1976-02-27" calcext:value-type="date">
            <text:p>27/0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18538" calcext:value-type="float">
            <text:p>1131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JEAN</text:p>
          </table:table-cell>
          <table:table-cell office:value-type="date" office:date-value="1975-09-18" calcext:value-type="date">
            <text:p>18/09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ADM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4">
          <table:table-cell office:value-type="float" office:value="10202051" calcext:value-type="float">
            <text:p>10202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OTABC</text:p>
          </table:table-cell>
          <table:table-cell office:value-type="string" calcext:value-type="string">
            <text:p>MARIE</text:p>
          </table:table-cell>
          <table:table-cell office:value-type="date" office:date-value="1967-07-14" calcext:value-type="date">
            <text:p>14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01215" calcext:value-type="float">
            <text:p>9901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ABC</text:p>
          </table:table-cell>
          <table:table-cell office:value-type="string" calcext:value-type="string">
            <text:p>ALDJIA</text:p>
          </table:table-cell>
          <table:table-cell office:value-type="date" office:date-value="1987-04-02" calcext:value-type="date">
            <text:p>02/04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3.115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68226" calcext:value-type="float">
            <text:p>8968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MOABC</text:p>
          </table:table-cell>
          <table:table-cell office:value-type="string" calcext:value-type="string">
            <text:p>MIKE</text:p>
          </table:table-cell>
          <table:table-cell office:value-type="date" office:date-value="1982-03-24" calcext:value-type="date">
            <text:p>24/03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69718" calcext:value-type="float">
            <text:p>111697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LABC</text:p>
          </table:table-cell>
          <table:table-cell office:value-type="string" calcext:value-type="string">
            <text:p>LAURA</text:p>
          </table:table-cell>
          <table:table-cell office:value-type="date" office:date-value="1976-03-25" calcext:value-type="date">
            <text:p>25/03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718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33800" calcext:value-type="float">
            <text:p>95338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AIABC</text:p>
          </table:table-cell>
          <table:table-cell office:value-type="string" calcext:value-type="string">
            <text:p>LISE</text:p>
          </table:table-cell>
          <table:table-cell office:value-type="date" office:date-value="1977-02-14" calcext:value-type="date">
            <text:p>14/02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.539" calcext:value-type="float">
            <text:p>14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80209" calcext:value-type="float">
            <text:p>9880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WABC</text:p>
          </table:table-cell>
          <table:table-cell office:value-type="string" calcext:value-type="string">
            <text:p>JOEL</text:p>
          </table:table-cell>
          <table:table-cell office:value-type="date" office:date-value="1974-04-01" calcext:value-type="date">
            <text:p>01/04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9.492" calcext:value-type="float">
            <text:p>9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01016" calcext:value-type="float">
            <text:p>9801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74-06-20" calcext:value-type="date">
            <text:p>20/06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295" calcext:value-type="float">
            <text:p>9,3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45818" calcext:value-type="float">
            <text:p>9745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66-01-01" calcext:value-type="date">
            <text:p>01/0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895" calcext:value-type="float">
            <text:p>9,9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91522" calcext:value-type="float">
            <text:p>101915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77-12-31" calcext:value-type="date">
            <text:p>31/12/7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562" calcext:value-type="float">
            <text:p>9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73275" calcext:value-type="float">
            <text:p>11473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80-12-09" calcext:value-type="date">
            <text:p>09/12/8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311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91205" calcext:value-type="float">
            <text:p>11091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78-09-12" calcext:value-type="date">
            <text:p>12/09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8.357" calcext:value-type="float">
            <text:p>8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35059" calcext:value-type="float">
            <text:p>10435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84-01-19" calcext:value-type="date">
            <text:p>19/0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28" calcext:value-type="float">
            <text:p>9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83290" calcext:value-type="float">
            <text:p>10683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67-03-26" calcext:value-type="date">
            <text:p>26/03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96" calcext:value-type="float">
            <text:p>8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35330" calcext:value-type="float">
            <text:p>10335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86-11-25" calcext:value-type="date">
            <text:p>25/1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34" calcext:value-type="float">
            <text:p>10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3721" calcext:value-type="float">
            <text:p>9573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86-08-12" calcext:value-type="date">
            <text:p>12/08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19" calcext:value-type="float">
            <text:p>8,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19943" calcext:value-type="float">
            <text:p>10619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69-02-25" calcext:value-type="date">
            <text:p>25/0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03" calcext:value-type="float">
            <text:p>9,5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29258" calcext:value-type="float">
            <text:p>1002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IABC</text:p>
          </table:table-cell>
          <table:table-cell office:value-type="string" calcext:value-type="string">
            <text:p>CHRISTOPHE</text:p>
          </table:table-cell>
          <table:table-cell office:value-type="date" office:date-value="1979-02-11" calcext:value-type="date">
            <text:p>11/0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51196" calcext:value-type="float">
            <text:p>965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RABC</text:p>
          </table:table-cell>
          <table:table-cell office:value-type="string" calcext:value-type="string">
            <text:p>SAMIRA</text:p>
          </table:table-cell>
          <table:table-cell office:value-type="date" office:date-value="1966-03-24" calcext:value-type="date">
            <text:p>24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3</text:p>
          </table:table-cell>
          <table:table-cell office:value-type="string" calcext:value-type="string">
            <text:p>LIC PRO ABF sp. CCP (FC)</text:p>
          </table:table-cell>
          <table:table-cell office:value-type="float" office:value="11.83" calcext:value-type="float">
            <text:p>11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38808" calcext:value-type="float">
            <text:p>11038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79-09-19" calcext:value-type="date">
            <text:p>19/09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2.809" calcext:value-type="float">
            <text:p>2,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36460" calcext:value-type="float">
            <text:p>1013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84-12-27" calcext:value-type="date">
            <text:p>27/1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28" calcext:value-type="float">
            <text:p>5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82330" calcext:value-type="float">
            <text:p>11382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8-06-26" calcext:value-type="date">
            <text:p>26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628" calcext:value-type="float">
            <text:p>8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10391" calcext:value-type="float">
            <text:p>10210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6-04-21" calcext:value-type="date">
            <text:p>21/04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761" calcext:value-type="float">
            <text:p>8,7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9626671" calcext:value-type="float">
            <text:p>96266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AABC</text:p>
          </table:table-cell>
          <table:table-cell office:value-type="string" calcext:value-type="string">
            <text:p>CAROLINE</text:p>
          </table:table-cell>
          <table:table-cell office:value-type="date" office:date-value="1984-01-29" calcext:value-type="date">
            <text:p>29/01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324" calcext:value-type="float">
            <text:p>10,32</text:p>
          </table:table-cell>
          <table:table-cell office:value-type="string" calcext:value-type="string">
            <text:p>ADM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4">
          <table:table-cell office:value-type="float" office:value="11445055" calcext:value-type="float">
            <text:p>11445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73-04-21" calcext:value-type="date">
            <text:p>21/04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566" calcext:value-type="float">
            <text:p>12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687485" calcext:value-type="float">
            <text:p>10687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83-09-12" calcext:value-type="date">
            <text:p>12/09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616" calcext:value-type="float">
            <text:p>12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52727" calcext:value-type="float">
            <text:p>111527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JESSICA</text:p>
          </table:table-cell>
          <table:table-cell office:value-type="date" office:date-value="1968-05-11" calcext:value-type="date">
            <text:p>11/05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59611" calcext:value-type="float">
            <text:p>113596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69-12-05" calcext:value-type="date">
            <text:p>05/12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3.562" calcext:value-type="float">
            <text:p>3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38198" calcext:value-type="float">
            <text:p>1033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71-09-11" calcext:value-type="date">
            <text:p>11/09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5.005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77590" calcext:value-type="float">
            <text:p>9777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GWENAEL</text:p>
          </table:table-cell>
          <table:table-cell office:value-type="date" office:date-value="1982-11-23" calcext:value-type="date">
            <text:p>23/1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9692734" calcext:value-type="float">
            <text:p>96927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ONABC</text:p>
          </table:table-cell>
          <table:table-cell office:value-type="string" calcext:value-type="string">
            <text:p>AMINA</text:p>
          </table:table-cell>
          <table:table-cell office:value-type="date" office:date-value="1974-12-02" calcext:value-type="date">
            <text:p>02/12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ESP</text:p>
          </table:table-cell>
          <table:table-cell office:value-type="string" calcext:value-type="string">
            <text:p>Lic LLCE Espagnol an2</text:p>
          </table:table-cell>
          <table:table-cell office:value-type="float" office:value="3.296" calcext:value-type="float">
            <text:p>3,3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62851" calcext:value-type="float">
            <text:p>10262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CABC</text:p>
          </table:table-cell>
          <table:table-cell office:value-type="string" calcext:value-type="string">
            <text:p>JULIE</text:p>
          </table:table-cell>
          <table:table-cell office:value-type="date" office:date-value="1983-10-27" calcext:value-type="date">
            <text:p>27/10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06673" calcext:value-type="float">
            <text:p>9606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OABC</text:p>
          </table:table-cell>
          <table:table-cell office:value-type="string" calcext:value-type="string">
            <text:p>ELEONORE</text:p>
          </table:table-cell>
          <table:table-cell office:value-type="date" office:date-value="1977-12-08" calcext:value-type="date">
            <text:p>08/12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253" calcext:value-type="float">
            <text:p>10,25</text:p>
          </table:table-cell>
          <table:table-cell office:value-type="string" calcext:value-type="string">
            <text:p>ADM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4">
          <table:table-cell office:value-type="float" office:value="11142856" calcext:value-type="float">
            <text:p>11142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NADEGE</text:p>
          </table:table-cell>
          <table:table-cell office:value-type="date" office:date-value="1971-10-17" calcext:value-type="date">
            <text:p>17/10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4.06" calcext:value-type="float">
            <text:p>14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80950" calcext:value-type="float">
            <text:p>106809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RABC</text:p>
          </table:table-cell>
          <table:table-cell office:value-type="string" calcext:value-type="string">
            <text:p>AISSA</text:p>
          </table:table-cell>
          <table:table-cell office:value-type="date" office:date-value="1976-08-15" calcext:value-type="date">
            <text:p>15/08/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98218" calcext:value-type="float">
            <text:p>9498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80-06-10" calcext:value-type="date">
            <text:p>10/06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17894" calcext:value-type="float">
            <text:p>11117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76-04-14" calcext:value-type="date">
            <text:p>14/04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1" calcext:value-type="float">
            <text:p>5,10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4">
          <table:table-cell office:value-type="float" office:value="9423552" calcext:value-type="float">
            <text:p>9423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AABC</text:p>
          </table:table-cell>
          <table:table-cell office:value-type="string" calcext:value-type="string">
            <text:p>GUILLAUME</text:p>
          </table:table-cell>
          <table:table-cell office:value-type="date" office:date-value="1974-07-14" calcext:value-type="date">
            <text:p>14/07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4">
          <table:table-cell office:value-type="float" office:value="11430768" calcext:value-type="float">
            <text:p>11430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EZABC</text:p>
          </table:table-cell>
          <table:table-cell office:value-type="string" calcext:value-type="string">
            <text:p>MAUREEN</text:p>
          </table:table-cell>
          <table:table-cell office:value-type="date" office:date-value="1985-12-29" calcext:value-type="date">
            <text:p>29/12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3.188" calcext:value-type="float">
            <text:p>13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01717" calcext:value-type="float">
            <text:p>99017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DIYE</text:p>
          </table:table-cell>
          <table:table-cell office:value-type="date" office:date-value="1985-03-25" calcext:value-type="date">
            <text:p>25/03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12" calcext:value-type="float">
            <text:p>10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30066" calcext:value-type="float">
            <text:p>9230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67-10-30" calcext:value-type="date">
            <text:p>30/10/6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054" calcext:value-type="float">
            <text:p>5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45020" calcext:value-type="float">
            <text:p>9045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71-10-23" calcext:value-type="date">
            <text:p>23/10/7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007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75804" calcext:value-type="float">
            <text:p>11175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ASSATA</text:p>
          </table:table-cell>
          <table:table-cell office:value-type="date" office:date-value="1978-08-23" calcext:value-type="date">
            <text:p>23/08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417" calcext:value-type="float">
            <text:p>11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81282" calcext:value-type="float">
            <text:p>9981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72-06-07" calcext:value-type="date">
            <text:p>07/06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07" calcext:value-type="float">
            <text:p>9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24057" calcext:value-type="float">
            <text:p>8924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68-02-23" calcext:value-type="date">
            <text:p>23/02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459" calcext:value-type="float">
            <text:p>10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14078" calcext:value-type="float">
            <text:p>901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ESTELLE</text:p>
          </table:table-cell>
          <table:table-cell office:value-type="date" office:date-value="1977-07-04" calcext:value-type="date">
            <text:p>04/07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0.663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77586" calcext:value-type="float">
            <text:p>10377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EMABC</text:p>
          </table:table-cell>
          <table:table-cell office:value-type="string" calcext:value-type="string">
            <text:p>CHUKWUDI</text:p>
          </table:table-cell>
          <table:table-cell office:value-type="date" office:date-value="1975-03-21" calcext:value-type="date">
            <text:p>21/03/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517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13195" calcext:value-type="float">
            <text:p>951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78-03-01" calcext:value-type="date">
            <text:p>01/03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128" calcext:value-type="float">
            <text:p>8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71842" calcext:value-type="float">
            <text:p>10471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84-09-20" calcext:value-type="date">
            <text:p>20/09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128" calcext:value-type="float">
            <text:p>9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17277" calcext:value-type="float">
            <text:p>97172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ROSEMARY</text:p>
          </table:table-cell>
          <table:table-cell office:value-type="date" office:date-value="1981-01-15" calcext:value-type="date">
            <text:p>15/0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905" calcext:value-type="float">
            <text:p>14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09313" calcext:value-type="float">
            <text:p>9609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EMILY DEL ROSARIO</text:p>
          </table:table-cell>
          <table:table-cell office:value-type="date" office:date-value="1980-02-23" calcext:value-type="date">
            <text:p>23/0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4.344" calcext:value-type="float">
            <text:p>14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31345" calcext:value-type="float">
            <text:p>10831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NOABC</text:p>
          </table:table-cell>
          <table:table-cell office:value-type="string" calcext:value-type="string">
            <text:p>NOURDINE</text:p>
          </table:table-cell>
          <table:table-cell office:value-type="date" office:date-value="1968-05-24" calcext:value-type="date">
            <text:p>24/05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9.099" calcext:value-type="float">
            <text:p>9,1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14695" calcext:value-type="float">
            <text:p>9014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LINDA</text:p>
          </table:table-cell>
          <table:table-cell office:value-type="date" office:date-value="1974-01-18" calcext:value-type="date">
            <text:p>18/0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" calcext:value-type="float">
            <text:p>14,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office:value-type="float" office:value="9065687" calcext:value-type="float">
            <text:p>9065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66-07-18" calcext:value-type="date">
            <text:p>18/07/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6.965" calcext:value-type="float">
            <text:p>6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06617" calcext:value-type="float">
            <text:p>890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74-03-05" calcext:value-type="date">
            <text:p>05/03/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0.648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65967" calcext:value-type="float">
            <text:p>9465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ARAH</text:p>
          </table:table-cell>
          <table:table-cell office:value-type="date" office:date-value="1966-11-01" calcext:value-type="date">
            <text:p>01/1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78196" calcext:value-type="float">
            <text:p>11478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RABC</text:p>
          </table:table-cell>
          <table:table-cell office:value-type="string" calcext:value-type="string">
            <text:p>YOUCEF</text:p>
          </table:table-cell>
          <table:table-cell office:value-type="date" office:date-value="1982-10-06" calcext:value-type="date">
            <text:p>06/10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48299" calcext:value-type="float">
            <text:p>10748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IKABC</text:p>
          </table:table-cell>
          <table:table-cell office:value-type="string" calcext:value-type="string">
            <text:p>SAMIA</text:p>
          </table:table-cell>
          <table:table-cell office:value-type="date" office:date-value="1972-01-11" calcext:value-type="date">
            <text:p>11/0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80927" calcext:value-type="float">
            <text:p>114809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FIA</text:p>
          </table:table-cell>
          <table:table-cell office:value-type="date" office:date-value="1980-10-31" calcext:value-type="date">
            <text:p>31/10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26153" calcext:value-type="float">
            <text:p>11326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OABC</text:p>
          </table:table-cell>
          <table:table-cell office:value-type="string" calcext:value-type="string">
            <text:p>ELSA</text:p>
          </table:table-cell>
          <table:table-cell office:value-type="date" office:date-value="1973-07-28" calcext:value-type="date">
            <text:p>28/07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92186" calcext:value-type="float">
            <text:p>10692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SARAH</text:p>
          </table:table-cell>
          <table:table-cell office:value-type="date" office:date-value="1979-06-05" calcext:value-type="date">
            <text:p>05/06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70938" calcext:value-type="float">
            <text:p>9970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STEPHANIE</text:p>
          </table:table-cell>
          <table:table-cell office:value-type="date" office:date-value="1975-10-23" calcext:value-type="date">
            <text:p>23/10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35621" calcext:value-type="float">
            <text:p>9835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UEABC</text:p>
          </table:table-cell>
          <table:table-cell office:value-type="string" calcext:value-type="string">
            <text:p>SYLVAIN</text:p>
          </table:table-cell>
          <table:table-cell office:value-type="date" office:date-value="1973-12-17" calcext:value-type="date">
            <text:p>17/12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67199" calcext:value-type="float">
            <text:p>1116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QUEABC</text:p>
          </table:table-cell>
          <table:table-cell office:value-type="string" calcext:value-type="string">
            <text:p>MARLENE</text:p>
          </table:table-cell>
          <table:table-cell office:value-type="date" office:date-value="1981-12-31" calcext:value-type="date">
            <text:p>31/12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1" calcext:value-type="float">
            <text:p>14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88323" calcext:value-type="float">
            <text:p>10188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VIVIANA</text:p>
          </table:table-cell>
          <table:table-cell office:value-type="date" office:date-value="1985-06-02" calcext:value-type="date">
            <text:p>02/06/85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PARAGUAY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51017" calcext:value-type="float">
            <text:p>8951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OABC</text:p>
          </table:table-cell>
          <table:table-cell office:value-type="string" calcext:value-type="string">
            <text:p>ZOE</text:p>
          </table:table-cell>
          <table:table-cell office:value-type="date" office:date-value="1967-10-03" calcext:value-type="date">
            <text:p>03/10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20725" calcext:value-type="float">
            <text:p>91207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ABC</text:p>
          </table:table-cell>
          <table:table-cell office:value-type="string" calcext:value-type="string">
            <text:p>JESSICA</text:p>
          </table:table-cell>
          <table:table-cell office:value-type="date" office:date-value="1980-03-22" calcext:value-type="date">
            <text:p>22/03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3.81" calcext:value-type="float">
            <text:p>13,81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office:value-type="float" office:value="10542417" calcext:value-type="float">
            <text:p>10542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YOABC</text:p>
          </table:table-cell>
          <table:table-cell office:value-type="string" calcext:value-type="string">
            <text:p>SIMON</text:p>
          </table:table-cell>
          <table:table-cell office:value-type="date" office:date-value="1969-10-21" calcext:value-type="date">
            <text:p>21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49770" calcext:value-type="float">
            <text:p>1084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OABC</text:p>
          </table:table-cell>
          <table:table-cell office:value-type="string" calcext:value-type="string">
            <text:p>MOUFIDA</text:p>
          </table:table-cell>
          <table:table-cell office:value-type="date" office:date-value="1983-05-27" calcext:value-type="date">
            <text:p>27/05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197" calcext:value-type="float">
            <text:p>8,2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85762" calcext:value-type="float">
            <text:p>8985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FRABC</text:p>
          </table:table-cell>
          <table:table-cell office:value-type="string" calcext:value-type="string">
            <text:p>IKRAM</text:p>
          </table:table-cell>
          <table:table-cell office:value-type="date" office:date-value="1972-08-14" calcext:value-type="date">
            <text:p>14/08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197" calcext:value-type="float">
            <text:p>12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16137" calcext:value-type="float">
            <text:p>9516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TIAABC</text:p>
          </table:table-cell>
          <table:table-cell office:value-type="string" calcext:value-type="string">
            <text:p>MANSOOR</text:p>
          </table:table-cell>
          <table:table-cell office:value-type="date" office:date-value="1966-10-07" calcext:value-type="date">
            <text:p>07/10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B</text:p>
          </table:table-cell>
          <table:table-cell office:value-type="string" calcext:value-type="string">
            <text:p>Lic Eco-Gestion an3 Banqu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36590" calcext:value-type="float">
            <text:p>9836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DOABC</text:p>
          </table:table-cell>
          <table:table-cell office:value-type="string" calcext:value-type="string">
            <text:p>RACHIDA</text:p>
          </table:table-cell>
          <table:table-cell office:value-type="date" office:date-value="1981-08-25" calcext:value-type="date">
            <text:p>25/08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61038" calcext:value-type="float">
            <text:p>9561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WAGUI</text:p>
          </table:table-cell>
          <table:table-cell office:value-type="date" office:date-value="1967-06-04" calcext:value-type="date">
            <text:p>04/06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88431" calcext:value-type="float">
            <text:p>105884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SAMIRA</text:p>
          </table:table-cell>
          <table:table-cell office:value-type="date" office:date-value="1981-07-29" calcext:value-type="date">
            <text:p>29/07/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52656" calcext:value-type="float">
            <text:p>91526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EYABC</text:p>
          </table:table-cell>
          <table:table-cell office:value-type="string" calcext:value-type="string">
            <text:p>GULEN</text:p>
          </table:table-cell>
          <table:table-cell office:value-type="date" office:date-value="1979-09-21" calcext:value-type="date">
            <text:p>21/09/79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547" calcext:value-type="float">
            <text:p>11,55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4">
          <table:table-cell office:value-type="float" office:value="9229157" calcext:value-type="float">
            <text:p>9229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6-07-08" calcext:value-type="date">
            <text:p>08/07/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9968198" calcext:value-type="float">
            <text:p>996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5-09-25" calcext:value-type="date">
            <text:p>25/09/65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05" calcext:value-type="float">
            <text:p>13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51490" calcext:value-type="float">
            <text:p>9151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TAMIM</text:p>
          </table:table-cell>
          <table:table-cell office:value-type="date" office:date-value="1978-04-21" calcext:value-type="date">
            <text:p>21/04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61034" calcext:value-type="float">
            <text:p>9861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BERANGERE</text:p>
          </table:table-cell>
          <table:table-cell office:value-type="date" office:date-value="1971-02-26" calcext:value-type="date">
            <text:p>26/02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22017" calcext:value-type="float">
            <text:p>1032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 MOABC</text:p>
          </table:table-cell>
          <table:table-cell office:value-type="string" calcext:value-type="string">
            <text:p>THIZIRI</text:p>
          </table:table-cell>
          <table:table-cell office:value-type="date" office:date-value="1974-08-24" calcext:value-type="date">
            <text:p>24/08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73" calcext:value-type="float">
            <text:p>15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53694" calcext:value-type="float">
            <text:p>9853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NABC</text:p>
          </table:table-cell>
          <table:table-cell office:value-type="string" calcext:value-type="string">
            <text:p>KAVITHA</text:p>
          </table:table-cell>
          <table:table-cell office:value-type="date" office:date-value="1971-05-17" calcext:value-type="date">
            <text:p>17/05/71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9" calcext:value-type="float">
            <text:p>10,9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46457" calcext:value-type="float">
            <text:p>9846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JORDI</text:p>
          </table:table-cell>
          <table:table-cell office:value-type="date" office:date-value="1973-01-14" calcext:value-type="date">
            <text:p>14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36200" calcext:value-type="float">
            <text:p>9936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CABC</text:p>
          </table:table-cell>
          <table:table-cell office:value-type="string" calcext:value-type="string">
            <text:p>CHRISTELLE</text:p>
          </table:table-cell>
          <table:table-cell office:value-type="date" office:date-value="1972-03-22" calcext:value-type="date">
            <text:p>22/03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4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86903" calcext:value-type="float">
            <text:p>102869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MAXIME</text:p>
          </table:table-cell>
          <table:table-cell office:value-type="date" office:date-value="1987-06-10" calcext:value-type="date">
            <text:p>10/06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41455" calcext:value-type="float">
            <text:p>95414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DADO</text:p>
          </table:table-cell>
          <table:table-cell office:value-type="date" office:date-value="1967-08-01" calcext:value-type="date">
            <text:p>01/08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94399" calcext:value-type="float">
            <text:p>101943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HEABC</text:p>
          </table:table-cell>
          <table:table-cell office:value-type="string" calcext:value-type="string">
            <text:p>STEPHANIE</text:p>
          </table:table-cell>
          <table:table-cell office:value-type="date" office:date-value="1973-06-01" calcext:value-type="date">
            <text:p>01/06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" calcext:value-type="float">
            <text:p>13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11181" calcext:value-type="float">
            <text:p>10011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BABC</text:p>
          </table:table-cell>
          <table:table-cell office:value-type="string" calcext:value-type="string">
            <text:p>JULIE</text:p>
          </table:table-cell>
          <table:table-cell office:value-type="date" office:date-value="1972-11-19" calcext:value-type="date">
            <text:p>19/1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12696" calcext:value-type="float">
            <text:p>9612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71-05-22" calcext:value-type="date">
            <text:p>22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975" calcext:value-type="float">
            <text:p>1,98</text:p>
          </table:table-cell>
          <table:table-cell office:value-type="string" calcext:value-type="string">
            <text:p>AJ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4">
          <table:table-cell office:value-type="float" office:value="10675811" calcext:value-type="float">
            <text:p>10675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66-03-05" calcext:value-type="date">
            <text:p>05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06366" calcext:value-type="float">
            <text:p>10306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SABC</text:p>
          </table:table-cell>
          <table:table-cell office:value-type="string" calcext:value-type="string">
            <text:p>ZINE EDDINE</text:p>
          </table:table-cell>
          <table:table-cell office:value-type="date" office:date-value="1976-05-30" calcext:value-type="date">
            <text:p>30/05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4.162" calcext:value-type="float">
            <text:p>14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40083" calcext:value-type="float">
            <text:p>1044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ONATHAN</text:p>
          </table:table-cell>
          <table:table-cell office:value-type="date" office:date-value="1967-09-28" calcext:value-type="date">
            <text:p>28/09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32895" calcext:value-type="float">
            <text:p>93328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AGABC</text:p>
          </table:table-cell>
          <table:table-cell office:value-type="string" calcext:value-type="string">
            <text:p>AURELIE</text:p>
          </table:table-cell>
          <table:table-cell office:value-type="date" office:date-value="1985-08-04" calcext:value-type="date">
            <text:p>04/08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96" calcext:value-type="float">
            <text:p>14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62966" calcext:value-type="float">
            <text:p>10062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LAURIS</text:p>
          </table:table-cell>
          <table:table-cell office:value-type="date" office:date-value="1980-04-19" calcext:value-type="date">
            <text:p>19/04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71340" calcext:value-type="float">
            <text:p>897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MARIAM</text:p>
          </table:table-cell>
          <table:table-cell office:value-type="date" office:date-value="1972-10-13" calcext:value-type="date">
            <text:p>13/10/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67954" calcext:value-type="float">
            <text:p>89679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76-06-02" calcext:value-type="date">
            <text:p>02/06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</text:p>
          </table:table-cell>
          <table:table-cell office:value-type="string" calcext:value-type="string">
            <text:p>AJ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4">
          <table:table-cell office:value-type="float" office:value="11351251" calcext:value-type="float">
            <text:p>1135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68-06-12" calcext:value-type="date">
            <text:p>12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</text:p>
          </table:table-cell>
          <table:table-cell office:value-type="string" calcext:value-type="string">
            <text:p>AJ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4">
          <table:table-cell office:value-type="float" office:value="11255879" calcext:value-type="float">
            <text:p>112558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TIABC</text:p>
          </table:table-cell>
          <table:table-cell office:value-type="string" calcext:value-type="string">
            <text:p>PAULINE</text:p>
          </table:table-cell>
          <table:table-cell office:value-type="date" office:date-value="1973-06-09" calcext:value-type="date">
            <text:p>09/06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54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61779" calcext:value-type="float">
            <text:p>10261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CLAIRE ESTELLE</text:p>
          </table:table-cell>
          <table:table-cell office:value-type="date" office:date-value="1969-04-02" calcext:value-type="date">
            <text:p>02/04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20058" calcext:value-type="float">
            <text:p>10520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OUABC</text:p>
          </table:table-cell>
          <table:table-cell office:value-type="string" calcext:value-type="string">
            <text:p>SOPHIE-CHARLOTTE</text:p>
          </table:table-cell>
          <table:table-cell office:value-type="date" office:date-value="1984-12-24" calcext:value-type="date">
            <text:p>24/1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80092" calcext:value-type="float">
            <text:p>11380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HIABC</text:p>
          </table:table-cell>
          <table:table-cell office:value-type="string" calcext:value-type="string">
            <text:p>SARAH</text:p>
          </table:table-cell>
          <table:table-cell office:value-type="date" office:date-value="1983-06-05" calcext:value-type="date">
            <text:p>05/06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72025" calcext:value-type="float">
            <text:p>9572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SANDRA</text:p>
          </table:table-cell>
          <table:table-cell office:value-type="date" office:date-value="1978-01-11" calcext:value-type="date">
            <text:p>11/0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4" calcext:value-type="float">
            <text:p>13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40575" calcext:value-type="float">
            <text:p>8940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BC</text:p>
          </table:table-cell>
          <table:table-cell office:value-type="string" calcext:value-type="string">
            <text:p>NOEMIE</text:p>
          </table:table-cell>
          <table:table-cell office:value-type="date" office:date-value="1976-07-26" calcext:value-type="date">
            <text:p>26/07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98622" calcext:value-type="float">
            <text:p>9398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UABC</text:p>
          </table:table-cell>
          <table:table-cell office:value-type="string" calcext:value-type="string">
            <text:p>MARINE</text:p>
          </table:table-cell>
          <table:table-cell office:value-type="date" office:date-value="1980-12-01" calcext:value-type="date">
            <text:p>01/12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45149" calcext:value-type="float">
            <text:p>9545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AUDREY</text:p>
          </table:table-cell>
          <table:table-cell office:value-type="date" office:date-value="1986-03-18" calcext:value-type="date">
            <text:p>18/03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62801" calcext:value-type="float">
            <text:p>8962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GLOABC</text:p>
          </table:table-cell>
          <table:table-cell office:value-type="string" calcext:value-type="string">
            <text:p>DOROTHEE</text:p>
          </table:table-cell>
          <table:table-cell office:value-type="date" office:date-value="1979-01-02" calcext:value-type="date">
            <text:p>02/01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09238" calcext:value-type="float">
            <text:p>9909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ESABC</text:p>
          </table:table-cell>
          <table:table-cell office:value-type="string" calcext:value-type="string">
            <text:p>CHRISTOPHER</text:p>
          </table:table-cell>
          <table:table-cell office:value-type="date" office:date-value="1983-10-21" calcext:value-type="date">
            <text:p>21/10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54258" calcext:value-type="float">
            <text:p>10054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STEPHANIE</text:p>
          </table:table-cell>
          <table:table-cell office:value-type="date" office:date-value="1975-04-29" calcext:value-type="date">
            <text:p>29/04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53004" calcext:value-type="float">
            <text:p>9353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ELABC</text:p>
          </table:table-cell>
          <table:table-cell office:value-type="string" calcext:value-type="string">
            <text:p>DAVID</text:p>
          </table:table-cell>
          <table:table-cell office:value-type="date" office:date-value="1974-07-15" calcext:value-type="date">
            <text:p>15/07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81662" calcext:value-type="float">
            <text:p>10281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ZARABC</text:p>
          </table:table-cell>
          <table:table-cell office:value-type="string" calcext:value-type="string">
            <text:p>LAURE</text:p>
          </table:table-cell>
          <table:table-cell office:value-type="date" office:date-value="1969-08-13" calcext:value-type="date">
            <text:p>13/08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16821" calcext:value-type="float">
            <text:p>901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GUILLAUME</text:p>
          </table:table-cell>
          <table:table-cell office:value-type="date" office:date-value="1969-10-23" calcext:value-type="date">
            <text:p>23/10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00901" calcext:value-type="float">
            <text:p>10900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73-01-01" calcext:value-type="date">
            <text:p>01/01/73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542" calcext:value-type="float">
            <text:p>12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20920" calcext:value-type="float">
            <text:p>11420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68-03-28" calcext:value-type="date">
            <text:p>28/03/68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951" calcext:value-type="float">
            <text:p>12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52064" calcext:value-type="float">
            <text:p>10752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ALABC</text:p>
          </table:table-cell>
          <table:table-cell office:value-type="string" calcext:value-type="string">
            <text:p>MARVIN</text:p>
          </table:table-cell>
          <table:table-cell office:value-type="date" office:date-value="1985-06-03" calcext:value-type="date">
            <text:p>03/06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5.884" calcext:value-type="float">
            <text:p>5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91525" calcext:value-type="float">
            <text:p>1029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LAURA</text:p>
          </table:table-cell>
          <table:table-cell office:value-type="date" office:date-value="1982-07-30" calcext:value-type="date">
            <text:p>30/07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85193" calcext:value-type="float">
            <text:p>10885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5-08-29" calcext:value-type="date">
            <text:p>29/08/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49" calcext:value-type="float">
            <text:p>8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87472" calcext:value-type="float">
            <text:p>10887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6-12-17" calcext:value-type="date">
            <text:p>17/12/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95" calcext:value-type="float">
            <text:p>9,00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1384658" calcext:value-type="float">
            <text:p>11384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79-11-11" calcext:value-type="date">
            <text:p>11/11/79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8.443" calcext:value-type="float">
            <text:p>8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00456" calcext:value-type="float">
            <text:p>10400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68-05-05" calcext:value-type="date">
            <text:p>05/05/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9.728" calcext:value-type="float">
            <text:p>9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69241" calcext:value-type="float">
            <text:p>9869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84-03-02" calcext:value-type="date">
            <text:p>02/03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702" calcext:value-type="float">
            <text:p>9,7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28623" calcext:value-type="float">
            <text:p>10428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66-05-19" calcext:value-type="date">
            <text:p>19/05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211" calcext:value-type="float">
            <text:p>10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02721" calcext:value-type="float">
            <text:p>9702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ABC</text:p>
          </table:table-cell>
          <table:table-cell office:value-type="string" calcext:value-type="string">
            <text:p>ESSAM</text:p>
          </table:table-cell>
          <table:table-cell office:value-type="date" office:date-value="1976-06-04" calcext:value-type="date">
            <text:p>04/06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20537" calcext:value-type="float">
            <text:p>9520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OUABC</text:p>
          </table:table-cell>
          <table:table-cell office:value-type="string" calcext:value-type="string">
            <text:p>MOHAMED-KARIM</text:p>
          </table:table-cell>
          <table:table-cell office:value-type="date" office:date-value="1974-05-06" calcext:value-type="date">
            <text:p>06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18877" calcext:value-type="float">
            <text:p>9618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AMER</text:p>
          </table:table-cell>
          <table:table-cell office:value-type="date" office:date-value="1975-09-02" calcext:value-type="date">
            <text:p>02/09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18993" calcext:value-type="float">
            <text:p>111189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ANGELIQUE</text:p>
          </table:table-cell>
          <table:table-cell office:value-type="date" office:date-value="1979-03-06" calcext:value-type="date">
            <text:p>06/03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69049" calcext:value-type="float">
            <text:p>10469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BC</text:p>
          </table:table-cell>
          <table:table-cell office:value-type="string" calcext:value-type="string">
            <text:p>GULSEN</text:p>
          </table:table-cell>
          <table:table-cell office:value-type="date" office:date-value="1965-11-08" calcext:value-type="date">
            <text:p>08/11/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621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23372" calcext:value-type="float">
            <text:p>9023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ANNE-SOPHIE</text:p>
          </table:table-cell>
          <table:table-cell office:value-type="date" office:date-value="1982-11-15" calcext:value-type="date">
            <text:p>15/1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88" calcext:value-type="float">
            <text:p>10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17421" calcext:value-type="float">
            <text:p>10217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IMMAD-EDDINE</text:p>
          </table:table-cell>
          <table:table-cell office:value-type="date" office:date-value="1986-06-28" calcext:value-type="date">
            <text:p>28/06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236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02920" calcext:value-type="float">
            <text:p>9702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ERABC</text:p>
          </table:table-cell>
          <table:table-cell office:value-type="string" calcext:value-type="string">
            <text:p>THEO</text:p>
          </table:table-cell>
          <table:table-cell office:value-type="date" office:date-value="1970-05-10" calcext:value-type="date">
            <text:p>10/05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1.349" calcext:value-type="float">
            <text:p>11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08174" calcext:value-type="float">
            <text:p>9608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MABC</text:p>
          </table:table-cell>
          <table:table-cell office:value-type="string" calcext:value-type="string">
            <text:p>MOUHSSINE</text:p>
          </table:table-cell>
          <table:table-cell office:value-type="date" office:date-value="1971-05-28" calcext:value-type="date">
            <text:p>28/05/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4">
          <table:table-cell office:value-type="float" office:value="10057654" calcext:value-type="float">
            <text:p>10057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6-01-19" calcext:value-type="date">
            <text:p>19/0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521" calcext:value-type="float">
            <text:p>9,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80579" calcext:value-type="float">
            <text:p>99805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0-11-27" calcext:value-type="date">
            <text:p>27/1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49254" calcext:value-type="float">
            <text:p>10349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AHMED</text:p>
          </table:table-cell>
          <table:table-cell office:value-type="date" office:date-value="1974-11-01" calcext:value-type="date">
            <text:p>01/1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2.625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94958" calcext:value-type="float">
            <text:p>9094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76-06-18" calcext:value-type="date">
            <text:p>18/06/7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4.708" calcext:value-type="float">
            <text:p>4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67639" calcext:value-type="float">
            <text:p>11467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86-10-17" calcext:value-type="date">
            <text:p>17/10/8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802" calcext:value-type="float">
            <text:p>5,8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037149" calcext:value-type="float">
            <text:p>9037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3-01-25" calcext:value-type="date">
            <text:p>25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82903" calcext:value-type="float">
            <text:p>1028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2-04-07" calcext:value-type="date">
            <text:p>07/04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63878" calcext:value-type="float">
            <text:p>9363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TABC</text:p>
          </table:table-cell>
          <table:table-cell office:value-type="string" calcext:value-type="string">
            <text:p>NASSIM</text:p>
          </table:table-cell>
          <table:table-cell office:value-type="date" office:date-value="1984-02-23" calcext:value-type="date">
            <text:p>23/0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AHABC</text:p>
          </table:table-cell>
          <table:table-cell office:value-type="string" calcext:value-type="string">
            <text:p>AHMAD</text:p>
          </table:table-cell>
          <table:table-cell office:value-type="date" office:date-value="1985-08-07" calcext:value-type="date">
            <text:p>07/08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823" calcext:value-type="float">
            <text:p>11,82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office:value-type="float" office:value="10547555" calcext:value-type="float">
            <text:p>105475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SOUMIA</text:p>
          </table:table-cell>
          <table:table-cell office:value-type="date" office:date-value="1979-12-13" calcext:value-type="date">
            <text:p>13/1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43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04631" calcext:value-type="float">
            <text:p>9004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HLABC</text:p>
          </table:table-cell>
          <table:table-cell office:value-type="string" calcext:value-type="string">
            <text:p>OLFA</text:p>
          </table:table-cell>
          <table:table-cell office:value-type="date" office:date-value="1982-07-26" calcext:value-type="date">
            <text:p>26/07/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55" calcext:value-type="float">
            <text:p>8,16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4">
          <table:table-cell office:value-type="float" office:value="11464676" calcext:value-type="float">
            <text:p>114646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KADIDIA</text:p>
          </table:table-cell>
          <table:table-cell office:value-type="date" office:date-value="1971-05-03" calcext:value-type="date">
            <text:p>03/05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046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7904" calcext:value-type="float">
            <text:p>95779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REABC</text:p>
          </table:table-cell>
          <table:table-cell office:value-type="string" calcext:value-type="string">
            <text:p>MYRIAM</text:p>
          </table:table-cell>
          <table:table-cell office:value-type="date" office:date-value="1974-05-31" calcext:value-type="date">
            <text:p>31/05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32105" calcext:value-type="float">
            <text:p>10132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KATHIA</text:p>
          </table:table-cell>
          <table:table-cell office:value-type="date" office:date-value="1984-08-21" calcext:value-type="date">
            <text:p>21/08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213" calcext:value-type="float">
            <text:p>12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27615" calcext:value-type="float">
            <text:p>9127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SOPHIE</text:p>
          </table:table-cell>
          <table:table-cell office:value-type="date" office:date-value="1982-11-21" calcext:value-type="date">
            <text:p>21/1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667" calcext:value-type="float">
            <text:p>14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46175" calcext:value-type="float">
            <text:p>10546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NON</text:p>
          </table:table-cell>
          <table:table-cell office:value-type="date" office:date-value="1975-11-26" calcext:value-type="date">
            <text:p>26/1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88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39366" calcext:value-type="float">
            <text:p>10639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EABC</text:p>
          </table:table-cell>
          <table:table-cell office:value-type="string" calcext:value-type="string">
            <text:p>WELLE</text:p>
          </table:table-cell>
          <table:table-cell office:value-type="date" office:date-value="1983-01-05" calcext:value-type="date">
            <text:p>05/0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2.908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4690" calcext:value-type="float">
            <text:p>95746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ANABC</text:p>
          </table:table-cell>
          <table:table-cell office:value-type="string" calcext:value-type="string">
            <text:p>SEVERINE</text:p>
          </table:table-cell>
          <table:table-cell office:value-type="date" office:date-value="1976-06-22" calcext:value-type="date">
            <text:p>22/06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611" calcext:value-type="float">
            <text:p>12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23026" calcext:value-type="float">
            <text:p>11023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IABC</text:p>
          </table:table-cell>
          <table:table-cell office:value-type="string" calcext:value-type="string">
            <text:p>GAMZEGUL</text:p>
          </table:table-cell>
          <table:table-cell office:value-type="date" office:date-value="1973-03-13" calcext:value-type="date">
            <text:p>13/03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2.553" calcext:value-type="float">
            <text:p>12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38075" calcext:value-type="float">
            <text:p>10338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ABC</text:p>
          </table:table-cell>
          <table:table-cell office:value-type="string" calcext:value-type="string">
            <text:p>BENOIT LUDOVIC</text:p>
          </table:table-cell>
          <table:table-cell office:value-type="date" office:date-value="1969-04-26" calcext:value-type="date">
            <text:p>26/04/69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225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42095" calcext:value-type="float">
            <text:p>11242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CYNTHIA</text:p>
          </table:table-cell>
          <table:table-cell office:value-type="date" office:date-value="1967-01-17" calcext:value-type="date">
            <text:p>17/0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office:value-type="float" office:value="9436727" calcext:value-type="float">
            <text:p>943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OOABC</text:p>
          </table:table-cell>
          <table:table-cell office:value-type="string" calcext:value-type="string">
            <text:p>ZOHEAB</text:p>
          </table:table-cell>
          <table:table-cell office:value-type="date" office:date-value="1969-08-25" calcext:value-type="date">
            <text:p>25/08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053396" calcext:value-type="float">
            <text:p>11053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RABC</text:p>
          </table:table-cell>
          <table:table-cell office:value-type="string" calcext:value-type="string">
            <text:p>STEPHANIE</text:p>
          </table:table-cell>
          <table:table-cell office:value-type="date" office:date-value="1983-01-29" calcext:value-type="date">
            <text:p>29/0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4">
          <table:table-cell office:value-type="float" office:value="10072249" calcext:value-type="float">
            <text:p>10072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ANGELIE</text:p>
          </table:table-cell>
          <table:table-cell office:value-type="date" office:date-value="1983-08-27" calcext:value-type="date">
            <text:p>27/08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986513" calcext:value-type="float">
            <text:p>9986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AKABC</text:p>
          </table:table-cell>
          <table:table-cell office:value-type="string" calcext:value-type="string">
            <text:p>ERDEM</text:p>
          </table:table-cell>
          <table:table-cell office:value-type="date" office:date-value="1985-08-07" calcext:value-type="date">
            <text:p>07/08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19776" calcext:value-type="float">
            <text:p>10719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HICHEM</text:p>
          </table:table-cell>
          <table:table-cell office:value-type="date" office:date-value="1968-07-28" calcext:value-type="date">
            <text:p>28/07/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8.183" calcext:value-type="float">
            <text:p>8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798765" calcext:value-type="float">
            <text:p>10798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FERHAT</text:p>
          </table:table-cell>
          <table:table-cell office:value-type="date" office:date-value="1985-11-11" calcext:value-type="date">
            <text:p>11/1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DE</text:p>
          </table:table-cell>
          <table:table-cell office:value-type="string" calcext:value-type="string">
            <text:p>Master1 ICO - com entre</text:p>
          </table:table-cell>
          <table:table-cell office:value-type="float" office:value="13.396" calcext:value-type="float">
            <text:p>13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60289" calcext:value-type="float">
            <text:p>10460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FTCABC</text:p>
          </table:table-cell>
          <table:table-cell office:value-type="string" calcext:value-type="string">
            <text:p>DERYA</text:p>
          </table:table-cell>
          <table:table-cell office:value-type="date" office:date-value="1984-12-17" calcext:value-type="date">
            <text:p>17/1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90484" calcext:value-type="float">
            <text:p>97904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OAABC</text:p>
          </table:table-cell>
          <table:table-cell office:value-type="string" calcext:value-type="string">
            <text:p>OPHELIE</text:p>
          </table:table-cell>
          <table:table-cell office:value-type="date" office:date-value="1986-06-26" calcext:value-type="date">
            <text:p>26/06/8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36189" calcext:value-type="float">
            <text:p>10436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SAMIA</text:p>
          </table:table-cell>
          <table:table-cell office:value-type="date" office:date-value="1981-06-04" calcext:value-type="date">
            <text:p>04/06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25689" calcext:value-type="float">
            <text:p>9425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HAABC</text:p>
          </table:table-cell>
          <table:table-cell office:value-type="string" calcext:value-type="string">
            <text:p>NORA</text:p>
          </table:table-cell>
          <table:table-cell office:value-type="date" office:date-value="1974-04-03" calcext:value-type="date">
            <text:p>03/04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48251" calcext:value-type="float">
            <text:p>894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AUABC</text:p>
          </table:table-cell>
          <table:table-cell office:value-type="string" calcext:value-type="string">
            <text:p>SHIRLEY</text:p>
          </table:table-cell>
          <table:table-cell office:value-type="date" office:date-value="1978-01-24" calcext:value-type="date">
            <text:p>24/0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69008" calcext:value-type="float">
            <text:p>11469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RABC</text:p>
          </table:table-cell>
          <table:table-cell office:value-type="string" calcext:value-type="string">
            <text:p>CLAIRE</text:p>
          </table:table-cell>
          <table:table-cell office:value-type="date" office:date-value="1980-07-24" calcext:value-type="date">
            <text:p>24/07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354651" calcext:value-type="float">
            <text:p>9354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ALIK</text:p>
          </table:table-cell>
          <table:table-cell office:value-type="date" office:date-value="1976-03-24" calcext:value-type="date">
            <text:p>24/03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8" calcext:value-type="float">
            <text:p>12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90595" calcext:value-type="float">
            <text:p>10990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RIABC</text:p>
          </table:table-cell>
          <table:table-cell office:value-type="string" calcext:value-type="string">
            <text:p>SAMI</text:p>
          </table:table-cell>
          <table:table-cell office:value-type="date" office:date-value="1971-12-18" calcext:value-type="date">
            <text:p>18/12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GP</text:p>
          </table:table-cell>
          <table:table-cell office:value-type="string" calcext:value-type="string">
            <text:p>DUT GEA op. PMO an2</text:p>
          </table:table-cell>
          <table:table-cell office:value-type="float" office:value="10.599" calcext:value-type="float">
            <text:p>10,6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34154" calcext:value-type="float">
            <text:p>8934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ESABC</text:p>
          </table:table-cell>
          <table:table-cell office:value-type="string" calcext:value-type="string">
            <text:p>NICOLAS</text:p>
          </table:table-cell>
          <table:table-cell office:value-type="date" office:date-value="1979-06-23" calcext:value-type="date">
            <text:p>23/06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64932" calcext:value-type="float">
            <text:p>9764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CHABC</text:p>
          </table:table-cell>
          <table:table-cell office:value-type="string" calcext:value-type="string">
            <text:p>LEOPOLD</text:p>
          </table:table-cell>
          <table:table-cell office:value-type="date" office:date-value="1968-03-15" calcext:value-type="date">
            <text:p>15/03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64" calcext:value-type="float">
            <text:p>13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93628" calcext:value-type="float">
            <text:p>9793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ENABC</text:p>
          </table:table-cell>
          <table:table-cell office:value-type="string" calcext:value-type="string">
            <text:p>SEVERINE</text:p>
          </table:table-cell>
          <table:table-cell office:value-type="date" office:date-value="1987-06-09" calcext:value-type="date">
            <text:p>09/06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07076" calcext:value-type="float">
            <text:p>10807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AABC</text:p>
          </table:table-cell>
          <table:table-cell office:value-type="string" calcext:value-type="string">
            <text:p>SERAPHINE</text:p>
          </table:table-cell>
          <table:table-cell office:value-type="date" office:date-value="1978-11-26" calcext:value-type="date">
            <text:p>26/1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07842" calcext:value-type="float">
            <text:p>9507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ABC</text:p>
          </table:table-cell>
          <table:table-cell office:value-type="string" calcext:value-type="string">
            <text:p>WILLIAM</text:p>
          </table:table-cell>
          <table:table-cell office:value-type="date" office:date-value="1968-06-12" calcext:value-type="date">
            <text:p>12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4">
          <table:table-cell office:value-type="float" office:value="10208779" calcext:value-type="float">
            <text:p>1020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LOUISA</text:p>
          </table:table-cell>
          <table:table-cell office:value-type="date" office:date-value="1970-04-08" calcext:value-type="date">
            <text:p>08/04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94645" calcext:value-type="float">
            <text:p>10194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OMAR</text:p>
          </table:table-cell>
          <table:table-cell office:value-type="date" office:date-value="1984-02-23" calcext:value-type="date">
            <text:p>23/02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7.617" calcext:value-type="float">
            <text:p>7,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613053" calcext:value-type="float">
            <text:p>96130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LABC</text:p>
          </table:table-cell>
          <table:table-cell office:value-type="string" calcext:value-type="string">
            <text:p>ANWAR</text:p>
          </table:table-cell>
          <table:table-cell office:value-type="date" office:date-value="1977-04-01" calcext:value-type="date">
            <text:p>01/04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302" calcext:value-type="float">
            <text:p>11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1209" calcext:value-type="float">
            <text:p>9891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79-02-25" calcext:value-type="date">
            <text:p>25/0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59342" calcext:value-type="float">
            <text:p>97593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67-08-31" calcext:value-type="date">
            <text:p>31/08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37441" calcext:value-type="float">
            <text:p>9237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 MAABC</text:p>
          </table:table-cell>
          <table:table-cell office:value-type="string" calcext:value-type="string">
            <text:p>REMI</text:p>
          </table:table-cell>
          <table:table-cell office:value-type="date" office:date-value="1982-05-10" calcext:value-type="date">
            <text:p>10/05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021626" calcext:value-type="float">
            <text:p>10021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05-22" calcext:value-type="date">
            <text:p>22/05/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" calcext:value-type="float">
            <text:p>9,2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16658" calcext:value-type="float">
            <text:p>9816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12-19" calcext:value-type="date">
            <text:p>19/12/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09" calcext:value-type="float">
            <text:p>9,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55227" calcext:value-type="float">
            <text:p>10555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AMADOU</text:p>
          </table:table-cell>
          <table:table-cell office:value-type="date" office:date-value="1981-12-18" calcext:value-type="date">
            <text:p>18/12/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27" calcext:value-type="float">
            <text:p>11,27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 office:value-type="float" office:value="9150196" calcext:value-type="float">
            <text:p>915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RABC</text:p>
          </table:table-cell>
          <table:table-cell office:value-type="string" calcext:value-type="string">
            <text:p>ANNE CHARLOTTE</text:p>
          </table:table-cell>
          <table:table-cell office:value-type="date" office:date-value="1970-04-04" calcext:value-type="date">
            <text:p>04/04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19575" calcext:value-type="float">
            <text:p>10619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SOUMEYA</text:p>
          </table:table-cell>
          <table:table-cell office:value-type="date" office:date-value="1973-07-02" calcext:value-type="date">
            <text:p>02/07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147" calcext:value-type="float">
            <text:p>11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29234" calcext:value-type="float">
            <text:p>10629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YWABC</text:p>
          </table:table-cell>
          <table:table-cell office:value-type="string" calcext:value-type="string">
            <text:p>MARLENE</text:p>
          </table:table-cell>
          <table:table-cell office:value-type="date" office:date-value="1966-09-02" calcext:value-type="date">
            <text:p>02/09/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2.304" calcext:value-type="float">
            <text:p>12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74857" calcext:value-type="float">
            <text:p>10174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77-04-25" calcext:value-type="date">
            <text:p>25/04/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4.692" calcext:value-type="float">
            <text:p>4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10430" calcext:value-type="float">
            <text:p>10210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67-11-04" calcext:value-type="date">
            <text:p>04/11/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8.284" calcext:value-type="float">
            <text:p>8,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8935376" calcext:value-type="float">
            <text:p>893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ADJI</text:p>
          </table:table-cell>
          <table:table-cell office:value-type="date" office:date-value="1972-11-30" calcext:value-type="date">
            <text:p>30/11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79420" calcext:value-type="float">
            <text:p>10279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MMABC</text:p>
          </table:table-cell>
          <table:table-cell office:value-type="string" calcext:value-type="string">
            <text:p>SUCHITRA</text:p>
          </table:table-cell>
          <table:table-cell office:value-type="date" office:date-value="1974-10-09" calcext:value-type="date">
            <text:p>09/10/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76388" calcext:value-type="float">
            <text:p>1097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URABC</text:p>
          </table:table-cell>
          <table:table-cell office:value-type="string" calcext:value-type="string">
            <text:p>ACHOUR</text:p>
          </table:table-cell>
          <table:table-cell office:value-type="date" office:date-value="1983-02-13" calcext:value-type="date">
            <text:p>13/02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52" calcext:value-type="float">
            <text:p>10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19015" calcext:value-type="float">
            <text:p>1101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AABC</text:p>
          </table:table-cell>
          <table:table-cell office:value-type="string" calcext:value-type="string">
            <text:p>MOHAMMAD AMIN</text:p>
          </table:table-cell>
          <table:table-cell office:value-type="date" office:date-value="1984-01-02" calcext:value-type="date">
            <text:p>02/01/84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001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33703" calcext:value-type="float">
            <text:p>9433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KATIA</text:p>
          </table:table-cell>
          <table:table-cell office:value-type="date" office:date-value="1967-09-14" calcext:value-type="date">
            <text:p>14/09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61" calcext:value-type="float">
            <text:p>10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50845" calcext:value-type="float">
            <text:p>102508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HARLOTTE</text:p>
          </table:table-cell>
          <table:table-cell office:value-type="date" office:date-value="1968-07-04" calcext:value-type="date">
            <text:p>04/07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41150" calcext:value-type="float">
            <text:p>9841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GHABC</text:p>
          </table:table-cell>
          <table:table-cell office:value-type="string" calcext:value-type="string">
            <text:p>YOANN</text:p>
          </table:table-cell>
          <table:table-cell office:value-type="date" office:date-value="1973-09-28" calcext:value-type="date">
            <text:p>28/09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3" calcext:value-type="float">
            <text:p>11,3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63513" calcext:value-type="float">
            <text:p>9063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NABC</text:p>
          </table:table-cell>
          <table:table-cell office:value-type="string" calcext:value-type="string">
            <text:p>AYSUN</text:p>
          </table:table-cell>
          <table:table-cell office:value-type="date" office:date-value="1985-12-24" calcext:value-type="date">
            <text:p>24/12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72728" calcext:value-type="float">
            <text:p>9072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MARIE</text:p>
          </table:table-cell>
          <table:table-cell office:value-type="date" office:date-value="1975-07-10" calcext:value-type="date">
            <text:p>10/07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97199" calcext:value-type="float">
            <text:p>989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66-08-27" calcext:value-type="date">
            <text:p>27/08/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9.572" calcext:value-type="float">
            <text:p>9,57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 office:value-type="float" office:value="11070939" calcext:value-type="float">
            <text:p>110709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79-04-17" calcext:value-type="date">
            <text:p>17/04/7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043" calcext:value-type="float">
            <text:p>11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66727" calcext:value-type="float">
            <text:p>956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AABC</text:p>
          </table:table-cell>
          <table:table-cell office:value-type="string" calcext:value-type="string">
            <text:p>HUGUES</text:p>
          </table:table-cell>
          <table:table-cell office:value-type="date" office:date-value="1974-07-23" calcext:value-type="date">
            <text:p>23/07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91601" calcext:value-type="float">
            <text:p>10491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EABC</text:p>
          </table:table-cell>
          <table:table-cell office:value-type="string" calcext:value-type="string">
            <text:p>MATTHIEU</text:p>
          </table:table-cell>
          <table:table-cell office:value-type="date" office:date-value="1985-05-12" calcext:value-type="date">
            <text:p>12/05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2.152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99619" calcext:value-type="float">
            <text:p>10599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LOTFI</text:p>
          </table:table-cell>
          <table:table-cell office:value-type="date" office:date-value="1980-03-05" calcext:value-type="date">
            <text:p>05/03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05423" calcext:value-type="float">
            <text:p>10805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REABC</text:p>
          </table:table-cell>
          <table:table-cell office:value-type="string" calcext:value-type="string">
            <text:p>LAURY</text:p>
          </table:table-cell>
          <table:table-cell office:value-type="date" office:date-value="1971-07-12" calcext:value-type="date">
            <text:p>12/07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89887" calcext:value-type="float">
            <text:p>108898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PAABC</text:p>
          </table:table-cell>
          <table:table-cell office:value-type="string" calcext:value-type="string">
            <text:p>CELINE</text:p>
          </table:table-cell>
          <table:table-cell office:value-type="date" office:date-value="1968-04-17" calcext:value-type="date">
            <text:p>17/04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59422" calcext:value-type="float">
            <text:p>10859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NGABC</text:p>
          </table:table-cell>
          <table:table-cell office:value-type="string" calcext:value-type="string">
            <text:p>MONIQUE</text:p>
          </table:table-cell>
          <table:table-cell office:value-type="date" office:date-value="1972-02-16" calcext:value-type="date">
            <text:p>16/02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15536" calcext:value-type="float">
            <text:p>100155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CAROLINE</text:p>
          </table:table-cell>
          <table:table-cell office:value-type="date" office:date-value="1971-11-24" calcext:value-type="date">
            <text:p>24/11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03007" calcext:value-type="float">
            <text:p>1130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NABC</text:p>
          </table:table-cell>
          <table:table-cell office:value-type="string" calcext:value-type="string">
            <text:p>TAYMIA</text:p>
          </table:table-cell>
          <table:table-cell office:value-type="date" office:date-value="1985-05-08" calcext:value-type="date">
            <text:p>08/05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1" calcext:value-type="float">
            <text:p>10,35</text:p>
          </table:table-cell>
          <table:table-cell office:value-type="string" calcext:value-type="string">
            <text:p>ADMC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4">
          <table:table-cell office:value-type="float" office:value="9623002" calcext:value-type="float">
            <text:p>9623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LOABC</text:p>
          </table:table-cell>
          <table:table-cell office:value-type="string" calcext:value-type="string">
            <text:p>DISOLOKA</text:p>
          </table:table-cell>
          <table:table-cell office:value-type="date" office:date-value="1978-11-27" calcext:value-type="date">
            <text:p>27/1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4">
          <table:table-cell office:value-type="float" office:value="11030746" calcext:value-type="float">
            <text:p>11030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KALED</text:p>
          </table:table-cell>
          <table:table-cell office:value-type="date" office:date-value="1985-02-23" calcext:value-type="date">
            <text:p>23/02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083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76154" calcext:value-type="float">
            <text:p>9876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81-07-23" calcext:value-type="date">
            <text:p>23/07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5.846" calcext:value-type="float">
            <text:p>5,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89060" calcext:value-type="float">
            <text:p>9789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70-06-27" calcext:value-type="date">
            <text:p>27/06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50975" calcext:value-type="float">
            <text:p>1145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76-08-23" calcext:value-type="date">
            <text:p>23/08/7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8.225" calcext:value-type="float">
            <text:p>8,23</text:p>
          </table:table-cell>
          <table:table-cell office:value-type="string" calcext:value-type="string">
            <text:p>AJ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4">
          <table:table-cell office:value-type="float" office:value="11472619" calcext:value-type="float">
            <text:p>11472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66-02-01" calcext:value-type="date">
            <text:p>01/02/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175" calcext:value-type="float">
            <text:p>9,18</text:p>
          </table:table-cell>
          <table:table-cell office:value-type="string" calcext:value-type="string">
            <text:p>AJ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4">
          <table:table-cell office:value-type="float" office:value="9910854" calcext:value-type="float">
            <text:p>9910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RAOUF</text:p>
          </table:table-cell>
          <table:table-cell office:value-type="date" office:date-value="1976-12-27" calcext:value-type="date">
            <text:p>27/1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02363" calcext:value-type="float">
            <text:p>1060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ABC</text:p>
          </table:table-cell>
          <table:table-cell office:value-type="string" calcext:value-type="string">
            <text:p>ELSA</text:p>
          </table:table-cell>
          <table:table-cell office:value-type="date" office:date-value="1975-06-12" calcext:value-type="date">
            <text:p>12/06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2" calcext:value-type="float">
            <text:p>14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644629" calcext:value-type="float">
            <text:p>10644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75-09-05" calcext:value-type="date">
            <text:p>05/09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6.417" calcext:value-type="float">
            <text:p>6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26224" calcext:value-type="float">
            <text:p>10826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85-03-09" calcext:value-type="date">
            <text:p>09/03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7.271" calcext:value-type="float">
            <text:p>7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475929" calcext:value-type="float">
            <text:p>94759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ONABC</text:p>
          </table:table-cell>
          <table:table-cell office:value-type="string" calcext:value-type="string">
            <text:p>LAURA</text:p>
          </table:table-cell>
          <table:table-cell office:value-type="date" office:date-value="1970-03-12" calcext:value-type="date">
            <text:p>12/03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19330" calcext:value-type="float">
            <text:p>9219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ABC</text:p>
          </table:table-cell>
          <table:table-cell office:value-type="string" calcext:value-type="string">
            <text:p>MARY</text:p>
          </table:table-cell>
          <table:table-cell office:value-type="date" office:date-value="1985-11-25" calcext:value-type="date">
            <text:p>25/1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118" calcext:value-type="float">
            <text:p>12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81329" calcext:value-type="float">
            <text:p>11181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AMABC</text:p>
          </table:table-cell>
          <table:table-cell office:value-type="string" calcext:value-type="string">
            <text:p>BENOIT</text:p>
          </table:table-cell>
          <table:table-cell office:value-type="date" office:date-value="1976-05-25" calcext:value-type="date">
            <text:p>25/05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59806" calcext:value-type="float">
            <text:p>9259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ALABC</text:p>
          </table:table-cell>
          <table:table-cell office:value-type="string" calcext:value-type="string">
            <text:p>OMAR</text:p>
          </table:table-cell>
          <table:table-cell office:value-type="date" office:date-value="1980-11-07" calcext:value-type="date">
            <text:p>07/1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57" calcext:value-type="float">
            <text:p>9,6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0297784" calcext:value-type="float">
            <text:p>10297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71-08-24" calcext:value-type="date">
            <text:p>24/08/7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7.117" calcext:value-type="float">
            <text:p>7,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76158" calcext:value-type="float">
            <text:p>10976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86-07-31" calcext:value-type="date">
            <text:p>31/07/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8.285" calcext:value-type="float">
            <text:p>8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08149" calcext:value-type="float">
            <text:p>9808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ERABC</text:p>
          </table:table-cell>
          <table:table-cell office:value-type="string" calcext:value-type="string">
            <text:p>TWINAN</text:p>
          </table:table-cell>
          <table:table-cell office:value-type="date" office:date-value="1968-05-28" calcext:value-type="date">
            <text:p>28/05/68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05959" calcext:value-type="float">
            <text:p>95059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ACABC</text:p>
          </table:table-cell>
          <table:table-cell office:value-type="string" calcext:value-type="string">
            <text:p>DOMIANA</text:p>
          </table:table-cell>
          <table:table-cell office:value-type="date" office:date-value="1966-05-21" calcext:value-type="date">
            <text:p>21/05/66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IRAK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10.308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80866" calcext:value-type="float">
            <text:p>11380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MABC</text:p>
          </table:table-cell>
          <table:table-cell office:value-type="string" calcext:value-type="string">
            <text:p>THOMAS</text:p>
          </table:table-cell>
          <table:table-cell office:value-type="date" office:date-value="1975-05-20" calcext:value-type="date">
            <text:p>20/05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4.053" calcext:value-type="float">
            <text:p>4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903016" calcext:value-type="float">
            <text:p>1090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NEABC</text:p>
          </table:table-cell>
          <table:table-cell office:value-type="string" calcext:value-type="string">
            <text:p>LUCIL</text:p>
          </table:table-cell>
          <table:table-cell office:value-type="date" office:date-value="1970-10-18" calcext:value-type="date">
            <text:p>18/10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48871" calcext:value-type="float">
            <text:p>10248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OFIA</text:p>
          </table:table-cell>
          <table:table-cell office:value-type="date" office:date-value="1967-12-08" calcext:value-type="date">
            <text:p>08/12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24474" calcext:value-type="float">
            <text:p>102244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UNABC</text:p>
          </table:table-cell>
          <table:table-cell office:value-type="string" calcext:value-type="string">
            <text:p>KELLY</text:p>
          </table:table-cell>
          <table:table-cell office:value-type="date" office:date-value="1973-04-01" calcext:value-type="date">
            <text:p>01/04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26321" calcext:value-type="float">
            <text:p>1042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MUSTAPHA</text:p>
          </table:table-cell>
          <table:table-cell office:value-type="date" office:date-value="1984-02-01" calcext:value-type="date">
            <text:p>01/02/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212532" calcext:value-type="float">
            <text:p>921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COABC</text:p>
          </table:table-cell>
          <table:table-cell office:value-type="string" calcext:value-type="string">
            <text:p>LUCIE</text:p>
          </table:table-cell>
          <table:table-cell office:value-type="date" office:date-value="1976-09-20" calcext:value-type="date">
            <text:p>20/09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37821" calcext:value-type="float">
            <text:p>9237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HABC</text:p>
          </table:table-cell>
          <table:table-cell office:value-type="string" calcext:value-type="string">
            <text:p>METANGBOU</text:p>
          </table:table-cell>
          <table:table-cell office:value-type="date" office:date-value="1983-02-21" calcext:value-type="date">
            <text:p>21/02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45866" calcext:value-type="float">
            <text:p>11245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AYA</text:p>
          </table:table-cell>
          <table:table-cell office:value-type="date" office:date-value="1973-07-26" calcext:value-type="date">
            <text:p>26/07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25413" calcext:value-type="float">
            <text:p>1012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2-10-10" calcext:value-type="date">
            <text:p>10/10/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636" calcext:value-type="float">
            <text:p>4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216272" calcext:value-type="float">
            <text:p>10216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8-11-19" calcext:value-type="date">
            <text:p>19/11/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883" calcext:value-type="float">
            <text:p>4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16254" calcext:value-type="float">
            <text:p>11216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68-06-08" calcext:value-type="date">
            <text:p>08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8.874" calcext:value-type="float">
            <text:p>8,87</text:p>
          </table:table-cell>
          <table:table-cell office:value-type="string" calcext:value-type="string">
            <text:p>AJ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float" office:value="10775113" calcext:value-type="float">
            <text:p>10775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76-11-01" calcext:value-type="date">
            <text:p>01/1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684" calcext:value-type="float">
            <text:p>10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47101" calcext:value-type="float">
            <text:p>9047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AHMED</text:p>
          </table:table-cell>
          <table:table-cell office:value-type="date" office:date-value="1973-06-15" calcext:value-type="date">
            <text:p>15/06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58882" calcext:value-type="float">
            <text:p>9158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81-11-14" calcext:value-type="date">
            <text:p>14/11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4">
          <table:table-cell office:value-type="float" office:value="9373710" calcext:value-type="float">
            <text:p>9373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70-09-24" calcext:value-type="date">
            <text:p>24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95" calcext:value-type="float">
            <text:p>195</text:p>
          </table:table-cell>
          <table:table-cell table:number-columns-repeated="1012"/>
        </table:table-row>
        <table:table-row table:style-name="ro4">
          <table:table-cell office:value-type="float" office:value="9381986" calcext:value-type="float">
            <text:p>938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HEABC</text:p>
          </table:table-cell>
          <table:table-cell office:value-type="string" calcext:value-type="string">
            <text:p>ROMAIN</text:p>
          </table:table-cell>
          <table:table-cell office:value-type="date" office:date-value="1975-09-12" calcext:value-type="date">
            <text:p>12/09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94406" calcext:value-type="float">
            <text:p>9794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UEABC</text:p>
          </table:table-cell>
          <table:table-cell office:value-type="string" calcext:value-type="string">
            <text:p>PIERRE-ALEXANDRE</text:p>
          </table:table-cell>
          <table:table-cell office:value-type="date" office:date-value="1978-11-28" calcext:value-type="date">
            <text:p>28/11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43569" calcext:value-type="float">
            <text:p>11443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ABC</text:p>
          </table:table-cell>
          <table:table-cell office:value-type="string" calcext:value-type="string">
            <text:p>PAMINI</text:p>
          </table:table-cell>
          <table:table-cell office:value-type="date" office:date-value="1972-01-27" calcext:value-type="date">
            <text:p>27/01/7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92394" calcext:value-type="float">
            <text:p>11392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AHABC</text:p>
          </table:table-cell>
          <table:table-cell office:value-type="string" calcext:value-type="string">
            <text:p>MOUSSA</text:p>
          </table:table-cell>
          <table:table-cell office:value-type="date" office:date-value="1968-08-12" calcext:value-type="date">
            <text:p>12/08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" calcext:value-type="float">
            <text:p>11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12539" calcext:value-type="float">
            <text:p>10712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EABC</text:p>
          </table:table-cell>
          <table:table-cell office:value-type="string" calcext:value-type="string">
            <text:p>DAMIEN</text:p>
          </table:table-cell>
          <table:table-cell office:value-type="date" office:date-value="1986-12-27" calcext:value-type="date">
            <text:p>27/12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13815" calcext:value-type="float">
            <text:p>100138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6-10-04" calcext:value-type="date">
            <text:p>04/10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42" calcext:value-type="float">
            <text:p>8,1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04078" calcext:value-type="float">
            <text:p>1010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0-07-27" calcext:value-type="date">
            <text:p>27/07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647" calcext:value-type="float">
            <text:p>8,65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4">
          <table:table-cell office:value-type="float" office:value="9517246" calcext:value-type="float">
            <text:p>9517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SARAH</text:p>
          </table:table-cell>
          <table:table-cell office:value-type="date" office:date-value="1967-03-26" calcext:value-type="date">
            <text:p>26/03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3" calcext:value-type="float">
            <text:p>13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72269" calcext:value-type="float">
            <text:p>11272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TAABC</text:p>
          </table:table-cell>
          <table:table-cell office:value-type="string" calcext:value-type="string">
            <text:p>SOFIANE</text:p>
          </table:table-cell>
          <table:table-cell office:value-type="date" office:date-value="1971-03-30" calcext:value-type="date">
            <text:p>30/03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232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61053" calcext:value-type="float">
            <text:p>9861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OMABC</text:p>
          </table:table-cell>
          <table:table-cell office:value-type="string" calcext:value-type="string">
            <text:p>CHARLOTTE</text:p>
          </table:table-cell>
          <table:table-cell office:value-type="date" office:date-value="1976-08-30" calcext:value-type="date">
            <text:p>30/08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73464" calcext:value-type="float">
            <text:p>9173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DAABC</text:p>
          </table:table-cell>
          <table:table-cell office:value-type="string" calcext:value-type="string">
            <text:p>ROMAIN</text:p>
          </table:table-cell>
          <table:table-cell office:value-type="date" office:date-value="1967-07-12" calcext:value-type="date">
            <text:p>12/07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6" calcext:value-type="float">
            <text:p>13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31417" calcext:value-type="float">
            <text:p>9031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3-31" calcext:value-type="date">
            <text:p>31/03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0.6" calcext:value-type="float">
            <text:p>10,6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164470" calcext:value-type="float">
            <text:p>91644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1-27" calcext:value-type="date">
            <text:p>27/01/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43537" calcext:value-type="float">
            <text:p>9543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UMAYA</text:p>
          </table:table-cell>
          <table:table-cell office:value-type="date" office:date-value="1970-11-05" calcext:value-type="date">
            <text:p>05/11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77687" calcext:value-type="float">
            <text:p>10277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5-07-08" calcext:value-type="date">
            <text:p>08/07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5.413" calcext:value-type="float">
            <text:p>5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534251" calcext:value-type="float">
            <text:p>9534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7-06-22" calcext:value-type="date">
            <text:p>22/06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6.239" calcext:value-type="float">
            <text:p>6,2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4">
          <table:table-cell office:value-type="float" office:value="11473074" calcext:value-type="float">
            <text:p>1147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HUBERT</text:p>
          </table:table-cell>
          <table:table-cell office:value-type="date" office:date-value="1967-11-01" calcext:value-type="date">
            <text:p>01/11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2" calcext:value-type="float">
            <text:p>13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157048" calcext:value-type="float">
            <text:p>9157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UMABC</text:p>
          </table:table-cell>
          <table:table-cell office:value-type="string" calcext:value-type="string">
            <text:p>DEILUJA</text:p>
          </table:table-cell>
          <table:table-cell office:value-type="date" office:date-value="1984-07-10" calcext:value-type="date">
            <text:p>10/07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305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89876" calcext:value-type="float">
            <text:p>11189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5-10-23" calcext:value-type="date">
            <text:p>23/10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</text:p>
          </table:table-cell>
          <table:table-cell office:value-type="string" calcext:value-type="string">
            <text:p>AJ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4">
          <table:table-cell office:value-type="float" office:value="9571930" calcext:value-type="float">
            <text:p>9571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85-06-13" calcext:value-type="date">
            <text:p>13/06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705486" calcext:value-type="float">
            <text:p>9705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2-03-18" calcext:value-type="date">
            <text:p>18/03/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4.816" calcext:value-type="float">
            <text:p>4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28159" calcext:value-type="float">
            <text:p>9828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4-10-25" calcext:value-type="date">
            <text:p>25/10/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233" calcext:value-type="float">
            <text:p>7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54744" calcext:value-type="float">
            <text:p>108547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VIRGINIE</text:p>
          </table:table-cell>
          <table:table-cell office:value-type="date" office:date-value="1968-06-29" calcext:value-type="date">
            <text:p>29/06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17124" calcext:value-type="float">
            <text:p>10817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LABC</text:p>
          </table:table-cell>
          <table:table-cell office:value-type="string" calcext:value-type="string">
            <text:p>SARAH</text:p>
          </table:table-cell>
          <table:table-cell office:value-type="date" office:date-value="1983-01-12" calcext:value-type="date">
            <text:p>12/01/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31698" calcext:value-type="float">
            <text:p>10731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KA ABC</text:p>
          </table:table-cell>
          <table:table-cell office:value-type="string" calcext:value-type="string">
            <text:p>SOUFIANE</text:p>
          </table:table-cell>
          <table:table-cell office:value-type="date" office:date-value="1974-05-15" calcext:value-type="date">
            <text:p>15/05/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873529" calcext:value-type="float">
            <text:p>108735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TSIORY</text:p>
          </table:table-cell>
          <table:table-cell office:value-type="date" office:date-value="1968-11-05" calcext:value-type="date">
            <text:p>05/11/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90129" calcext:value-type="float">
            <text:p>11190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ADRIEN</text:p>
          </table:table-cell>
          <table:table-cell office:value-type="date" office:date-value="1976-08-11" calcext:value-type="date">
            <text:p>11/08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65639" calcext:value-type="float">
            <text:p>10765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4-06-27" calcext:value-type="date">
            <text:p>27/06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8.941" calcext:value-type="float">
            <text:p>8,94</text:p>
          </table:table-cell>
          <table:table-cell office:value-type="string" calcext:value-type="string">
            <text:p>AJ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4">
          <table:table-cell office:value-type="float" office:value="11009751" calcext:value-type="float">
            <text:p>110097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0-03-12" calcext:value-type="date">
            <text:p>12/03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923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39705" calcext:value-type="float">
            <text:p>9239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NABC</text:p>
          </table:table-cell>
          <table:table-cell office:value-type="string" calcext:value-type="string">
            <text:p>JEANNE</text:p>
          </table:table-cell>
          <table:table-cell office:value-type="date" office:date-value="1987-04-09" calcext:value-type="date">
            <text:p>09/04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80584" calcext:value-type="float">
            <text:p>10080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OUABC</text:p>
          </table:table-cell>
          <table:table-cell office:value-type="string" calcext:value-type="string">
            <text:p>IMANE</text:p>
          </table:table-cell>
          <table:table-cell office:value-type="date" office:date-value="1982-12-24" calcext:value-type="date">
            <text:p>24/12/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08016" calcext:value-type="float">
            <text:p>11408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73-01-30" calcext:value-type="date">
            <text:p>30/01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074" calcext:value-type="float">
            <text:p>8,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46834" calcext:value-type="float">
            <text:p>9846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86-11-06" calcext:value-type="date">
            <text:p>06/11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71" calcext:value-type="float">
            <text:p>8,57</text:p>
          </table:table-cell>
          <table:table-cell office:value-type="string" calcext:value-type="string">
            <text:p>AJAC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4">
          <table:table-cell office:value-type="float" office:value="11495296" calcext:value-type="float">
            <text:p>11495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OCEANE</text:p>
          </table:table-cell>
          <table:table-cell office:value-type="date" office:date-value="1987-01-14" calcext:value-type="date">
            <text:p>14/01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09703" calcext:value-type="float">
            <text:p>1090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APABC</text:p>
          </table:table-cell>
          <table:table-cell office:value-type="string" calcext:value-type="string">
            <text:p>AUGUSTE</text:p>
          </table:table-cell>
          <table:table-cell office:value-type="date" office:date-value="1977-01-13" calcext:value-type="date">
            <text:p>13/01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84" calcext:value-type="float">
            <text:p>10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30597" calcext:value-type="float">
            <text:p>9430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74-05-28" calcext:value-type="date">
            <text:p>28/05/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9.809" calcext:value-type="float">
            <text:p>9,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354972" calcext:value-type="float">
            <text:p>1135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82-10-13" calcext:value-type="date">
            <text:p>13/10/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30598" calcext:value-type="float">
            <text:p>973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81-04-30" calcext:value-type="date">
            <text:p>30/04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65268" calcext:value-type="float">
            <text:p>10565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67-09-26" calcext:value-type="date">
            <text:p>26/09/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69559" calcext:value-type="float">
            <text:p>9969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DEABC</text:p>
          </table:table-cell>
          <table:table-cell office:value-type="string" calcext:value-type="string">
            <text:p>ELISE</text:p>
          </table:table-cell>
          <table:table-cell office:value-type="date" office:date-value="1980-05-14" calcext:value-type="date">
            <text:p>14/05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45298" calcext:value-type="float">
            <text:p>8945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TABC</text:p>
          </table:table-cell>
          <table:table-cell office:value-type="string" calcext:value-type="string">
            <text:p>BATIA</text:p>
          </table:table-cell>
          <table:table-cell office:value-type="date" office:date-value="1969-11-22" calcext:value-type="date">
            <text:p>22/1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2.383" calcext:value-type="float">
            <text:p>12,38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4">
          <table:table-cell office:value-type="float" office:value="10305535" calcext:value-type="float">
            <text:p>10305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IAABC</text:p>
          </table:table-cell>
          <table:table-cell office:value-type="string" calcext:value-type="string">
            <text:p>PAULE</text:p>
          </table:table-cell>
          <table:table-cell office:value-type="date" office:date-value="1986-07-21" calcext:value-type="date">
            <text:p>21/07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08205" calcext:value-type="float">
            <text:p>9508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ERABC</text:p>
          </table:table-cell>
          <table:table-cell office:value-type="string" calcext:value-type="string">
            <text:p>ABDELHAMID</text:p>
          </table:table-cell>
          <table:table-cell office:value-type="date" office:date-value="1967-08-31" calcext:value-type="date">
            <text:p>31/08/6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691" calcext:value-type="float">
            <text:p>10,69</text:p>
          </table:table-cell>
          <table:table-cell office:value-type="string" calcext:value-type="string">
            <text:p>ADMC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4">
          <table:table-cell office:value-type="float" office:value="9792650" calcext:value-type="float">
            <text:p>9792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ALPAKUMARI</text:p>
          </table:table-cell>
          <table:table-cell office:value-type="date" office:date-value="1977-08-23" calcext:value-type="date">
            <text:p>23/08/77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58" calcext:value-type="float">
            <text:p>11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157485" calcext:value-type="float">
            <text:p>10157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EUABC</text:p>
          </table:table-cell>
          <table:table-cell office:value-type="string" calcext:value-type="string">
            <text:p>STEPHANIE</text:p>
          </table:table-cell>
          <table:table-cell office:value-type="date" office:date-value="1986-10-16" calcext:value-type="date">
            <text:p>16/10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03356" calcext:value-type="float">
            <text:p>9403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LESLIE</text:p>
          </table:table-cell>
          <table:table-cell office:value-type="date" office:date-value="1985-10-10" calcext:value-type="date">
            <text:p>10/10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078" calcext:value-type="float">
            <text:p>8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18177" calcext:value-type="float">
            <text:p>10518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ERABC</text:p>
          </table:table-cell>
          <table:table-cell office:value-type="string" calcext:value-type="string">
            <text:p>NASSIBA</text:p>
          </table:table-cell>
          <table:table-cell office:value-type="date" office:date-value="1976-05-20" calcext:value-type="date">
            <text:p>20/05/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32224" calcext:value-type="float">
            <text:p>9232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83-04-07" calcext:value-type="date">
            <text:p>07/04/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4">
          <table:table-cell office:value-type="float" office:value="9993741" calcext:value-type="float">
            <text:p>99937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71-10-02" calcext:value-type="date">
            <text:p>02/10/7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577713" calcext:value-type="float">
            <text:p>9577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77-06-22" calcext:value-type="date">
            <text:p>22/06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726" calcext:value-type="float">
            <text:p>9,7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26001" calcext:value-type="float">
            <text:p>9326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85-11-07" calcext:value-type="date">
            <text:p>07/11/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1" calcext:value-type="float">
            <text:p>10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27046" calcext:value-type="float">
            <text:p>11227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KDABC</text:p>
          </table:table-cell>
          <table:table-cell office:value-type="string" calcext:value-type="string">
            <text:p>BIBI ZAINAWAL</text:p>
          </table:table-cell>
          <table:table-cell office:value-type="date" office:date-value="1974-09-02" calcext:value-type="date">
            <text:p>02/09/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2.575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14025" calcext:value-type="float">
            <text:p>10314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NJABC</text:p>
          </table:table-cell>
          <table:table-cell office:value-type="string" calcext:value-type="string">
            <text:p>BINA</text:p>
          </table:table-cell>
          <table:table-cell office:value-type="date" office:date-value="1975-01-26" calcext:value-type="date">
            <text:p>26/01/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292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92244" calcext:value-type="float">
            <text:p>110922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TABC</text:p>
          </table:table-cell>
          <table:table-cell office:value-type="string" calcext:value-type="string">
            <text:p>LAURENT</text:p>
          </table:table-cell>
          <table:table-cell office:value-type="date" office:date-value="1970-09-05" calcext:value-type="date">
            <text:p>05/09/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" calcext:value-type="float">
            <text:p>11,20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4">
          <table:table-cell office:value-type="float" office:value="11297742" calcext:value-type="float">
            <text:p>11297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DJABC</text:p>
          </table:table-cell>
          <table:table-cell office:value-type="string" calcext:value-type="string">
            <text:p>KAOUTAR</text:p>
          </table:table-cell>
          <table:table-cell office:value-type="date" office:date-value="1981-07-07" calcext:value-type="date">
            <text:p>07/07/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62371" calcext:value-type="float">
            <text:p>9762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BERTRAND</text:p>
          </table:table-cell>
          <table:table-cell office:value-type="date" office:date-value="1980-07-07" calcext:value-type="date">
            <text:p>07/07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875099" calcext:value-type="float">
            <text:p>1087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IABC</text:p>
          </table:table-cell>
          <table:table-cell office:value-type="string" calcext:value-type="string">
            <text:p>SERVET</text:p>
          </table:table-cell>
          <table:table-cell office:value-type="date" office:date-value="1986-08-28" calcext:value-type="date">
            <text:p>28/08/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28734" calcext:value-type="float">
            <text:p>11128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MBABC</text:p>
          </table:table-cell>
          <table:table-cell office:value-type="string" calcext:value-type="string">
            <text:p>AMOUR</text:p>
          </table:table-cell>
          <table:table-cell office:value-type="date" office:date-value="1966-05-25" calcext:value-type="date">
            <text:p>25/05/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SUMT</text:p>
          </table:table-cell>
          <table:table-cell office:value-type="string" calcext:value-type="string">
            <text:p>DU Marketing Territorial</text:p>
          </table:table-cell>
          <table:table-cell office:value-type="float" office:value="13.2" calcext:value-type="float">
            <text:p>13,2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532755" calcext:value-type="float">
            <text:p>10532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ELABC</text:p>
          </table:table-cell>
          <table:table-cell office:value-type="string" calcext:value-type="string">
            <text:p>NADIA</text:p>
          </table:table-cell>
          <table:table-cell office:value-type="date" office:date-value="1982-01-23" calcext:value-type="date">
            <text:p>23/01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713039" calcext:value-type="float">
            <text:p>107130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YOHAN</text:p>
          </table:table-cell>
          <table:table-cell office:value-type="date" office:date-value="1973-08-13" calcext:value-type="date">
            <text:p>13/08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758" calcext:value-type="float">
            <text:p>10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80578" calcext:value-type="float">
            <text:p>11380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MARZOUK</text:p>
          </table:table-cell>
          <table:table-cell office:value-type="date" office:date-value="1977-09-10" calcext:value-type="date">
            <text:p>10/09/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L</text:p>
          </table:table-cell>
          <table:table-cell office:value-type="string" calcext:value-type="string">
            <text:p>Master2 Commerc du livre</text:p>
          </table:table-cell>
          <table:table-cell office:value-type="float" office:value="11.025" calcext:value-type="float">
            <text:p>11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084320" calcext:value-type="float">
            <text:p>9084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ABC</text:p>
          </table:table-cell>
          <table:table-cell office:value-type="string" calcext:value-type="string">
            <text:p>DIMITRI RAOUL</text:p>
          </table:table-cell>
          <table:table-cell office:value-type="date" office:date-value="1970-04-26" calcext:value-type="date">
            <text:p>26/04/7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845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313676" calcext:value-type="float">
            <text:p>1031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FAABC</text:p>
          </table:table-cell>
          <table:table-cell office:value-type="string" calcext:value-type="string">
            <text:p>ITEB</text:p>
          </table:table-cell>
          <table:table-cell office:value-type="date" office:date-value="1967-10-04" calcext:value-type="date">
            <text:p>04/10/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9.827" calcext:value-type="float">
            <text:p>9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46218" calcext:value-type="float">
            <text:p>1144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1-07" calcext:value-type="date">
            <text:p>07/01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53247" calcext:value-type="float">
            <text:p>1145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2-10" calcext:value-type="date">
            <text:p>10/02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150039" calcext:value-type="float">
            <text:p>11150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GABC</text:p>
          </table:table-cell>
          <table:table-cell office:value-type="string" calcext:value-type="string">
            <text:p>LAURA</text:p>
          </table:table-cell>
          <table:table-cell office:value-type="date" office:date-value="1972-03-26" calcext:value-type="date">
            <text:p>26/03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9.833" calcext:value-type="float">
            <text:p>9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958944" calcext:value-type="float">
            <text:p>9958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JULIETTE</text:p>
          </table:table-cell>
          <table:table-cell office:value-type="date" office:date-value="1972-06-07" calcext:value-type="date">
            <text:p>07/06/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11552" calcext:value-type="float">
            <text:p>971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EABC</text:p>
          </table:table-cell>
          <table:table-cell office:value-type="string" calcext:value-type="string">
            <text:p>NIAGALE</text:p>
          </table:table-cell>
          <table:table-cell office:value-type="date" office:date-value="1987-04-27" calcext:value-type="date">
            <text:p>27/04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SPO</text:p>
          </table:table-cell>
          <table:table-cell office:value-type="string" calcext:value-type="string">
            <text:p>Lic Socio Politique an1</text:p>
          </table:table-cell>
          <table:table-cell office:value-type="float" office:value="8.457" calcext:value-type="float">
            <text:p>8,4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4">
          <table:table-cell office:value-type="float" office:value="10577228" calcext:value-type="float">
            <text:p>10577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RABC</text:p>
          </table:table-cell>
          <table:table-cell office:value-type="string" calcext:value-type="string">
            <text:p>CHAHINEZ</text:p>
          </table:table-cell>
          <table:table-cell office:value-type="date" office:date-value="1973-01-28" calcext:value-type="date">
            <text:p>28/01/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918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91890" calcext:value-type="float">
            <text:p>11491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73-10-08" calcext:value-type="date">
            <text:p>08/10/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174" calcext:value-type="float">
            <text:p>5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55099" calcext:value-type="float">
            <text:p>1015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82-04-14" calcext:value-type="date">
            <text:p>14/04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976" calcext:value-type="float">
            <text:p>5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407549" calcext:value-type="float">
            <text:p>104075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BABC</text:p>
          </table:table-cell>
          <table:table-cell office:value-type="string" calcext:value-type="string">
            <text:p>ASIMA</text:p>
          </table:table-cell>
          <table:table-cell office:value-type="date" office:date-value="1987-02-26" calcext:value-type="date">
            <text:p>26/02/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936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02282" calcext:value-type="float">
            <text:p>11402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78-06-09" calcext:value-type="date">
            <text:p>09/06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8.434" calcext:value-type="float">
            <text:p>8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377080" calcext:value-type="float">
            <text:p>9377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84-03-22" calcext:value-type="date">
            <text:p>22/03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927" calcext:value-type="float">
            <text:p>9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24418" calcext:value-type="float">
            <text:p>10524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LETITIA</text:p>
          </table:table-cell>
          <table:table-cell office:value-type="date" office:date-value="1982-05-23" calcext:value-type="date">
            <text:p>23/05/8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42233" calcext:value-type="float">
            <text:p>102422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78-05-29" calcext:value-type="date">
            <text:p>29/05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097594" calcext:value-type="float">
            <text:p>1109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80-05-05" calcext:value-type="date">
            <text:p>05/05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4" calcext:value-type="float">
            <text:p>11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31448" calcext:value-type="float">
            <text:p>100314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LABC</text:p>
          </table:table-cell>
          <table:table-cell office:value-type="string" calcext:value-type="string">
            <text:p>NATACHA</text:p>
          </table:table-cell>
          <table:table-cell office:value-type="date" office:date-value="1971-03-18" calcext:value-type="date">
            <text:p>18/03/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606" calcext:value-type="float">
            <text:p>10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572359" calcext:value-type="float">
            <text:p>1057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KEVIN</text:p>
          </table:table-cell>
          <table:table-cell office:value-type="date" office:date-value="1977-02-13" calcext:value-type="date">
            <text:p>13/02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2</text:p>
          </table:table-cell>
          <table:table-cell office:value-type="string" calcext:value-type="string">
            <text:p>LIC PRO SIL sp. GL (AP)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43962" calcext:value-type="float">
            <text:p>89439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REABC</text:p>
          </table:table-cell>
          <table:table-cell office:value-type="string" calcext:value-type="string">
            <text:p>ALVINA</text:p>
          </table:table-cell>
          <table:table-cell office:value-type="date" office:date-value="1976-03-04" calcext:value-type="date">
            <text:p>04/03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26" calcext:value-type="float">
            <text:p>13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449972" calcext:value-type="float">
            <text:p>11449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IABC</text:p>
          </table:table-cell>
          <table:table-cell office:value-type="string" calcext:value-type="string">
            <text:p>ABDELGHANI</text:p>
          </table:table-cell>
          <table:table-cell office:value-type="date" office:date-value="1970-01-29" calcext:value-type="date">
            <text:p>29/01/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84" calcext:value-type="float">
            <text:p>12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250105" calcext:value-type="float">
            <text:p>10250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84-04-07" calcext:value-type="date">
            <text:p>07/04/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324" calcext:value-type="float">
            <text:p>7,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442450" calcext:value-type="float">
            <text:p>11442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71-09-30" calcext:value-type="date">
            <text:p>30/09/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3" calcext:value-type="float">
            <text:p>10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702047" calcext:value-type="float">
            <text:p>9702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RIABC</text:p>
          </table:table-cell>
          <table:table-cell office:value-type="string" calcext:value-type="string">
            <text:p>AMELIE</text:p>
          </table:table-cell>
          <table:table-cell office:value-type="date" office:date-value="1976-05-05" calcext:value-type="date">
            <text:p>05/05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210594" calcext:value-type="float">
            <text:p>92105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QABC</text:p>
          </table:table-cell>
          <table:table-cell office:value-type="string" calcext:value-type="string">
            <text:p>JEROME</text:p>
          </table:table-cell>
          <table:table-cell office:value-type="date" office:date-value="1977-03-04" calcext:value-type="date">
            <text:p>04/03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9820974" calcext:value-type="float">
            <text:p>9820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AABC</text:p>
          </table:table-cell>
          <table:table-cell office:value-type="string" calcext:value-type="string">
            <text:p>MERZAK</text:p>
          </table:table-cell>
          <table:table-cell office:value-type="date" office:date-value="1980-01-15" calcext:value-type="date">
            <text:p>15/01/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415250" calcext:value-type="float">
            <text:p>10415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FAABC</text:p>
          </table:table-cell>
          <table:table-cell office:value-type="string" calcext:value-type="string">
            <text:p>ZUBAIR</text:p>
          </table:table-cell>
          <table:table-cell office:value-type="date" office:date-value="1982-03-21" calcext:value-type="date">
            <text:p>21/03/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208042" calcext:value-type="float">
            <text:p>11208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OABC</text:p>
          </table:table-cell>
          <table:table-cell office:value-type="string" calcext:value-type="string">
            <text:p>NAWEL</text:p>
          </table:table-cell>
          <table:table-cell office:value-type="date" office:date-value="1985-06-15" calcext:value-type="date">
            <text:p>15/06/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2.094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82938" calcext:value-type="float">
            <text:p>10982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AABC</text:p>
          </table:table-cell>
          <table:table-cell office:value-type="string" calcext:value-type="string">
            <text:p>KASTHURI</text:p>
          </table:table-cell>
          <table:table-cell office:value-type="date" office:date-value="1973-12-04" calcext:value-type="date">
            <text:p>04/12/73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679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241898" calcext:value-type="float">
            <text:p>112418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YABC</text:p>
          </table:table-cell>
          <table:table-cell office:value-type="string" calcext:value-type="string">
            <text:p>ANI</text:p>
          </table:table-cell>
          <table:table-cell office:value-type="date" office:date-value="1979-11-25" calcext:value-type="date">
            <text:p>25/11/79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735" calcext:value-type="float">
            <text:p>11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464366" calcext:value-type="float">
            <text:p>9464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68-12-31" calcext:value-type="date">
            <text:p>31/12/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804" calcext:value-type="float">
            <text:p>9,8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313944" calcext:value-type="float">
            <text:p>10313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78-03-12" calcext:value-type="date">
            <text:p>12/03/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" calcext:value-type="float">
            <text:p>10,00</text:p>
          </table:table-cell>
          <table:table-cell table:number-columns-repeated="1014"/>
        </table:table-row>
        <table:table-row table:style-name="ro4">
          <table:table-cell office:value-type="float" office:value="9542250" calcext:value-type="float">
            <text:p>954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BDOUL GADIRI</text:p>
          </table:table-cell>
          <table:table-cell office:value-type="date" office:date-value="1980-03-18" calcext:value-type="date">
            <text:p>18/03/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507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47118" calcext:value-type="float">
            <text:p>984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AABC</text:p>
          </table:table-cell>
          <table:table-cell office:value-type="string" calcext:value-type="string">
            <text:p>ZAINAB</text:p>
          </table:table-cell>
          <table:table-cell office:value-type="date" office:date-value="1977-09-18" calcext:value-type="date">
            <text:p>18/09/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8932933" calcext:value-type="float">
            <text:p>8932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EFABC</text:p>
          </table:table-cell>
          <table:table-cell office:value-type="string" calcext:value-type="string">
            <text:p>HUGO</text:p>
          </table:table-cell>
          <table:table-cell office:value-type="date" office:date-value="1984-06-10" calcext:value-type="date">
            <text:p>10/06/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1395348" calcext:value-type="float">
            <text:p>11395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RAABC</text:p>
          </table:table-cell>
          <table:table-cell office:value-type="string" calcext:value-type="string">
            <text:p>DOUNIA</text:p>
          </table:table-cell>
          <table:table-cell office:value-type="date" office:date-value="1976-08-06" calcext:value-type="date">
            <text:p>06/08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4">
          <table:table-cell office:value-type="float" office:value="11366219" calcext:value-type="float">
            <text:p>11366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MICHAEL</text:p>
          </table:table-cell>
          <table:table-cell office:value-type="date" office:date-value="1968-12-08" calcext:value-type="date">
            <text:p>08/12/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668090" calcext:value-type="float">
            <text:p>9668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76-05-17" calcext:value-type="date">
            <text:p>17/05/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1164102" calcext:value-type="float">
            <text:p>1116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69-11-21" calcext:value-type="date">
            <text:p>21/11/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982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903986" calcext:value-type="float">
            <text:p>10903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NABC</text:p>
          </table:table-cell>
          <table:table-cell office:value-type="string" calcext:value-type="string">
            <text:p>JEAN-LUC</text:p>
          </table:table-cell>
          <table:table-cell office:value-type="date" office:date-value="1979-12-25" calcext:value-type="date">
            <text:p>25/12/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4">
          <table:table-cell office:value-type="float" office:value="9703635" calcext:value-type="float">
            <text:p>97036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JABC</text:p>
          </table:table-cell>
          <table:table-cell office:value-type="string" calcext:value-type="string">
            <text:p>AMAL</text:p>
          </table:table-cell>
          <table:table-cell office:value-type="date" office:date-value="1974-01-11" calcext:value-type="date">
            <text:p>11/01/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0.971" calcext:value-type="float">
            <text:p>10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10061433" calcext:value-type="float">
            <text:p>10061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NAWAAB</text:p>
          </table:table-cell>
          <table:table-cell office:value-type="date" office:date-value="1970-08-23" calcext:value-type="date">
            <text:p>23/08/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5.8" calcext:value-type="float">
            <text:p>5,8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4">
          <table:table-cell office:value-type="float" office:value="10163652" calcext:value-type="float">
            <text:p>101636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EMABC</text:p>
          </table:table-cell>
          <table:table-cell office:value-type="string" calcext:value-type="string">
            <text:p>LAETITIA</text:p>
          </table:table-cell>
          <table:table-cell office:value-type="date" office:date-value="1970-04-26" calcext:value-type="date">
            <text:p>26/04/70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GABON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804" calcext:value-type="float">
            <text:p>10,8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>
          <table:table-cell office:value-type="float" office:value="9879798" calcext:value-type="float">
            <text:p>9879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DEBORAH</text:p>
          </table:table-cell>
          <table:table-cell office:value-type="date" office:date-value="1978-05-22" calcext:value-type="date">
            <text:p>22/05/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4" table:number-rows-repeated="1046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09-11T12:21:13.089875909</dc:date>
    <meta:print-date>2012-03-25T21:46:08Z</meta:print-date>
    <meta:editing-duration>PT1M57S</meta:editing-duration>
    <meta:editing-cycles>2</meta:editing-cycles>
    <meta:document-statistic meta:table-count="1" meta:cell-count="22183" meta:object-count="0"/>
  </office:meta>
</office:document-meta>
</file>